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cc" table:style-name="ta1">
        <table:shapes>
          <draw:frame draw:z-index="0" draw:style-name="gr1" draw:text-style-name="P1" svg:width="22.302cm" svg:height="12.544cm" svg:x="25.647cm" svg:y="78.219cm">
            <draw:object draw:notify-on-update-of-ranges="mcc.A1:mcc.A1 mcc.A2:mcc.A201 mcc.C1:mcc.C1 mcc.C2:mcc.C201 mcc.D1:mcc.D1 mcc.D2:mcc.D201 mcc.E1:mcc.E1 mcc.E2:mcc.E201 mcc.F1:mcc.F1 mcc.F2:mcc.F201 mcc.G1:mcc.G1 mcc.G2:mcc.G201 mcc.H1:mcc.H1 mcc.H2:mcc.H201 mcc.I1:mcc.I1 mcc.I2:mcc.I201 mcc.J1:mcc.J1 mcc.J2:mcc.J201 mcc.K1:mcc.K1 mcc.K2:mcc.K201 mcc.L1:mcc.L1 mcc.L2:mcc.L201 mcc.M1:mcc.M1 mcc.M2:mcc.M201 mcc.N1:mcc.N1 mcc.N2:mcc.N2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-0.612427" calcext:value-type="float">
            <text:p>-0,612427</text:p>
          </table:table-cell>
          <table:table-cell office:value-type="float" office:value="0.337481" calcext:value-type="float">
            <text:p>0,337481</text:p>
          </table:table-cell>
          <table:table-cell office:value-type="float" office:value="0.624377" calcext:value-type="float">
            <text:p>0,624377</text:p>
          </table:table-cell>
          <table:table-cell office:value-type="float" office:value="-0.827495" calcext:value-type="float">
            <text:p>-0,8274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896722" calcext:value-type="float">
            <text:p>-0,896722</text:p>
          </table:table-cell>
          <table:table-cell office:value-type="float" office:value="-0.32469" calcext:value-type="float">
            <text:p>-0,32469</text:p>
          </table:table-cell>
          <table:table-cell office:value-type="float" office:value="-0.022603" calcext:value-type="float">
            <text:p>-0,022603</text:p>
          </table:table-cell>
          <table:table-cell office:value-type="float" office:value="0.027109" calcext:value-type="float">
            <text:p>0,027109</text:p>
          </table:table-cell>
          <table:table-cell office:value-type="float" office:value="0.204902" calcext:value-type="float">
            <text:p>0,204902</text:p>
          </table:table-cell>
          <table:table-cell office:value-type="float" office:value="0.495698" calcext:value-type="float">
            <text:p>0,495698</text:p>
          </table:table-cell>
          <table:table-cell office:value-type="float" office:value="0.571055" calcext:value-type="float">
            <text:p>0,571055</text:p>
          </table:table-cell>
          <table:table-cell office:value-type="float" office:value="0.600185" calcext:value-type="float">
            <text:p>0,600185</text:p>
          </table:table-cell>
          <table:table-cell office:value-type="float" office:value="0.622486" calcext:value-type="float">
            <text:p>0,622486</text:p>
          </table:table-cell>
          <table:table-cell office:value-type="float" office:value="0.624377" calcext:value-type="float">
            <text:p>0,624377</text:p>
          </table:table-cell>
          <table:table-cell office:value-type="float" office:value="0.027742" calcext:value-type="float">
            <text:p>0,0277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770286" calcext:value-type="float">
            <text:p>-0,770286</text:p>
          </table:table-cell>
          <table:table-cell office:value-type="float" office:value="-0.036748" calcext:value-type="float">
            <text:p>-0,036748</text:p>
          </table:table-cell>
          <table:table-cell office:value-type="float" office:value="0.045379" calcext:value-type="float">
            <text:p>0,045379</text:p>
          </table:table-cell>
          <table:table-cell office:value-type="float" office:value="0.358172" calcext:value-type="float">
            <text:p>0,358172</text:p>
          </table:table-cell>
          <table:table-cell office:value-type="float" office:value="0.529591" calcext:value-type="float">
            <text:p>0,529591</text:p>
          </table:table-cell>
          <table:table-cell office:value-type="float" office:value="0.579233" calcext:value-type="float">
            <text:p>0,579233</text:p>
          </table:table-cell>
          <table:table-cell office:value-type="float" office:value="0.600246" calcext:value-type="float">
            <text:p>0,600246</text:p>
          </table:table-cell>
          <table:table-cell office:value-type="float" office:value="0.610068" calcext:value-type="float">
            <text:p>0,610068</text:p>
          </table:table-cell>
          <table:table-cell table:number-columns-repeated="2" office:value-type="float" office:value="0.624377" calcext:value-type="float">
            <text:p>0,624377</text:p>
          </table:table-cell>
          <table:table-cell office:value-type="float" office:value="0.154003" calcext:value-type="float">
            <text:p>0,1540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836612" calcext:value-type="float">
            <text:p>-0,836612</text:p>
          </table:table-cell>
          <table:table-cell office:value-type="float" office:value="-0.032284" calcext:value-type="float">
            <text:p>-0,032284</text:p>
          </table:table-cell>
          <table:table-cell office:value-type="float" office:value="0.098577" calcext:value-type="float">
            <text:p>0,098577</text:p>
          </table:table-cell>
          <table:table-cell office:value-type="float" office:value="0.437426" calcext:value-type="float">
            <text:p>0,437426</text:p>
          </table:table-cell>
          <table:table-cell office:value-type="float" office:value="0.559331" calcext:value-type="float">
            <text:p>0,559331</text:p>
          </table:table-cell>
          <table:table-cell office:value-type="float" office:value="0.592733" calcext:value-type="float">
            <text:p>0,592733</text:p>
          </table:table-cell>
          <table:table-cell office:value-type="float" office:value="0.601035" calcext:value-type="float">
            <text:p>0,601035</text:p>
          </table:table-cell>
          <table:table-cell office:value-type="float" office:value="0.612347" calcext:value-type="float">
            <text:p>0,612347</text:p>
          </table:table-cell>
          <table:table-cell table:number-columns-repeated="2" office:value-type="float" office:value="0.624377" calcext:value-type="float">
            <text:p>0,624377</text:p>
          </table:table-cell>
          <table:table-cell office:value-type="float" office:value="0.165693" calcext:value-type="float">
            <text:p>0,1656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792276" calcext:value-type="float">
            <text:p>-0,792276</text:p>
          </table:table-cell>
          <table:table-cell office:value-type="float" office:value="0.015834" calcext:value-type="float">
            <text:p>0,015834</text:p>
          </table:table-cell>
          <table:table-cell office:value-type="float" office:value="0.282316" calcext:value-type="float">
            <text:p>0,282316</text:p>
          </table:table-cell>
          <table:table-cell office:value-type="float" office:value="0.525998" calcext:value-type="float">
            <text:p>0,525998</text:p>
          </table:table-cell>
          <table:table-cell office:value-type="float" office:value="0.582158" calcext:value-type="float">
            <text:p>0,582158</text:p>
          </table:table-cell>
          <table:table-cell office:value-type="float" office:value="0.600462" calcext:value-type="float">
            <text:p>0,600462</text:p>
          </table:table-cell>
          <table:table-cell office:value-type="float" office:value="0.601307" calcext:value-type="float">
            <text:p>0,601307</text:p>
          </table:table-cell>
          <table:table-cell office:value-type="float" office:value="0.618526" calcext:value-type="float">
            <text:p>0,618526</text:p>
          </table:table-cell>
          <table:table-cell table:number-columns-repeated="2" office:value-type="float" office:value="0.624377" calcext:value-type="float">
            <text:p>0,624377</text:p>
          </table:table-cell>
          <table:table-cell office:value-type="float" office:value="0.20587" calcext:value-type="float">
            <text:p>0,205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738953" calcext:value-type="float">
            <text:p>-0,738953</text:p>
          </table:table-cell>
          <table:table-cell office:value-type="float" office:value="0.024358" calcext:value-type="float">
            <text:p>0,024358</text:p>
          </table:table-cell>
          <table:table-cell office:value-type="float" office:value="0.333202" calcext:value-type="float">
            <text:p>0,333202</text:p>
          </table:table-cell>
          <table:table-cell office:value-type="float" office:value="0.553376" calcext:value-type="float">
            <text:p>0,553376</text:p>
          </table:table-cell>
          <table:table-cell office:value-type="float" office:value="0.587832" calcext:value-type="float">
            <text:p>0,587832</text:p>
          </table:table-cell>
          <table:table-cell office:value-type="float" office:value="0.600819" calcext:value-type="float">
            <text:p>0,600819</text:p>
          </table:table-cell>
          <table:table-cell office:value-type="float" office:value="0.601307" calcext:value-type="float">
            <text:p>0,601307</text:p>
          </table:table-cell>
          <table:table-cell office:value-type="float" office:value="0.615326" calcext:value-type="float">
            <text:p>0,615326</text:p>
          </table:table-cell>
          <table:table-cell table:number-columns-repeated="2" office:value-type="float" office:value="0.624377" calcext:value-type="float">
            <text:p>0,624377</text:p>
          </table:table-cell>
          <table:table-cell office:value-type="float" office:value="0.220164" calcext:value-type="float">
            <text:p>0,2201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789637" calcext:value-type="float">
            <text:p>-0,789637</text:p>
          </table:table-cell>
          <table:table-cell office:value-type="float" office:value="0.008128" calcext:value-type="float">
            <text:p>0,008128</text:p>
          </table:table-cell>
          <table:table-cell office:value-type="float" office:value="0.223873" calcext:value-type="float">
            <text:p>0,223873</text:p>
          </table:table-cell>
          <table:table-cell office:value-type="float" office:value="0.517404" calcext:value-type="float">
            <text:p>0,517404</text:p>
          </table:table-cell>
          <table:table-cell office:value-type="float" office:value="0.584661" calcext:value-type="float">
            <text:p>0,584661</text:p>
          </table:table-cell>
          <table:table-cell office:value-type="float" office:value="0.589104" calcext:value-type="float">
            <text:p>0,589104</text:p>
          </table:table-cell>
          <table:table-cell office:value-type="float" office:value="0.600819" calcext:value-type="float">
            <text:p>0,600819</text:p>
          </table:table-cell>
          <table:table-cell office:value-type="float" office:value="0.603771" calcext:value-type="float">
            <text:p>0,603771</text:p>
          </table:table-cell>
          <table:table-cell table:number-columns-repeated="2" office:value-type="float" office:value="0.624377" calcext:value-type="float">
            <text:p>0,624377</text:p>
          </table:table-cell>
          <table:table-cell office:value-type="float" office:value="0.19625" calcext:value-type="float">
            <text:p>0,196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661057" calcext:value-type="float">
            <text:p>-0,661057</text:p>
          </table:table-cell>
          <table:table-cell office:value-type="float" office:value="0.095509" calcext:value-type="float">
            <text:p>0,095509</text:p>
          </table:table-cell>
          <table:table-cell office:value-type="float" office:value="0.367461" calcext:value-type="float">
            <text:p>0,367461</text:p>
          </table:table-cell>
          <table:table-cell office:value-type="float" office:value="0.536818" calcext:value-type="float">
            <text:p>0,536818</text:p>
          </table:table-cell>
          <table:table-cell office:value-type="float" office:value="0.582578" calcext:value-type="float">
            <text:p>0,582578</text:p>
          </table:table-cell>
          <table:table-cell office:value-type="float" office:value="0.588228" calcext:value-type="float">
            <text:p>0,588228</text:p>
          </table:table-cell>
          <table:table-cell office:value-type="float" office:value="0.598528" calcext:value-type="float">
            <text:p>0,598528</text:p>
          </table:table-cell>
          <table:table-cell office:value-type="float" office:value="0.607751" calcext:value-type="float">
            <text:p>0,607751</text:p>
          </table:table-cell>
          <table:table-cell office:value-type="float" office:value="0.624509" calcext:value-type="float">
            <text:p>0,624509</text:p>
          </table:table-cell>
          <table:table-cell office:value-type="float" office:value="0.626365" calcext:value-type="float">
            <text:p>0,626365</text:p>
          </table:table-cell>
          <table:table-cell office:value-type="float" office:value="0.234032" calcext:value-type="float">
            <text:p>0,2340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421618" calcext:value-type="float">
            <text:p>-0,421618</text:p>
          </table:table-cell>
          <table:table-cell office:value-type="float" office:value="0.081613" calcext:value-type="float">
            <text:p>0,081613</text:p>
          </table:table-cell>
          <table:table-cell office:value-type="float" office:value="0.387294" calcext:value-type="float">
            <text:p>0,387294</text:p>
          </table:table-cell>
          <table:table-cell office:value-type="float" office:value="0.548426" calcext:value-type="float">
            <text:p>0,548426</text:p>
          </table:table-cell>
          <table:table-cell office:value-type="float" office:value="0.584797" calcext:value-type="float">
            <text:p>0,584797</text:p>
          </table:table-cell>
          <table:table-cell office:value-type="float" office:value="0.592586" calcext:value-type="float">
            <text:p>0,592586</text:p>
          </table:table-cell>
          <table:table-cell office:value-type="float" office:value="0.601035" calcext:value-type="float">
            <text:p>0,601035</text:p>
          </table:table-cell>
          <table:table-cell office:value-type="float" office:value="0.61395" calcext:value-type="float">
            <text:p>0,61395</text:p>
          </table:table-cell>
          <table:table-cell office:value-type="float" office:value="0.624509" calcext:value-type="float">
            <text:p>0,624509</text:p>
          </table:table-cell>
          <table:table-cell office:value-type="float" office:value="0.626365" calcext:value-type="float">
            <text:p>0,626365</text:p>
          </table:table-cell>
          <table:table-cell office:value-type="float" office:value="0.261259" calcext:value-type="float">
            <text:p>0,2612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412834" calcext:value-type="float">
            <text:p>-0,412834</text:p>
          </table:table-cell>
          <table:table-cell office:value-type="float" office:value="0.211905" calcext:value-type="float">
            <text:p>0,211905</text:p>
          </table:table-cell>
          <table:table-cell office:value-type="float" office:value="0.499081" calcext:value-type="float">
            <text:p>0,499081</text:p>
          </table:table-cell>
          <table:table-cell office:value-type="float" office:value="0.582264" calcext:value-type="float">
            <text:p>0,582264</text:p>
          </table:table-cell>
          <table:table-cell office:value-type="float" office:value="0.589945" calcext:value-type="float">
            <text:p>0,589945</text:p>
          </table:table-cell>
          <table:table-cell office:value-type="float" office:value="0.601035" calcext:value-type="float">
            <text:p>0,601035</text:p>
          </table:table-cell>
          <table:table-cell office:value-type="float" office:value="0.602503" calcext:value-type="float">
            <text:p>0,602503</text:p>
          </table:table-cell>
          <table:table-cell office:value-type="float" office:value="0.624377" calcext:value-type="float">
            <text:p>0,624377</text:p>
          </table:table-cell>
          <table:table-cell office:value-type="float" office:value="0.624642" calcext:value-type="float">
            <text:p>0,624642</text:p>
          </table:table-cell>
          <table:table-cell office:value-type="float" office:value="0.626365" calcext:value-type="float">
            <text:p>0,626365</text:p>
          </table:table-cell>
          <table:table-cell office:value-type="float" office:value="0.292292" calcext:value-type="float">
            <text:p>0,2922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605636" calcext:value-type="float">
            <text:p>-0,605636</text:p>
          </table:table-cell>
          <table:table-cell office:value-type="float" office:value="0.068756" calcext:value-type="float">
            <text:p>0,068756</text:p>
          </table:table-cell>
          <table:table-cell office:value-type="float" office:value="0.282297" calcext:value-type="float">
            <text:p>0,282297</text:p>
          </table:table-cell>
          <table:table-cell office:value-type="float" office:value="0.529343" calcext:value-type="float">
            <text:p>0,529343</text:p>
          </table:table-cell>
          <table:table-cell office:value-type="float" office:value="0.584311" calcext:value-type="float">
            <text:p>0,584311</text:p>
          </table:table-cell>
          <table:table-cell office:value-type="float" office:value="0.591413" calcext:value-type="float">
            <text:p>0,591413</text:p>
          </table:table-cell>
          <table:table-cell office:value-type="float" office:value="0.601035" calcext:value-type="float">
            <text:p>0,601035</text:p>
          </table:table-cell>
          <table:table-cell office:value-type="float" office:value="0.613174" calcext:value-type="float">
            <text:p>0,613174</text:p>
          </table:table-cell>
          <table:table-cell office:value-type="float" office:value="0.624642" calcext:value-type="float">
            <text:p>0,624642</text:p>
          </table:table-cell>
          <table:table-cell office:value-type="float" office:value="0.626365" calcext:value-type="float">
            <text:p>0,626365</text:p>
          </table:table-cell>
          <table:table-cell office:value-type="float" office:value="0.228933" calcext:value-type="float">
            <text:p>0,2289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536222" calcext:value-type="float">
            <text:p>-0,536222</text:p>
          </table:table-cell>
          <table:table-cell office:value-type="float" office:value="0.041014" calcext:value-type="float">
            <text:p>0,041014</text:p>
          </table:table-cell>
          <table:table-cell office:value-type="float" office:value="0.285206" calcext:value-type="float">
            <text:p>0,285206</text:p>
          </table:table-cell>
          <table:table-cell office:value-type="float" office:value="0.51339" calcext:value-type="float">
            <text:p>0,51339</text:p>
          </table:table-cell>
          <table:table-cell office:value-type="float" office:value="0.583338" calcext:value-type="float">
            <text:p>0,583338</text:p>
          </table:table-cell>
          <table:table-cell office:value-type="float" office:value="0.589437" calcext:value-type="float">
            <text:p>0,589437</text:p>
          </table:table-cell>
          <table:table-cell office:value-type="float" office:value="0.600462" calcext:value-type="float">
            <text:p>0,600462</text:p>
          </table:table-cell>
          <table:table-cell office:value-type="float" office:value="0.607972" calcext:value-type="float">
            <text:p>0,607972</text:p>
          </table:table-cell>
          <table:table-cell office:value-type="float" office:value="0.624642" calcext:value-type="float">
            <text:p>0,624642</text:p>
          </table:table-cell>
          <table:table-cell office:value-type="float" office:value="0.626365" calcext:value-type="float">
            <text:p>0,626365</text:p>
          </table:table-cell>
          <table:table-cell office:value-type="float" office:value="0.230924" calcext:value-type="float">
            <text:p>0,2309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-0.74194" calcext:value-type="float">
            <text:p>-0,74194</text:p>
          </table:table-cell>
          <table:table-cell office:value-type="float" office:value="0.04807" calcext:value-type="float">
            <text:p>0,04807</text:p>
          </table:table-cell>
          <table:table-cell office:value-type="float" office:value="0.264188" calcext:value-type="float">
            <text:p>0,264188</text:p>
          </table:table-cell>
          <table:table-cell office:value-type="float" office:value="0.45003" calcext:value-type="float">
            <text:p>0,45003</text:p>
          </table:table-cell>
          <table:table-cell office:value-type="float" office:value="0.551408" calcext:value-type="float">
            <text:p>0,551408</text:p>
          </table:table-cell>
          <table:table-cell office:value-type="float" office:value="0.586643" calcext:value-type="float">
            <text:p>0,586643</text:p>
          </table:table-cell>
          <table:table-cell office:value-type="float" office:value="0.59015" calcext:value-type="float">
            <text:p>0,59015</text:p>
          </table:table-cell>
          <table:table-cell office:value-type="float" office:value="0.600738" calcext:value-type="float">
            <text:p>0,600738</text:p>
          </table:table-cell>
          <table:table-cell office:value-type="float" office:value="0.604681" calcext:value-type="float">
            <text:p>0,604681</text:p>
          </table:table-cell>
          <table:table-cell office:value-type="float" office:value="0.624642" calcext:value-type="float">
            <text:p>0,624642</text:p>
          </table:table-cell>
          <table:table-cell office:value-type="float" office:value="0.626365" calcext:value-type="float">
            <text:p>0,626365</text:p>
          </table:table-cell>
          <table:table-cell office:value-type="float" office:value="0.357861" calcext:value-type="float">
            <text:p>0,3578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122958" calcext:value-type="float">
            <text:p>-0,122958</text:p>
          </table:table-cell>
          <table:table-cell office:value-type="float" office:value="0.214741" calcext:value-type="float">
            <text:p>0,214741</text:p>
          </table:table-cell>
          <table:table-cell office:value-type="float" office:value="0.411904" calcext:value-type="float">
            <text:p>0,411904</text:p>
          </table:table-cell>
          <table:table-cell office:value-type="float" office:value="0.550973" calcext:value-type="float">
            <text:p>0,550973</text:p>
          </table:table-cell>
          <table:table-cell office:value-type="float" office:value="0.588019" calcext:value-type="float">
            <text:p>0,588019</text:p>
          </table:table-cell>
          <table:table-cell office:value-type="float" office:value="0.589995" calcext:value-type="float">
            <text:p>0,589995</text:p>
          </table:table-cell>
          <table:table-cell office:value-type="float" office:value="0.600738" calcext:value-type="float">
            <text:p>0,600738</text:p>
          </table:table-cell>
          <table:table-cell office:value-type="float" office:value="0.603391" calcext:value-type="float">
            <text:p>0,603391</text:p>
          </table:table-cell>
          <table:table-cell office:value-type="float" office:value="0.624642" calcext:value-type="float">
            <text:p>0,624642</text:p>
          </table:table-cell>
          <table:table-cell office:value-type="float" office:value="0.626365" calcext:value-type="float">
            <text:p>0,626365</text:p>
          </table:table-cell>
          <table:table-cell office:value-type="float" office:value="0.306144" calcext:value-type="float">
            <text:p>0,3061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158128" calcext:value-type="float">
            <text:p>-0,158128</text:p>
          </table:table-cell>
          <table:table-cell office:value-type="float" office:value="0.264777" calcext:value-type="float">
            <text:p>0,264777</text:p>
          </table:table-cell>
          <table:table-cell office:value-type="float" office:value="0.417317" calcext:value-type="float">
            <text:p>0,417317</text:p>
          </table:table-cell>
          <table:table-cell office:value-type="float" office:value="0.51733" calcext:value-type="float">
            <text:p>0,51733</text:p>
          </table:table-cell>
          <table:table-cell office:value-type="float" office:value="0.584462" calcext:value-type="float">
            <text:p>0,584462</text:p>
          </table:table-cell>
          <table:table-cell office:value-type="float" office:value="0.58996" calcext:value-type="float">
            <text:p>0,58996</text:p>
          </table:table-cell>
          <table:table-cell office:value-type="float" office:value="0.600819" calcext:value-type="float">
            <text:p>0,600819</text:p>
          </table:table-cell>
          <table:table-cell office:value-type="float" office:value="0.608059" calcext:value-type="float">
            <text:p>0,608059</text:p>
          </table:table-cell>
          <table:table-cell office:value-type="float" office:value="0.624642" calcext:value-type="float">
            <text:p>0,624642</text:p>
          </table:table-cell>
          <table:table-cell office:value-type="float" office:value="0.626365" calcext:value-type="float">
            <text:p>0,626365</text:p>
          </table:table-cell>
          <table:table-cell office:value-type="float" office:value="0.304924" calcext:value-type="float">
            <text:p>0,3049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093263" calcext:value-type="float">
            <text:p>-0,093263</text:p>
          </table:table-cell>
          <table:table-cell office:value-type="float" office:value="0.310016" calcext:value-type="float">
            <text:p>0,310016</text:p>
          </table:table-cell>
          <table:table-cell office:value-type="float" office:value="0.470213" calcext:value-type="float">
            <text:p>0,470213</text:p>
          </table:table-cell>
          <table:table-cell office:value-type="float" office:value="0.564857" calcext:value-type="float">
            <text:p>0,564857</text:p>
          </table:table-cell>
          <table:table-cell office:value-type="float" office:value="0.587266" calcext:value-type="float">
            <text:p>0,587266</text:p>
          </table:table-cell>
          <table:table-cell office:value-type="float" office:value="0.592074" calcext:value-type="float">
            <text:p>0,592074</text:p>
          </table:table-cell>
          <table:table-cell office:value-type="float" office:value="0.601035" calcext:value-type="float">
            <text:p>0,601035</text:p>
          </table:table-cell>
          <table:table-cell office:value-type="float" office:value="0.613261" calcext:value-type="float">
            <text:p>0,613261</text:p>
          </table:table-cell>
          <table:table-cell office:value-type="float" office:value="0.632579" calcext:value-type="float">
            <text:p>0,632579</text:p>
          </table:table-cell>
          <table:table-cell office:value-type="float" office:value="0.743443" calcext:value-type="float">
            <text:p>0,743443</text:p>
          </table:table-cell>
          <table:table-cell office:value-type="float" office:value="0.327804" calcext:value-type="float">
            <text:p>0,3278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094608" calcext:value-type="float">
            <text:p>-0,094608</text:p>
          </table:table-cell>
          <table:table-cell office:value-type="float" office:value="0.225854" calcext:value-type="float">
            <text:p>0,225854</text:p>
          </table:table-cell>
          <table:table-cell office:value-type="float" office:value="0.410112" calcext:value-type="float">
            <text:p>0,410112</text:p>
          </table:table-cell>
          <table:table-cell office:value-type="float" office:value="0.542861" calcext:value-type="float">
            <text:p>0,542861</text:p>
          </table:table-cell>
          <table:table-cell office:value-type="float" office:value="0.587578" calcext:value-type="float">
            <text:p>0,587578</text:p>
          </table:table-cell>
          <table:table-cell office:value-type="float" office:value="0.590031" calcext:value-type="float">
            <text:p>0,590031</text:p>
          </table:table-cell>
          <table:table-cell office:value-type="float" office:value="0.600306" calcext:value-type="float">
            <text:p>0,600306</text:p>
          </table:table-cell>
          <table:table-cell office:value-type="float" office:value="0.609661" calcext:value-type="float">
            <text:p>0,609661</text:p>
          </table:table-cell>
          <table:table-cell office:value-type="float" office:value="0.640385" calcext:value-type="float">
            <text:p>0,640385</text:p>
          </table:table-cell>
          <table:table-cell office:value-type="float" office:value="0.743443" calcext:value-type="float">
            <text:p>0,743443</text:p>
          </table:table-cell>
          <table:table-cell office:value-type="float" office:value="0.311218" calcext:value-type="float">
            <text:p>0,3112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080692" calcext:value-type="float">
            <text:p>0,080692</text:p>
          </table:table-cell>
          <table:table-cell office:value-type="float" office:value="0.342987" calcext:value-type="float">
            <text:p>0,342987</text:p>
          </table:table-cell>
          <table:table-cell office:value-type="float" office:value="0.505929" calcext:value-type="float">
            <text:p>0,505929</text:p>
          </table:table-cell>
          <table:table-cell office:value-type="float" office:value="0.585157" calcext:value-type="float">
            <text:p>0,585157</text:p>
          </table:table-cell>
          <table:table-cell office:value-type="float" office:value="0.5882" calcext:value-type="float">
            <text:p>0,5882</text:p>
          </table:table-cell>
          <table:table-cell office:value-type="float" office:value="0.593951" calcext:value-type="float">
            <text:p>0,593951</text:p>
          </table:table-cell>
          <table:table-cell office:value-type="float" office:value="0.601035" calcext:value-type="float">
            <text:p>0,601035</text:p>
          </table:table-cell>
          <table:table-cell office:value-type="float" office:value="0.612773" calcext:value-type="float">
            <text:p>0,612773</text:p>
          </table:table-cell>
          <table:table-cell office:value-type="float" office:value="0.66373" calcext:value-type="float">
            <text:p>0,66373</text:p>
          </table:table-cell>
          <table:table-cell office:value-type="float" office:value="0.754106" calcext:value-type="float">
            <text:p>0,754106</text:p>
          </table:table-cell>
          <table:table-cell office:value-type="float" office:value="0.357445" calcext:value-type="float">
            <text:p>0,3574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-0.664288" calcext:value-type="float">
            <text:p>-0,664288</text:p>
          </table:table-cell>
          <table:table-cell office:value-type="float" office:value="0.237319" calcext:value-type="float">
            <text:p>0,237319</text:p>
          </table:table-cell>
          <table:table-cell office:value-type="float" office:value="0.48301" calcext:value-type="float">
            <text:p>0,48301</text:p>
          </table:table-cell>
          <table:table-cell office:value-type="float" office:value="0.582925" calcext:value-type="float">
            <text:p>0,582925</text:p>
          </table:table-cell>
          <table:table-cell office:value-type="float" office:value="0.5882" calcext:value-type="float">
            <text:p>0,5882</text:p>
          </table:table-cell>
          <table:table-cell office:value-type="float" office:value="0.588228" calcext:value-type="float">
            <text:p>0,588228</text:p>
          </table:table-cell>
          <table:table-cell office:value-type="float" office:value="0.598229" calcext:value-type="float">
            <text:p>0,598229</text:p>
          </table:table-cell>
          <table:table-cell office:value-type="float" office:value="0.601035" calcext:value-type="float">
            <text:p>0,601035</text:p>
          </table:table-cell>
          <table:table-cell office:value-type="float" office:value="0.610862" calcext:value-type="float">
            <text:p>0,610862</text:p>
          </table:table-cell>
          <table:table-cell office:value-type="float" office:value="0.674164" calcext:value-type="float">
            <text:p>0,674164</text:p>
          </table:table-cell>
          <table:table-cell office:value-type="float" office:value="0.770002" calcext:value-type="float">
            <text:p>0,770002</text:p>
          </table:table-cell>
          <table:table-cell office:value-type="float" office:value="0.429968" calcext:value-type="float">
            <text:p>0,4299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-0.737393" calcext:value-type="float">
            <text:p>-0,737393</text:p>
          </table:table-cell>
          <table:table-cell office:value-type="float" office:value="0.148008" calcext:value-type="float">
            <text:p>0,148008</text:p>
          </table:table-cell>
          <table:table-cell office:value-type="float" office:value="0.38379" calcext:value-type="float">
            <text:p>0,38379</text:p>
          </table:table-cell>
          <table:table-cell office:value-type="float" office:value="0.547866" calcext:value-type="float">
            <text:p>0,547866</text:p>
          </table:table-cell>
          <table:table-cell office:value-type="float" office:value="0.5882" calcext:value-type="float">
            <text:p>0,5882</text:p>
          </table:table-cell>
          <table:table-cell office:value-type="float" office:value="0.588228" calcext:value-type="float">
            <text:p>0,588228</text:p>
          </table:table-cell>
          <table:table-cell office:value-type="float" office:value="0.597227" calcext:value-type="float">
            <text:p>0,597227</text:p>
          </table:table-cell>
          <table:table-cell office:value-type="float" office:value="0.601035" calcext:value-type="float">
            <text:p>0,601035</text:p>
          </table:table-cell>
          <table:table-cell office:value-type="float" office:value="0.603525" calcext:value-type="float">
            <text:p>0,603525</text:p>
          </table:table-cell>
          <table:table-cell office:value-type="float" office:value="0.667379" calcext:value-type="float">
            <text:p>0,667379</text:p>
          </table:table-cell>
          <table:table-cell office:value-type="float" office:value="0.770002" calcext:value-type="float">
            <text:p>0,770002</text:p>
          </table:table-cell>
          <table:table-cell office:value-type="float" office:value="0.398787" calcext:value-type="float">
            <text:p>0,3987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0.937271" calcext:value-type="float">
            <text:p>-0,937271</text:p>
          </table:table-cell>
          <table:table-cell office:value-type="float" office:value="0.1737" calcext:value-type="float">
            <text:p>0,1737</text:p>
          </table:table-cell>
          <table:table-cell office:value-type="float" office:value="0.412298" calcext:value-type="float">
            <text:p>0,412298</text:p>
          </table:table-cell>
          <table:table-cell office:value-type="float" office:value="0.567932" calcext:value-type="float">
            <text:p>0,567932</text:p>
          </table:table-cell>
          <table:table-cell office:value-type="float" office:value="0.5882" calcext:value-type="float">
            <text:p>0,5882</text:p>
          </table:table-cell>
          <table:table-cell office:value-type="float" office:value="0.588593" calcext:value-type="float">
            <text:p>0,588593</text:p>
          </table:table-cell>
          <table:table-cell office:value-type="float" office:value="0.59882" calcext:value-type="float">
            <text:p>0,59882</text:p>
          </table:table-cell>
          <table:table-cell office:value-type="float" office:value="0.601035" calcext:value-type="float">
            <text:p>0,601035</text:p>
          </table:table-cell>
          <table:table-cell office:value-type="float" office:value="0.604326" calcext:value-type="float">
            <text:p>0,604326</text:p>
          </table:table-cell>
          <table:table-cell office:value-type="float" office:value="0.680875" calcext:value-type="float">
            <text:p>0,680875</text:p>
          </table:table-cell>
          <table:table-cell office:value-type="float" office:value="0.794387" calcext:value-type="float">
            <text:p>0,794387</text:p>
          </table:table-cell>
          <table:table-cell office:value-type="float" office:value="0.387851" calcext:value-type="float">
            <text:p>0,3878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-0.85532" calcext:value-type="float">
            <text:p>-0,85532</text:p>
          </table:table-cell>
          <table:table-cell office:value-type="float" office:value="0.258015" calcext:value-type="float">
            <text:p>0,258015</text:p>
          </table:table-cell>
          <table:table-cell office:value-type="float" office:value="0.508417" calcext:value-type="float">
            <text:p>0,508417</text:p>
          </table:table-cell>
          <table:table-cell office:value-type="float" office:value="0.581842" calcext:value-type="float">
            <text:p>0,581842</text:p>
          </table:table-cell>
          <table:table-cell office:value-type="float" office:value="0.5882" calcext:value-type="float">
            <text:p>0,5882</text:p>
          </table:table-cell>
          <table:table-cell office:value-type="float" office:value="0.589683" calcext:value-type="float">
            <text:p>0,589683</text:p>
          </table:table-cell>
          <table:table-cell office:value-type="float" office:value="0.599496" calcext:value-type="float">
            <text:p>0,599496</text:p>
          </table:table-cell>
          <table:table-cell office:value-type="float" office:value="0.601035" calcext:value-type="float">
            <text:p>0,601035</text:p>
          </table:table-cell>
          <table:table-cell office:value-type="float" office:value="0.601169" calcext:value-type="float">
            <text:p>0,601169</text:p>
          </table:table-cell>
          <table:table-cell office:value-type="float" office:value="0.663885" calcext:value-type="float">
            <text:p>0,663885</text:p>
          </table:table-cell>
          <table:table-cell office:value-type="float" office:value="0.794387" calcext:value-type="float">
            <text:p>0,794387</text:p>
          </table:table-cell>
          <table:table-cell office:value-type="float" office:value="0.413642" calcext:value-type="float">
            <text:p>0,4136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-0.933825" calcext:value-type="float">
            <text:p>-0,933825</text:p>
          </table:table-cell>
          <table:table-cell office:value-type="float" office:value="0.194604" calcext:value-type="float">
            <text:p>0,194604</text:p>
          </table:table-cell>
          <table:table-cell office:value-type="float" office:value="0.475117" calcext:value-type="float">
            <text:p>0,475117</text:p>
          </table:table-cell>
          <table:table-cell office:value-type="float" office:value="0.572912" calcext:value-type="float">
            <text:p>0,572912</text:p>
          </table:table-cell>
          <table:table-cell table:number-columns-repeated="2" office:value-type="float" office:value="0.5882" calcext:value-type="float">
            <text:p>0,5882</text:p>
          </table:table-cell>
          <table:table-cell office:value-type="float" office:value="0.590744" calcext:value-type="float">
            <text:p>0,590744</text:p>
          </table:table-cell>
          <table:table-cell office:value-type="float" office:value="0.600387" calcext:value-type="float">
            <text:p>0,600387</text:p>
          </table:table-cell>
          <table:table-cell office:value-type="float" office:value="0.601035" calcext:value-type="float">
            <text:p>0,601035</text:p>
          </table:table-cell>
          <table:table-cell office:value-type="float" office:value="0.675685" calcext:value-type="float">
            <text:p>0,675685</text:p>
          </table:table-cell>
          <table:table-cell office:value-type="float" office:value="0.794387" calcext:value-type="float">
            <text:p>0,794387</text:p>
          </table:table-cell>
          <table:table-cell office:value-type="float" office:value="0.395306" calcext:value-type="float">
            <text:p>0,3953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-0.868469" calcext:value-type="float">
            <text:p>-0,868469</text:p>
          </table:table-cell>
          <table:table-cell office:value-type="float" office:value="0.23548" calcext:value-type="float">
            <text:p>0,23548</text:p>
          </table:table-cell>
          <table:table-cell office:value-type="float" office:value="0.540286" calcext:value-type="float">
            <text:p>0,540286</text:p>
          </table:table-cell>
          <table:table-cell office:value-type="float" office:value="0.584141" calcext:value-type="float">
            <text:p>0,584141</text:p>
          </table:table-cell>
          <table:table-cell table:number-columns-repeated="2" office:value-type="float" office:value="0.5882" calcext:value-type="float">
            <text:p>0,5882</text:p>
          </table:table-cell>
          <table:table-cell office:value-type="float" office:value="0.590724" calcext:value-type="float">
            <text:p>0,590724</text:p>
          </table:table-cell>
          <table:table-cell office:value-type="float" office:value="0.599333" calcext:value-type="float">
            <text:p>0,599333</text:p>
          </table:table-cell>
          <table:table-cell office:value-type="float" office:value="0.601302" calcext:value-type="float">
            <text:p>0,601302</text:p>
          </table:table-cell>
          <table:table-cell office:value-type="float" office:value="0.691287" calcext:value-type="float">
            <text:p>0,691287</text:p>
          </table:table-cell>
          <table:table-cell office:value-type="float" office:value="0.794387" calcext:value-type="float">
            <text:p>0,794387</text:p>
          </table:table-cell>
          <table:table-cell office:value-type="float" office:value="0.415049" calcext:value-type="float">
            <text:p>0,4150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-0.397949" calcext:value-type="float">
            <text:p>-0,397949</text:p>
          </table:table-cell>
          <table:table-cell office:value-type="float" office:value="0.406014" calcext:value-type="float">
            <text:p>0,406014</text:p>
          </table:table-cell>
          <table:table-cell office:value-type="float" office:value="0.573369" calcext:value-type="float">
            <text:p>0,573369</text:p>
          </table:table-cell>
          <table:table-cell table:number-columns-repeated="2" office:value-type="float" office:value="0.5882" calcext:value-type="float">
            <text:p>0,5882</text:p>
          </table:table-cell>
          <table:table-cell office:value-type="float" office:value="0.588511" calcext:value-type="float">
            <text:p>0,588511</text:p>
          </table:table-cell>
          <table:table-cell office:value-type="float" office:value="0.595496" calcext:value-type="float">
            <text:p>0,595496</text:p>
          </table:table-cell>
          <table:table-cell table:number-columns-repeated="2" office:value-type="float" office:value="0.601035" calcext:value-type="float">
            <text:p>0,601035</text:p>
          </table:table-cell>
          <table:table-cell office:value-type="float" office:value="0.685605" calcext:value-type="float">
            <text:p>0,685605</text:p>
          </table:table-cell>
          <table:table-cell office:value-type="float" office:value="0.794387" calcext:value-type="float">
            <text:p>0,794387</text:p>
          </table:table-cell>
          <table:table-cell office:value-type="float" office:value="0.482952" calcext:value-type="float">
            <text:p>0,4829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0.551778" calcext:value-type="float">
            <text:p>-0,551778</text:p>
          </table:table-cell>
          <table:table-cell office:value-type="float" office:value="0.327514" calcext:value-type="float">
            <text:p>0,327514</text:p>
          </table:table-cell>
          <table:table-cell office:value-type="float" office:value="0.563693" calcext:value-type="float">
            <text:p>0,563693</text:p>
          </table:table-cell>
          <table:table-cell office:value-type="float" office:value="0.587784" calcext:value-type="float">
            <text:p>0,587784</text:p>
          </table:table-cell>
          <table:table-cell table:number-columns-repeated="2" office:value-type="float" office:value="0.5882" calcext:value-type="float">
            <text:p>0,5882</text:p>
          </table:table-cell>
          <table:table-cell office:value-type="float" office:value="0.591297" calcext:value-type="float">
            <text:p>0,591297</text:p>
          </table:table-cell>
          <table:table-cell office:value-type="float" office:value="0.599549" calcext:value-type="float">
            <text:p>0,599549</text:p>
          </table:table-cell>
          <table:table-cell office:value-type="float" office:value="0.601035" calcext:value-type="float">
            <text:p>0,601035</text:p>
          </table:table-cell>
          <table:table-cell office:value-type="float" office:value="0.680991" calcext:value-type="float">
            <text:p>0,680991</text:p>
          </table:table-cell>
          <table:table-cell office:value-type="float" office:value="0.794387" calcext:value-type="float">
            <text:p>0,794387</text:p>
          </table:table-cell>
          <table:table-cell office:value-type="float" office:value="0.457649" calcext:value-type="float">
            <text:p>0,4576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-0.108633" calcext:value-type="float">
            <text:p>-0,108633</text:p>
          </table:table-cell>
          <table:table-cell office:value-type="float" office:value="0.519531" calcext:value-type="float">
            <text:p>0,519531</text:p>
          </table:table-cell>
          <table:table-cell office:value-type="float" office:value="0.578894" calcext:value-type="float">
            <text:p>0,578894</text:p>
          </table:table-cell>
          <table:table-cell table:number-columns-repeated="2" office:value-type="float" office:value="0.5882" calcext:value-type="float">
            <text:p>0,5882</text:p>
          </table:table-cell>
          <table:table-cell office:value-type="float" office:value="0.589924" calcext:value-type="float">
            <text:p>0,589924</text:p>
          </table:table-cell>
          <table:table-cell office:value-type="float" office:value="0.59963" calcext:value-type="float">
            <text:p>0,59963</text:p>
          </table:table-cell>
          <table:table-cell office:value-type="float" office:value="0.601035" calcext:value-type="float">
            <text:p>0,601035</text:p>
          </table:table-cell>
          <table:table-cell office:value-type="float" office:value="0.604414" calcext:value-type="float">
            <text:p>0,604414</text:p>
          </table:table-cell>
          <table:table-cell office:value-type="float" office:value="0.725671" calcext:value-type="float">
            <text:p>0,725671</text:p>
          </table:table-cell>
          <table:table-cell office:value-type="float" office:value="0.794387" calcext:value-type="float">
            <text:p>0,794387</text:p>
          </table:table-cell>
          <table:table-cell office:value-type="float" office:value="0.528687" calcext:value-type="float">
            <text:p>0,5286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-0.278923" calcext:value-type="float">
            <text:p>-0,278923</text:p>
          </table:table-cell>
          <table:table-cell office:value-type="float" office:value="0.485819" calcext:value-type="float">
            <text:p>0,485819</text:p>
          </table:table-cell>
          <table:table-cell office:value-type="float" office:value="0.572755" calcext:value-type="float">
            <text:p>0,572755</text:p>
          </table:table-cell>
          <table:table-cell office:value-type="float" office:value="0.587992" calcext:value-type="float">
            <text:p>0,587992</text:p>
          </table:table-cell>
          <table:table-cell office:value-type="float" office:value="0.5882" calcext:value-type="float">
            <text:p>0,5882</text:p>
          </table:table-cell>
          <table:table-cell office:value-type="float" office:value="0.592158" calcext:value-type="float">
            <text:p>0,592158</text:p>
          </table:table-cell>
          <table:table-cell office:value-type="float" office:value="0.599414" calcext:value-type="float">
            <text:p>0,599414</text:p>
          </table:table-cell>
          <table:table-cell office:value-type="float" office:value="0.601035" calcext:value-type="float">
            <text:p>0,601035</text:p>
          </table:table-cell>
          <table:table-cell office:value-type="float" office:value="0.606771" calcext:value-type="float">
            <text:p>0,606771</text:p>
          </table:table-cell>
          <table:table-cell office:value-type="float" office:value="0.718972" calcext:value-type="float">
            <text:p>0,718972</text:p>
          </table:table-cell>
          <table:table-cell office:value-type="float" office:value="0.794387" calcext:value-type="float">
            <text:p>0,794387</text:p>
          </table:table-cell>
          <table:table-cell office:value-type="float" office:value="0.507419" calcext:value-type="float">
            <text:p>0,5074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0.002832" calcext:value-type="float">
            <text:p>0,002832</text:p>
          </table:table-cell>
          <table:table-cell office:value-type="float" office:value="0.559055" calcext:value-type="float">
            <text:p>0,559055</text:p>
          </table:table-cell>
          <table:table-cell office:value-type="float" office:value="0.58476" calcext:value-type="float">
            <text:p>0,58476</text:p>
          </table:table-cell>
          <table:table-cell office:value-type="float" office:value="0.5882" calcext:value-type="float">
            <text:p>0,5882</text:p>
          </table:table-cell>
          <table:table-cell office:value-type="float" office:value="0.589952" calcext:value-type="float">
            <text:p>0,589952</text:p>
          </table:table-cell>
          <table:table-cell office:value-type="float" office:value="0.596663" calcext:value-type="float">
            <text:p>0,596663</text:p>
          </table:table-cell>
          <table:table-cell table:number-columns-repeated="2" office:value-type="float" office:value="0.601035" calcext:value-type="float">
            <text:p>0,601035</text:p>
          </table:table-cell>
          <table:table-cell office:value-type="float" office:value="0.601435" calcext:value-type="float">
            <text:p>0,601435</text:p>
          </table:table-cell>
          <table:table-cell office:value-type="float" office:value="0.726668" calcext:value-type="float">
            <text:p>0,726668</text:p>
          </table:table-cell>
          <table:table-cell office:value-type="float" office:value="0.794387" calcext:value-type="float">
            <text:p>0,794387</text:p>
          </table:table-cell>
          <table:table-cell office:value-type="float" office:value="0.545164" calcext:value-type="float">
            <text:p>0,5451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0.101123" calcext:value-type="float">
            <text:p>0,101123</text:p>
          </table:table-cell>
          <table:table-cell office:value-type="float" office:value="0.549596" calcext:value-type="float">
            <text:p>0,549596</text:p>
          </table:table-cell>
          <table:table-cell office:value-type="float" office:value="0.580986" calcext:value-type="float">
            <text:p>0,580986</text:p>
          </table:table-cell>
          <table:table-cell office:value-type="float" office:value="0.5882" calcext:value-type="float">
            <text:p>0,5882</text:p>
          </table:table-cell>
          <table:table-cell office:value-type="float" office:value="0.592536" calcext:value-type="float">
            <text:p>0,592536</text:p>
          </table:table-cell>
          <table:table-cell office:value-type="float" office:value="0.600441" calcext:value-type="float">
            <text:p>0,600441</text:p>
          </table:table-cell>
          <table:table-cell table:number-columns-repeated="2" office:value-type="float" office:value="0.601035" calcext:value-type="float">
            <text:p>0,601035</text:p>
          </table:table-cell>
          <table:table-cell office:value-type="float" office:value="0.618491" calcext:value-type="float">
            <text:p>0,618491</text:p>
          </table:table-cell>
          <table:table-cell office:value-type="float" office:value="0.770656" calcext:value-type="float">
            <text:p>0,770656</text:p>
          </table:table-cell>
          <table:table-cell office:value-type="float" office:value="0.794387" calcext:value-type="float">
            <text:p>0,794387</text:p>
          </table:table-cell>
          <table:table-cell office:value-type="float" office:value="0.56041" calcext:value-type="float">
            <text:p>0,560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0.105612" calcext:value-type="float">
            <text:p>0,105612</text:p>
          </table:table-cell>
          <table:table-cell office:value-type="float" office:value="0.562346" calcext:value-type="float">
            <text:p>0,562346</text:p>
          </table:table-cell>
          <table:table-cell office:value-type="float" office:value="0.577418" calcext:value-type="float">
            <text:p>0,577418</text:p>
          </table:table-cell>
          <table:table-cell office:value-type="float" office:value="0.5882" calcext:value-type="float">
            <text:p>0,5882</text:p>
          </table:table-cell>
          <table:table-cell office:value-type="float" office:value="0.589049" calcext:value-type="float">
            <text:p>0,589049</text:p>
          </table:table-cell>
          <table:table-cell office:value-type="float" office:value="0.598955" calcext:value-type="float">
            <text:p>0,598955</text:p>
          </table:table-cell>
          <table:table-cell table:number-columns-repeated="2" office:value-type="float" office:value="0.601035" calcext:value-type="float">
            <text:p>0,601035</text:p>
          </table:table-cell>
          <table:table-cell office:value-type="float" office:value="0.623792" calcext:value-type="float">
            <text:p>0,623792</text:p>
          </table:table-cell>
          <table:table-cell office:value-type="float" office:value="0.775513" calcext:value-type="float">
            <text:p>0,775513</text:p>
          </table:table-cell>
          <table:table-cell office:value-type="float" office:value="0.794387" calcext:value-type="float">
            <text:p>0,794387</text:p>
          </table:table-cell>
          <table:table-cell office:value-type="float" office:value="0.562296" calcext:value-type="float">
            <text:p>0,56229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-0.072449" calcext:value-type="float">
            <text:p>-0,072449</text:p>
          </table:table-cell>
          <table:table-cell office:value-type="float" office:value="0.540335" calcext:value-type="float">
            <text:p>0,540335</text:p>
          </table:table-cell>
          <table:table-cell office:value-type="float" office:value="0.575325" calcext:value-type="float">
            <text:p>0,575325</text:p>
          </table:table-cell>
          <table:table-cell office:value-type="float" office:value="0.5882" calcext:value-type="float">
            <text:p>0,5882</text:p>
          </table:table-cell>
          <table:table-cell office:value-type="float" office:value="0.590517" calcext:value-type="float">
            <text:p>0,590517</text:p>
          </table:table-cell>
          <table:table-cell office:value-type="float" office:value="0.600522" calcext:value-type="float">
            <text:p>0,600522</text:p>
          </table:table-cell>
          <table:table-cell table:number-columns-repeated="2" office:value-type="float" office:value="0.601035" calcext:value-type="float">
            <text:p>0,601035</text:p>
          </table:table-cell>
          <table:table-cell office:value-type="float" office:value="0.642273" calcext:value-type="float">
            <text:p>0,642273</text:p>
          </table:table-cell>
          <table:table-cell office:value-type="float" office:value="0.781894" calcext:value-type="float">
            <text:p>0,781894</text:p>
          </table:table-cell>
          <table:table-cell office:value-type="float" office:value="0.794387" calcext:value-type="float">
            <text:p>0,794387</text:p>
          </table:table-cell>
          <table:table-cell office:value-type="float" office:value="0.544869" calcext:value-type="float">
            <text:p>0,5448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0.276715" calcext:value-type="float">
            <text:p>0,276715</text:p>
          </table:table-cell>
          <table:table-cell office:value-type="float" office:value="0.573858" calcext:value-type="float">
            <text:p>0,573858</text:p>
          </table:table-cell>
          <table:table-cell office:value-type="float" office:value="0.587784" calcext:value-type="float">
            <text:p>0,587784</text:p>
          </table:table-cell>
          <table:table-cell office:value-type="float" office:value="0.5882" calcext:value-type="float">
            <text:p>0,5882</text:p>
          </table:table-cell>
          <table:table-cell office:value-type="float" office:value="0.591669" calcext:value-type="float">
            <text:p>0,591669</text:p>
          </table:table-cell>
          <table:table-cell office:value-type="float" office:value="0.599803" calcext:value-type="float">
            <text:p>0,599803</text:p>
          </table:table-cell>
          <table:table-cell office:value-type="float" office:value="0.601035" calcext:value-type="float">
            <text:p>0,601035</text:p>
          </table:table-cell>
          <table:table-cell office:value-type="float" office:value="0.606779" calcext:value-type="float">
            <text:p>0,606779</text:p>
          </table:table-cell>
          <table:table-cell office:value-type="float" office:value="0.660401" calcext:value-type="float">
            <text:p>0,660401</text:p>
          </table:table-cell>
          <table:table-cell office:value-type="float" office:value="0.793347" calcext:value-type="float">
            <text:p>0,793347</text:p>
          </table:table-cell>
          <table:table-cell office:value-type="float" office:value="0.851111" calcext:value-type="float">
            <text:p>0,851111</text:p>
          </table:table-cell>
          <table:table-cell office:value-type="float" office:value="0.587959" calcext:value-type="float">
            <text:p>0,5879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0.239835" calcext:value-type="float">
            <text:p>0,239835</text:p>
          </table:table-cell>
          <table:table-cell office:value-type="float" office:value="0.575749" calcext:value-type="float">
            <text:p>0,575749</text:p>
          </table:table-cell>
          <table:table-cell table:number-columns-repeated="2" office:value-type="float" office:value="0.5882" calcext:value-type="float">
            <text:p>0,5882</text:p>
          </table:table-cell>
          <table:table-cell office:value-type="float" office:value="0.590373" calcext:value-type="float">
            <text:p>0,590373</text:p>
          </table:table-cell>
          <table:table-cell office:value-type="float" office:value="0.597809" calcext:value-type="float">
            <text:p>0,597809</text:p>
          </table:table-cell>
          <table:table-cell table:number-columns-repeated="2" office:value-type="float" office:value="0.601035" calcext:value-type="float">
            <text:p>0,601035</text:p>
          </table:table-cell>
          <table:table-cell office:value-type="float" office:value="0.622776" calcext:value-type="float">
            <text:p>0,622776</text:p>
          </table:table-cell>
          <table:table-cell office:value-type="float" office:value="0.799289" calcext:value-type="float">
            <text:p>0,799289</text:p>
          </table:table-cell>
          <table:table-cell office:value-type="float" office:value="0.879571" calcext:value-type="float">
            <text:p>0,879571</text:p>
          </table:table-cell>
          <table:table-cell office:value-type="float" office:value="0.58043" calcext:value-type="float">
            <text:p>0,580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0.017459" calcext:value-type="float">
            <text:p>0,017459</text:p>
          </table:table-cell>
          <table:table-cell office:value-type="float" office:value="0.572291" calcext:value-type="float">
            <text:p>0,572291</text:p>
          </table:table-cell>
          <table:table-cell office:value-type="float" office:value="0.587784" calcext:value-type="float">
            <text:p>0,587784</text:p>
          </table:table-cell>
          <table:table-cell office:value-type="float" office:value="0.588228" calcext:value-type="float">
            <text:p>0,588228</text:p>
          </table:table-cell>
          <table:table-cell office:value-type="float" office:value="0.5904" calcext:value-type="float">
            <text:p>0,5904</text:p>
          </table:table-cell>
          <table:table-cell office:value-type="float" office:value="0.595836" calcext:value-type="float">
            <text:p>0,595836</text:p>
          </table:table-cell>
          <table:table-cell table:number-columns-repeated="2" office:value-type="float" office:value="0.601035" calcext:value-type="float">
            <text:p>0,601035</text:p>
          </table:table-cell>
          <table:table-cell office:value-type="float" office:value="0.615792" calcext:value-type="float">
            <text:p>0,615792</text:p>
          </table:table-cell>
          <table:table-cell office:value-type="float" office:value="0.803388" calcext:value-type="float">
            <text:p>0,803388</text:p>
          </table:table-cell>
          <table:table-cell office:value-type="float" office:value="0.879571" calcext:value-type="float">
            <text:p>0,879571</text:p>
          </table:table-cell>
          <table:table-cell office:value-type="float" office:value="0.557325" calcext:value-type="float">
            <text:p>0,5573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0.123996" calcext:value-type="float">
            <text:p>0,123996</text:p>
          </table:table-cell>
          <table:table-cell office:value-type="float" office:value="0.573118" calcext:value-type="float">
            <text:p>0,573118</text:p>
          </table:table-cell>
          <table:table-cell office:value-type="float" office:value="0.5882" calcext:value-type="float">
            <text:p>0,5882</text:p>
          </table:table-cell>
          <table:table-cell office:value-type="float" office:value="0.588283" calcext:value-type="float">
            <text:p>0,588283</text:p>
          </table:table-cell>
          <table:table-cell office:value-type="float" office:value="0.591421" calcext:value-type="float">
            <text:p>0,591421</text:p>
          </table:table-cell>
          <table:table-cell office:value-type="float" office:value="0.599571" calcext:value-type="float">
            <text:p>0,599571</text:p>
          </table:table-cell>
          <table:table-cell table:number-columns-repeated="2" office:value-type="float" office:value="0.601035" calcext:value-type="float">
            <text:p>0,601035</text:p>
          </table:table-cell>
          <table:table-cell office:value-type="float" office:value="0.612194" calcext:value-type="float">
            <text:p>0,612194</text:p>
          </table:table-cell>
          <table:table-cell office:value-type="float" office:value="0.793" calcext:value-type="float">
            <text:p>0,793</text:p>
          </table:table-cell>
          <table:table-cell office:value-type="float" office:value="0.879571" calcext:value-type="float">
            <text:p>0,879571</text:p>
          </table:table-cell>
          <table:table-cell office:value-type="float" office:value="0.567185" calcext:value-type="float">
            <text:p>0,5671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88204" calcext:value-type="float">
            <text:p>0,088204</text:p>
          </table:table-cell>
          <table:table-cell office:value-type="float" office:value="0.445326" calcext:value-type="float">
            <text:p>0,445326</text:p>
          </table:table-cell>
          <table:table-cell office:value-type="float" office:value="0.573673" calcext:value-type="float">
            <text:p>0,573673</text:p>
          </table:table-cell>
          <table:table-cell office:value-type="float" office:value="0.587992" calcext:value-type="float">
            <text:p>0,587992</text:p>
          </table:table-cell>
          <table:table-cell office:value-type="float" office:value="0.588283" calcext:value-type="float">
            <text:p>0,588283</text:p>
          </table:table-cell>
          <table:table-cell office:value-type="float" office:value="0.591676" calcext:value-type="float">
            <text:p>0,591676</text:p>
          </table:table-cell>
          <table:table-cell office:value-type="float" office:value="0.59783" calcext:value-type="float">
            <text:p>0,59783</text:p>
          </table:table-cell>
          <table:table-cell table:number-columns-repeated="2" office:value-type="float" office:value="0.601035" calcext:value-type="float">
            <text:p>0,601035</text:p>
          </table:table-cell>
          <table:table-cell office:value-type="float" office:value="0.623984" calcext:value-type="float">
            <text:p>0,623984</text:p>
          </table:table-cell>
          <table:table-cell office:value-type="float" office:value="0.80005" calcext:value-type="float">
            <text:p>0,80005</text:p>
          </table:table-cell>
          <table:table-cell office:value-type="float" office:value="0.879571" calcext:value-type="float">
            <text:p>0,879571</text:p>
          </table:table-cell>
          <table:table-cell office:value-type="float" office:value="0.601088" calcext:value-type="float">
            <text:p>0,6010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0.275202" calcext:value-type="float">
            <text:p>0,275202</text:p>
          </table:table-cell>
          <table:table-cell office:value-type="float" office:value="0.54222" calcext:value-type="float">
            <text:p>0,54222</text:p>
          </table:table-cell>
          <table:table-cell office:value-type="float" office:value="0.577194" calcext:value-type="float">
            <text:p>0,577194</text:p>
          </table:table-cell>
          <table:table-cell office:value-type="float" office:value="0.587368" calcext:value-type="float">
            <text:p>0,587368</text:p>
          </table:table-cell>
          <table:table-cell office:value-type="float" office:value="0.590035" calcext:value-type="float">
            <text:p>0,590035</text:p>
          </table:table-cell>
          <table:table-cell office:value-type="float" office:value="0.594371" calcext:value-type="float">
            <text:p>0,594371</text:p>
          </table:table-cell>
          <table:table-cell office:value-type="float" office:value="0.600819" calcext:value-type="float">
            <text:p>0,600819</text:p>
          </table:table-cell>
          <table:table-cell office:value-type="float" office:value="0.601035" calcext:value-type="float">
            <text:p>0,601035</text:p>
          </table:table-cell>
          <table:table-cell office:value-type="float" office:value="0.642517" calcext:value-type="float">
            <text:p>0,642517</text:p>
          </table:table-cell>
          <table:table-cell office:value-type="float" office:value="0.824617" calcext:value-type="float">
            <text:p>0,824617</text:p>
          </table:table-cell>
          <table:table-cell office:value-type="float" office:value="0.879571" calcext:value-type="float">
            <text:p>0,879571</text:p>
          </table:table-cell>
          <table:table-cell office:value-type="float" office:value="0.583538" calcext:value-type="float">
            <text:p>0,5835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0.205633" calcext:value-type="float">
            <text:p>0,205633</text:p>
          </table:table-cell>
          <table:table-cell office:value-type="float" office:value="0.555512" calcext:value-type="float">
            <text:p>0,555512</text:p>
          </table:table-cell>
          <table:table-cell office:value-type="float" office:value="0.579872" calcext:value-type="float">
            <text:p>0,579872</text:p>
          </table:table-cell>
          <table:table-cell office:value-type="float" office:value="0.587992" calcext:value-type="float">
            <text:p>0,587992</text:p>
          </table:table-cell>
          <table:table-cell office:value-type="float" office:value="0.588366" calcext:value-type="float">
            <text:p>0,588366</text:p>
          </table:table-cell>
          <table:table-cell office:value-type="float" office:value="0.593841" calcext:value-type="float">
            <text:p>0,593841</text:p>
          </table:table-cell>
          <table:table-cell office:value-type="float" office:value="0.600225" calcext:value-type="float">
            <text:p>0,600225</text:p>
          </table:table-cell>
          <table:table-cell office:value-type="float" office:value="0.601035" calcext:value-type="float">
            <text:p>0,601035</text:p>
          </table:table-cell>
          <table:table-cell office:value-type="float" office:value="0.652053" calcext:value-type="float">
            <text:p>0,652053</text:p>
          </table:table-cell>
          <table:table-cell office:value-type="float" office:value="0.830173" calcext:value-type="float">
            <text:p>0,830173</text:p>
          </table:table-cell>
          <table:table-cell office:value-type="float" office:value="0.928931" calcext:value-type="float">
            <text:p>0,928931</text:p>
          </table:table-cell>
          <table:table-cell office:value-type="float" office:value="0.57947" calcext:value-type="float">
            <text:p>0,579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0.225188" calcext:value-type="float">
            <text:p>0,225188</text:p>
          </table:table-cell>
          <table:table-cell office:value-type="float" office:value="0.564484" calcext:value-type="float">
            <text:p>0,564484</text:p>
          </table:table-cell>
          <table:table-cell office:value-type="float" office:value="0.582356" calcext:value-type="float">
            <text:p>0,582356</text:p>
          </table:table-cell>
          <table:table-cell office:value-type="float" office:value="0.5882" calcext:value-type="float">
            <text:p>0,5882</text:p>
          </table:table-cell>
          <table:table-cell office:value-type="float" office:value="0.590048" calcext:value-type="float">
            <text:p>0,590048</text:p>
          </table:table-cell>
          <table:table-cell office:value-type="float" office:value="0.59836" calcext:value-type="float">
            <text:p>0,59836</text:p>
          </table:table-cell>
          <table:table-cell table:number-columns-repeated="2" office:value-type="float" office:value="0.601035" calcext:value-type="float">
            <text:p>0,601035</text:p>
          </table:table-cell>
          <table:table-cell office:value-type="float" office:value="0.657056" calcext:value-type="float">
            <text:p>0,657056</text:p>
          </table:table-cell>
          <table:table-cell office:value-type="float" office:value="0.813218" calcext:value-type="float">
            <text:p>0,813218</text:p>
          </table:table-cell>
          <table:table-cell office:value-type="float" office:value="0.928931" calcext:value-type="float">
            <text:p>0,928931</text:p>
          </table:table-cell>
          <table:table-cell office:value-type="float" office:value="0.582098" calcext:value-type="float">
            <text:p>0,5820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0.306146" calcext:value-type="float">
            <text:p>0,306146</text:p>
          </table:table-cell>
          <table:table-cell office:value-type="float" office:value="0.560116" calcext:value-type="float">
            <text:p>0,560116</text:p>
          </table:table-cell>
          <table:table-cell office:value-type="float" office:value="0.58507" calcext:value-type="float">
            <text:p>0,58507</text:p>
          </table:table-cell>
          <table:table-cell office:value-type="float" office:value="0.588283" calcext:value-type="float">
            <text:p>0,588283</text:p>
          </table:table-cell>
          <table:table-cell office:value-type="float" office:value="0.592343" calcext:value-type="float">
            <text:p>0,592343</text:p>
          </table:table-cell>
          <table:table-cell office:value-type="float" office:value="0.59836" calcext:value-type="float">
            <text:p>0,59836</text:p>
          </table:table-cell>
          <table:table-cell office:value-type="float" office:value="0.601035" calcext:value-type="float">
            <text:p>0,601035</text:p>
          </table:table-cell>
          <table:table-cell office:value-type="float" office:value="0.601169" calcext:value-type="float">
            <text:p>0,601169</text:p>
          </table:table-cell>
          <table:table-cell office:value-type="float" office:value="0.694723" calcext:value-type="float">
            <text:p>0,694723</text:p>
          </table:table-cell>
          <table:table-cell office:value-type="float" office:value="0.840828" calcext:value-type="float">
            <text:p>0,840828</text:p>
          </table:table-cell>
          <table:table-cell office:value-type="float" office:value="0.930274" calcext:value-type="float">
            <text:p>0,930274</text:p>
          </table:table-cell>
          <table:table-cell office:value-type="float" office:value="0.596807" calcext:value-type="float">
            <text:p>0,59680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0.10583" calcext:value-type="float">
            <text:p>0,10583</text:p>
          </table:table-cell>
          <table:table-cell office:value-type="float" office:value="0.534448" calcext:value-type="float">
            <text:p>0,534448</text:p>
          </table:table-cell>
          <table:table-cell office:value-type="float" office:value="0.582709" calcext:value-type="float">
            <text:p>0,582709</text:p>
          </table:table-cell>
          <table:table-cell office:value-type="float" office:value="0.588476" calcext:value-type="float">
            <text:p>0,588476</text:p>
          </table:table-cell>
          <table:table-cell office:value-type="float" office:value="0.59419" calcext:value-type="float">
            <text:p>0,59419</text:p>
          </table:table-cell>
          <table:table-cell office:value-type="float" office:value="0.600144" calcext:value-type="float">
            <text:p>0,600144</text:p>
          </table:table-cell>
          <table:table-cell table:number-columns-repeated="2" office:value-type="float" office:value="0.601035" calcext:value-type="float">
            <text:p>0,601035</text:p>
          </table:table-cell>
          <table:table-cell office:value-type="float" office:value="0.674788" calcext:value-type="float">
            <text:p>0,674788</text:p>
          </table:table-cell>
          <table:table-cell office:value-type="float" office:value="0.842867" calcext:value-type="float">
            <text:p>0,842867</text:p>
          </table:table-cell>
          <table:table-cell office:value-type="float" office:value="0.930274" calcext:value-type="float">
            <text:p>0,930274</text:p>
          </table:table-cell>
          <table:table-cell office:value-type="float" office:value="0.572552" calcext:value-type="float">
            <text:p>0,5725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90064" calcext:value-type="float">
            <text:p>0,190064</text:p>
          </table:table-cell>
          <table:table-cell office:value-type="float" office:value="0.397956" calcext:value-type="float">
            <text:p>0,397956</text:p>
          </table:table-cell>
          <table:table-cell office:value-type="float" office:value="0.563927" calcext:value-type="float">
            <text:p>0,563927</text:p>
          </table:table-cell>
          <table:table-cell office:value-type="float" office:value="0.585277" calcext:value-type="float">
            <text:p>0,585277</text:p>
          </table:table-cell>
          <table:table-cell office:value-type="float" office:value="0.589488" calcext:value-type="float">
            <text:p>0,589488</text:p>
          </table:table-cell>
          <table:table-cell office:value-type="float" office:value="0.596588" calcext:value-type="float">
            <text:p>0,596588</text:p>
          </table:table-cell>
          <table:table-cell table:number-columns-repeated="3" office:value-type="float" office:value="0.601035" calcext:value-type="float">
            <text:p>0,601035</text:p>
          </table:table-cell>
          <table:table-cell office:value-type="float" office:value="0.677788" calcext:value-type="float">
            <text:p>0,677788</text:p>
          </table:table-cell>
          <table:table-cell office:value-type="float" office:value="0.844617" calcext:value-type="float">
            <text:p>0,844617</text:p>
          </table:table-cell>
          <table:table-cell office:value-type="float" office:value="0.930274" calcext:value-type="float">
            <text:p>0,930274</text:p>
          </table:table-cell>
          <table:table-cell office:value-type="float" office:value="0.605875" calcext:value-type="float">
            <text:p>0,6058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0.19965" calcext:value-type="float">
            <text:p>0,19965</text:p>
          </table:table-cell>
          <table:table-cell office:value-type="float" office:value="0.573472" calcext:value-type="float">
            <text:p>0,573472</text:p>
          </table:table-cell>
          <table:table-cell office:value-type="float" office:value="0.586535" calcext:value-type="float">
            <text:p>0,586535</text:p>
          </table:table-cell>
          <table:table-cell office:value-type="float" office:value="0.589598" calcext:value-type="float">
            <text:p>0,589598</text:p>
          </table:table-cell>
          <table:table-cell office:value-type="float" office:value="0.597183" calcext:value-type="float">
            <text:p>0,597183</text:p>
          </table:table-cell>
          <table:table-cell table:number-columns-repeated="3" office:value-type="float" office:value="0.601035" calcext:value-type="float">
            <text:p>0,601035</text:p>
          </table:table-cell>
          <table:table-cell office:value-type="float" office:value="0.682479" calcext:value-type="float">
            <text:p>0,682479</text:p>
          </table:table-cell>
          <table:table-cell office:value-type="float" office:value="0.84082" calcext:value-type="float">
            <text:p>0,84082</text:p>
          </table:table-cell>
          <table:table-cell office:value-type="float" office:value="0.930274" calcext:value-type="float">
            <text:p>0,930274</text:p>
          </table:table-cell>
          <table:table-cell office:value-type="float" office:value="0.587284" calcext:value-type="float">
            <text:p>0,5872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0.14409" calcext:value-type="float">
            <text:p>0,14409</text:p>
          </table:table-cell>
          <table:table-cell office:value-type="float" office:value="0.560531" calcext:value-type="float">
            <text:p>0,560531</text:p>
          </table:table-cell>
          <table:table-cell office:value-type="float" office:value="0.583666" calcext:value-type="float">
            <text:p>0,583666</text:p>
          </table:table-cell>
          <table:table-cell office:value-type="float" office:value="0.588228" calcext:value-type="float">
            <text:p>0,588228</text:p>
          </table:table-cell>
          <table:table-cell office:value-type="float" office:value="0.59284" calcext:value-type="float">
            <text:p>0,59284</text:p>
          </table:table-cell>
          <table:table-cell office:value-type="float" office:value="0.598966" calcext:value-type="float">
            <text:p>0,598966</text:p>
          </table:table-cell>
          <table:table-cell table:number-columns-repeated="2" office:value-type="float" office:value="0.601035" calcext:value-type="float">
            <text:p>0,601035</text:p>
          </table:table-cell>
          <table:table-cell office:value-type="float" office:value="0.641579" calcext:value-type="float">
            <text:p>0,641579</text:p>
          </table:table-cell>
          <table:table-cell office:value-type="float" office:value="0.866104" calcext:value-type="float">
            <text:p>0,866104</text:p>
          </table:table-cell>
          <table:table-cell office:value-type="float" office:value="0.930274" calcext:value-type="float">
            <text:p>0,930274</text:p>
          </table:table-cell>
          <table:table-cell office:value-type="float" office:value="0.577808" calcext:value-type="float">
            <text:p>0,5778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-0.183719" calcext:value-type="float">
            <text:p>-0,183719</text:p>
          </table:table-cell>
          <table:table-cell office:value-type="float" office:value="0.564333" calcext:value-type="float">
            <text:p>0,564333</text:p>
          </table:table-cell>
          <table:table-cell office:value-type="float" office:value="0.582417" calcext:value-type="float">
            <text:p>0,582417</text:p>
          </table:table-cell>
          <table:table-cell office:value-type="float" office:value="0.587604" calcext:value-type="float">
            <text:p>0,587604</text:p>
          </table:table-cell>
          <table:table-cell office:value-type="float" office:value="0.589124" calcext:value-type="float">
            <text:p>0,589124</text:p>
          </table:table-cell>
          <table:table-cell office:value-type="float" office:value="0.597502" calcext:value-type="float">
            <text:p>0,597502</text:p>
          </table:table-cell>
          <table:table-cell table:number-columns-repeated="3" office:value-type="float" office:value="0.601035" calcext:value-type="float">
            <text:p>0,601035</text:p>
          </table:table-cell>
          <table:table-cell office:value-type="float" office:value="0.8034" calcext:value-type="float">
            <text:p>0,8034</text:p>
          </table:table-cell>
          <table:table-cell office:value-type="float" office:value="0.930274" calcext:value-type="float">
            <text:p>0,930274</text:p>
          </table:table-cell>
          <table:table-cell office:value-type="float" office:value="0.534377" calcext:value-type="float">
            <text:p>0,53437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0.041055" calcext:value-type="float">
            <text:p>0,041055</text:p>
          </table:table-cell>
          <table:table-cell office:value-type="float" office:value="0.554739" calcext:value-type="float">
            <text:p>0,554739</text:p>
          </table:table-cell>
          <table:table-cell office:value-type="float" office:value="0.577233" calcext:value-type="float">
            <text:p>0,577233</text:p>
          </table:table-cell>
          <table:table-cell office:value-type="float" office:value="0.585703" calcext:value-type="float">
            <text:p>0,585703</text:p>
          </table:table-cell>
          <table:table-cell office:value-type="float" office:value="0.588421" calcext:value-type="float">
            <text:p>0,588421</text:p>
          </table:table-cell>
          <table:table-cell office:value-type="float" office:value="0.592013" calcext:value-type="float">
            <text:p>0,592013</text:p>
          </table:table-cell>
          <table:table-cell office:value-type="float" office:value="0.599275" calcext:value-type="float">
            <text:p>0,599275</text:p>
          </table:table-cell>
          <table:table-cell office:value-type="float" office:value="0.601035" calcext:value-type="float">
            <text:p>0,601035</text:p>
          </table:table-cell>
          <table:table-cell office:value-type="float" office:value="0.633526" calcext:value-type="float">
            <text:p>0,633526</text:p>
          </table:table-cell>
          <table:table-cell office:value-type="float" office:value="0.822193" calcext:value-type="float">
            <text:p>0,822193</text:p>
          </table:table-cell>
          <table:table-cell office:value-type="float" office:value="0.930274" calcext:value-type="float">
            <text:p>0,930274</text:p>
          </table:table-cell>
          <table:table-cell office:value-type="float" office:value="0.559519" calcext:value-type="float">
            <text:p>0,5595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-0.089291" calcext:value-type="float">
            <text:p>-0,089291</text:p>
          </table:table-cell>
          <table:table-cell office:value-type="float" office:value="0.566595" calcext:value-type="float">
            <text:p>0,566595</text:p>
          </table:table-cell>
          <table:table-cell office:value-type="float" office:value="0.582407" calcext:value-type="float">
            <text:p>0,582407</text:p>
          </table:table-cell>
          <table:table-cell office:value-type="float" office:value="0.586952" calcext:value-type="float">
            <text:p>0,586952</text:p>
          </table:table-cell>
          <table:table-cell office:value-type="float" office:value="0.588531" calcext:value-type="float">
            <text:p>0,588531</text:p>
          </table:table-cell>
          <table:table-cell office:value-type="float" office:value="0.594688" calcext:value-type="float">
            <text:p>0,594688</text:p>
          </table:table-cell>
          <table:table-cell office:value-type="float" office:value="0.60075" calcext:value-type="float">
            <text:p>0,60075</text:p>
          </table:table-cell>
          <table:table-cell office:value-type="float" office:value="0.601035" calcext:value-type="float">
            <text:p>0,601035</text:p>
          </table:table-cell>
          <table:table-cell office:value-type="float" office:value="0.691816" calcext:value-type="float">
            <text:p>0,691816</text:p>
          </table:table-cell>
          <table:table-cell office:value-type="float" office:value="0.824347" calcext:value-type="float">
            <text:p>0,824347</text:p>
          </table:table-cell>
          <table:table-cell office:value-type="float" office:value="0.930274" calcext:value-type="float">
            <text:p>0,930274</text:p>
          </table:table-cell>
          <table:table-cell office:value-type="float" office:value="0.554783" calcext:value-type="float">
            <text:p>0,55478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0.300196" calcext:value-type="float">
            <text:p>0,300196</text:p>
          </table:table-cell>
          <table:table-cell office:value-type="float" office:value="0.565124" calcext:value-type="float">
            <text:p>0,565124</text:p>
          </table:table-cell>
          <table:table-cell office:value-type="float" office:value="0.581652" calcext:value-type="float">
            <text:p>0,581652</text:p>
          </table:table-cell>
          <table:table-cell office:value-type="float" office:value="0.586327" calcext:value-type="float">
            <text:p>0,586327</text:p>
          </table:table-cell>
          <table:table-cell office:value-type="float" office:value="0.589014" calcext:value-type="float">
            <text:p>0,589014</text:p>
          </table:table-cell>
          <table:table-cell office:value-type="float" office:value="0.597216" calcext:value-type="float">
            <text:p>0,597216</text:p>
          </table:table-cell>
          <table:table-cell table:number-columns-repeated="2" office:value-type="float" office:value="0.601035" calcext:value-type="float">
            <text:p>0,601035</text:p>
          </table:table-cell>
          <table:table-cell office:value-type="float" office:value="0.638973" calcext:value-type="float">
            <text:p>0,638973</text:p>
          </table:table-cell>
          <table:table-cell office:value-type="float" office:value="0.807609" calcext:value-type="float">
            <text:p>0,807609</text:p>
          </table:table-cell>
          <table:table-cell office:value-type="float" office:value="0.930274" calcext:value-type="float">
            <text:p>0,930274</text:p>
          </table:table-cell>
          <table:table-cell office:value-type="float" office:value="0.586818" calcext:value-type="float">
            <text:p>0,5868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46679" calcext:value-type="float">
            <text:p>0,146679</text:p>
          </table:table-cell>
          <table:table-cell office:value-type="float" office:value="0.463702" calcext:value-type="float">
            <text:p>0,463702</text:p>
          </table:table-cell>
          <table:table-cell office:value-type="float" office:value="0.567159" calcext:value-type="float">
            <text:p>0,567159</text:p>
          </table:table-cell>
          <table:table-cell office:value-type="float" office:value="0.581487" calcext:value-type="float">
            <text:p>0,581487</text:p>
          </table:table-cell>
          <table:table-cell office:value-type="float" office:value="0.586799" calcext:value-type="float">
            <text:p>0,586799</text:p>
          </table:table-cell>
          <table:table-cell office:value-type="float" office:value="0.594174" calcext:value-type="float">
            <text:p>0,594174</text:p>
          </table:table-cell>
          <table:table-cell office:value-type="float" office:value="0.600464" calcext:value-type="float">
            <text:p>0,600464</text:p>
          </table:table-cell>
          <table:table-cell table:number-columns-repeated="2" office:value-type="float" office:value="0.601035" calcext:value-type="float">
            <text:p>0,601035</text:p>
          </table:table-cell>
          <table:table-cell office:value-type="float" office:value="0.643499" calcext:value-type="float">
            <text:p>0,643499</text:p>
          </table:table-cell>
          <table:table-cell office:value-type="float" office:value="0.814071" calcext:value-type="float">
            <text:p>0,814071</text:p>
          </table:table-cell>
          <table:table-cell office:value-type="float" office:value="0.930274" calcext:value-type="float">
            <text:p>0,930274</text:p>
          </table:table-cell>
          <table:table-cell office:value-type="float" office:value="0.605343" calcext:value-type="float">
            <text:p>0,6053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-0.160476" calcext:value-type="float">
            <text:p>-0,160476</text:p>
          </table:table-cell>
          <table:table-cell office:value-type="float" office:value="0.548164" calcext:value-type="float">
            <text:p>0,548164</text:p>
          </table:table-cell>
          <table:table-cell office:value-type="float" office:value="0.568796" calcext:value-type="float">
            <text:p>0,568796</text:p>
          </table:table-cell>
          <table:table-cell office:value-type="float" office:value="0.584896" calcext:value-type="float">
            <text:p>0,584896</text:p>
          </table:table-cell>
          <table:table-cell office:value-type="float" office:value="0.589895" calcext:value-type="float">
            <text:p>0,589895</text:p>
          </table:table-cell>
          <table:table-cell office:value-type="float" office:value="0.596234" calcext:value-type="float">
            <text:p>0,596234</text:p>
          </table:table-cell>
          <table:table-cell table:number-columns-repeated="2" office:value-type="float" office:value="0.601035" calcext:value-type="float">
            <text:p>0,601035</text:p>
          </table:table-cell>
          <table:table-cell office:value-type="float" office:value="0.62446" calcext:value-type="float">
            <text:p>0,62446</text:p>
          </table:table-cell>
          <table:table-cell office:value-type="float" office:value="0.822944" calcext:value-type="float">
            <text:p>0,822944</text:p>
          </table:table-cell>
          <table:table-cell office:value-type="float" office:value="0.930274" calcext:value-type="float">
            <text:p>0,930274</text:p>
          </table:table-cell>
          <table:table-cell office:value-type="float" office:value="0.537698" calcext:value-type="float">
            <text:p>0,5376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" calcext:value-type="float">
            <text:p>-1</text:p>
          </table:table-cell>
          <table:table-cell office:value-type="float" office:value="0.284415" calcext:value-type="float">
            <text:p>0,284415</text:p>
          </table:table-cell>
          <table:table-cell office:value-type="float" office:value="0.563162" calcext:value-type="float">
            <text:p>0,563162</text:p>
          </table:table-cell>
          <table:table-cell office:value-type="float" office:value="0.573351" calcext:value-type="float">
            <text:p>0,573351</text:p>
          </table:table-cell>
          <table:table-cell office:value-type="float" office:value="0.587117" calcext:value-type="float">
            <text:p>0,587117</text:p>
          </table:table-cell>
          <table:table-cell office:value-type="float" office:value="0.59015" calcext:value-type="float">
            <text:p>0,59015</text:p>
          </table:table-cell>
          <table:table-cell office:value-type="float" office:value="0.593461" calcext:value-type="float">
            <text:p>0,593461</text:p>
          </table:table-cell>
          <table:table-cell table:number-columns-repeated="2" office:value-type="float" office:value="0.601035" calcext:value-type="float">
            <text:p>0,601035</text:p>
          </table:table-cell>
          <table:table-cell office:value-type="float" office:value="0.633358" calcext:value-type="float">
            <text:p>0,633358</text:p>
          </table:table-cell>
          <table:table-cell office:value-type="float" office:value="0.858633" calcext:value-type="float">
            <text:p>0,858633</text:p>
          </table:table-cell>
          <table:table-cell office:value-type="float" office:value="0.930274" calcext:value-type="float">
            <text:p>0,930274</text:p>
          </table:table-cell>
          <table:table-cell office:value-type="float" office:value="0.588572" calcext:value-type="float">
            <text:p>0,5885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" calcext:value-type="float">
            <text:p>-1</text:p>
          </table:table-cell>
          <table:table-cell office:value-type="float" office:value="0.241222" calcext:value-type="float">
            <text:p>0,241222</text:p>
          </table:table-cell>
          <table:table-cell office:value-type="float" office:value="0.562073" calcext:value-type="float">
            <text:p>0,562073</text:p>
          </table:table-cell>
          <table:table-cell office:value-type="float" office:value="0.567894" calcext:value-type="float">
            <text:p>0,567894</text:p>
          </table:table-cell>
          <table:table-cell office:value-type="float" office:value="0.584473" calcext:value-type="float">
            <text:p>0,584473</text:p>
          </table:table-cell>
          <table:table-cell office:value-type="float" office:value="0.588087" calcext:value-type="float">
            <text:p>0,588087</text:p>
          </table:table-cell>
          <table:table-cell office:value-type="float" office:value="0.592453" calcext:value-type="float">
            <text:p>0,592453</text:p>
          </table:table-cell>
          <table:table-cell table:number-columns-repeated="2" office:value-type="float" office:value="0.601035" calcext:value-type="float">
            <text:p>0,601035</text:p>
          </table:table-cell>
          <table:table-cell office:value-type="float" office:value="0.66436" calcext:value-type="float">
            <text:p>0,66436</text:p>
          </table:table-cell>
          <table:table-cell office:value-type="float" office:value="0.903109" calcext:value-type="float">
            <text:p>0,903109</text:p>
          </table:table-cell>
          <table:table-cell office:value-type="float" office:value="0.930274" calcext:value-type="float">
            <text:p>0,930274</text:p>
          </table:table-cell>
          <table:table-cell office:value-type="float" office:value="0.590574" calcext:value-type="float">
            <text:p>0,59057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" calcext:value-type="float">
            <text:p>-1</text:p>
          </table:table-cell>
          <table:table-cell office:value-type="float" office:value="0.040317" calcext:value-type="float">
            <text:p>0,040317</text:p>
          </table:table-cell>
          <table:table-cell office:value-type="float" office:value="0.563077" calcext:value-type="float">
            <text:p>0,563077</text:p>
          </table:table-cell>
          <table:table-cell office:value-type="float" office:value="0.573909" calcext:value-type="float">
            <text:p>0,573909</text:p>
          </table:table-cell>
          <table:table-cell office:value-type="float" office:value="0.585703" calcext:value-type="float">
            <text:p>0,585703</text:p>
          </table:table-cell>
          <table:table-cell office:value-type="float" office:value="0.589379" calcext:value-type="float">
            <text:p>0,589379</text:p>
          </table:table-cell>
          <table:table-cell office:value-type="float" office:value="0.597279" calcext:value-type="float">
            <text:p>0,597279</text:p>
          </table:table-cell>
          <table:table-cell table:number-columns-repeated="2" office:value-type="float" office:value="0.601035" calcext:value-type="float">
            <text:p>0,601035</text:p>
          </table:table-cell>
          <table:table-cell office:value-type="float" office:value="0.709343" calcext:value-type="float">
            <text:p>0,709343</text:p>
          </table:table-cell>
          <table:table-cell office:value-type="float" office:value="0.914161" calcext:value-type="float">
            <text:p>0,914161</text:p>
          </table:table-cell>
          <table:table-cell office:value-type="float" office:value="0.930274" calcext:value-type="float">
            <text:p>0,930274</text:p>
          </table:table-cell>
          <table:table-cell office:value-type="float" office:value="0.577524" calcext:value-type="float">
            <text:p>0,57752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  <table:table-cell office:value-type="float" office:value="0.04781" calcext:value-type="float">
            <text:p>0,04781</text:p>
          </table:table-cell>
          <table:table-cell office:value-type="float" office:value="0.561849" calcext:value-type="float">
            <text:p>0,561849</text:p>
          </table:table-cell>
          <table:table-cell office:value-type="float" office:value="0.575032" calcext:value-type="float">
            <text:p>0,575032</text:p>
          </table:table-cell>
          <table:table-cell office:value-type="float" office:value="0.585078" calcext:value-type="float">
            <text:p>0,585078</text:p>
          </table:table-cell>
          <table:table-cell office:value-type="float" office:value="0.589061" calcext:value-type="float">
            <text:p>0,589061</text:p>
          </table:table-cell>
          <table:table-cell office:value-type="float" office:value="0.596982" calcext:value-type="float">
            <text:p>0,596982</text:p>
          </table:table-cell>
          <table:table-cell office:value-type="float" office:value="0.601035" calcext:value-type="float">
            <text:p>0,601035</text:p>
          </table:table-cell>
          <table:table-cell office:value-type="float" office:value="0.601305" calcext:value-type="float">
            <text:p>0,601305</text:p>
          </table:table-cell>
          <table:table-cell office:value-type="float" office:value="0.709454" calcext:value-type="float">
            <text:p>0,709454</text:p>
          </table:table-cell>
          <table:table-cell office:value-type="float" office:value="0.906032" calcext:value-type="float">
            <text:p>0,906032</text:p>
          </table:table-cell>
          <table:table-cell office:value-type="float" office:value="0.930274" calcext:value-type="float">
            <text:p>0,930274</text:p>
          </table:table-cell>
          <table:table-cell office:value-type="float" office:value="0.577364" calcext:value-type="float">
            <text:p>0,57736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" calcext:value-type="float">
            <text:p>-1</text:p>
          </table:table-cell>
          <table:table-cell office:value-type="float" office:value="0.034099" calcext:value-type="float">
            <text:p>0,034099</text:p>
          </table:table-cell>
          <table:table-cell office:value-type="float" office:value="0.554873" calcext:value-type="float">
            <text:p>0,554873</text:p>
          </table:table-cell>
          <table:table-cell office:value-type="float" office:value="0.564461" calcext:value-type="float">
            <text:p>0,564461</text:p>
          </table:table-cell>
          <table:table-cell office:value-type="float" office:value="0.579899" calcext:value-type="float">
            <text:p>0,579899</text:p>
          </table:table-cell>
          <table:table-cell office:value-type="float" office:value="0.588091" calcext:value-type="float">
            <text:p>0,588091</text:p>
          </table:table-cell>
          <table:table-cell office:value-type="float" office:value="0.595356" calcext:value-type="float">
            <text:p>0,595356</text:p>
          </table:table-cell>
          <table:table-cell office:value-type="float" office:value="0.601035" calcext:value-type="float">
            <text:p>0,601035</text:p>
          </table:table-cell>
          <table:table-cell office:value-type="float" office:value="0.605704" calcext:value-type="float">
            <text:p>0,605704</text:p>
          </table:table-cell>
          <table:table-cell office:value-type="float" office:value="0.737848" calcext:value-type="float">
            <text:p>0,737848</text:p>
          </table:table-cell>
          <table:table-cell office:value-type="float" office:value="0.914922" calcext:value-type="float">
            <text:p>0,914922</text:p>
          </table:table-cell>
          <table:table-cell office:value-type="float" office:value="0.930274" calcext:value-type="float">
            <text:p>0,930274</text:p>
          </table:table-cell>
          <table:table-cell office:value-type="float" office:value="0.577629" calcext:value-type="float">
            <text:p>0,5776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  <table:table-cell office:value-type="float" office:value="0.002213" calcext:value-type="float">
            <text:p>0,002213</text:p>
          </table:table-cell>
          <table:table-cell office:value-type="float" office:value="0.544624" calcext:value-type="float">
            <text:p>0,544624</text:p>
          </table:table-cell>
          <table:table-cell office:value-type="float" office:value="0.564917" calcext:value-type="float">
            <text:p>0,564917</text:p>
          </table:table-cell>
          <table:table-cell office:value-type="float" office:value="0.570162" calcext:value-type="float">
            <text:p>0,570162</text:p>
          </table:table-cell>
          <table:table-cell office:value-type="float" office:value="0.58641" calcext:value-type="float">
            <text:p>0,58641</text:p>
          </table:table-cell>
          <table:table-cell office:value-type="float" office:value="0.596564" calcext:value-type="float">
            <text:p>0,596564</text:p>
          </table:table-cell>
          <table:table-cell office:value-type="float" office:value="0.601035" calcext:value-type="float">
            <text:p>0,601035</text:p>
          </table:table-cell>
          <table:table-cell office:value-type="float" office:value="0.60726" calcext:value-type="float">
            <text:p>0,60726</text:p>
          </table:table-cell>
          <table:table-cell office:value-type="float" office:value="0.648949" calcext:value-type="float">
            <text:p>0,648949</text:p>
          </table:table-cell>
          <table:table-cell office:value-type="float" office:value="0.893865" calcext:value-type="float">
            <text:p>0,893865</text:p>
          </table:table-cell>
          <table:table-cell office:value-type="float" office:value="0.930274" calcext:value-type="float">
            <text:p>0,930274</text:p>
          </table:table-cell>
          <table:table-cell office:value-type="float" office:value="0.5616" calcext:value-type="float">
            <text:p>0,56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" calcext:value-type="float">
            <text:p>-1</text:p>
          </table:table-cell>
          <table:table-cell office:value-type="float" office:value="0.108393" calcext:value-type="float">
            <text:p>0,108393</text:p>
          </table:table-cell>
          <table:table-cell office:value-type="float" office:value="0.541366" calcext:value-type="float">
            <text:p>0,541366</text:p>
          </table:table-cell>
          <table:table-cell office:value-type="float" office:value="0.565037" calcext:value-type="float">
            <text:p>0,565037</text:p>
          </table:table-cell>
          <table:table-cell office:value-type="float" office:value="0.575065" calcext:value-type="float">
            <text:p>0,575065</text:p>
          </table:table-cell>
          <table:table-cell office:value-type="float" office:value="0.585796" calcext:value-type="float">
            <text:p>0,585796</text:p>
          </table:table-cell>
          <table:table-cell office:value-type="float" office:value="0.593054" calcext:value-type="float">
            <text:p>0,593054</text:p>
          </table:table-cell>
          <table:table-cell office:value-type="float" office:value="0.601035" calcext:value-type="float">
            <text:p>0,601035</text:p>
          </table:table-cell>
          <table:table-cell office:value-type="float" office:value="0.602591" calcext:value-type="float">
            <text:p>0,602591</text:p>
          </table:table-cell>
          <table:table-cell office:value-type="float" office:value="0.655077" calcext:value-type="float">
            <text:p>0,655077</text:p>
          </table:table-cell>
          <table:table-cell office:value-type="float" office:value="0.883101" calcext:value-type="float">
            <text:p>0,883101</text:p>
          </table:table-cell>
          <table:table-cell office:value-type="float" office:value="0.930274" calcext:value-type="float">
            <text:p>0,930274</text:p>
          </table:table-cell>
          <table:table-cell office:value-type="float" office:value="0.571052" calcext:value-type="float">
            <text:p>0,57105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" calcext:value-type="float">
            <text:p>-1</text:p>
          </table:table-cell>
          <table:table-cell office:value-type="float" office:value="0.153061" calcext:value-type="float">
            <text:p>0,153061</text:p>
          </table:table-cell>
          <table:table-cell office:value-type="float" office:value="0.561059" calcext:value-type="float">
            <text:p>0,561059</text:p>
          </table:table-cell>
          <table:table-cell office:value-type="float" office:value="0.572336" calcext:value-type="float">
            <text:p>0,572336</text:p>
          </table:table-cell>
          <table:table-cell office:value-type="float" office:value="0.588533" calcext:value-type="float">
            <text:p>0,588533</text:p>
          </table:table-cell>
          <table:table-cell office:value-type="float" office:value="0.597662" calcext:value-type="float">
            <text:p>0,597662</text:p>
          </table:table-cell>
          <table:table-cell table:number-columns-repeated="2" office:value-type="float" office:value="0.601035" calcext:value-type="float">
            <text:p>0,601035</text:p>
          </table:table-cell>
          <table:table-cell office:value-type="float" office:value="0.612492" calcext:value-type="float">
            <text:p>0,612492</text:p>
          </table:table-cell>
          <table:table-cell office:value-type="float" office:value="0.735912" calcext:value-type="float">
            <text:p>0,735912</text:p>
          </table:table-cell>
          <table:table-cell office:value-type="float" office:value="0.901342" calcext:value-type="float">
            <text:p>0,901342</text:p>
          </table:table-cell>
          <table:table-cell office:value-type="float" office:value="0.930274" calcext:value-type="float">
            <text:p>0,930274</text:p>
          </table:table-cell>
          <table:table-cell office:value-type="float" office:value="0.592447" calcext:value-type="float">
            <text:p>0,59244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" calcext:value-type="float">
            <text:p>-1</text:p>
          </table:table-cell>
          <table:table-cell office:value-type="float" office:value="-0.007007" calcext:value-type="float">
            <text:p>-0,007007</text:p>
          </table:table-cell>
          <table:table-cell office:value-type="float" office:value="0.547653" calcext:value-type="float">
            <text:p>0,547653</text:p>
          </table:table-cell>
          <table:table-cell office:value-type="float" office:value="0.569345" calcext:value-type="float">
            <text:p>0,569345</text:p>
          </table:table-cell>
          <table:table-cell office:value-type="float" office:value="0.583315" calcext:value-type="float">
            <text:p>0,583315</text:p>
          </table:table-cell>
          <table:table-cell office:value-type="float" office:value="0.595466" calcext:value-type="float">
            <text:p>0,595466</text:p>
          </table:table-cell>
          <table:table-cell table:number-columns-repeated="2" office:value-type="float" office:value="0.601035" calcext:value-type="float">
            <text:p>0,601035</text:p>
          </table:table-cell>
          <table:table-cell office:value-type="float" office:value="0.608816" calcext:value-type="float">
            <text:p>0,608816</text:p>
          </table:table-cell>
          <table:table-cell office:value-type="float" office:value="0.719695" calcext:value-type="float">
            <text:p>0,719695</text:p>
          </table:table-cell>
          <table:table-cell office:value-type="float" office:value="0.876523" calcext:value-type="float">
            <text:p>0,876523</text:p>
          </table:table-cell>
          <table:table-cell office:value-type="float" office:value="0.930274" calcext:value-type="float">
            <text:p>0,930274</text:p>
          </table:table-cell>
          <table:table-cell office:value-type="float" office:value="0.569588" calcext:value-type="float">
            <text:p>0,56958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" calcext:value-type="float">
            <text:p>-1</text:p>
          </table:table-cell>
          <table:table-cell office:value-type="float" office:value="0.345491" calcext:value-type="float">
            <text:p>0,345491</text:p>
          </table:table-cell>
          <table:table-cell office:value-type="float" office:value="0.569014" calcext:value-type="float">
            <text:p>0,569014</text:p>
          </table:table-cell>
          <table:table-cell office:value-type="float" office:value="0.580929" calcext:value-type="float">
            <text:p>0,580929</text:p>
          </table:table-cell>
          <table:table-cell office:value-type="float" office:value="0.588554" calcext:value-type="float">
            <text:p>0,588554</text:p>
          </table:table-cell>
          <table:table-cell office:value-type="float" office:value="0.599573" calcext:value-type="float">
            <text:p>0,599573</text:p>
          </table:table-cell>
          <table:table-cell table:number-columns-repeated="2" office:value-type="float" office:value="0.601035" calcext:value-type="float">
            <text:p>0,601035</text:p>
          </table:table-cell>
          <table:table-cell office:value-type="float" office:value="0.614208" calcext:value-type="float">
            <text:p>0,614208</text:p>
          </table:table-cell>
          <table:table-cell office:value-type="float" office:value="0.753582" calcext:value-type="float">
            <text:p>0,753582</text:p>
          </table:table-cell>
          <table:table-cell office:value-type="float" office:value="0.884536" calcext:value-type="float">
            <text:p>0,884536</text:p>
          </table:table-cell>
          <table:table-cell office:value-type="float" office:value="0.930274" calcext:value-type="float">
            <text:p>0,930274</text:p>
          </table:table-cell>
          <table:table-cell office:value-type="float" office:value="0.613796" calcext:value-type="float">
            <text:p>0,61379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0.023341" calcext:value-type="float">
            <text:p>-0,023341</text:p>
          </table:table-cell>
          <table:table-cell office:value-type="float" office:value="0.280811" calcext:value-type="float">
            <text:p>0,280811</text:p>
          </table:table-cell>
          <table:table-cell office:value-type="float" office:value="0.567679" calcext:value-type="float">
            <text:p>0,567679</text:p>
          </table:table-cell>
          <table:table-cell office:value-type="float" office:value="0.582731" calcext:value-type="float">
            <text:p>0,582731</text:p>
          </table:table-cell>
          <table:table-cell office:value-type="float" office:value="0.588967" calcext:value-type="float">
            <text:p>0,588967</text:p>
          </table:table-cell>
          <table:table-cell office:value-type="float" office:value="0.599573" calcext:value-type="float">
            <text:p>0,599573</text:p>
          </table:table-cell>
          <table:table-cell table:number-columns-repeated="2" office:value-type="float" office:value="0.601035" calcext:value-type="float">
            <text:p>0,601035</text:p>
          </table:table-cell>
          <table:table-cell office:value-type="float" office:value="0.654793" calcext:value-type="float">
            <text:p>0,654793</text:p>
          </table:table-cell>
          <table:table-cell office:value-type="float" office:value="0.805296" calcext:value-type="float">
            <text:p>0,805296</text:p>
          </table:table-cell>
          <table:table-cell office:value-type="float" office:value="0.896954" calcext:value-type="float">
            <text:p>0,896954</text:p>
          </table:table-cell>
          <table:table-cell office:value-type="float" office:value="0.930274" calcext:value-type="float">
            <text:p>0,930274</text:p>
          </table:table-cell>
          <table:table-cell office:value-type="float" office:value="0.617888" calcext:value-type="float">
            <text:p>0,61788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" calcext:value-type="float">
            <text:p>-1</text:p>
          </table:table-cell>
          <table:table-cell office:value-type="float" office:value="-0.337923" calcext:value-type="float">
            <text:p>-0,337923</text:p>
          </table:table-cell>
          <table:table-cell office:value-type="float" office:value="0.556885" calcext:value-type="float">
            <text:p>0,556885</text:p>
          </table:table-cell>
          <table:table-cell office:value-type="float" office:value="0.578582" calcext:value-type="float">
            <text:p>0,578582</text:p>
          </table:table-cell>
          <table:table-cell office:value-type="float" office:value="0.589989" calcext:value-type="float">
            <text:p>0,589989</text:p>
          </table:table-cell>
          <table:table-cell office:value-type="float" office:value="0.600453" calcext:value-type="float">
            <text:p>0,600453</text:p>
          </table:table-cell>
          <table:table-cell office:value-type="float" office:value="0.601035" calcext:value-type="float">
            <text:p>0,601035</text:p>
          </table:table-cell>
          <table:table-cell office:value-type="float" office:value="0.601655" calcext:value-type="float">
            <text:p>0,601655</text:p>
          </table:table-cell>
          <table:table-cell office:value-type="float" office:value="0.675364" calcext:value-type="float">
            <text:p>0,675364</text:p>
          </table:table-cell>
          <table:table-cell office:value-type="float" office:value="0.828145" calcext:value-type="float">
            <text:p>0,828145</text:p>
          </table:table-cell>
          <table:table-cell office:value-type="float" office:value="0.918111" calcext:value-type="float">
            <text:p>0,918111</text:p>
          </table:table-cell>
          <table:table-cell office:value-type="float" office:value="0.943771" calcext:value-type="float">
            <text:p>0,943771</text:p>
          </table:table-cell>
          <table:table-cell office:value-type="float" office:value="0.56123" calcext:value-type="float">
            <text:p>0,5612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" calcext:value-type="float">
            <text:p>-1</text:p>
          </table:table-cell>
          <table:table-cell office:value-type="float" office:value="0.174321" calcext:value-type="float">
            <text:p>0,174321</text:p>
          </table:table-cell>
          <table:table-cell office:value-type="float" office:value="0.555616" calcext:value-type="float">
            <text:p>0,555616</text:p>
          </table:table-cell>
          <table:table-cell office:value-type="float" office:value="0.572761" calcext:value-type="float">
            <text:p>0,572761</text:p>
          </table:table-cell>
          <table:table-cell office:value-type="float" office:value="0.588563" calcext:value-type="float">
            <text:p>0,588563</text:p>
          </table:table-cell>
          <table:table-cell office:value-type="float" office:value="0.600464" calcext:value-type="float">
            <text:p>0,600464</text:p>
          </table:table-cell>
          <table:table-cell office:value-type="float" office:value="0.601035" calcext:value-type="float">
            <text:p>0,601035</text:p>
          </table:table-cell>
          <table:table-cell office:value-type="float" office:value="0.603813" calcext:value-type="float">
            <text:p>0,603813</text:p>
          </table:table-cell>
          <table:table-cell office:value-type="float" office:value="0.690296" calcext:value-type="float">
            <text:p>0,690296</text:p>
          </table:table-cell>
          <table:table-cell office:value-type="float" office:value="0.814571" calcext:value-type="float">
            <text:p>0,814571</text:p>
          </table:table-cell>
          <table:table-cell office:value-type="float" office:value="0.917742" calcext:value-type="float">
            <text:p>0,917742</text:p>
          </table:table-cell>
          <table:table-cell office:value-type="float" office:value="0.943771" calcext:value-type="float">
            <text:p>0,943771</text:p>
          </table:table-cell>
          <table:table-cell office:value-type="float" office:value="0.611918" calcext:value-type="float">
            <text:p>0,6119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" calcext:value-type="float">
            <text:p>-1</text:p>
          </table:table-cell>
          <table:table-cell office:value-type="float" office:value="0.030717" calcext:value-type="float">
            <text:p>0,030717</text:p>
          </table:table-cell>
          <table:table-cell office:value-type="float" office:value="0.55399" calcext:value-type="float">
            <text:p>0,55399</text:p>
          </table:table-cell>
          <table:table-cell office:value-type="float" office:value="0.579424" calcext:value-type="float">
            <text:p>0,579424</text:p>
          </table:table-cell>
          <table:table-cell office:value-type="float" office:value="0.590702" calcext:value-type="float">
            <text:p>0,590702</text:p>
          </table:table-cell>
          <table:table-cell office:value-type="float" office:value="0.599846" calcext:value-type="float">
            <text:p>0,599846</text:p>
          </table:table-cell>
          <table:table-cell office:value-type="float" office:value="0.602169" calcext:value-type="float">
            <text:p>0,602169</text:p>
          </table:table-cell>
          <table:table-cell office:value-type="float" office:value="0.672902" calcext:value-type="float">
            <text:p>0,672902</text:p>
          </table:table-cell>
          <table:table-cell office:value-type="float" office:value="0.762985" calcext:value-type="float">
            <text:p>0,762985</text:p>
          </table:table-cell>
          <table:table-cell office:value-type="float" office:value="0.874745" calcext:value-type="float">
            <text:p>0,874745</text:p>
          </table:table-cell>
          <table:table-cell office:value-type="float" office:value="0.927836" calcext:value-type="float">
            <text:p>0,927836</text:p>
          </table:table-cell>
          <table:table-cell office:value-type="float" office:value="0.943771" calcext:value-type="float">
            <text:p>0,943771</text:p>
          </table:table-cell>
          <table:table-cell office:value-type="float" office:value="0.619532" calcext:value-type="float">
            <text:p>0,6195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" calcext:value-type="float">
            <text:p>-1</text:p>
          </table:table-cell>
          <table:table-cell office:value-type="float" office:value="0.24831" calcext:value-type="float">
            <text:p>0,24831</text:p>
          </table:table-cell>
          <table:table-cell office:value-type="float" office:value="0.55494" calcext:value-type="float">
            <text:p>0,55494</text:p>
          </table:table-cell>
          <table:table-cell office:value-type="float" office:value="0.573961" calcext:value-type="float">
            <text:p>0,573961</text:p>
          </table:table-cell>
          <table:table-cell office:value-type="float" office:value="0.589773" calcext:value-type="float">
            <text:p>0,589773</text:p>
          </table:table-cell>
          <table:table-cell office:value-type="float" office:value="0.59987" calcext:value-type="float">
            <text:p>0,59987</text:p>
          </table:table-cell>
          <table:table-cell office:value-type="float" office:value="0.601035" calcext:value-type="float">
            <text:p>0,601035</text:p>
          </table:table-cell>
          <table:table-cell office:value-type="float" office:value="0.641381" calcext:value-type="float">
            <text:p>0,641381</text:p>
          </table:table-cell>
          <table:table-cell office:value-type="float" office:value="0.747387" calcext:value-type="float">
            <text:p>0,747387</text:p>
          </table:table-cell>
          <table:table-cell office:value-type="float" office:value="0.836081" calcext:value-type="float">
            <text:p>0,836081</text:p>
          </table:table-cell>
          <table:table-cell office:value-type="float" office:value="0.928034" calcext:value-type="float">
            <text:p>0,928034</text:p>
          </table:table-cell>
          <table:table-cell office:value-type="float" office:value="0.943771" calcext:value-type="float">
            <text:p>0,943771</text:p>
          </table:table-cell>
          <table:table-cell office:value-type="float" office:value="0.632077" calcext:value-type="float">
            <text:p>0,63207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80872" calcext:value-type="float">
            <text:p>0,080872</text:p>
          </table:table-cell>
          <table:table-cell office:value-type="float" office:value="0.403631" calcext:value-type="float">
            <text:p>0,403631</text:p>
          </table:table-cell>
          <table:table-cell office:value-type="float" office:value="0.565536" calcext:value-type="float">
            <text:p>0,565536</text:p>
          </table:table-cell>
          <table:table-cell office:value-type="float" office:value="0.58205" calcext:value-type="float">
            <text:p>0,58205</text:p>
          </table:table-cell>
          <table:table-cell office:value-type="float" office:value="0.598148" calcext:value-type="float">
            <text:p>0,598148</text:p>
          </table:table-cell>
          <table:table-cell office:value-type="float" office:value="0.601035" calcext:value-type="float">
            <text:p>0,601035</text:p>
          </table:table-cell>
          <table:table-cell office:value-type="float" office:value="0.617096" calcext:value-type="float">
            <text:p>0,617096</text:p>
          </table:table-cell>
          <table:table-cell office:value-type="float" office:value="0.717365" calcext:value-type="float">
            <text:p>0,717365</text:p>
          </table:table-cell>
          <table:table-cell office:value-type="float" office:value="0.792354" calcext:value-type="float">
            <text:p>0,792354</text:p>
          </table:table-cell>
          <table:table-cell office:value-type="float" office:value="0.882499" calcext:value-type="float">
            <text:p>0,882499</text:p>
          </table:table-cell>
          <table:table-cell office:value-type="float" office:value="0.936215" calcext:value-type="float">
            <text:p>0,936215</text:p>
          </table:table-cell>
          <table:table-cell office:value-type="float" office:value="0.943771" calcext:value-type="float">
            <text:p>0,943771</text:p>
          </table:table-cell>
          <table:table-cell office:value-type="float" office:value="0.669593" calcext:value-type="float">
            <text:p>0,66959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0.022843" calcext:value-type="float">
            <text:p>-0,022843</text:p>
          </table:table-cell>
          <table:table-cell office:value-type="float" office:value="0.245882" calcext:value-type="float">
            <text:p>0,245882</text:p>
          </table:table-cell>
          <table:table-cell office:value-type="float" office:value="0.539115" calcext:value-type="float">
            <text:p>0,539115</text:p>
          </table:table-cell>
          <table:table-cell office:value-type="float" office:value="0.582153" calcext:value-type="float">
            <text:p>0,582153</text:p>
          </table:table-cell>
          <table:table-cell office:value-type="float" office:value="0.599072" calcext:value-type="float">
            <text:p>0,599072</text:p>
          </table:table-cell>
          <table:table-cell office:value-type="float" office:value="0.601137" calcext:value-type="float">
            <text:p>0,601137</text:p>
          </table:table-cell>
          <table:table-cell office:value-type="float" office:value="0.637398" calcext:value-type="float">
            <text:p>0,637398</text:p>
          </table:table-cell>
          <table:table-cell office:value-type="float" office:value="0.723659" calcext:value-type="float">
            <text:p>0,723659</text:p>
          </table:table-cell>
          <table:table-cell office:value-type="float" office:value="0.775239" calcext:value-type="float">
            <text:p>0,775239</text:p>
          </table:table-cell>
          <table:table-cell office:value-type="float" office:value="0.862806" calcext:value-type="float">
            <text:p>0,862806</text:p>
          </table:table-cell>
          <table:table-cell office:value-type="float" office:value="0.936215" calcext:value-type="float">
            <text:p>0,936215</text:p>
          </table:table-cell>
          <table:table-cell office:value-type="float" office:value="0.943771" calcext:value-type="float">
            <text:p>0,943771</text:p>
          </table:table-cell>
          <table:table-cell office:value-type="float" office:value="0.650267" calcext:value-type="float">
            <text:p>0,6502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" calcext:value-type="float">
            <text:p>-1</text:p>
          </table:table-cell>
          <table:table-cell office:value-type="float" office:value="0.037234" calcext:value-type="float">
            <text:p>0,037234</text:p>
          </table:table-cell>
          <table:table-cell office:value-type="float" office:value="0.531124" calcext:value-type="float">
            <text:p>0,531124</text:p>
          </table:table-cell>
          <table:table-cell office:value-type="float" office:value="0.576677" calcext:value-type="float">
            <text:p>0,576677</text:p>
          </table:table-cell>
          <table:table-cell office:value-type="float" office:value="0.59662" calcext:value-type="float">
            <text:p>0,59662</text:p>
          </table:table-cell>
          <table:table-cell office:value-type="float" office:value="0.601447" calcext:value-type="float">
            <text:p>0,601447</text:p>
          </table:table-cell>
          <table:table-cell office:value-type="float" office:value="0.641872" calcext:value-type="float">
            <text:p>0,641872</text:p>
          </table:table-cell>
          <table:table-cell office:value-type="float" office:value="0.714773" calcext:value-type="float">
            <text:p>0,714773</text:p>
          </table:table-cell>
          <table:table-cell office:value-type="float" office:value="0.769437" calcext:value-type="float">
            <text:p>0,769437</text:p>
          </table:table-cell>
          <table:table-cell office:value-type="float" office:value="0.837242" calcext:value-type="float">
            <text:p>0,837242</text:p>
          </table:table-cell>
          <table:table-cell office:value-type="float" office:value="0.918661" calcext:value-type="float">
            <text:p>0,918661</text:p>
          </table:table-cell>
          <table:table-cell office:value-type="float" office:value="0.943771" calcext:value-type="float">
            <text:p>0,943771</text:p>
          </table:table-cell>
          <table:table-cell office:value-type="float" office:value="0.622509" calcext:value-type="float">
            <text:p>0,62250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" calcext:value-type="float">
            <text:p>-1</text:p>
          </table:table-cell>
          <table:table-cell office:value-type="float" office:value="0.157667" calcext:value-type="float">
            <text:p>0,157667</text:p>
          </table:table-cell>
          <table:table-cell office:value-type="float" office:value="0.517378" calcext:value-type="float">
            <text:p>0,517378</text:p>
          </table:table-cell>
          <table:table-cell office:value-type="float" office:value="0.566967" calcext:value-type="float">
            <text:p>0,566967</text:p>
          </table:table-cell>
          <table:table-cell office:value-type="float" office:value="0.58995" calcext:value-type="float">
            <text:p>0,58995</text:p>
          </table:table-cell>
          <table:table-cell office:value-type="float" office:value="0.601035" calcext:value-type="float">
            <text:p>0,601035</text:p>
          </table:table-cell>
          <table:table-cell office:value-type="float" office:value="0.616212" calcext:value-type="float">
            <text:p>0,616212</text:p>
          </table:table-cell>
          <table:table-cell office:value-type="float" office:value="0.670504" calcext:value-type="float">
            <text:p>0,670504</text:p>
          </table:table-cell>
          <table:table-cell office:value-type="float" office:value="0.744536" calcext:value-type="float">
            <text:p>0,744536</text:p>
          </table:table-cell>
          <table:table-cell office:value-type="float" office:value="0.826146" calcext:value-type="float">
            <text:p>0,826146</text:p>
          </table:table-cell>
          <table:table-cell office:value-type="float" office:value="0.926322" calcext:value-type="float">
            <text:p>0,926322</text:p>
          </table:table-cell>
          <table:table-cell office:value-type="float" office:value="0.943771" calcext:value-type="float">
            <text:p>0,943771</text:p>
          </table:table-cell>
          <table:table-cell office:value-type="float" office:value="0.621672" calcext:value-type="float">
            <text:p>0,6216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office:value-type="float" office:value="-0.081344" calcext:value-type="float">
            <text:p>-0,081344</text:p>
          </table:table-cell>
          <table:table-cell office:value-type="float" office:value="0.538101" calcext:value-type="float">
            <text:p>0,538101</text:p>
          </table:table-cell>
          <table:table-cell office:value-type="float" office:value="0.571673" calcext:value-type="float">
            <text:p>0,571673</text:p>
          </table:table-cell>
          <table:table-cell office:value-type="float" office:value="0.594255" calcext:value-type="float">
            <text:p>0,594255</text:p>
          </table:table-cell>
          <table:table-cell office:value-type="float" office:value="0.604112" calcext:value-type="float">
            <text:p>0,604112</text:p>
          </table:table-cell>
          <table:table-cell office:value-type="float" office:value="0.62408" calcext:value-type="float">
            <text:p>0,62408</text:p>
          </table:table-cell>
          <table:table-cell office:value-type="float" office:value="0.708344" calcext:value-type="float">
            <text:p>0,708344</text:p>
          </table:table-cell>
          <table:table-cell office:value-type="float" office:value="0.777311" calcext:value-type="float">
            <text:p>0,777311</text:p>
          </table:table-cell>
          <table:table-cell office:value-type="float" office:value="0.880367" calcext:value-type="float">
            <text:p>0,880367</text:p>
          </table:table-cell>
          <table:table-cell office:value-type="float" office:value="0.928293" calcext:value-type="float">
            <text:p>0,928293</text:p>
          </table:table-cell>
          <table:table-cell office:value-type="float" office:value="0.943771" calcext:value-type="float">
            <text:p>0,943771</text:p>
          </table:table-cell>
          <table:table-cell office:value-type="float" office:value="0.614519" calcext:value-type="float">
            <text:p>0,61451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" calcext:value-type="float">
            <text:p>-1</text:p>
          </table:table-cell>
          <table:table-cell office:value-type="float" office:value="-0.039347" calcext:value-type="float">
            <text:p>-0,039347</text:p>
          </table:table-cell>
          <table:table-cell office:value-type="float" office:value="0.563564" calcext:value-type="float">
            <text:p>0,563564</text:p>
          </table:table-cell>
          <table:table-cell office:value-type="float" office:value="0.590518" calcext:value-type="float">
            <text:p>0,590518</text:p>
          </table:table-cell>
          <table:table-cell office:value-type="float" office:value="0.604787" calcext:value-type="float">
            <text:p>0,604787</text:p>
          </table:table-cell>
          <table:table-cell office:value-type="float" office:value="0.633476" calcext:value-type="float">
            <text:p>0,633476</text:p>
          </table:table-cell>
          <table:table-cell office:value-type="float" office:value="0.70933" calcext:value-type="float">
            <text:p>0,70933</text:p>
          </table:table-cell>
          <table:table-cell office:value-type="float" office:value="0.758433" calcext:value-type="float">
            <text:p>0,758433</text:p>
          </table:table-cell>
          <table:table-cell office:value-type="float" office:value="0.82462" calcext:value-type="float">
            <text:p>0,82462</text:p>
          </table:table-cell>
          <table:table-cell office:value-type="float" office:value="0.889792" calcext:value-type="float">
            <text:p>0,889792</text:p>
          </table:table-cell>
          <table:table-cell office:value-type="float" office:value="0.930255" calcext:value-type="float">
            <text:p>0,930255</text:p>
          </table:table-cell>
          <table:table-cell office:value-type="float" office:value="0.943771" calcext:value-type="float">
            <text:p>0,943771</text:p>
          </table:table-cell>
          <table:table-cell office:value-type="float" office:value="0.646543" calcext:value-type="float">
            <text:p>0,64654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" calcext:value-type="float">
            <text:p>-1</text:p>
          </table:table-cell>
          <table:table-cell office:value-type="float" office:value="0.372664" calcext:value-type="float">
            <text:p>0,372664</text:p>
          </table:table-cell>
          <table:table-cell office:value-type="float" office:value="0.569016" calcext:value-type="float">
            <text:p>0,569016</text:p>
          </table:table-cell>
          <table:table-cell office:value-type="float" office:value="0.587625" calcext:value-type="float">
            <text:p>0,587625</text:p>
          </table:table-cell>
          <table:table-cell office:value-type="float" office:value="0.601751" calcext:value-type="float">
            <text:p>0,601751</text:p>
          </table:table-cell>
          <table:table-cell office:value-type="float" office:value="0.638155" calcext:value-type="float">
            <text:p>0,638155</text:p>
          </table:table-cell>
          <table:table-cell office:value-type="float" office:value="0.729396" calcext:value-type="float">
            <text:p>0,729396</text:p>
          </table:table-cell>
          <table:table-cell office:value-type="float" office:value="0.796331" calcext:value-type="float">
            <text:p>0,796331</text:p>
          </table:table-cell>
          <table:table-cell office:value-type="float" office:value="0.855121" calcext:value-type="float">
            <text:p>0,855121</text:p>
          </table:table-cell>
          <table:table-cell office:value-type="float" office:value="0.913286" calcext:value-type="float">
            <text:p>0,913286</text:p>
          </table:table-cell>
          <table:table-cell office:value-type="float" office:value="0.934957" calcext:value-type="float">
            <text:p>0,934957</text:p>
          </table:table-cell>
          <table:table-cell office:value-type="float" office:value="0.943771" calcext:value-type="float">
            <text:p>0,943771</text:p>
          </table:table-cell>
          <table:table-cell office:value-type="float" office:value="0.69983" calcext:value-type="float">
            <text:p>0,6998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" calcext:value-type="float">
            <text:p>-1</text:p>
          </table:table-cell>
          <table:table-cell office:value-type="float" office:value="0.03689" calcext:value-type="float">
            <text:p>0,03689</text:p>
          </table:table-cell>
          <table:table-cell office:value-type="float" office:value="0.567096" calcext:value-type="float">
            <text:p>0,567096</text:p>
          </table:table-cell>
          <table:table-cell office:value-type="float" office:value="0.584741" calcext:value-type="float">
            <text:p>0,584741</text:p>
          </table:table-cell>
          <table:table-cell office:value-type="float" office:value="0.597975" calcext:value-type="float">
            <text:p>0,597975</text:p>
          </table:table-cell>
          <table:table-cell office:value-type="float" office:value="0.607465" calcext:value-type="float">
            <text:p>0,607465</text:p>
          </table:table-cell>
          <table:table-cell office:value-type="float" office:value="0.653797" calcext:value-type="float">
            <text:p>0,653797</text:p>
          </table:table-cell>
          <table:table-cell office:value-type="float" office:value="0.760514" calcext:value-type="float">
            <text:p>0,760514</text:p>
          </table:table-cell>
          <table:table-cell office:value-type="float" office:value="0.840712" calcext:value-type="float">
            <text:p>0,840712</text:p>
          </table:table-cell>
          <table:table-cell office:value-type="float" office:value="0.91305" calcext:value-type="float">
            <text:p>0,91305</text:p>
          </table:table-cell>
          <table:table-cell office:value-type="float" office:value="0.933878" calcext:value-type="float">
            <text:p>0,933878</text:p>
          </table:table-cell>
          <table:table-cell office:value-type="float" office:value="0.943771" calcext:value-type="float">
            <text:p>0,943771</text:p>
          </table:table-cell>
          <table:table-cell office:value-type="float" office:value="0.649612" calcext:value-type="float">
            <text:p>0,6496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" calcext:value-type="float">
            <text:p>-1</text:p>
          </table:table-cell>
          <table:table-cell office:value-type="float" office:value="0.063297" calcext:value-type="float">
            <text:p>0,063297</text:p>
          </table:table-cell>
          <table:table-cell office:value-type="float" office:value="0.569883" calcext:value-type="float">
            <text:p>0,569883</text:p>
          </table:table-cell>
          <table:table-cell office:value-type="float" office:value="0.588101" calcext:value-type="float">
            <text:p>0,588101</text:p>
          </table:table-cell>
          <table:table-cell office:value-type="float" office:value="0.600104" calcext:value-type="float">
            <text:p>0,600104</text:p>
          </table:table-cell>
          <table:table-cell office:value-type="float" office:value="0.622234" calcext:value-type="float">
            <text:p>0,622234</text:p>
          </table:table-cell>
          <table:table-cell office:value-type="float" office:value="0.724592" calcext:value-type="float">
            <text:p>0,724592</text:p>
          </table:table-cell>
          <table:table-cell office:value-type="float" office:value="0.803576" calcext:value-type="float">
            <text:p>0,803576</text:p>
          </table:table-cell>
          <table:table-cell office:value-type="float" office:value="0.870452" calcext:value-type="float">
            <text:p>0,870452</text:p>
          </table:table-cell>
          <table:table-cell office:value-type="float" office:value="0.916886" calcext:value-type="float">
            <text:p>0,916886</text:p>
          </table:table-cell>
          <table:table-cell office:value-type="float" office:value="0.932978" calcext:value-type="float">
            <text:p>0,932978</text:p>
          </table:table-cell>
          <table:table-cell office:value-type="float" office:value="0.943771" calcext:value-type="float">
            <text:p>0,943771</text:p>
          </table:table-cell>
          <table:table-cell office:value-type="float" office:value="0.66921" calcext:value-type="float">
            <text:p>0,6692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0.273122" calcext:value-type="float">
            <text:p>0,273122</text:p>
          </table:table-cell>
          <table:table-cell office:value-type="float" office:value="0.579702" calcext:value-type="float">
            <text:p>0,579702</text:p>
          </table:table-cell>
          <table:table-cell office:value-type="float" office:value="0.594127" calcext:value-type="float">
            <text:p>0,594127</text:p>
          </table:table-cell>
          <table:table-cell office:value-type="float" office:value="0.605942" calcext:value-type="float">
            <text:p>0,605942</text:p>
          </table:table-cell>
          <table:table-cell office:value-type="float" office:value="0.649151" calcext:value-type="float">
            <text:p>0,649151</text:p>
          </table:table-cell>
          <table:table-cell office:value-type="float" office:value="0.743735" calcext:value-type="float">
            <text:p>0,743735</text:p>
          </table:table-cell>
          <table:table-cell office:value-type="float" office:value="0.817989" calcext:value-type="float">
            <text:p>0,817989</text:p>
          </table:table-cell>
          <table:table-cell office:value-type="float" office:value="0.8643" calcext:value-type="float">
            <text:p>0,8643</text:p>
          </table:table-cell>
          <table:table-cell office:value-type="float" office:value="0.911372" calcext:value-type="float">
            <text:p>0,911372</text:p>
          </table:table-cell>
          <table:table-cell office:value-type="float" office:value="0.930579" calcext:value-type="float">
            <text:p>0,930579</text:p>
          </table:table-cell>
          <table:table-cell office:value-type="float" office:value="0.943771" calcext:value-type="float">
            <text:p>0,943771</text:p>
          </table:table-cell>
          <table:table-cell office:value-type="float" office:value="0.697002" calcext:value-type="float">
            <text:p>0,69700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" calcext:value-type="float">
            <text:p>-1</text:p>
          </table:table-cell>
          <table:table-cell office:value-type="float" office:value="0.388698" calcext:value-type="float">
            <text:p>0,388698</text:p>
          </table:table-cell>
          <table:table-cell office:value-type="float" office:value="0.587209" calcext:value-type="float">
            <text:p>0,587209</text:p>
          </table:table-cell>
          <table:table-cell office:value-type="float" office:value="0.599373" calcext:value-type="float">
            <text:p>0,599373</text:p>
          </table:table-cell>
          <table:table-cell office:value-type="float" office:value="0.632251" calcext:value-type="float">
            <text:p>0,632251</text:p>
          </table:table-cell>
          <table:table-cell office:value-type="float" office:value="0.720761" calcext:value-type="float">
            <text:p>0,720761</text:p>
          </table:table-cell>
          <table:table-cell office:value-type="float" office:value="0.779824" calcext:value-type="float">
            <text:p>0,779824</text:p>
          </table:table-cell>
          <table:table-cell office:value-type="float" office:value="0.826363" calcext:value-type="float">
            <text:p>0,826363</text:p>
          </table:table-cell>
          <table:table-cell office:value-type="float" office:value="0.873899" calcext:value-type="float">
            <text:p>0,873899</text:p>
          </table:table-cell>
          <table:table-cell office:value-type="float" office:value="0.91272" calcext:value-type="float">
            <text:p>0,91272</text:p>
          </table:table-cell>
          <table:table-cell office:value-type="float" office:value="0.930563" calcext:value-type="float">
            <text:p>0,930563</text:p>
          </table:table-cell>
          <table:table-cell office:value-type="float" office:value="0.943771" calcext:value-type="float">
            <text:p>0,943771</text:p>
          </table:table-cell>
          <table:table-cell office:value-type="float" office:value="0.725166" calcext:value-type="float">
            <text:p>0,72516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77225" calcext:value-type="float">
            <text:p>0,377225</text:p>
          </table:table-cell>
          <table:table-cell office:value-type="float" office:value="0.536166" calcext:value-type="float">
            <text:p>0,536166</text:p>
          </table:table-cell>
          <table:table-cell office:value-type="float" office:value="0.593936" calcext:value-type="float">
            <text:p>0,593936</text:p>
          </table:table-cell>
          <table:table-cell office:value-type="float" office:value="0.609613" calcext:value-type="float">
            <text:p>0,609613</text:p>
          </table:table-cell>
          <table:table-cell office:value-type="float" office:value="0.651916" calcext:value-type="float">
            <text:p>0,651916</text:p>
          </table:table-cell>
          <table:table-cell office:value-type="float" office:value="0.726544" calcext:value-type="float">
            <text:p>0,726544</text:p>
          </table:table-cell>
          <table:table-cell office:value-type="float" office:value="0.783235" calcext:value-type="float">
            <text:p>0,783235</text:p>
          </table:table-cell>
          <table:table-cell office:value-type="float" office:value="0.845586" calcext:value-type="float">
            <text:p>0,845586</text:p>
          </table:table-cell>
          <table:table-cell office:value-type="float" office:value="0.897482" calcext:value-type="float">
            <text:p>0,897482</text:p>
          </table:table-cell>
          <table:table-cell office:value-type="float" office:value="0.91687" calcext:value-type="float">
            <text:p>0,91687</text:p>
          </table:table-cell>
          <table:table-cell office:value-type="float" office:value="0.931536" calcext:value-type="float">
            <text:p>0,931536</text:p>
          </table:table-cell>
          <table:table-cell office:value-type="float" office:value="0.943771" calcext:value-type="float">
            <text:p>0,943771</text:p>
          </table:table-cell>
          <table:table-cell office:value-type="float" office:value="0.749288" calcext:value-type="float">
            <text:p>0,74928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" calcext:value-type="float">
            <text:p>-1</text:p>
          </table:table-cell>
          <table:table-cell office:value-type="float" office:value="0.405838" calcext:value-type="float">
            <text:p>0,405838</text:p>
          </table:table-cell>
          <table:table-cell office:value-type="float" office:value="0.585812" calcext:value-type="float">
            <text:p>0,585812</text:p>
          </table:table-cell>
          <table:table-cell office:value-type="float" office:value="0.600199" calcext:value-type="float">
            <text:p>0,600199</text:p>
          </table:table-cell>
          <table:table-cell office:value-type="float" office:value="0.628787" calcext:value-type="float">
            <text:p>0,628787</text:p>
          </table:table-cell>
          <table:table-cell office:value-type="float" office:value="0.697701" calcext:value-type="float">
            <text:p>0,697701</text:p>
          </table:table-cell>
          <table:table-cell office:value-type="float" office:value="0.768003" calcext:value-type="float">
            <text:p>0,768003</text:p>
          </table:table-cell>
          <table:table-cell office:value-type="float" office:value="0.819611" calcext:value-type="float">
            <text:p>0,819611</text:p>
          </table:table-cell>
          <table:table-cell office:value-type="float" office:value="0.862893" calcext:value-type="float">
            <text:p>0,862893</text:p>
          </table:table-cell>
          <table:table-cell office:value-type="float" office:value="0.914568" calcext:value-type="float">
            <text:p>0,914568</text:p>
          </table:table-cell>
          <table:table-cell office:value-type="float" office:value="0.931357" calcext:value-type="float">
            <text:p>0,931357</text:p>
          </table:table-cell>
          <table:table-cell office:value-type="float" office:value="0.943771" calcext:value-type="float">
            <text:p>0,943771</text:p>
          </table:table-cell>
          <table:table-cell office:value-type="float" office:value="0.721477" calcext:value-type="float">
            <text:p>0,72147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" calcext:value-type="float">
            <text:p>-1</text:p>
          </table:table-cell>
          <table:table-cell office:value-type="float" office:value="0.192445" calcext:value-type="float">
            <text:p>0,192445</text:p>
          </table:table-cell>
          <table:table-cell office:value-type="float" office:value="0.58771" calcext:value-type="float">
            <text:p>0,58771</text:p>
          </table:table-cell>
          <table:table-cell office:value-type="float" office:value="0.609401" calcext:value-type="float">
            <text:p>0,609401</text:p>
          </table:table-cell>
          <table:table-cell office:value-type="float" office:value="0.660971" calcext:value-type="float">
            <text:p>0,660971</text:p>
          </table:table-cell>
          <table:table-cell office:value-type="float" office:value="0.749072" calcext:value-type="float">
            <text:p>0,749072</text:p>
          </table:table-cell>
          <table:table-cell office:value-type="float" office:value="0.803943" calcext:value-type="float">
            <text:p>0,803943</text:p>
          </table:table-cell>
          <table:table-cell office:value-type="float" office:value="0.85825" calcext:value-type="float">
            <text:p>0,85825</text:p>
          </table:table-cell>
          <table:table-cell office:value-type="float" office:value="0.894323" calcext:value-type="float">
            <text:p>0,894323</text:p>
          </table:table-cell>
          <table:table-cell office:value-type="float" office:value="0.91636" calcext:value-type="float">
            <text:p>0,91636</text:p>
          </table:table-cell>
          <table:table-cell office:value-type="float" office:value="0.932257" calcext:value-type="float">
            <text:p>0,932257</text:p>
          </table:table-cell>
          <table:table-cell office:value-type="float" office:value="0.943771" calcext:value-type="float">
            <text:p>0,943771</text:p>
          </table:table-cell>
          <table:table-cell office:value-type="float" office:value="0.720473" calcext:value-type="float">
            <text:p>0,7204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" calcext:value-type="float">
            <text:p>-1</text:p>
          </table:table-cell>
          <table:table-cell office:value-type="float" office:value="0.212678" calcext:value-type="float">
            <text:p>0,212678</text:p>
          </table:table-cell>
          <table:table-cell office:value-type="float" office:value="0.586698" calcext:value-type="float">
            <text:p>0,586698</text:p>
          </table:table-cell>
          <table:table-cell office:value-type="float" office:value="0.649062" calcext:value-type="float">
            <text:p>0,649062</text:p>
          </table:table-cell>
          <table:table-cell office:value-type="float" office:value="0.744316" calcext:value-type="float">
            <text:p>0,744316</text:p>
          </table:table-cell>
          <table:table-cell office:value-type="float" office:value="0.798774" calcext:value-type="float">
            <text:p>0,798774</text:p>
          </table:table-cell>
          <table:table-cell office:value-type="float" office:value="0.857392" calcext:value-type="float">
            <text:p>0,857392</text:p>
          </table:table-cell>
          <table:table-cell office:value-type="float" office:value="0.882276" calcext:value-type="float">
            <text:p>0,882276</text:p>
          </table:table-cell>
          <table:table-cell office:value-type="float" office:value="0.909762" calcext:value-type="float">
            <text:p>0,909762</text:p>
          </table:table-cell>
          <table:table-cell office:value-type="float" office:value="0.921048" calcext:value-type="float">
            <text:p>0,921048</text:p>
          </table:table-cell>
          <table:table-cell office:value-type="float" office:value="0.932436" calcext:value-type="float">
            <text:p>0,932436</text:p>
          </table:table-cell>
          <table:table-cell office:value-type="float" office:value="0.943771" calcext:value-type="float">
            <text:p>0,943771</text:p>
          </table:table-cell>
          <table:table-cell office:value-type="float" office:value="0.749444" calcext:value-type="float">
            <text:p>0,7494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444809" calcext:value-type="float">
            <text:p>0,444809</text:p>
          </table:table-cell>
          <table:table-cell office:value-type="float" office:value="0.558025" calcext:value-type="float">
            <text:p>0,558025</text:p>
          </table:table-cell>
          <table:table-cell office:value-type="float" office:value="0.587509" calcext:value-type="float">
            <text:p>0,587509</text:p>
          </table:table-cell>
          <table:table-cell office:value-type="float" office:value="0.623522" calcext:value-type="float">
            <text:p>0,623522</text:p>
          </table:table-cell>
          <table:table-cell office:value-type="float" office:value="0.733453" calcext:value-type="float">
            <text:p>0,733453</text:p>
          </table:table-cell>
          <table:table-cell office:value-type="float" office:value="0.79579" calcext:value-type="float">
            <text:p>0,79579</text:p>
          </table:table-cell>
          <table:table-cell office:value-type="float" office:value="0.849213" calcext:value-type="float">
            <text:p>0,849213</text:p>
          </table:table-cell>
          <table:table-cell office:value-type="float" office:value="0.885654" calcext:value-type="float">
            <text:p>0,885654</text:p>
          </table:table-cell>
          <table:table-cell office:value-type="float" office:value="0.913156" calcext:value-type="float">
            <text:p>0,913156</text:p>
          </table:table-cell>
          <table:table-cell office:value-type="float" office:value="0.923921" calcext:value-type="float">
            <text:p>0,923921</text:p>
          </table:table-cell>
          <table:table-cell office:value-type="float" office:value="0.933694" calcext:value-type="float">
            <text:p>0,933694</text:p>
          </table:table-cell>
          <table:table-cell office:value-type="float" office:value="0.943771" calcext:value-type="float">
            <text:p>0,943771</text:p>
          </table:table-cell>
          <table:table-cell office:value-type="float" office:value="0.780394" calcext:value-type="float">
            <text:p>0,78039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44809" calcext:value-type="float">
            <text:p>0,444809</text:p>
          </table:table-cell>
          <table:table-cell office:value-type="float" office:value="0.555936" calcext:value-type="float">
            <text:p>0,555936</text:p>
          </table:table-cell>
          <table:table-cell office:value-type="float" office:value="0.583869" calcext:value-type="float">
            <text:p>0,583869</text:p>
          </table:table-cell>
          <table:table-cell office:value-type="float" office:value="0.605423" calcext:value-type="float">
            <text:p>0,605423</text:p>
          </table:table-cell>
          <table:table-cell office:value-type="float" office:value="0.731852" calcext:value-type="float">
            <text:p>0,731852</text:p>
          </table:table-cell>
          <table:table-cell office:value-type="float" office:value="0.818692" calcext:value-type="float">
            <text:p>0,818692</text:p>
          </table:table-cell>
          <table:table-cell office:value-type="float" office:value="0.870328" calcext:value-type="float">
            <text:p>0,870328</text:p>
          </table:table-cell>
          <table:table-cell office:value-type="float" office:value="0.897885" calcext:value-type="float">
            <text:p>0,897885</text:p>
          </table:table-cell>
          <table:table-cell office:value-type="float" office:value="0.914673" calcext:value-type="float">
            <text:p>0,914673</text:p>
          </table:table-cell>
          <table:table-cell office:value-type="float" office:value="0.92496" calcext:value-type="float">
            <text:p>0,92496</text:p>
          </table:table-cell>
          <table:table-cell office:value-type="float" office:value="0.934594" calcext:value-type="float">
            <text:p>0,934594</text:p>
          </table:table-cell>
          <table:table-cell office:value-type="float" office:value="0.943771" calcext:value-type="float">
            <text:p>0,943771</text:p>
          </table:table-cell>
          <table:table-cell office:value-type="float" office:value="0.783821" calcext:value-type="float">
            <text:p>0,7838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" calcext:value-type="float">
            <text:p>-1</text:p>
          </table:table-cell>
          <table:table-cell office:value-type="float" office:value="0.439571" calcext:value-type="float">
            <text:p>0,439571</text:p>
          </table:table-cell>
          <table:table-cell office:value-type="float" office:value="0.58212" calcext:value-type="float">
            <text:p>0,58212</text:p>
          </table:table-cell>
          <table:table-cell office:value-type="float" office:value="0.606393" calcext:value-type="float">
            <text:p>0,606393</text:p>
          </table:table-cell>
          <table:table-cell office:value-type="float" office:value="0.704697" calcext:value-type="float">
            <text:p>0,704697</text:p>
          </table:table-cell>
          <table:table-cell office:value-type="float" office:value="0.810237" calcext:value-type="float">
            <text:p>0,810237</text:p>
          </table:table-cell>
          <table:table-cell office:value-type="float" office:value="0.855978" calcext:value-type="float">
            <text:p>0,855978</text:p>
          </table:table-cell>
          <table:table-cell office:value-type="float" office:value="0.87664" calcext:value-type="float">
            <text:p>0,87664</text:p>
          </table:table-cell>
          <table:table-cell office:value-type="float" office:value="0.911582" calcext:value-type="float">
            <text:p>0,911582</text:p>
          </table:table-cell>
          <table:table-cell office:value-type="float" office:value="0.922088" calcext:value-type="float">
            <text:p>0,922088</text:p>
          </table:table-cell>
          <table:table-cell office:value-type="float" office:value="0.932257" calcext:value-type="float">
            <text:p>0,932257</text:p>
          </table:table-cell>
          <table:table-cell office:value-type="float" office:value="0.943771" calcext:value-type="float">
            <text:p>0,943771</text:p>
          </table:table-cell>
          <table:table-cell office:value-type="float" office:value="0.764156" calcext:value-type="float">
            <text:p>0,76415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02061" calcext:value-type="float">
            <text:p>0,302061</text:p>
          </table:table-cell>
          <table:table-cell office:value-type="float" office:value="0.538631" calcext:value-type="float">
            <text:p>0,538631</text:p>
          </table:table-cell>
          <table:table-cell office:value-type="float" office:value="0.581258" calcext:value-type="float">
            <text:p>0,581258</text:p>
          </table:table-cell>
          <table:table-cell office:value-type="float" office:value="0.585937" calcext:value-type="float">
            <text:p>0,585937</text:p>
          </table:table-cell>
          <table:table-cell office:value-type="float" office:value="0.599045" calcext:value-type="float">
            <text:p>0,599045</text:p>
          </table:table-cell>
          <table:table-cell office:value-type="float" office:value="0.657425" calcext:value-type="float">
            <text:p>0,657425</text:p>
          </table:table-cell>
          <table:table-cell office:value-type="float" office:value="0.774491" calcext:value-type="float">
            <text:p>0,774491</text:p>
          </table:table-cell>
          <table:table-cell office:value-type="float" office:value="0.846022" calcext:value-type="float">
            <text:p>0,846022</text:p>
          </table:table-cell>
          <table:table-cell office:value-type="float" office:value="0.881134" calcext:value-type="float">
            <text:p>0,881134</text:p>
          </table:table-cell>
          <table:table-cell office:value-type="float" office:value="0.913941" calcext:value-type="float">
            <text:p>0,913941</text:p>
          </table:table-cell>
          <table:table-cell office:value-type="float" office:value="0.931479" calcext:value-type="float">
            <text:p>0,931479</text:p>
          </table:table-cell>
          <table:table-cell office:value-type="float" office:value="0.943771" calcext:value-type="float">
            <text:p>0,943771</text:p>
          </table:table-cell>
          <table:table-cell office:value-type="float" office:value="0.730936" calcext:value-type="float">
            <text:p>0,73093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90064" calcext:value-type="float">
            <text:p>0,190064</text:p>
          </table:table-cell>
          <table:table-cell office:value-type="float" office:value="0.516567" calcext:value-type="float">
            <text:p>0,516567</text:p>
          </table:table-cell>
          <table:table-cell office:value-type="float" office:value="0.584951" calcext:value-type="float">
            <text:p>0,584951</text:p>
          </table:table-cell>
          <table:table-cell office:value-type="float" office:value="0.597315" calcext:value-type="float">
            <text:p>0,597315</text:p>
          </table:table-cell>
          <table:table-cell office:value-type="float" office:value="0.656539" calcext:value-type="float">
            <text:p>0,656539</text:p>
          </table:table-cell>
          <table:table-cell office:value-type="float" office:value="0.772922" calcext:value-type="float">
            <text:p>0,772922</text:p>
          </table:table-cell>
          <table:table-cell office:value-type="float" office:value="0.830559" calcext:value-type="float">
            <text:p>0,830559</text:p>
          </table:table-cell>
          <table:table-cell office:value-type="float" office:value="0.85783" calcext:value-type="float">
            <text:p>0,85783</text:p>
          </table:table-cell>
          <table:table-cell office:value-type="float" office:value="0.881782" calcext:value-type="float">
            <text:p>0,881782</text:p>
          </table:table-cell>
          <table:table-cell office:value-type="float" office:value="0.913713" calcext:value-type="float">
            <text:p>0,913713</text:p>
          </table:table-cell>
          <table:table-cell office:value-type="float" office:value="0.935225" calcext:value-type="float">
            <text:p>0,935225</text:p>
          </table:table-cell>
          <table:table-cell office:value-type="float" office:value="0.943771" calcext:value-type="float">
            <text:p>0,943771</text:p>
          </table:table-cell>
          <table:table-cell office:value-type="float" office:value="0.75474" calcext:value-type="float">
            <text:p>0,7547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51987" calcext:value-type="float">
            <text:p>0,551987</text:p>
          </table:table-cell>
          <table:table-cell office:value-type="float" office:value="0.575499" calcext:value-type="float">
            <text:p>0,575499</text:p>
          </table:table-cell>
          <table:table-cell office:value-type="float" office:value="0.590856" calcext:value-type="float">
            <text:p>0,590856</text:p>
          </table:table-cell>
          <table:table-cell office:value-type="float" office:value="0.617586" calcext:value-type="float">
            <text:p>0,617586</text:p>
          </table:table-cell>
          <table:table-cell office:value-type="float" office:value="0.693124" calcext:value-type="float">
            <text:p>0,693124</text:p>
          </table:table-cell>
          <table:table-cell office:value-type="float" office:value="0.78386" calcext:value-type="float">
            <text:p>0,78386</text:p>
          </table:table-cell>
          <table:table-cell office:value-type="float" office:value="0.841193" calcext:value-type="float">
            <text:p>0,841193</text:p>
          </table:table-cell>
          <table:table-cell office:value-type="float" office:value="0.86839" calcext:value-type="float">
            <text:p>0,86839</text:p>
          </table:table-cell>
          <table:table-cell office:value-type="float" office:value="0.901898" calcext:value-type="float">
            <text:p>0,901898</text:p>
          </table:table-cell>
          <table:table-cell office:value-type="float" office:value="0.926426" calcext:value-type="float">
            <text:p>0,926426</text:p>
          </table:table-cell>
          <table:table-cell office:value-type="float" office:value="0.936573" calcext:value-type="float">
            <text:p>0,936573</text:p>
          </table:table-cell>
          <table:table-cell office:value-type="float" office:value="0.943771" calcext:value-type="float">
            <text:p>0,943771</text:p>
          </table:table-cell>
          <table:table-cell office:value-type="float" office:value="0.77354" calcext:value-type="float">
            <text:p>0,7735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295848" calcext:value-type="float">
            <text:p>0,295848</text:p>
          </table:table-cell>
          <table:table-cell office:value-type="float" office:value="0.536131" calcext:value-type="float">
            <text:p>0,536131</text:p>
          </table:table-cell>
          <table:table-cell office:value-type="float" office:value="0.590723" calcext:value-type="float">
            <text:p>0,590723</text:p>
          </table:table-cell>
          <table:table-cell office:value-type="float" office:value="0.625123" calcext:value-type="float">
            <text:p>0,625123</text:p>
          </table:table-cell>
          <table:table-cell office:value-type="float" office:value="0.760244" calcext:value-type="float">
            <text:p>0,760244</text:p>
          </table:table-cell>
          <table:table-cell office:value-type="float" office:value="0.831001" calcext:value-type="float">
            <text:p>0,831001</text:p>
          </table:table-cell>
          <table:table-cell office:value-type="float" office:value="0.85978" calcext:value-type="float">
            <text:p>0,85978</text:p>
          </table:table-cell>
          <table:table-cell office:value-type="float" office:value="0.878958" calcext:value-type="float">
            <text:p>0,878958</text:p>
          </table:table-cell>
          <table:table-cell office:value-type="float" office:value="0.914776" calcext:value-type="float">
            <text:p>0,914776</text:p>
          </table:table-cell>
          <table:table-cell office:value-type="float" office:value="0.929021" calcext:value-type="float">
            <text:p>0,929021</text:p>
          </table:table-cell>
          <table:table-cell office:value-type="float" office:value="0.935673" calcext:value-type="float">
            <text:p>0,935673</text:p>
          </table:table-cell>
          <table:table-cell office:value-type="float" office:value="0.943771" calcext:value-type="float">
            <text:p>0,943771</text:p>
          </table:table-cell>
          <table:table-cell office:value-type="float" office:value="0.786143" calcext:value-type="float">
            <text:p>0,78614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62237" calcext:value-type="float">
            <text:p>0,362237</text:p>
          </table:table-cell>
          <table:table-cell office:value-type="float" office:value="0.537116" calcext:value-type="float">
            <text:p>0,537116</text:p>
          </table:table-cell>
          <table:table-cell office:value-type="float" office:value="0.589119" calcext:value-type="float">
            <text:p>0,589119</text:p>
          </table:table-cell>
          <table:table-cell office:value-type="float" office:value="0.608934" calcext:value-type="float">
            <text:p>0,608934</text:p>
          </table:table-cell>
          <table:table-cell office:value-type="float" office:value="0.704856" calcext:value-type="float">
            <text:p>0,704856</text:p>
          </table:table-cell>
          <table:table-cell office:value-type="float" office:value="0.815677" calcext:value-type="float">
            <text:p>0,815677</text:p>
          </table:table-cell>
          <table:table-cell office:value-type="float" office:value="0.863344" calcext:value-type="float">
            <text:p>0,863344</text:p>
          </table:table-cell>
          <table:table-cell office:value-type="float" office:value="0.887091" calcext:value-type="float">
            <text:p>0,887091</text:p>
          </table:table-cell>
          <table:table-cell office:value-type="float" office:value="0.913128" calcext:value-type="float">
            <text:p>0,913128</text:p>
          </table:table-cell>
          <table:table-cell office:value-type="float" office:value="0.9292" calcext:value-type="float">
            <text:p>0,9292</text:p>
          </table:table-cell>
          <table:table-cell office:value-type="float" office:value="0.936573" calcext:value-type="float">
            <text:p>0,936573</text:p>
          </table:table-cell>
          <table:table-cell office:value-type="float" office:value="0.943771" calcext:value-type="float">
            <text:p>0,943771</text:p>
          </table:table-cell>
          <table:table-cell office:value-type="float" office:value="0.778504" calcext:value-type="float">
            <text:p>0,77850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62237" calcext:value-type="float">
            <text:p>0,362237</text:p>
          </table:table-cell>
          <table:table-cell office:value-type="float" office:value="0.526627" calcext:value-type="float">
            <text:p>0,526627</text:p>
          </table:table-cell>
          <table:table-cell office:value-type="float" office:value="0.586041" calcext:value-type="float">
            <text:p>0,586041</text:p>
          </table:table-cell>
          <table:table-cell office:value-type="float" office:value="0.599012" calcext:value-type="float">
            <text:p>0,599012</text:p>
          </table:table-cell>
          <table:table-cell office:value-type="float" office:value="0.627045" calcext:value-type="float">
            <text:p>0,627045</text:p>
          </table:table-cell>
          <table:table-cell office:value-type="float" office:value="0.770419" calcext:value-type="float">
            <text:p>0,770419</text:p>
          </table:table-cell>
          <table:table-cell office:value-type="float" office:value="0.853164" calcext:value-type="float">
            <text:p>0,853164</text:p>
          </table:table-cell>
          <table:table-cell office:value-type="float" office:value="0.88004" calcext:value-type="float">
            <text:p>0,88004</text:p>
          </table:table-cell>
          <table:table-cell office:value-type="float" office:value="0.906238" calcext:value-type="float">
            <text:p>0,906238</text:p>
          </table:table-cell>
          <table:table-cell office:value-type="float" office:value="0.923475" calcext:value-type="float">
            <text:p>0,923475</text:p>
          </table:table-cell>
          <table:table-cell office:value-type="float" office:value="0.935673" calcext:value-type="float">
            <text:p>0,935673</text:p>
          </table:table-cell>
          <table:table-cell office:value-type="float" office:value="0.943771" calcext:value-type="float">
            <text:p>0,943771</text:p>
          </table:table-cell>
          <table:table-cell office:value-type="float" office:value="0.760773" calcext:value-type="float">
            <text:p>0,76077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62237" calcext:value-type="float">
            <text:p>0,362237</text:p>
          </table:table-cell>
          <table:table-cell office:value-type="float" office:value="0.518929" calcext:value-type="float">
            <text:p>0,518929</text:p>
          </table:table-cell>
          <table:table-cell office:value-type="float" office:value="0.587098" calcext:value-type="float">
            <text:p>0,587098</text:p>
          </table:table-cell>
          <table:table-cell office:value-type="float" office:value="0.603475" calcext:value-type="float">
            <text:p>0,603475</text:p>
          </table:table-cell>
          <table:table-cell office:value-type="float" office:value="0.725126" calcext:value-type="float">
            <text:p>0,725126</text:p>
          </table:table-cell>
          <table:table-cell office:value-type="float" office:value="0.818518" calcext:value-type="float">
            <text:p>0,818518</text:p>
          </table:table-cell>
          <table:table-cell office:value-type="float" office:value="0.867784" calcext:value-type="float">
            <text:p>0,867784</text:p>
          </table:table-cell>
          <table:table-cell office:value-type="float" office:value="0.889626" calcext:value-type="float">
            <text:p>0,889626</text:p>
          </table:table-cell>
          <table:table-cell office:value-type="float" office:value="0.904437" calcext:value-type="float">
            <text:p>0,904437</text:p>
          </table:table-cell>
          <table:table-cell office:value-type="float" office:value="0.919729" calcext:value-type="float">
            <text:p>0,919729</text:p>
          </table:table-cell>
          <table:table-cell office:value-type="float" office:value="0.931894" calcext:value-type="float">
            <text:p>0,931894</text:p>
          </table:table-cell>
          <table:table-cell office:value-type="float" office:value="0.943771" calcext:value-type="float">
            <text:p>0,943771</text:p>
          </table:table-cell>
          <table:table-cell office:value-type="float" office:value="0.776662" calcext:value-type="float">
            <text:p>0,77666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62237" calcext:value-type="float">
            <text:p>0,362237</text:p>
          </table:table-cell>
          <table:table-cell office:value-type="float" office:value="0.538307" calcext:value-type="float">
            <text:p>0,538307</text:p>
          </table:table-cell>
          <table:table-cell office:value-type="float" office:value="0.599045" calcext:value-type="float">
            <text:p>0,599045</text:p>
          </table:table-cell>
          <table:table-cell office:value-type="float" office:value="0.735102" calcext:value-type="float">
            <text:p>0,735102</text:p>
          </table:table-cell>
          <table:table-cell office:value-type="float" office:value="0.826088" calcext:value-type="float">
            <text:p>0,826088</text:p>
          </table:table-cell>
          <table:table-cell office:value-type="float" office:value="0.869026" calcext:value-type="float">
            <text:p>0,869026</text:p>
          </table:table-cell>
          <table:table-cell office:value-type="float" office:value="0.884893" calcext:value-type="float">
            <text:p>0,884893</text:p>
          </table:table-cell>
          <table:table-cell office:value-type="float" office:value="0.899852" calcext:value-type="float">
            <text:p>0,899852</text:p>
          </table:table-cell>
          <table:table-cell office:value-type="float" office:value="0.913417" calcext:value-type="float">
            <text:p>0,913417</text:p>
          </table:table-cell>
          <table:table-cell office:value-type="float" office:value="0.92496" calcext:value-type="float">
            <text:p>0,92496</text:p>
          </table:table-cell>
          <table:table-cell office:value-type="float" office:value="0.930995" calcext:value-type="float">
            <text:p>0,930995</text:p>
          </table:table-cell>
          <table:table-cell office:value-type="float" office:value="0.943771" calcext:value-type="float">
            <text:p>0,943771</text:p>
          </table:table-cell>
          <table:table-cell office:value-type="float" office:value="0.812168" calcext:value-type="float">
            <text:p>0,81216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430353" calcext:value-type="float">
            <text:p>0,430353</text:p>
          </table:table-cell>
          <table:table-cell office:value-type="float" office:value="0.565938" calcext:value-type="float">
            <text:p>0,565938</text:p>
          </table:table-cell>
          <table:table-cell office:value-type="float" office:value="0.708721" calcext:value-type="float">
            <text:p>0,708721</text:p>
          </table:table-cell>
          <table:table-cell office:value-type="float" office:value="0.826292" calcext:value-type="float">
            <text:p>0,826292</text:p>
          </table:table-cell>
          <table:table-cell office:value-type="float" office:value="0.865166" calcext:value-type="float">
            <text:p>0,865166</text:p>
          </table:table-cell>
          <table:table-cell office:value-type="float" office:value="0.87712" calcext:value-type="float">
            <text:p>0,87712</text:p>
          </table:table-cell>
          <table:table-cell office:value-type="float" office:value="0.885859" calcext:value-type="float">
            <text:p>0,885859</text:p>
          </table:table-cell>
          <table:table-cell office:value-type="float" office:value="0.903996" calcext:value-type="float">
            <text:p>0,903996</text:p>
          </table:table-cell>
          <table:table-cell office:value-type="float" office:value="0.914325" calcext:value-type="float">
            <text:p>0,914325</text:p>
          </table:table-cell>
          <table:table-cell office:value-type="float" office:value="0.925844" calcext:value-type="float">
            <text:p>0,925844</text:p>
          </table:table-cell>
          <table:table-cell office:value-type="float" office:value="0.932973" calcext:value-type="float">
            <text:p>0,932973</text:p>
          </table:table-cell>
          <table:table-cell office:value-type="float" office:value="0.943771" calcext:value-type="float">
            <text:p>0,943771</text:p>
          </table:table-cell>
          <table:table-cell office:value-type="float" office:value="0.840623" calcext:value-type="float">
            <text:p>0,84062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430353" calcext:value-type="float">
            <text:p>0,430353</text:p>
          </table:table-cell>
          <table:table-cell office:value-type="float" office:value="0.571508" calcext:value-type="float">
            <text:p>0,571508</text:p>
          </table:table-cell>
          <table:table-cell office:value-type="float" office:value="0.798756" calcext:value-type="float">
            <text:p>0,798756</text:p>
          </table:table-cell>
          <table:table-cell office:value-type="float" office:value="0.860281" calcext:value-type="float">
            <text:p>0,860281</text:p>
          </table:table-cell>
          <table:table-cell office:value-type="float" office:value="0.871901" calcext:value-type="float">
            <text:p>0,871901</text:p>
          </table:table-cell>
          <table:table-cell office:value-type="float" office:value="0.884893" calcext:value-type="float">
            <text:p>0,884893</text:p>
          </table:table-cell>
          <table:table-cell office:value-type="float" office:value="0.897416" calcext:value-type="float">
            <text:p>0,897416</text:p>
          </table:table-cell>
          <table:table-cell office:value-type="float" office:value="0.908823" calcext:value-type="float">
            <text:p>0,908823</text:p>
          </table:table-cell>
          <table:table-cell office:value-type="float" office:value="0.915649" calcext:value-type="float">
            <text:p>0,915649</text:p>
          </table:table-cell>
          <table:table-cell office:value-type="float" office:value="0.927522" calcext:value-type="float">
            <text:p>0,927522</text:p>
          </table:table-cell>
          <table:table-cell office:value-type="float" office:value="0.933873" calcext:value-type="float">
            <text:p>0,933873</text:p>
          </table:table-cell>
          <table:table-cell office:value-type="float" office:value="0.943771" calcext:value-type="float">
            <text:p>0,943771</text:p>
          </table:table-cell>
          <table:table-cell office:value-type="float" office:value="0.857062" calcext:value-type="float">
            <text:p>0,85706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85078" calcext:value-type="float">
            <text:p>0,585078</text:p>
          </table:table-cell>
          <table:table-cell office:value-type="float" office:value="0.736672" calcext:value-type="float">
            <text:p>0,736672</text:p>
          </table:table-cell>
          <table:table-cell office:value-type="float" office:value="0.848086" calcext:value-type="float">
            <text:p>0,848086</text:p>
          </table:table-cell>
          <table:table-cell office:value-type="float" office:value="0.86725" calcext:value-type="float">
            <text:p>0,86725</text:p>
          </table:table-cell>
          <table:table-cell office:value-type="float" office:value="0.880971" calcext:value-type="float">
            <text:p>0,880971</text:p>
          </table:table-cell>
          <table:table-cell office:value-type="float" office:value="0.885859" calcext:value-type="float">
            <text:p>0,885859</text:p>
          </table:table-cell>
          <table:table-cell office:value-type="float" office:value="0.896741" calcext:value-type="float">
            <text:p>0,896741</text:p>
          </table:table-cell>
          <table:table-cell office:value-type="float" office:value="0.908823" calcext:value-type="float">
            <text:p>0,908823</text:p>
          </table:table-cell>
          <table:table-cell office:value-type="float" office:value="0.917701" calcext:value-type="float">
            <text:p>0,917701</text:p>
          </table:table-cell>
          <table:table-cell office:value-type="float" office:value="0.929289" calcext:value-type="float">
            <text:p>0,929289</text:p>
          </table:table-cell>
          <table:table-cell office:value-type="float" office:value="0.935673" calcext:value-type="float">
            <text:p>0,935673</text:p>
          </table:table-cell>
          <table:table-cell office:value-type="float" office:value="0.943771" calcext:value-type="float">
            <text:p>0,943771</text:p>
          </table:table-cell>
          <table:table-cell office:value-type="float" office:value="0.880707" calcext:value-type="float">
            <text:p>0,88070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85078" calcext:value-type="float">
            <text:p>0,585078</text:p>
          </table:table-cell>
          <table:table-cell office:value-type="float" office:value="0.716227" calcext:value-type="float">
            <text:p>0,716227</text:p>
          </table:table-cell>
          <table:table-cell office:value-type="float" office:value="0.852424" calcext:value-type="float">
            <text:p>0,852424</text:p>
          </table:table-cell>
          <table:table-cell office:value-type="float" office:value="0.868899" calcext:value-type="float">
            <text:p>0,868899</text:p>
          </table:table-cell>
          <table:table-cell office:value-type="float" office:value="0.88472" calcext:value-type="float">
            <text:p>0,88472</text:p>
          </table:table-cell>
          <table:table-cell office:value-type="float" office:value="0.887068" calcext:value-type="float">
            <text:p>0,887068</text:p>
          </table:table-cell>
          <table:table-cell office:value-type="float" office:value="0.905376" calcext:value-type="float">
            <text:p>0,905376</text:p>
          </table:table-cell>
          <table:table-cell office:value-type="float" office:value="0.914681" calcext:value-type="float">
            <text:p>0,914681</text:p>
          </table:table-cell>
          <table:table-cell office:value-type="float" office:value="0.924166" calcext:value-type="float">
            <text:p>0,924166</text:p>
          </table:table-cell>
          <table:table-cell office:value-type="float" office:value="0.929468" calcext:value-type="float">
            <text:p>0,929468</text:p>
          </table:table-cell>
          <table:table-cell office:value-type="float" office:value="0.934773" calcext:value-type="float">
            <text:p>0,934773</text:p>
          </table:table-cell>
          <table:table-cell office:value-type="float" office:value="0.943771" calcext:value-type="float">
            <text:p>0,943771</text:p>
          </table:table-cell>
          <table:table-cell office:value-type="float" office:value="0.88178" calcext:value-type="float">
            <text:p>0,8817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1066" calcext:value-type="float">
            <text:p>0,41066</text:p>
          </table:table-cell>
          <table:table-cell office:value-type="float" office:value="0.690086" calcext:value-type="float">
            <text:p>0,690086</text:p>
          </table:table-cell>
          <table:table-cell office:value-type="float" office:value="0.846968" calcext:value-type="float">
            <text:p>0,846968</text:p>
          </table:table-cell>
          <table:table-cell office:value-type="float" office:value="0.870441" calcext:value-type="float">
            <text:p>0,870441</text:p>
          </table:table-cell>
          <table:table-cell table:number-columns-repeated="2" office:value-type="float" office:value="0.885859" calcext:value-type="float">
            <text:p>0,885859</text:p>
          </table:table-cell>
          <table:table-cell office:value-type="float" office:value="0.903747" calcext:value-type="float">
            <text:p>0,903747</text:p>
          </table:table-cell>
          <table:table-cell office:value-type="float" office:value="0.913784" calcext:value-type="float">
            <text:p>0,913784</text:p>
          </table:table-cell>
          <table:table-cell office:value-type="float" office:value="0.928137" calcext:value-type="float">
            <text:p>0,928137</text:p>
          </table:table-cell>
          <table:table-cell office:value-type="float" office:value="0.929737" calcext:value-type="float">
            <text:p>0,929737</text:p>
          </table:table-cell>
          <table:table-cell office:value-type="float" office:value="0.933873" calcext:value-type="float">
            <text:p>0,933873</text:p>
          </table:table-cell>
          <table:table-cell office:value-type="float" office:value="0.943771" calcext:value-type="float">
            <text:p>0,943771</text:p>
          </table:table-cell>
          <table:table-cell office:value-type="float" office:value="0.878849" calcext:value-type="float">
            <text:p>0,87884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41066" calcext:value-type="float">
            <text:p>0,41066</text:p>
          </table:table-cell>
          <table:table-cell office:value-type="float" office:value="0.756106" calcext:value-type="float">
            <text:p>0,756106</text:p>
          </table:table-cell>
          <table:table-cell office:value-type="float" office:value="0.857297" calcext:value-type="float">
            <text:p>0,857297</text:p>
          </table:table-cell>
          <table:table-cell office:value-type="float" office:value="0.874074" calcext:value-type="float">
            <text:p>0,874074</text:p>
          </table:table-cell>
          <table:table-cell table:number-columns-repeated="2" office:value-type="float" office:value="0.885859" calcext:value-type="float">
            <text:p>0,885859</text:p>
          </table:table-cell>
          <table:table-cell office:value-type="float" office:value="0.896741" calcext:value-type="float">
            <text:p>0,896741</text:p>
          </table:table-cell>
          <table:table-cell office:value-type="float" office:value="0.911916" calcext:value-type="float">
            <text:p>0,911916</text:p>
          </table:table-cell>
          <table:table-cell office:value-type="float" office:value="0.929021" calcext:value-type="float">
            <text:p>0,929021</text:p>
          </table:table-cell>
          <table:table-cell office:value-type="float" office:value="0.930274" calcext:value-type="float">
            <text:p>0,930274</text:p>
          </table:table-cell>
          <table:table-cell office:value-type="float" office:value="0.940172" calcext:value-type="float">
            <text:p>0,940172</text:p>
          </table:table-cell>
          <table:table-cell office:value-type="float" office:value="0.943771" calcext:value-type="float">
            <text:p>0,943771</text:p>
          </table:table-cell>
          <table:table-cell office:value-type="float" office:value="0.886732" calcext:value-type="float">
            <text:p>0,8867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1066" calcext:value-type="float">
            <text:p>0,41066</text:p>
          </table:table-cell>
          <table:table-cell office:value-type="float" office:value="0.681003" calcext:value-type="float">
            <text:p>0,681003</text:p>
          </table:table-cell>
          <table:table-cell office:value-type="float" office:value="0.848821" calcext:value-type="float">
            <text:p>0,848821</text:p>
          </table:table-cell>
          <table:table-cell office:value-type="float" office:value="0.86949" calcext:value-type="float">
            <text:p>0,86949</text:p>
          </table:table-cell>
          <table:table-cell office:value-type="float" office:value="0.88101" calcext:value-type="float">
            <text:p>0,88101</text:p>
          </table:table-cell>
          <table:table-cell office:value-type="float" office:value="0.885859" calcext:value-type="float">
            <text:p>0,885859</text:p>
          </table:table-cell>
          <table:table-cell office:value-type="float" office:value="0.888277" calcext:value-type="float">
            <text:p>0,888277</text:p>
          </table:table-cell>
          <table:table-cell office:value-type="float" office:value="0.907497" calcext:value-type="float">
            <text:p>0,907497</text:p>
          </table:table-cell>
          <table:table-cell office:value-type="float" office:value="0.92496" calcext:value-type="float">
            <text:p>0,92496</text:p>
          </table:table-cell>
          <table:table-cell office:value-type="float" office:value="0.930274" calcext:value-type="float">
            <text:p>0,930274</text:p>
          </table:table-cell>
          <table:table-cell office:value-type="float" office:value="0.942872" calcext:value-type="float">
            <text:p>0,942872</text:p>
          </table:table-cell>
          <table:table-cell office:value-type="float" office:value="0.943771" calcext:value-type="float">
            <text:p>0,943771</text:p>
          </table:table-cell>
          <table:table-cell office:value-type="float" office:value="0.876006" calcext:value-type="float">
            <text:p>0,87600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36114" calcext:value-type="float">
            <text:p>0,636114</text:p>
          </table:table-cell>
          <table:table-cell office:value-type="float" office:value="0.763258" calcext:value-type="float">
            <text:p>0,763258</text:p>
          </table:table-cell>
          <table:table-cell office:value-type="float" office:value="0.841874" calcext:value-type="float">
            <text:p>0,841874</text:p>
          </table:table-cell>
          <table:table-cell office:value-type="float" office:value="0.865899" calcext:value-type="float">
            <text:p>0,865899</text:p>
          </table:table-cell>
          <table:table-cell office:value-type="float" office:value="0.873147" calcext:value-type="float">
            <text:p>0,873147</text:p>
          </table:table-cell>
          <table:table-cell table:number-columns-repeated="2" office:value-type="float" office:value="0.885859" calcext:value-type="float">
            <text:p>0,885859</text:p>
          </table:table-cell>
          <table:table-cell office:value-type="float" office:value="0.894323" calcext:value-type="float">
            <text:p>0,894323</text:p>
          </table:table-cell>
          <table:table-cell office:value-type="float" office:value="0.911869" calcext:value-type="float">
            <text:p>0,911869</text:p>
          </table:table-cell>
          <table:table-cell office:value-type="float" office:value="0.929558" calcext:value-type="float">
            <text:p>0,929558</text:p>
          </table:table-cell>
          <table:table-cell office:value-type="float" office:value="0.942872" calcext:value-type="float">
            <text:p>0,942872</text:p>
          </table:table-cell>
          <table:table-cell office:value-type="float" office:value="0.943771" calcext:value-type="float">
            <text:p>0,943771</text:p>
          </table:table-cell>
          <table:table-cell office:value-type="float" office:value="0.879452" calcext:value-type="float">
            <text:p>0,8794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67777" calcext:value-type="float">
            <text:p>0,467777</text:p>
          </table:table-cell>
          <table:table-cell office:value-type="float" office:value="0.723313" calcext:value-type="float">
            <text:p>0,723313</text:p>
          </table:table-cell>
          <table:table-cell office:value-type="float" office:value="0.83934" calcext:value-type="float">
            <text:p>0,83934</text:p>
          </table:table-cell>
          <table:table-cell office:value-type="float" office:value="0.866617" calcext:value-type="float">
            <text:p>0,866617</text:p>
          </table:table-cell>
          <table:table-cell office:value-type="float" office:value="0.875657" calcext:value-type="float">
            <text:p>0,875657</text:p>
          </table:table-cell>
          <table:table-cell table:number-columns-repeated="2" office:value-type="float" office:value="0.885859" calcext:value-type="float">
            <text:p>0,885859</text:p>
          </table:table-cell>
          <table:table-cell office:value-type="float" office:value="0.89916" calcext:value-type="float">
            <text:p>0,89916</text:p>
          </table:table-cell>
          <table:table-cell office:value-type="float" office:value="0.916341" calcext:value-type="float">
            <text:p>0,916341</text:p>
          </table:table-cell>
          <table:table-cell office:value-type="float" office:value="0.931268" calcext:value-type="float">
            <text:p>0,931268</text:p>
          </table:table-cell>
          <table:table-cell table:number-columns-repeated="2" office:value-type="float" office:value="0.943771" calcext:value-type="float">
            <text:p>0,943771</text:p>
          </table:table-cell>
          <table:table-cell office:value-type="float" office:value="0.876719" calcext:value-type="float">
            <text:p>0,87671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777" calcext:value-type="float">
            <text:p>0,467777</text:p>
          </table:table-cell>
          <table:table-cell office:value-type="float" office:value="0.694726" calcext:value-type="float">
            <text:p>0,694726</text:p>
          </table:table-cell>
          <table:table-cell office:value-type="float" office:value="0.849743" calcext:value-type="float">
            <text:p>0,849743</text:p>
          </table:table-cell>
          <table:table-cell office:value-type="float" office:value="0.871694" calcext:value-type="float">
            <text:p>0,871694</text:p>
          </table:table-cell>
          <table:table-cell table:number-columns-repeated="3" office:value-type="float" office:value="0.885859" calcext:value-type="float">
            <text:p>0,885859</text:p>
          </table:table-cell>
          <table:table-cell office:value-type="float" office:value="0.898121" calcext:value-type="float">
            <text:p>0,898121</text:p>
          </table:table-cell>
          <table:table-cell office:value-type="float" office:value="0.922479" calcext:value-type="float">
            <text:p>0,922479</text:p>
          </table:table-cell>
          <table:table-cell office:value-type="float" office:value="0.9292" calcext:value-type="float">
            <text:p>0,9292</text:p>
          </table:table-cell>
          <table:table-cell office:value-type="float" office:value="0.941072" calcext:value-type="float">
            <text:p>0,941072</text:p>
          </table:table-cell>
          <table:table-cell office:value-type="float" office:value="0.943771" calcext:value-type="float">
            <text:p>0,943771</text:p>
          </table:table-cell>
          <table:table-cell office:value-type="float" office:value="0.876461" calcext:value-type="float">
            <text:p>0,87646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office:value-type="float" office:value="0.582059" calcext:value-type="float">
            <text:p>0,582059</text:p>
          </table:table-cell>
          <table:table-cell office:value-type="float" office:value="0.834146" calcext:value-type="float">
            <text:p>0,834146</text:p>
          </table:table-cell>
          <table:table-cell office:value-type="float" office:value="0.869637" calcext:value-type="float">
            <text:p>0,869637</text:p>
          </table:table-cell>
          <table:table-cell office:value-type="float" office:value="0.880566" calcext:value-type="float">
            <text:p>0,880566</text:p>
          </table:table-cell>
          <table:table-cell table:number-columns-repeated="2" office:value-type="float" office:value="0.885859" calcext:value-type="float">
            <text:p>0,885859</text:p>
          </table:table-cell>
          <table:table-cell office:value-type="float" office:value="0.890696" calcext:value-type="float">
            <text:p>0,890696</text:p>
          </table:table-cell>
          <table:table-cell office:value-type="float" office:value="0.91394" calcext:value-type="float">
            <text:p>0,91394</text:p>
          </table:table-cell>
          <table:table-cell office:value-type="float" office:value="0.931178" calcext:value-type="float">
            <text:p>0,931178</text:p>
          </table:table-cell>
          <table:table-cell table:number-columns-repeated="2" office:value-type="float" office:value="0.943771" calcext:value-type="float">
            <text:p>0,943771</text:p>
          </table:table-cell>
          <table:table-cell office:value-type="float" office:value="0.861771" calcext:value-type="float">
            <text:p>0,86177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96577" calcext:value-type="float">
            <text:p>0,596577</text:p>
          </table:table-cell>
          <table:table-cell office:value-type="float" office:value="0.725034" calcext:value-type="float">
            <text:p>0,725034</text:p>
          </table:table-cell>
          <table:table-cell office:value-type="float" office:value="0.849075" calcext:value-type="float">
            <text:p>0,849075</text:p>
          </table:table-cell>
          <table:table-cell office:value-type="float" office:value="0.872219" calcext:value-type="float">
            <text:p>0,872219</text:p>
          </table:table-cell>
          <table:table-cell office:value-type="float" office:value="0.88544" calcext:value-type="float">
            <text:p>0,88544</text:p>
          </table:table-cell>
          <table:table-cell table:number-columns-repeated="2" office:value-type="float" office:value="0.885859" calcext:value-type="float">
            <text:p>0,885859</text:p>
          </table:table-cell>
          <table:table-cell office:value-type="float" office:value="0.900369" calcext:value-type="float">
            <text:p>0,900369</text:p>
          </table:table-cell>
          <table:table-cell office:value-type="float" office:value="0.926986" calcext:value-type="float">
            <text:p>0,926986</text:p>
          </table:table-cell>
          <table:table-cell office:value-type="float" office:value="0.932347" calcext:value-type="float">
            <text:p>0,932347</text:p>
          </table:table-cell>
          <table:table-cell table:number-columns-repeated="2" office:value-type="float" office:value="0.943771" calcext:value-type="float">
            <text:p>0,943771</text:p>
          </table:table-cell>
          <table:table-cell office:value-type="float" office:value="0.880696" calcext:value-type="float">
            <text:p>0,88069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01035" calcext:value-type="float">
            <text:p>0,601035</text:p>
          </table:table-cell>
          <table:table-cell office:value-type="float" office:value="0.765285" calcext:value-type="float">
            <text:p>0,765285</text:p>
          </table:table-cell>
          <table:table-cell office:value-type="float" office:value="0.849919" calcext:value-type="float">
            <text:p>0,849919</text:p>
          </table:table-cell>
          <table:table-cell office:value-type="float" office:value="0.870805" calcext:value-type="float">
            <text:p>0,870805</text:p>
          </table:table-cell>
          <table:table-cell office:value-type="float" office:value="0.881222" calcext:value-type="float">
            <text:p>0,881222</text:p>
          </table:table-cell>
          <table:table-cell table:number-columns-repeated="2" office:value-type="float" office:value="0.885859" calcext:value-type="float">
            <text:p>0,885859</text:p>
          </table:table-cell>
          <table:table-cell office:value-type="float" office:value="0.905376" calcext:value-type="float">
            <text:p>0,905376</text:p>
          </table:table-cell>
          <table:table-cell office:value-type="float" office:value="0.925219" calcext:value-type="float">
            <text:p>0,925219</text:p>
          </table:table-cell>
          <table:table-cell office:value-type="float" office:value="0.932436" calcext:value-type="float">
            <text:p>0,932436</text:p>
          </table:table-cell>
          <table:table-cell table:number-columns-repeated="2" office:value-type="float" office:value="0.943771" calcext:value-type="float">
            <text:p>0,943771</text:p>
          </table:table-cell>
          <table:table-cell office:value-type="float" office:value="0.884575" calcext:value-type="float">
            <text:p>0,88457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60917" calcext:value-type="float">
            <text:p>0,560917</text:p>
          </table:table-cell>
          <table:table-cell office:value-type="float" office:value="0.767693" calcext:value-type="float">
            <text:p>0,767693</text:p>
          </table:table-cell>
          <table:table-cell office:value-type="float" office:value="0.859675" calcext:value-type="float">
            <text:p>0,859675</text:p>
          </table:table-cell>
          <table:table-cell office:value-type="float" office:value="0.876585" calcext:value-type="float">
            <text:p>0,876585</text:p>
          </table:table-cell>
          <table:table-cell table:number-columns-repeated="2" office:value-type="float" office:value="0.885859" calcext:value-type="float">
            <text:p>0,885859</text:p>
          </table:table-cell>
          <table:table-cell office:value-type="float" office:value="0.888277" calcext:value-type="float">
            <text:p>0,888277</text:p>
          </table:table-cell>
          <table:table-cell office:value-type="float" office:value="0.903996" calcext:value-type="float">
            <text:p>0,903996</text:p>
          </table:table-cell>
          <table:table-cell office:value-type="float" office:value="0.924068" calcext:value-type="float">
            <text:p>0,924068</text:p>
          </table:table-cell>
          <table:table-cell office:value-type="float" office:value="0.937114" calcext:value-type="float">
            <text:p>0,937114</text:p>
          </table:table-cell>
          <table:table-cell table:number-columns-repeated="2" office:value-type="float" office:value="0.943771" calcext:value-type="float">
            <text:p>0,943771</text:p>
          </table:table-cell>
          <table:table-cell office:value-type="float" office:value="0.88729" calcext:value-type="float">
            <text:p>0,8872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96577" calcext:value-type="float">
            <text:p>0,596577</text:p>
          </table:table-cell>
          <table:table-cell office:value-type="float" office:value="0.742564" calcext:value-type="float">
            <text:p>0,742564</text:p>
          </table:table-cell>
          <table:table-cell office:value-type="float" office:value="0.849405" calcext:value-type="float">
            <text:p>0,849405</text:p>
          </table:table-cell>
          <table:table-cell office:value-type="float" office:value="0.877512" calcext:value-type="float">
            <text:p>0,877512</text:p>
          </table:table-cell>
          <table:table-cell table:number-columns-repeated="2" office:value-type="float" office:value="0.885859" calcext:value-type="float">
            <text:p>0,885859</text:p>
          </table:table-cell>
          <table:table-cell office:value-type="float" office:value="0.902957" calcext:value-type="float">
            <text:p>0,902957</text:p>
          </table:table-cell>
          <table:table-cell office:value-type="float" office:value="0.923273" calcext:value-type="float">
            <text:p>0,923273</text:p>
          </table:table-cell>
          <table:table-cell office:value-type="float" office:value="0.930458" calcext:value-type="float">
            <text:p>0,930458</text:p>
          </table:table-cell>
          <table:table-cell table:number-columns-repeated="3" office:value-type="float" office:value="0.943771" calcext:value-type="float">
            <text:p>0,943771</text:p>
          </table:table-cell>
          <table:table-cell office:value-type="float" office:value="0.888543" calcext:value-type="float">
            <text:p>0,88854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60877" calcext:value-type="float">
            <text:p>0,60877</text:p>
          </table:table-cell>
          <table:table-cell office:value-type="float" office:value="0.759109" calcext:value-type="float">
            <text:p>0,759109</text:p>
          </table:table-cell>
          <table:table-cell office:value-type="float" office:value="0.850745" calcext:value-type="float">
            <text:p>0,850745</text:p>
          </table:table-cell>
          <table:table-cell office:value-type="float" office:value="0.881222" calcext:value-type="float">
            <text:p>0,881222</text:p>
          </table:table-cell>
          <table:table-cell office:value-type="float" office:value="0.885859" calcext:value-type="float">
            <text:p>0,885859</text:p>
          </table:table-cell>
          <table:table-cell office:value-type="float" office:value="0.888277" calcext:value-type="float">
            <text:p>0,888277</text:p>
          </table:table-cell>
          <table:table-cell office:value-type="float" office:value="0.910381" calcext:value-type="float">
            <text:p>0,910381</text:p>
          </table:table-cell>
          <table:table-cell office:value-type="float" office:value="0.926549" calcext:value-type="float">
            <text:p>0,926549</text:p>
          </table:table-cell>
          <table:table-cell office:value-type="float" office:value="0.935404" calcext:value-type="float">
            <text:p>0,935404</text:p>
          </table:table-cell>
          <table:table-cell table:number-columns-repeated="3" office:value-type="float" office:value="0.943771" calcext:value-type="float">
            <text:p>0,943771</text:p>
          </table:table-cell>
          <table:table-cell office:value-type="float" office:value="0.892509" calcext:value-type="float">
            <text:p>0,89250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60877" calcext:value-type="float">
            <text:p>0,60877</text:p>
          </table:table-cell>
          <table:table-cell office:value-type="float" office:value="0.770848" calcext:value-type="float">
            <text:p>0,770848</text:p>
          </table:table-cell>
          <table:table-cell office:value-type="float" office:value="0.859538" calcext:value-type="float">
            <text:p>0,859538</text:p>
          </table:table-cell>
          <table:table-cell office:value-type="float" office:value="0.882149" calcext:value-type="float">
            <text:p>0,882149</text:p>
          </table:table-cell>
          <table:table-cell office:value-type="float" office:value="0.885859" calcext:value-type="float">
            <text:p>0,885859</text:p>
          </table:table-cell>
          <table:table-cell office:value-type="float" office:value="0.893114" calcext:value-type="float">
            <text:p>0,893114</text:p>
          </table:table-cell>
          <table:table-cell office:value-type="float" office:value="0.910203" calcext:value-type="float">
            <text:p>0,910203</text:p>
          </table:table-cell>
          <table:table-cell office:value-type="float" office:value="0.925755" calcext:value-type="float">
            <text:p>0,925755</text:p>
          </table:table-cell>
          <table:table-cell office:value-type="float" office:value="0.929289" calcext:value-type="float">
            <text:p>0,929289</text:p>
          </table:table-cell>
          <table:table-cell table:number-columns-repeated="3" office:value-type="float" office:value="0.943771" calcext:value-type="float">
            <text:p>0,943771</text:p>
          </table:table-cell>
          <table:table-cell office:value-type="float" office:value="0.89443" calcext:value-type="float">
            <text:p>0,8944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64653" calcext:value-type="float">
            <text:p>0,564653</text:p>
          </table:table-cell>
          <table:table-cell office:value-type="float" office:value="0.705969" calcext:value-type="float">
            <text:p>0,705969</text:p>
          </table:table-cell>
          <table:table-cell office:value-type="float" office:value="0.816132" calcext:value-type="float">
            <text:p>0,816132</text:p>
          </table:table-cell>
          <table:table-cell office:value-type="float" office:value="0.869521" calcext:value-type="float">
            <text:p>0,869521</text:p>
          </table:table-cell>
          <table:table-cell office:value-type="float" office:value="0.885859" calcext:value-type="float">
            <text:p>0,885859</text:p>
          </table:table-cell>
          <table:table-cell office:value-type="float" office:value="0.896741" calcext:value-type="float">
            <text:p>0,896741</text:p>
          </table:table-cell>
          <table:table-cell office:value-type="float" office:value="0.916489" calcext:value-type="float">
            <text:p>0,916489</text:p>
          </table:table-cell>
          <table:table-cell office:value-type="float" office:value="0.928931" calcext:value-type="float">
            <text:p>0,928931</text:p>
          </table:table-cell>
          <table:table-cell office:value-type="float" office:value="0.937114" calcext:value-type="float">
            <text:p>0,937114</text:p>
          </table:table-cell>
          <table:table-cell table:number-columns-repeated="3" office:value-type="float" office:value="0.943771" calcext:value-type="float">
            <text:p>0,943771</text:p>
          </table:table-cell>
          <table:table-cell office:value-type="float" office:value="0.88443" calcext:value-type="float">
            <text:p>0,8844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64653" calcext:value-type="float">
            <text:p>0,564653</text:p>
          </table:table-cell>
          <table:table-cell office:value-type="float" office:value="0.733936" calcext:value-type="float">
            <text:p>0,733936</text:p>
          </table:table-cell>
          <table:table-cell office:value-type="float" office:value="0.828646" calcext:value-type="float">
            <text:p>0,828646</text:p>
          </table:table-cell>
          <table:table-cell office:value-type="float" office:value="0.874376" calcext:value-type="float">
            <text:p>0,874376</text:p>
          </table:table-cell>
          <table:table-cell office:value-type="float" office:value="0.885859" calcext:value-type="float">
            <text:p>0,885859</text:p>
          </table:table-cell>
          <table:table-cell office:value-type="float" office:value="0.893114" calcext:value-type="float">
            <text:p>0,893114</text:p>
          </table:table-cell>
          <table:table-cell office:value-type="float" office:value="0.912505" calcext:value-type="float">
            <text:p>0,912505</text:p>
          </table:table-cell>
          <table:table-cell office:value-type="float" office:value="0.928931" calcext:value-type="float">
            <text:p>0,928931</text:p>
          </table:table-cell>
          <table:table-cell office:value-type="float" office:value="0.930999" calcext:value-type="float">
            <text:p>0,930999</text:p>
          </table:table-cell>
          <table:table-cell table:number-columns-repeated="3" office:value-type="float" office:value="0.943771" calcext:value-type="float">
            <text:p>0,943771</text:p>
          </table:table-cell>
          <table:table-cell office:value-type="float" office:value="0.887591" calcext:value-type="float">
            <text:p>0,88759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97608" calcext:value-type="float">
            <text:p>0,397608</text:p>
          </table:table-cell>
          <table:table-cell office:value-type="float" office:value="0.757927" calcext:value-type="float">
            <text:p>0,757927</text:p>
          </table:table-cell>
          <table:table-cell office:value-type="float" office:value="0.859468" calcext:value-type="float">
            <text:p>0,859468</text:p>
          </table:table-cell>
          <table:table-cell office:value-type="float" office:value="0.884004" calcext:value-type="float">
            <text:p>0,884004</text:p>
          </table:table-cell>
          <table:table-cell office:value-type="float" office:value="0.885859" calcext:value-type="float">
            <text:p>0,885859</text:p>
          </table:table-cell>
          <table:table-cell office:value-type="float" office:value="0.907444" calcext:value-type="float">
            <text:p>0,907444</text:p>
          </table:table-cell>
          <table:table-cell office:value-type="float" office:value="0.92637" calcext:value-type="float">
            <text:p>0,92637</text:p>
          </table:table-cell>
          <table:table-cell office:value-type="float" office:value="0.928931" calcext:value-type="float">
            <text:p>0,928931</text:p>
          </table:table-cell>
          <table:table-cell office:value-type="float" office:value="0.930999" calcext:value-type="float">
            <text:p>0,930999</text:p>
          </table:table-cell>
          <table:table-cell table:number-columns-repeated="3" office:value-type="float" office:value="0.943771" calcext:value-type="float">
            <text:p>0,943771</text:p>
          </table:table-cell>
          <table:table-cell office:value-type="float" office:value="0.896855" calcext:value-type="float">
            <text:p>0,89685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601107" calcext:value-type="float">
            <text:p>0,601107</text:p>
          </table:table-cell>
          <table:table-cell office:value-type="float" office:value="0.76325" calcext:value-type="float">
            <text:p>0,76325</text:p>
          </table:table-cell>
          <table:table-cell office:value-type="float" office:value="0.848466" calcext:value-type="float">
            <text:p>0,848466</text:p>
          </table:table-cell>
          <table:table-cell office:value-type="float" office:value="0.87797" calcext:value-type="float">
            <text:p>0,87797</text:p>
          </table:table-cell>
          <table:table-cell office:value-type="float" office:value="0.891905" calcext:value-type="float">
            <text:p>0,891905</text:p>
          </table:table-cell>
          <table:table-cell office:value-type="float" office:value="0.922073" calcext:value-type="float">
            <text:p>0,922073</text:p>
          </table:table-cell>
          <table:table-cell table:number-columns-repeated="2" office:value-type="float" office:value="0.928931" calcext:value-type="float">
            <text:p>0,928931</text:p>
          </table:table-cell>
          <table:table-cell office:value-type="float" office:value="0.930279" calcext:value-type="float">
            <text:p>0,930279</text:p>
          </table:table-cell>
          <table:table-cell table:number-columns-repeated="3" office:value-type="float" office:value="0.943771" calcext:value-type="float">
            <text:p>0,943771</text:p>
          </table:table-cell>
          <table:table-cell office:value-type="float" office:value="0.897935" calcext:value-type="float">
            <text:p>0,89793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85566" calcext:value-type="float">
            <text:p>0,385566</text:p>
          </table:table-cell>
          <table:table-cell office:value-type="float" office:value="0.751142" calcext:value-type="float">
            <text:p>0,751142</text:p>
          </table:table-cell>
          <table:table-cell office:value-type="float" office:value="0.85379" calcext:value-type="float">
            <text:p>0,85379</text:p>
          </table:table-cell>
          <table:table-cell office:value-type="float" office:value="0.881666" calcext:value-type="float">
            <text:p>0,881666</text:p>
          </table:table-cell>
          <table:table-cell office:value-type="float" office:value="0.885859" calcext:value-type="float">
            <text:p>0,885859</text:p>
          </table:table-cell>
          <table:table-cell office:value-type="float" office:value="0.920645" calcext:value-type="float">
            <text:p>0,920645</text:p>
          </table:table-cell>
          <table:table-cell table:number-columns-repeated="2" office:value-type="float" office:value="0.928931" calcext:value-type="float">
            <text:p>0,928931</text:p>
          </table:table-cell>
          <table:table-cell office:value-type="float" office:value="0.934146" calcext:value-type="float">
            <text:p>0,934146</text:p>
          </table:table-cell>
          <table:table-cell table:number-columns-repeated="3" office:value-type="float" office:value="0.943771" calcext:value-type="float">
            <text:p>0,943771</text:p>
          </table:table-cell>
          <table:table-cell office:value-type="float" office:value="0.897265" calcext:value-type="float">
            <text:p>0,89726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773696" calcext:value-type="float">
            <text:p>0,773696</text:p>
          </table:table-cell>
          <table:table-cell office:value-type="float" office:value="0.807533" calcext:value-type="float">
            <text:p>0,807533</text:p>
          </table:table-cell>
          <table:table-cell office:value-type="float" office:value="0.856027" calcext:value-type="float">
            <text:p>0,856027</text:p>
          </table:table-cell>
          <table:table-cell office:value-type="float" office:value="0.880295" calcext:value-type="float">
            <text:p>0,880295</text:p>
          </table:table-cell>
          <table:table-cell office:value-type="float" office:value="0.888277" calcext:value-type="float">
            <text:p>0,888277</text:p>
          </table:table-cell>
          <table:table-cell office:value-type="float" office:value="0.920362" calcext:value-type="float">
            <text:p>0,920362</text:p>
          </table:table-cell>
          <table:table-cell table:number-columns-repeated="3" office:value-type="float" office:value="0.928931" calcext:value-type="float">
            <text:p>0,928931</text:p>
          </table:table-cell>
          <table:table-cell office:value-type="float" office:value="0.938193" calcext:value-type="float">
            <text:p>0,938193</text:p>
          </table:table-cell>
          <table:table-cell table:number-columns-repeated="2" office:value-type="float" office:value="0.943771" calcext:value-type="float">
            <text:p>0,943771</text:p>
          </table:table-cell>
          <table:table-cell office:value-type="float" office:value="0.902125" calcext:value-type="float">
            <text:p>0,90212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79191" calcext:value-type="float">
            <text:p>0,579191</text:p>
          </table:table-cell>
          <table:table-cell office:value-type="float" office:value="0.770962" calcext:value-type="float">
            <text:p>0,770962</text:p>
          </table:table-cell>
          <table:table-cell office:value-type="float" office:value="0.853693" calcext:value-type="float">
            <text:p>0,853693</text:p>
          </table:table-cell>
          <table:table-cell office:value-type="float" office:value="0.878467" calcext:value-type="float">
            <text:p>0,878467</text:p>
          </table:table-cell>
          <table:table-cell office:value-type="float" office:value="0.916775" calcext:value-type="float">
            <text:p>0,916775</text:p>
          </table:table-cell>
          <table:table-cell table:number-columns-repeated="4" office:value-type="float" office:value="0.928931" calcext:value-type="float">
            <text:p>0,928931</text:p>
          </table:table-cell>
          <table:table-cell office:value-type="float" office:value="0.941972" calcext:value-type="float">
            <text:p>0,941972</text:p>
          </table:table-cell>
          <table:table-cell table:number-columns-repeated="2" office:value-type="float" office:value="0.943771" calcext:value-type="float">
            <text:p>0,943771</text:p>
          </table:table-cell>
          <table:table-cell office:value-type="float" office:value="0.902137" calcext:value-type="float">
            <text:p>0,90213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235542" calcext:value-type="float">
            <text:p>0,235542</text:p>
          </table:table-cell>
          <table:table-cell office:value-type="float" office:value="0.74849" calcext:value-type="float">
            <text:p>0,74849</text:p>
          </table:table-cell>
          <table:table-cell office:value-type="float" office:value="0.860384" calcext:value-type="float">
            <text:p>0,860384</text:p>
          </table:table-cell>
          <table:table-cell office:value-type="float" office:value="0.883077" calcext:value-type="float">
            <text:p>0,883077</text:p>
          </table:table-cell>
          <table:table-cell office:value-type="float" office:value="0.899508" calcext:value-type="float">
            <text:p>0,899508</text:p>
          </table:table-cell>
          <table:table-cell table:number-columns-repeated="4" office:value-type="float" office:value="0.928931" calcext:value-type="float">
            <text:p>0,928931</text:p>
          </table:table-cell>
          <table:table-cell office:value-type="float" office:value="0.939093" calcext:value-type="float">
            <text:p>0,939093</text:p>
          </table:table-cell>
          <table:table-cell table:number-columns-repeated="2" office:value-type="float" office:value="0.943771" calcext:value-type="float">
            <text:p>0,943771</text:p>
          </table:table-cell>
          <table:table-cell office:value-type="float" office:value="0.899005" calcext:value-type="float">
            <text:p>0,89900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72086" calcext:value-type="float">
            <text:p>0,372086</text:p>
          </table:table-cell>
          <table:table-cell office:value-type="float" office:value="0.776352" calcext:value-type="float">
            <text:p>0,776352</text:p>
          </table:table-cell>
          <table:table-cell office:value-type="float" office:value="0.862811" calcext:value-type="float">
            <text:p>0,862811</text:p>
          </table:table-cell>
          <table:table-cell office:value-type="float" office:value="0.885859" calcext:value-type="float">
            <text:p>0,885859</text:p>
          </table:table-cell>
          <table:table-cell office:value-type="float" office:value="0.902492" calcext:value-type="float">
            <text:p>0,902492</text:p>
          </table:table-cell>
          <table:table-cell table:number-columns-repeated="4" office:value-type="float" office:value="0.928931" calcext:value-type="float">
            <text:p>0,928931</text:p>
          </table:table-cell>
          <table:table-cell office:value-type="float" office:value="0.938104" calcext:value-type="float">
            <text:p>0,938104</text:p>
          </table:table-cell>
          <table:table-cell table:number-columns-repeated="2" office:value-type="float" office:value="0.943771" calcext:value-type="float">
            <text:p>0,943771</text:p>
          </table:table-cell>
          <table:table-cell office:value-type="float" office:value="0.902511" calcext:value-type="float">
            <text:p>0,90251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571634" calcext:value-type="float">
            <text:p>0,571634</text:p>
          </table:table-cell>
          <table:table-cell office:value-type="float" office:value="0.779902" calcext:value-type="float">
            <text:p>0,779902</text:p>
          </table:table-cell>
          <table:table-cell office:value-type="float" office:value="0.872044" calcext:value-type="float">
            <text:p>0,872044</text:p>
          </table:table-cell>
          <table:table-cell office:value-type="float" office:value="0.890696" calcext:value-type="float">
            <text:p>0,890696</text:p>
          </table:table-cell>
          <table:table-cell office:value-type="float" office:value="0.921174" calcext:value-type="float">
            <text:p>0,921174</text:p>
          </table:table-cell>
          <table:table-cell table:number-columns-repeated="4" office:value-type="float" office:value="0.928931" calcext:value-type="float">
            <text:p>0,928931</text:p>
          </table:table-cell>
          <table:table-cell office:value-type="float" office:value="0.938914" calcext:value-type="float">
            <text:p>0,938914</text:p>
          </table:table-cell>
          <table:table-cell table:number-columns-repeated="2" office:value-type="float" office:value="0.943771" calcext:value-type="float">
            <text:p>0,943771</text:p>
          </table:table-cell>
          <table:table-cell office:value-type="float" office:value="0.906223" calcext:value-type="float">
            <text:p>0,90622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571634" calcext:value-type="float">
            <text:p>0,571634</text:p>
          </table:table-cell>
          <table:table-cell office:value-type="float" office:value="0.767789" calcext:value-type="float">
            <text:p>0,767789</text:p>
          </table:table-cell>
          <table:table-cell office:value-type="float" office:value="0.864679" calcext:value-type="float">
            <text:p>0,864679</text:p>
          </table:table-cell>
          <table:table-cell office:value-type="float" office:value="0.885859" calcext:value-type="float">
            <text:p>0,885859</text:p>
          </table:table-cell>
          <table:table-cell office:value-type="float" office:value="0.888277" calcext:value-type="float">
            <text:p>0,888277</text:p>
          </table:table-cell>
          <table:table-cell office:value-type="float" office:value="0.913583" calcext:value-type="float">
            <text:p>0,913583</text:p>
          </table:table-cell>
          <table:table-cell table:number-columns-repeated="3" office:value-type="float" office:value="0.928931" calcext:value-type="float">
            <text:p>0,928931</text:p>
          </table:table-cell>
          <table:table-cell office:value-type="float" office:value="0.935857" calcext:value-type="float">
            <text:p>0,935857</text:p>
          </table:table-cell>
          <table:table-cell table:number-columns-repeated="2" office:value-type="float" office:value="0.943771" calcext:value-type="float">
            <text:p>0,943771</text:p>
          </table:table-cell>
          <table:table-cell office:value-type="float" office:value="0.898661" calcext:value-type="float">
            <text:p>0,89866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498625" calcext:value-type="float">
            <text:p>0,498625</text:p>
          </table:table-cell>
          <table:table-cell office:value-type="float" office:value="0.696081" calcext:value-type="float">
            <text:p>0,696081</text:p>
          </table:table-cell>
          <table:table-cell office:value-type="float" office:value="0.853908" calcext:value-type="float">
            <text:p>0,853908</text:p>
          </table:table-cell>
          <table:table-cell office:value-type="float" office:value="0.882165" calcext:value-type="float">
            <text:p>0,882165</text:p>
          </table:table-cell>
          <table:table-cell office:value-type="float" office:value="0.885859" calcext:value-type="float">
            <text:p>0,885859</text:p>
          </table:table-cell>
          <table:table-cell office:value-type="float" office:value="0.894333" calcext:value-type="float">
            <text:p>0,894333</text:p>
          </table:table-cell>
          <table:table-cell office:value-type="float" office:value="0.913299" calcext:value-type="float">
            <text:p>0,913299</text:p>
          </table:table-cell>
          <table:table-cell table:number-columns-repeated="2" office:value-type="float" office:value="0.928931" calcext:value-type="float">
            <text:p>0,928931</text:p>
          </table:table-cell>
          <table:table-cell office:value-type="float" office:value="0.935857" calcext:value-type="float">
            <text:p>0,935857</text:p>
          </table:table-cell>
          <table:table-cell table:number-columns-repeated="2" office:value-type="float" office:value="0.943771" calcext:value-type="float">
            <text:p>0,943771</text:p>
          </table:table-cell>
          <table:table-cell office:value-type="float" office:value="0.886314" calcext:value-type="float">
            <text:p>0,88631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57448" calcext:value-type="float">
            <text:p>0,357448</text:p>
          </table:table-cell>
          <table:table-cell office:value-type="float" office:value="0.600689" calcext:value-type="float">
            <text:p>0,600689</text:p>
          </table:table-cell>
          <table:table-cell office:value-type="float" office:value="0.862816" calcext:value-type="float">
            <text:p>0,862816</text:p>
          </table:table-cell>
          <table:table-cell office:value-type="float" office:value="0.885859" calcext:value-type="float">
            <text:p>0,885859</text:p>
          </table:table-cell>
          <table:table-cell office:value-type="float" office:value="0.890706" calcext:value-type="float">
            <text:p>0,890706</text:p>
          </table:table-cell>
          <table:table-cell office:value-type="float" office:value="0.912733" calcext:value-type="float">
            <text:p>0,912733</text:p>
          </table:table-cell>
          <table:table-cell table:number-columns-repeated="3" office:value-type="float" office:value="0.928931" calcext:value-type="float">
            <text:p>0,928931</text:p>
          </table:table-cell>
          <table:table-cell office:value-type="float" office:value="0.939814" calcext:value-type="float">
            <text:p>0,939814</text:p>
          </table:table-cell>
          <table:table-cell table:number-columns-repeated="2" office:value-type="float" office:value="0.943771" calcext:value-type="float">
            <text:p>0,943771</text:p>
          </table:table-cell>
          <table:table-cell office:value-type="float" office:value="0.882318" calcext:value-type="float">
            <text:p>0,88231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" calcext:value-type="float">
            <text:p>-1</text:p>
          </table:table-cell>
          <table:table-cell office:value-type="float" office:value="0.408073" calcext:value-type="float">
            <text:p>0,408073</text:p>
          </table:table-cell>
          <table:table-cell office:value-type="float" office:value="0.789835" calcext:value-type="float">
            <text:p>0,789835</text:p>
          </table:table-cell>
          <table:table-cell office:value-type="float" office:value="0.872717" calcext:value-type="float">
            <text:p>0,872717</text:p>
          </table:table-cell>
          <table:table-cell office:value-type="float" office:value="0.888288" calcext:value-type="float">
            <text:p>0,888288</text:p>
          </table:table-cell>
          <table:table-cell office:value-type="float" office:value="0.909513" calcext:value-type="float">
            <text:p>0,909513</text:p>
          </table:table-cell>
          <table:table-cell office:value-type="float" office:value="0.926013" calcext:value-type="float">
            <text:p>0,926013</text:p>
          </table:table-cell>
          <table:table-cell table:number-columns-repeated="2" office:value-type="float" office:value="0.928931" calcext:value-type="float">
            <text:p>0,928931</text:p>
          </table:table-cell>
          <table:table-cell office:value-type="float" office:value="0.936846" calcext:value-type="float">
            <text:p>0,936846</text:p>
          </table:table-cell>
          <table:table-cell table:number-columns-repeated="2" office:value-type="float" office:value="0.943771" calcext:value-type="float">
            <text:p>0,943771</text:p>
          </table:table-cell>
          <table:table-cell office:value-type="float" office:value="0.853292" calcext:value-type="float">
            <text:p>0,85329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" calcext:value-type="float">
            <text:p>-1</text:p>
          </table:table-cell>
          <table:table-cell office:value-type="float" office:value="0.282328" calcext:value-type="float">
            <text:p>0,282328</text:p>
          </table:table-cell>
          <table:table-cell office:value-type="float" office:value="0.771913" calcext:value-type="float">
            <text:p>0,771913</text:p>
          </table:table-cell>
          <table:table-cell office:value-type="float" office:value="0.884942" calcext:value-type="float">
            <text:p>0,884942</text:p>
          </table:table-cell>
          <table:table-cell office:value-type="float" office:value="0.910486" calcext:value-type="float">
            <text:p>0,910486</text:p>
          </table:table-cell>
          <table:table-cell table:number-columns-repeated="4" office:value-type="float" office:value="0.928931" calcext:value-type="float">
            <text:p>0,928931</text:p>
          </table:table-cell>
          <table:table-cell office:value-type="float" office:value="0.938914" calcext:value-type="float">
            <text:p>0,938914</text:p>
          </table:table-cell>
          <table:table-cell table:number-columns-repeated="2" office:value-type="float" office:value="0.943771" calcext:value-type="float">
            <text:p>0,943771</text:p>
          </table:table-cell>
          <table:table-cell office:value-type="float" office:value="0.844808" calcext:value-type="float">
            <text:p>0,84480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513848" calcext:value-type="float">
            <text:p>0,513848</text:p>
          </table:table-cell>
          <table:table-cell office:value-type="float" office:value="0.606047" calcext:value-type="float">
            <text:p>0,606047</text:p>
          </table:table-cell>
          <table:table-cell office:value-type="float" office:value="0.85901" calcext:value-type="float">
            <text:p>0,85901</text:p>
          </table:table-cell>
          <table:table-cell office:value-type="float" office:value="0.885859" calcext:value-type="float">
            <text:p>0,885859</text:p>
          </table:table-cell>
          <table:table-cell office:value-type="float" office:value="0.905726" calcext:value-type="float">
            <text:p>0,905726</text:p>
          </table:table-cell>
          <table:table-cell office:value-type="float" office:value="0.923095" calcext:value-type="float">
            <text:p>0,923095</text:p>
          </table:table-cell>
          <table:table-cell table:number-columns-repeated="3" office:value-type="float" office:value="0.928931" calcext:value-type="float">
            <text:p>0,928931</text:p>
          </table:table-cell>
          <table:table-cell office:value-type="float" office:value="0.933068" calcext:value-type="float">
            <text:p>0,933068</text:p>
          </table:table-cell>
          <table:table-cell table:number-columns-repeated="2" office:value-type="float" office:value="0.943771" calcext:value-type="float">
            <text:p>0,943771</text:p>
          </table:table-cell>
          <table:table-cell office:value-type="float" office:value="0.884337" calcext:value-type="float">
            <text:p>0,88433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" calcext:value-type="float">
            <text:p>-1</text:p>
          </table:table-cell>
          <table:table-cell office:value-type="float" office:value="0.429504" calcext:value-type="float">
            <text:p>0,429504</text:p>
          </table:table-cell>
          <table:table-cell office:value-type="float" office:value="0.786507" calcext:value-type="float">
            <text:p>0,786507</text:p>
          </table:table-cell>
          <table:table-cell office:value-type="float" office:value="0.868525" calcext:value-type="float">
            <text:p>0,868525</text:p>
          </table:table-cell>
          <table:table-cell office:value-type="float" office:value="0.893804" calcext:value-type="float">
            <text:p>0,893804</text:p>
          </table:table-cell>
          <table:table-cell office:value-type="float" office:value="0.924068" calcext:value-type="float">
            <text:p>0,924068</text:p>
          </table:table-cell>
          <table:table-cell table:number-columns-repeated="3" office:value-type="float" office:value="0.928931" calcext:value-type="float">
            <text:p>0,928931</text:p>
          </table:table-cell>
          <table:table-cell office:value-type="float" office:value="0.936935" calcext:value-type="float">
            <text:p>0,936935</text:p>
          </table:table-cell>
          <table:table-cell table:number-columns-repeated="2" office:value-type="float" office:value="0.943771" calcext:value-type="float">
            <text:p>0,943771</text:p>
          </table:table-cell>
          <table:table-cell office:value-type="float" office:value="0.856991" calcext:value-type="float">
            <text:p>0,85699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" calcext:value-type="float">
            <text:p>-1</text:p>
          </table:table-cell>
          <table:table-cell office:value-type="float" office:value="0.41992" calcext:value-type="float">
            <text:p>0,41992</text:p>
          </table:table-cell>
          <table:table-cell office:value-type="float" office:value="0.740218" calcext:value-type="float">
            <text:p>0,740218</text:p>
          </table:table-cell>
          <table:table-cell office:value-type="float" office:value="0.871625" calcext:value-type="float">
            <text:p>0,871625</text:p>
          </table:table-cell>
          <table:table-cell office:value-type="float" office:value="0.886819" calcext:value-type="float">
            <text:p>0,886819</text:p>
          </table:table-cell>
          <table:table-cell office:value-type="float" office:value="0.90816" calcext:value-type="float">
            <text:p>0,90816</text:p>
          </table:table-cell>
          <table:table-cell office:value-type="float" office:value="0.927988" calcext:value-type="float">
            <text:p>0,927988</text:p>
          </table:table-cell>
          <table:table-cell table:number-columns-repeated="2" office:value-type="float" office:value="0.928931" calcext:value-type="float">
            <text:p>0,928931</text:p>
          </table:table-cell>
          <table:table-cell office:value-type="float" office:value="0.939814" calcext:value-type="float">
            <text:p>0,939814</text:p>
          </table:table-cell>
          <table:table-cell table:number-columns-repeated="2" office:value-type="float" office:value="0.943771" calcext:value-type="float">
            <text:p>0,943771</text:p>
          </table:table-cell>
          <table:table-cell office:value-type="float" office:value="0.849618" calcext:value-type="float">
            <text:p>0,84961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" calcext:value-type="float">
            <text:p>-1</text:p>
          </table:table-cell>
          <table:table-cell office:value-type="float" office:value="0.419797" calcext:value-type="float">
            <text:p>0,419797</text:p>
          </table:table-cell>
          <table:table-cell office:value-type="float" office:value="0.794798" calcext:value-type="float">
            <text:p>0,794798</text:p>
          </table:table-cell>
          <table:table-cell office:value-type="float" office:value="0.872139" calcext:value-type="float">
            <text:p>0,872139</text:p>
          </table:table-cell>
          <table:table-cell office:value-type="float" office:value="0.895283" calcext:value-type="float">
            <text:p>0,895283</text:p>
          </table:table-cell>
          <table:table-cell office:value-type="float" office:value="0.921489" calcext:value-type="float">
            <text:p>0,921489</text:p>
          </table:table-cell>
          <table:table-cell table:number-columns-repeated="2" office:value-type="float" office:value="0.928931" calcext:value-type="float">
            <text:p>0,928931</text:p>
          </table:table-cell>
          <table:table-cell office:value-type="float" office:value="0.930999" calcext:value-type="float">
            <text:p>0,930999</text:p>
          </table:table-cell>
          <table:table-cell table:number-columns-repeated="3" office:value-type="float" office:value="0.943771" calcext:value-type="float">
            <text:p>0,943771</text:p>
          </table:table-cell>
          <table:table-cell office:value-type="float" office:value="0.857991" calcext:value-type="float">
            <text:p>0,85799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" calcext:value-type="float">
            <text:p>-1</text:p>
          </table:table-cell>
          <table:table-cell office:value-type="float" office:value="0.306826" calcext:value-type="float">
            <text:p>0,306826</text:p>
          </table:table-cell>
          <table:table-cell office:value-type="float" office:value="0.65907" calcext:value-type="float">
            <text:p>0,65907</text:p>
          </table:table-cell>
          <table:table-cell office:value-type="float" office:value="0.854468" calcext:value-type="float">
            <text:p>0,854468</text:p>
          </table:table-cell>
          <table:table-cell office:value-type="float" office:value="0.908068" calcext:value-type="float">
            <text:p>0,908068</text:p>
          </table:table-cell>
          <table:table-cell table:number-columns-repeated="3" office:value-type="float" office:value="0.928931" calcext:value-type="float">
            <text:p>0,928931</text:p>
          </table:table-cell>
          <table:table-cell office:value-type="float" office:value="0.934957" calcext:value-type="float">
            <text:p>0,934957</text:p>
          </table:table-cell>
          <table:table-cell table:number-columns-repeated="3" office:value-type="float" office:value="0.943771" calcext:value-type="float">
            <text:p>0,943771</text:p>
          </table:table-cell>
          <table:table-cell office:value-type="float" office:value="0.833772" calcext:value-type="float">
            <text:p>0,83377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152822" calcext:value-type="float">
            <text:p>0,152822</text:p>
          </table:table-cell>
          <table:table-cell office:value-type="float" office:value="0.457899" calcext:value-type="float">
            <text:p>0,457899</text:p>
          </table:table-cell>
          <table:table-cell office:value-type="float" office:value="0.786026" calcext:value-type="float">
            <text:p>0,786026</text:p>
          </table:table-cell>
          <table:table-cell office:value-type="float" office:value="0.905986" calcext:value-type="float">
            <text:p>0,905986</text:p>
          </table:table-cell>
          <table:table-cell office:value-type="float" office:value="0.925219" calcext:value-type="float">
            <text:p>0,925219</text:p>
          </table:table-cell>
          <table:table-cell table:number-columns-repeated="3" office:value-type="float" office:value="0.928931" calcext:value-type="float">
            <text:p>0,928931</text:p>
          </table:table-cell>
          <table:table-cell office:value-type="float" office:value="0.937835" calcext:value-type="float">
            <text:p>0,937835</text:p>
          </table:table-cell>
          <table:table-cell table:number-columns-repeated="3" office:value-type="float" office:value="0.943771" calcext:value-type="float">
            <text:p>0,943771</text:p>
          </table:table-cell>
          <table:table-cell office:value-type="float" office:value="0.86873" calcext:value-type="float">
            <text:p>0,8687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52822" calcext:value-type="float">
            <text:p>0,152822</text:p>
          </table:table-cell>
          <table:table-cell office:value-type="float" office:value="0.593942" calcext:value-type="float">
            <text:p>0,593942</text:p>
          </table:table-cell>
          <table:table-cell office:value-type="float" office:value="0.841368" calcext:value-type="float">
            <text:p>0,841368</text:p>
          </table:table-cell>
          <table:table-cell office:value-type="float" office:value="0.910769" calcext:value-type="float">
            <text:p>0,910769</text:p>
          </table:table-cell>
          <table:table-cell table:number-columns-repeated="4" office:value-type="float" office:value="0.928931" calcext:value-type="float">
            <text:p>0,928931</text:p>
          </table:table-cell>
          <table:table-cell office:value-type="float" office:value="0.93091" calcext:value-type="float">
            <text:p>0,93091</text:p>
          </table:table-cell>
          <table:table-cell table:number-columns-repeated="3" office:value-type="float" office:value="0.943771" calcext:value-type="float">
            <text:p>0,943771</text:p>
          </table:table-cell>
          <table:table-cell office:value-type="float" office:value="0.888026" calcext:value-type="float">
            <text:p>0,88802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" calcext:value-type="float">
            <text:p>-1</text:p>
          </table:table-cell>
          <table:table-cell office:value-type="float" office:value="0.377692" calcext:value-type="float">
            <text:p>0,377692</text:p>
          </table:table-cell>
          <table:table-cell office:value-type="float" office:value="0.789762" calcext:value-type="float">
            <text:p>0,789762</text:p>
          </table:table-cell>
          <table:table-cell office:value-type="float" office:value="0.878977" calcext:value-type="float">
            <text:p>0,878977</text:p>
          </table:table-cell>
          <table:table-cell office:value-type="float" office:value="0.921433" calcext:value-type="float">
            <text:p>0,921433</text:p>
          </table:table-cell>
          <table:table-cell table:number-columns-repeated="4" office:value-type="float" office:value="0.928931" calcext:value-type="float">
            <text:p>0,928931</text:p>
          </table:table-cell>
          <table:table-cell table:number-columns-repeated="3" office:value-type="float" office:value="0.943771" calcext:value-type="float">
            <text:p>0,943771</text:p>
          </table:table-cell>
          <table:table-cell office:value-type="float" office:value="0.857113" calcext:value-type="float">
            <text:p>0,85711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102" calcext:value-type="float">
            <text:p>0,0102</text:p>
          </table:table-cell>
          <table:table-cell office:value-type="float" office:value="0.526859" calcext:value-type="float">
            <text:p>0,526859</text:p>
          </table:table-cell>
          <table:table-cell office:value-type="float" office:value="0.829192" calcext:value-type="float">
            <text:p>0,829192</text:p>
          </table:table-cell>
          <table:table-cell office:value-type="float" office:value="0.891034" calcext:value-type="float">
            <text:p>0,891034</text:p>
          </table:table-cell>
          <table:table-cell office:value-type="float" office:value="0.915879" calcext:value-type="float">
            <text:p>0,915879</text:p>
          </table:table-cell>
          <table:table-cell table:number-columns-repeated="3" office:value-type="float" office:value="0.928931" calcext:value-type="float">
            <text:p>0,928931</text:p>
          </table:table-cell>
          <table:table-cell office:value-type="float" office:value="0.929921" calcext:value-type="float">
            <text:p>0,929921</text:p>
          </table:table-cell>
          <table:table-cell table:number-columns-repeated="3" office:value-type="float" office:value="0.943771" calcext:value-type="float">
            <text:p>0,943771</text:p>
          </table:table-cell>
          <table:table-cell office:value-type="float" office:value="0.876722" calcext:value-type="float">
            <text:p>0,87672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" calcext:value-type="float">
            <text:p>-1</text:p>
          </table:table-cell>
          <table:table-cell office:value-type="float" office:value="0.239876" calcext:value-type="float">
            <text:p>0,239876</text:p>
          </table:table-cell>
          <table:table-cell office:value-type="float" office:value="0.737638" calcext:value-type="float">
            <text:p>0,737638</text:p>
          </table:table-cell>
          <table:table-cell office:value-type="float" office:value="0.86898" calcext:value-type="float">
            <text:p>0,86898</text:p>
          </table:table-cell>
          <table:table-cell office:value-type="float" office:value="0.905816" calcext:value-type="float">
            <text:p>0,905816</text:p>
          </table:table-cell>
          <table:table-cell office:value-type="float" office:value="0.918258" calcext:value-type="float">
            <text:p>0,918258</text:p>
          </table:table-cell>
          <table:table-cell table:number-columns-repeated="3" office:value-type="float" office:value="0.928931" calcext:value-type="float">
            <text:p>0,928931</text:p>
          </table:table-cell>
          <table:table-cell office:value-type="float" office:value="0.941793" calcext:value-type="float">
            <text:p>0,941793</text:p>
          </table:table-cell>
          <table:table-cell table:number-columns-repeated="2" office:value-type="float" office:value="0.943771" calcext:value-type="float">
            <text:p>0,943771</text:p>
          </table:table-cell>
          <table:table-cell office:value-type="float" office:value="0.834293" calcext:value-type="float">
            <text:p>0,83429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0.019905" calcext:value-type="float">
            <text:p>-0,019905</text:p>
          </table:table-cell>
          <table:table-cell office:value-type="float" office:value="0.382336" calcext:value-type="float">
            <text:p>0,382336</text:p>
          </table:table-cell>
          <table:table-cell office:value-type="float" office:value="0.775263" calcext:value-type="float">
            <text:p>0,775263</text:p>
          </table:table-cell>
          <table:table-cell office:value-type="float" office:value="0.865697" calcext:value-type="float">
            <text:p>0,865697</text:p>
          </table:table-cell>
          <table:table-cell office:value-type="float" office:value="0.903917" calcext:value-type="float">
            <text:p>0,903917</text:p>
          </table:table-cell>
          <table:table-cell office:value-type="float" office:value="0.920355" calcext:value-type="float">
            <text:p>0,920355</text:p>
          </table:table-cell>
          <table:table-cell table:number-columns-repeated="2" office:value-type="float" office:value="0.928931" calcext:value-type="float">
            <text:p>0,928931</text:p>
          </table:table-cell>
          <table:table-cell office:value-type="float" office:value="0.931989" calcext:value-type="float">
            <text:p>0,931989</text:p>
          </table:table-cell>
          <table:table-cell table:number-columns-repeated="3" office:value-type="float" office:value="0.943771" calcext:value-type="float">
            <text:p>0,943771</text:p>
          </table:table-cell>
          <table:table-cell office:value-type="float" office:value="0.852496" calcext:value-type="float">
            <text:p>0,85249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0.019905" calcext:value-type="float">
            <text:p>-0,019905</text:p>
          </table:table-cell>
          <table:table-cell office:value-type="float" office:value="0.532056" calcext:value-type="float">
            <text:p>0,532056</text:p>
          </table:table-cell>
          <table:table-cell office:value-type="float" office:value="0.828964" calcext:value-type="float">
            <text:p>0,828964</text:p>
          </table:table-cell>
          <table:table-cell office:value-type="float" office:value="0.86949" calcext:value-type="float">
            <text:p>0,86949</text:p>
          </table:table-cell>
          <table:table-cell office:value-type="float" office:value="0.904607" calcext:value-type="float">
            <text:p>0,904607</text:p>
          </table:table-cell>
          <table:table-cell office:value-type="float" office:value="0.923631" calcext:value-type="float">
            <text:p>0,923631</text:p>
          </table:table-cell>
          <table:table-cell table:number-columns-repeated="2" office:value-type="float" office:value="0.928931" calcext:value-type="float">
            <text:p>0,928931</text:p>
          </table:table-cell>
          <table:table-cell office:value-type="float" office:value="0.936935" calcext:value-type="float">
            <text:p>0,936935</text:p>
          </table:table-cell>
          <table:table-cell table:number-columns-repeated="3" office:value-type="float" office:value="0.943771" calcext:value-type="float">
            <text:p>0,943771</text:p>
          </table:table-cell>
          <table:table-cell office:value-type="float" office:value="0.874109" calcext:value-type="float">
            <text:p>0,87410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" calcext:value-type="float">
            <text:p>-1</text:p>
          </table:table-cell>
          <table:table-cell office:value-type="float" office:value="0.369426" calcext:value-type="float">
            <text:p>0,369426</text:p>
          </table:table-cell>
          <table:table-cell office:value-type="float" office:value="0.805048" calcext:value-type="float">
            <text:p>0,805048</text:p>
          </table:table-cell>
          <table:table-cell office:value-type="float" office:value="0.853512" calcext:value-type="float">
            <text:p>0,853512</text:p>
          </table:table-cell>
          <table:table-cell office:value-type="float" office:value="0.8907" calcext:value-type="float">
            <text:p>0,8907</text:p>
          </table:table-cell>
          <table:table-cell office:value-type="float" office:value="0.925397" calcext:value-type="float">
            <text:p>0,925397</text:p>
          </table:table-cell>
          <table:table-cell table:number-columns-repeated="2" office:value-type="float" office:value="0.928931" calcext:value-type="float">
            <text:p>0,928931</text:p>
          </table:table-cell>
          <table:table-cell office:value-type="float" office:value="0.934236" calcext:value-type="float">
            <text:p>0,934236</text:p>
          </table:table-cell>
          <table:table-cell table:number-columns-repeated="3" office:value-type="float" office:value="0.943771" calcext:value-type="float">
            <text:p>0,943771</text:p>
          </table:table-cell>
          <table:table-cell office:value-type="float" office:value="0.852373" calcext:value-type="float">
            <text:p>0,85237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97608" calcext:value-type="float">
            <text:p>0,397608</text:p>
          </table:table-cell>
          <table:table-cell office:value-type="float" office:value="0.65171" calcext:value-type="float">
            <text:p>0,65171</text:p>
          </table:table-cell>
          <table:table-cell office:value-type="float" office:value="0.80934" calcext:value-type="float">
            <text:p>0,80934</text:p>
          </table:table-cell>
          <table:table-cell office:value-type="float" office:value="0.865903" calcext:value-type="float">
            <text:p>0,865903</text:p>
          </table:table-cell>
          <table:table-cell office:value-type="float" office:value="0.900334" calcext:value-type="float">
            <text:p>0,900334</text:p>
          </table:table-cell>
          <table:table-cell office:value-type="float" office:value="0.919001" calcext:value-type="float">
            <text:p>0,919001</text:p>
          </table:table-cell>
          <table:table-cell table:number-columns-repeated="2" office:value-type="float" office:value="0.928931" calcext:value-type="float">
            <text:p>0,928931</text:p>
          </table:table-cell>
          <table:table-cell office:value-type="float" office:value="0.933157" calcext:value-type="float">
            <text:p>0,933157</text:p>
          </table:table-cell>
          <table:table-cell table:number-columns-repeated="3" office:value-type="float" office:value="0.943771" calcext:value-type="float">
            <text:p>0,943771</text:p>
          </table:table-cell>
          <table:table-cell office:value-type="float" office:value="0.882485" calcext:value-type="float">
            <text:p>0,88248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" calcext:value-type="float">
            <text:p>-1</text:p>
          </table:table-cell>
          <table:table-cell office:value-type="float" office:value="0.439292" calcext:value-type="float">
            <text:p>0,439292</text:p>
          </table:table-cell>
          <table:table-cell office:value-type="float" office:value="0.724574" calcext:value-type="float">
            <text:p>0,724574</text:p>
          </table:table-cell>
          <table:table-cell office:value-type="float" office:value="0.861838" calcext:value-type="float">
            <text:p>0,861838</text:p>
          </table:table-cell>
          <table:table-cell office:value-type="float" office:value="0.899355" calcext:value-type="float">
            <text:p>0,899355</text:p>
          </table:table-cell>
          <table:table-cell office:value-type="float" office:value="0.918718" calcext:value-type="float">
            <text:p>0,918718</text:p>
          </table:table-cell>
          <table:table-cell table:number-columns-repeated="2" office:value-type="float" office:value="0.928931" calcext:value-type="float">
            <text:p>0,928931</text:p>
          </table:table-cell>
          <table:table-cell office:value-type="float" office:value="0.935046" calcext:value-type="float">
            <text:p>0,935046</text:p>
          </table:table-cell>
          <table:table-cell table:number-columns-repeated="3" office:value-type="float" office:value="0.943771" calcext:value-type="float">
            <text:p>0,943771</text:p>
          </table:table-cell>
          <table:table-cell office:value-type="float" office:value="0.852423" calcext:value-type="float">
            <text:p>0,85242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275416" calcext:value-type="float">
            <text:p>0,275416</text:p>
          </table:table-cell>
          <table:table-cell office:value-type="float" office:value="0.552074" calcext:value-type="float">
            <text:p>0,552074</text:p>
          </table:table-cell>
          <table:table-cell office:value-type="float" office:value="0.84848" calcext:value-type="float">
            <text:p>0,84848</text:p>
          </table:table-cell>
          <table:table-cell office:value-type="float" office:value="0.897291" calcext:value-type="float">
            <text:p>0,897291</text:p>
          </table:table-cell>
          <table:table-cell office:value-type="float" office:value="0.910436" calcext:value-type="float">
            <text:p>0,910436</text:p>
          </table:table-cell>
          <table:table-cell table:number-columns-repeated="3" office:value-type="float" office:value="0.928931" calcext:value-type="float">
            <text:p>0,928931</text:p>
          </table:table-cell>
          <table:table-cell office:value-type="float" office:value="0.942872" calcext:value-type="float">
            <text:p>0,942872</text:p>
          </table:table-cell>
          <table:table-cell table:number-columns-repeated="3" office:value-type="float" office:value="0.943771" calcext:value-type="float">
            <text:p>0,943771</text:p>
          </table:table-cell>
          <table:table-cell office:value-type="float" office:value="0.882549" calcext:value-type="float">
            <text:p>0,88254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291838" calcext:value-type="float">
            <text:p>0,291838</text:p>
          </table:table-cell>
          <table:table-cell office:value-type="float" office:value="0.618854" calcext:value-type="float">
            <text:p>0,618854</text:p>
          </table:table-cell>
          <table:table-cell office:value-type="float" office:value="0.866648" calcext:value-type="float">
            <text:p>0,866648</text:p>
          </table:table-cell>
          <table:table-cell office:value-type="float" office:value="0.899956" calcext:value-type="float">
            <text:p>0,899956</text:p>
          </table:table-cell>
          <table:table-cell office:value-type="float" office:value="0.907801" calcext:value-type="float">
            <text:p>0,907801</text:p>
          </table:table-cell>
          <table:table-cell office:value-type="float" office:value="0.928137" calcext:value-type="float">
            <text:p>0,928137</text:p>
          </table:table-cell>
          <table:table-cell table:number-columns-repeated="2" office:value-type="float" office:value="0.928931" calcext:value-type="float">
            <text:p>0,928931</text:p>
          </table:table-cell>
          <table:table-cell office:value-type="float" office:value="0.942782" calcext:value-type="float">
            <text:p>0,942782</text:p>
          </table:table-cell>
          <table:table-cell table:number-columns-repeated="3" office:value-type="float" office:value="0.943771" calcext:value-type="float">
            <text:p>0,943771</text:p>
          </table:table-cell>
          <table:table-cell office:value-type="float" office:value="0.890958" calcext:value-type="float">
            <text:p>0,89095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291838" calcext:value-type="float">
            <text:p>0,291838</text:p>
          </table:table-cell>
          <table:table-cell office:value-type="float" office:value="0.625601" calcext:value-type="float">
            <text:p>0,625601</text:p>
          </table:table-cell>
          <table:table-cell office:value-type="float" office:value="0.844615" calcext:value-type="float">
            <text:p>0,844615</text:p>
          </table:table-cell>
          <table:table-cell office:value-type="float" office:value="0.896863" calcext:value-type="float">
            <text:p>0,896863</text:p>
          </table:table-cell>
          <table:table-cell office:value-type="float" office:value="0.918133" calcext:value-type="float">
            <text:p>0,918133</text:p>
          </table:table-cell>
          <table:table-cell table:number-columns-repeated="2" office:value-type="float" office:value="0.928931" calcext:value-type="float">
            <text:p>0,928931</text:p>
          </table:table-cell>
          <table:table-cell office:value-type="float" office:value="0.939814" calcext:value-type="float">
            <text:p>0,939814</text:p>
          </table:table-cell>
          <table:table-cell table:number-columns-repeated="4" office:value-type="float" office:value="0.943771" calcext:value-type="float">
            <text:p>0,943771</text:p>
          </table:table-cell>
          <table:table-cell office:value-type="float" office:value="0.89142" calcext:value-type="float">
            <text:p>0,8914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23112" calcext:value-type="float">
            <text:p>0,323112</text:p>
          </table:table-cell>
          <table:table-cell office:value-type="float" office:value="0.646014" calcext:value-type="float">
            <text:p>0,646014</text:p>
          </table:table-cell>
          <table:table-cell office:value-type="float" office:value="0.812064" calcext:value-type="float">
            <text:p>0,812064</text:p>
          </table:table-cell>
          <table:table-cell office:value-type="float" office:value="0.906755" calcext:value-type="float">
            <text:p>0,906755</text:p>
          </table:table-cell>
          <table:table-cell office:value-type="float" office:value="0.925755" calcext:value-type="float">
            <text:p>0,925755</text:p>
          </table:table-cell>
          <table:table-cell table:number-columns-repeated="2" office:value-type="float" office:value="0.928931" calcext:value-type="float">
            <text:p>0,928931</text:p>
          </table:table-cell>
          <table:table-cell office:value-type="float" office:value="0.939814" calcext:value-type="float">
            <text:p>0,939814</text:p>
          </table:table-cell>
          <table:table-cell table:number-columns-repeated="4" office:value-type="float" office:value="0.943771" calcext:value-type="float">
            <text:p>0,943771</text:p>
          </table:table-cell>
          <table:table-cell office:value-type="float" office:value="0.891958" calcext:value-type="float">
            <text:p>0,89195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516649" calcext:value-type="float">
            <text:p>0,516649</text:p>
          </table:table-cell>
          <table:table-cell office:value-type="float" office:value="0.645061" calcext:value-type="float">
            <text:p>0,645061</text:p>
          </table:table-cell>
          <table:table-cell office:value-type="float" office:value="0.789066" calcext:value-type="float">
            <text:p>0,789066</text:p>
          </table:table-cell>
          <table:table-cell office:value-type="float" office:value="0.904686" calcext:value-type="float">
            <text:p>0,904686</text:p>
          </table:table-cell>
          <table:table-cell office:value-type="float" office:value="0.921427" calcext:value-type="float">
            <text:p>0,921427</text:p>
          </table:table-cell>
          <table:table-cell table:number-columns-repeated="2" office:value-type="float" office:value="0.928931" calcext:value-type="float">
            <text:p>0,928931</text:p>
          </table:table-cell>
          <table:table-cell office:value-type="float" office:value="0.933878" calcext:value-type="float">
            <text:p>0,933878</text:p>
          </table:table-cell>
          <table:table-cell table:number-columns-repeated="4" office:value-type="float" office:value="0.943771" calcext:value-type="float">
            <text:p>0,943771</text:p>
          </table:table-cell>
          <table:table-cell office:value-type="float" office:value="0.888329" calcext:value-type="float">
            <text:p>0,88832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408126" calcext:value-type="float">
            <text:p>0,408126</text:p>
          </table:table-cell>
          <table:table-cell office:value-type="float" office:value="0.63791" calcext:value-type="float">
            <text:p>0,63791</text:p>
          </table:table-cell>
          <table:table-cell office:value-type="float" office:value="0.802869" calcext:value-type="float">
            <text:p>0,802869</text:p>
          </table:table-cell>
          <table:table-cell office:value-type="float" office:value="0.906422" calcext:value-type="float">
            <text:p>0,906422</text:p>
          </table:table-cell>
          <table:table-cell office:value-type="float" office:value="0.925755" calcext:value-type="float">
            <text:p>0,925755</text:p>
          </table:table-cell>
          <table:table-cell table:number-columns-repeated="2" office:value-type="float" office:value="0.928931" calcext:value-type="float">
            <text:p>0,928931</text:p>
          </table:table-cell>
          <table:table-cell office:value-type="float" office:value="0.932889" calcext:value-type="float">
            <text:p>0,932889</text:p>
          </table:table-cell>
          <table:table-cell table:number-columns-repeated="4" office:value-type="float" office:value="0.943771" calcext:value-type="float">
            <text:p>0,943771</text:p>
          </table:table-cell>
          <table:table-cell office:value-type="float" office:value="0.889502" calcext:value-type="float">
            <text:p>0,88950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408126" calcext:value-type="float">
            <text:p>0,408126</text:p>
          </table:table-cell>
          <table:table-cell office:value-type="float" office:value="0.656749" calcext:value-type="float">
            <text:p>0,656749</text:p>
          </table:table-cell>
          <table:table-cell office:value-type="float" office:value="0.777622" calcext:value-type="float">
            <text:p>0,777622</text:p>
          </table:table-cell>
          <table:table-cell office:value-type="float" office:value="0.901167" calcext:value-type="float">
            <text:p>0,901167</text:p>
          </table:table-cell>
          <table:table-cell office:value-type="float" office:value="0.907471" calcext:value-type="float">
            <text:p>0,907471</text:p>
          </table:table-cell>
          <table:table-cell office:value-type="float" office:value="0.926549" calcext:value-type="float">
            <text:p>0,926549</text:p>
          </table:table-cell>
          <table:table-cell office:value-type="float" office:value="0.928931" calcext:value-type="float">
            <text:p>0,928931</text:p>
          </table:table-cell>
          <table:table-cell office:value-type="float" office:value="0.929921" calcext:value-type="float">
            <text:p>0,929921</text:p>
          </table:table-cell>
          <table:table-cell table:number-columns-repeated="4" office:value-type="float" office:value="0.943771" calcext:value-type="float">
            <text:p>0,943771</text:p>
          </table:table-cell>
          <table:table-cell office:value-type="float" office:value="0.885972" calcext:value-type="float">
            <text:p>0,88597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473648" calcext:value-type="float">
            <text:p>0,473648</text:p>
          </table:table-cell>
          <table:table-cell office:value-type="float" office:value="0.672684" calcext:value-type="float">
            <text:p>0,672684</text:p>
          </table:table-cell>
          <table:table-cell office:value-type="float" office:value="0.810901" calcext:value-type="float">
            <text:p>0,810901</text:p>
          </table:table-cell>
          <table:table-cell office:value-type="float" office:value="0.903996" calcext:value-type="float">
            <text:p>0,903996</text:p>
          </table:table-cell>
          <table:table-cell office:value-type="float" office:value="0.911994" calcext:value-type="float">
            <text:p>0,911994</text:p>
          </table:table-cell>
          <table:table-cell table:number-columns-repeated="2" office:value-type="float" office:value="0.928931" calcext:value-type="float">
            <text:p>0,928931</text:p>
          </table:table-cell>
          <table:table-cell office:value-type="float" office:value="0.932889" calcext:value-type="float">
            <text:p>0,932889</text:p>
          </table:table-cell>
          <table:table-cell table:number-columns-repeated="4" office:value-type="float" office:value="0.943771" calcext:value-type="float">
            <text:p>0,943771</text:p>
          </table:table-cell>
          <table:table-cell office:value-type="float" office:value="0.892164" calcext:value-type="float">
            <text:p>0,89216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486508" calcext:value-type="float">
            <text:p>0,486508</text:p>
          </table:table-cell>
          <table:table-cell office:value-type="float" office:value="0.635548" calcext:value-type="float">
            <text:p>0,635548</text:p>
          </table:table-cell>
          <table:table-cell office:value-type="float" office:value="0.741176" calcext:value-type="float">
            <text:p>0,741176</text:p>
          </table:table-cell>
          <table:table-cell office:value-type="float" office:value="0.901751" calcext:value-type="float">
            <text:p>0,901751</text:p>
          </table:table-cell>
          <table:table-cell office:value-type="float" office:value="0.910689" calcext:value-type="float">
            <text:p>0,910689</text:p>
          </table:table-cell>
          <table:table-cell table:number-columns-repeated="2" office:value-type="float" office:value="0.928931" calcext:value-type="float">
            <text:p>0,928931</text:p>
          </table:table-cell>
          <table:table-cell office:value-type="float" office:value="0.940803" calcext:value-type="float">
            <text:p>0,940803</text:p>
          </table:table-cell>
          <table:table-cell table:number-columns-repeated="4" office:value-type="float" office:value="0.943771" calcext:value-type="float">
            <text:p>0,943771</text:p>
          </table:table-cell>
          <table:table-cell office:value-type="float" office:value="0.881914" calcext:value-type="float">
            <text:p>0,88191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486508" calcext:value-type="float">
            <text:p>0,486508</text:p>
          </table:table-cell>
          <table:table-cell office:value-type="float" office:value="0.562383" calcext:value-type="float">
            <text:p>0,562383</text:p>
          </table:table-cell>
          <table:table-cell office:value-type="float" office:value="0.717921" calcext:value-type="float">
            <text:p>0,717921</text:p>
          </table:table-cell>
          <table:table-cell office:value-type="float" office:value="0.841122" calcext:value-type="float">
            <text:p>0,841122</text:p>
          </table:table-cell>
          <table:table-cell office:value-type="float" office:value="0.914838" calcext:value-type="float">
            <text:p>0,914838</text:p>
          </table:table-cell>
          <table:table-cell office:value-type="float" office:value="0.928931" calcext:value-type="float">
            <text:p>0,928931</text:p>
          </table:table-cell>
          <table:table-cell office:value-type="float" office:value="0.929921" calcext:value-type="float">
            <text:p>0,929921</text:p>
          </table:table-cell>
          <table:table-cell table:number-columns-repeated="5" office:value-type="float" office:value="0.943771" calcext:value-type="float">
            <text:p>0,943771</text:p>
          </table:table-cell>
          <table:table-cell office:value-type="float" office:value="0.86702" calcext:value-type="float">
            <text:p>0,8670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98869" calcext:value-type="float">
            <text:p>0,398869</text:p>
          </table:table-cell>
          <table:table-cell office:value-type="float" office:value="0.570029" calcext:value-type="float">
            <text:p>0,570029</text:p>
          </table:table-cell>
          <table:table-cell office:value-type="float" office:value="0.72824" calcext:value-type="float">
            <text:p>0,72824</text:p>
          </table:table-cell>
          <table:table-cell office:value-type="float" office:value="0.900021" calcext:value-type="float">
            <text:p>0,900021</text:p>
          </table:table-cell>
          <table:table-cell office:value-type="float" office:value="0.921488" calcext:value-type="float">
            <text:p>0,921488</text:p>
          </table:table-cell>
          <table:table-cell office:value-type="float" office:value="0.929921" calcext:value-type="float">
            <text:p>0,929921</text:p>
          </table:table-cell>
          <table:table-cell table:number-columns-repeated="6" office:value-type="float" office:value="0.943771" calcext:value-type="float">
            <text:p>0,943771</text:p>
          </table:table-cell>
          <table:table-cell office:value-type="float" office:value="0.876856" calcext:value-type="float">
            <text:p>0,8768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86508" calcext:value-type="float">
            <text:p>0,486508</text:p>
          </table:table-cell>
          <table:table-cell office:value-type="float" office:value="0.6592" calcext:value-type="float">
            <text:p>0,6592</text:p>
          </table:table-cell>
          <table:table-cell office:value-type="float" office:value="0.807208" calcext:value-type="float">
            <text:p>0,807208</text:p>
          </table:table-cell>
          <table:table-cell office:value-type="float" office:value="0.903996" calcext:value-type="float">
            <text:p>0,903996</text:p>
          </table:table-cell>
          <table:table-cell office:value-type="float" office:value="0.918237" calcext:value-type="float">
            <text:p>0,918237</text:p>
          </table:table-cell>
          <table:table-cell office:value-type="float" office:value="0.928931" calcext:value-type="float">
            <text:p>0,928931</text:p>
          </table:table-cell>
          <table:table-cell office:value-type="float" office:value="0.93091" calcext:value-type="float">
            <text:p>0,93091</text:p>
          </table:table-cell>
          <table:table-cell table:number-columns-repeated="5" office:value-type="float" office:value="0.943771" calcext:value-type="float">
            <text:p>0,943771</text:p>
          </table:table-cell>
          <table:table-cell office:value-type="float" office:value="0.892357" calcext:value-type="float">
            <text:p>0,89235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531012" calcext:value-type="float">
            <text:p>0,531012</text:p>
          </table:table-cell>
          <table:table-cell office:value-type="float" office:value="0.670029" calcext:value-type="float">
            <text:p>0,670029</text:p>
          </table:table-cell>
          <table:table-cell office:value-type="float" office:value="0.72932" calcext:value-type="float">
            <text:p>0,72932</text:p>
          </table:table-cell>
          <table:table-cell office:value-type="float" office:value="0.902368" calcext:value-type="float">
            <text:p>0,902368</text:p>
          </table:table-cell>
          <table:table-cell office:value-type="float" office:value="0.911514" calcext:value-type="float">
            <text:p>0,911514</text:p>
          </table:table-cell>
          <table:table-cell table:number-columns-repeated="2" office:value-type="float" office:value="0.928931" calcext:value-type="float">
            <text:p>0,928931</text:p>
          </table:table-cell>
          <table:table-cell office:value-type="float" office:value="0.93886" calcext:value-type="float">
            <text:p>0,93886</text:p>
          </table:table-cell>
          <table:table-cell table:number-columns-repeated="4" office:value-type="float" office:value="0.943771" calcext:value-type="float">
            <text:p>0,943771</text:p>
          </table:table-cell>
          <table:table-cell office:value-type="float" office:value="0.884127" calcext:value-type="float">
            <text:p>0,88412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0.716189" calcext:value-type="float">
            <text:p>0,716189</text:p>
          </table:table-cell>
          <table:table-cell office:value-type="float" office:value="0.859438" calcext:value-type="float">
            <text:p>0,859438</text:p>
          </table:table-cell>
          <table:table-cell office:value-type="float" office:value="0.904864" calcext:value-type="float">
            <text:p>0,904864</text:p>
          </table:table-cell>
          <table:table-cell office:value-type="float" office:value="0.928137" calcext:value-type="float">
            <text:p>0,928137</text:p>
          </table:table-cell>
          <table:table-cell office:value-type="float" office:value="0.928931" calcext:value-type="float">
            <text:p>0,928931</text:p>
          </table:table-cell>
          <table:table-cell office:value-type="float" office:value="0.933878" calcext:value-type="float">
            <text:p>0,933878</text:p>
          </table:table-cell>
          <table:table-cell table:number-columns-repeated="5" office:value-type="float" office:value="0.943771" calcext:value-type="float">
            <text:p>0,943771</text:p>
          </table:table-cell>
          <table:table-cell office:value-type="float" office:value="0.904652" calcext:value-type="float">
            <text:p>0,9046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58112" calcext:value-type="float">
            <text:p>0,58112</text:p>
          </table:table-cell>
          <table:table-cell office:value-type="float" office:value="0.693932" calcext:value-type="float">
            <text:p>0,693932</text:p>
          </table:table-cell>
          <table:table-cell office:value-type="float" office:value="0.814471" calcext:value-type="float">
            <text:p>0,814471</text:p>
          </table:table-cell>
          <table:table-cell office:value-type="float" office:value="0.903996" calcext:value-type="float">
            <text:p>0,903996</text:p>
          </table:table-cell>
          <table:table-cell office:value-type="float" office:value="0.91072" calcext:value-type="float">
            <text:p>0,91072</text:p>
          </table:table-cell>
          <table:table-cell table:number-columns-repeated="2" office:value-type="float" office:value="0.928931" calcext:value-type="float">
            <text:p>0,928931</text:p>
          </table:table-cell>
          <table:table-cell table:number-columns-repeated="5" office:value-type="float" office:value="0.943771" calcext:value-type="float">
            <text:p>0,943771</text:p>
          </table:table-cell>
          <table:table-cell office:value-type="float" office:value="0.895607" calcext:value-type="float">
            <text:p>0,89560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199601" calcext:value-type="float">
            <text:p>0,199601</text:p>
          </table:table-cell>
          <table:table-cell office:value-type="float" office:value="0.606441" calcext:value-type="float">
            <text:p>0,606441</text:p>
          </table:table-cell>
          <table:table-cell office:value-type="float" office:value="0.805602" calcext:value-type="float">
            <text:p>0,805602</text:p>
          </table:table-cell>
          <table:table-cell office:value-type="float" office:value="0.902866" calcext:value-type="float">
            <text:p>0,902866</text:p>
          </table:table-cell>
          <table:table-cell office:value-type="float" office:value="0.92062" calcext:value-type="float">
            <text:p>0,92062</text:p>
          </table:table-cell>
          <table:table-cell office:value-type="float" office:value="0.928931" calcext:value-type="float">
            <text:p>0,928931</text:p>
          </table:table-cell>
          <table:table-cell office:value-type="float" office:value="0.938825" calcext:value-type="float">
            <text:p>0,938825</text:p>
          </table:table-cell>
          <table:table-cell table:number-columns-repeated="5" office:value-type="float" office:value="0.943771" calcext:value-type="float">
            <text:p>0,943771</text:p>
          </table:table-cell>
          <table:table-cell office:value-type="float" office:value="0.887837" calcext:value-type="float">
            <text:p>0,88783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199601" calcext:value-type="float">
            <text:p>0,199601</text:p>
          </table:table-cell>
          <table:table-cell office:value-type="float" office:value="0.452474" calcext:value-type="float">
            <text:p>0,452474</text:p>
          </table:table-cell>
          <table:table-cell office:value-type="float" office:value="0.737222" calcext:value-type="float">
            <text:p>0,737222</text:p>
          </table:table-cell>
          <table:table-cell office:value-type="float" office:value="0.900605" calcext:value-type="float">
            <text:p>0,900605</text:p>
          </table:table-cell>
          <table:table-cell office:value-type="float" office:value="0.912308" calcext:value-type="float">
            <text:p>0,912308</text:p>
          </table:table-cell>
          <table:table-cell office:value-type="float" office:value="0.928931" calcext:value-type="float">
            <text:p>0,928931</text:p>
          </table:table-cell>
          <table:table-cell office:value-type="float" office:value="0.937835" calcext:value-type="float">
            <text:p>0,937835</text:p>
          </table:table-cell>
          <table:table-cell table:number-columns-repeated="5" office:value-type="float" office:value="0.943771" calcext:value-type="float">
            <text:p>0,943771</text:p>
          </table:table-cell>
          <table:table-cell office:value-type="float" office:value="0.864446" calcext:value-type="float">
            <text:p>0,86444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1" calcext:value-type="float">
            <text:p>-1</text:p>
          </table:table-cell>
          <table:table-cell office:value-type="float" office:value="0.26889" calcext:value-type="float">
            <text:p>0,26889</text:p>
          </table:table-cell>
          <table:table-cell office:value-type="float" office:value="0.842507" calcext:value-type="float">
            <text:p>0,842507</text:p>
          </table:table-cell>
          <table:table-cell office:value-type="float" office:value="0.903996" calcext:value-type="float">
            <text:p>0,903996</text:p>
          </table:table-cell>
          <table:table-cell office:value-type="float" office:value="0.922282" calcext:value-type="float">
            <text:p>0,922282</text:p>
          </table:table-cell>
          <table:table-cell office:value-type="float" office:value="0.928931" calcext:value-type="float">
            <text:p>0,928931</text:p>
          </table:table-cell>
          <table:table-cell office:value-type="float" office:value="0.940803" calcext:value-type="float">
            <text:p>0,940803</text:p>
          </table:table-cell>
          <table:table-cell table:number-columns-repeated="5" office:value-type="float" office:value="0.943771" calcext:value-type="float">
            <text:p>0,943771</text:p>
          </table:table-cell>
          <table:table-cell office:value-type="float" office:value="0.858249" calcext:value-type="float">
            <text:p>0,85824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385566" calcext:value-type="float">
            <text:p>0,385566</text:p>
          </table:table-cell>
          <table:table-cell office:value-type="float" office:value="0.728248" calcext:value-type="float">
            <text:p>0,728248</text:p>
          </table:table-cell>
          <table:table-cell office:value-type="float" office:value="0.899475" calcext:value-type="float">
            <text:p>0,899475</text:p>
          </table:table-cell>
          <table:table-cell office:value-type="float" office:value="0.918957" calcext:value-type="float">
            <text:p>0,918957</text:p>
          </table:table-cell>
          <table:table-cell office:value-type="float" office:value="0.928931" calcext:value-type="float">
            <text:p>0,928931</text:p>
          </table:table-cell>
          <table:table-cell office:value-type="float" office:value="0.929921" calcext:value-type="float">
            <text:p>0,929921</text:p>
          </table:table-cell>
          <table:table-cell table:number-columns-repeated="6" office:value-type="float" office:value="0.943771" calcext:value-type="float">
            <text:p>0,943771</text:p>
          </table:table-cell>
          <table:table-cell office:value-type="float" office:value="0.912439" calcext:value-type="float">
            <text:p>0,91243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588662" calcext:value-type="float">
            <text:p>0,588662</text:p>
          </table:table-cell>
          <table:table-cell office:value-type="float" office:value="0.714084" calcext:value-type="float">
            <text:p>0,714084</text:p>
          </table:table-cell>
          <table:table-cell office:value-type="float" office:value="0.893417" calcext:value-type="float">
            <text:p>0,893417</text:p>
          </table:table-cell>
          <table:table-cell office:value-type="float" office:value="0.911514" calcext:value-type="float">
            <text:p>0,911514</text:p>
          </table:table-cell>
          <table:table-cell office:value-type="float" office:value="0.928931" calcext:value-type="float">
            <text:p>0,928931</text:p>
          </table:table-cell>
          <table:table-cell office:value-type="float" office:value="0.933913" calcext:value-type="float">
            <text:p>0,933913</text:p>
          </table:table-cell>
          <table:table-cell table:number-columns-repeated="6" office:value-type="float" office:value="0.943771" calcext:value-type="float">
            <text:p>0,943771</text:p>
          </table:table-cell>
          <table:table-cell office:value-type="float" office:value="0.910072" calcext:value-type="float">
            <text:p>0,91007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385566" calcext:value-type="float">
            <text:p>0,385566</text:p>
          </table:table-cell>
          <table:table-cell office:value-type="float" office:value="0.694147" calcext:value-type="float">
            <text:p>0,694147</text:p>
          </table:table-cell>
          <table:table-cell office:value-type="float" office:value="0.838856" calcext:value-type="float">
            <text:p>0,838856</text:p>
          </table:table-cell>
          <table:table-cell office:value-type="float" office:value="0.911981" calcext:value-type="float">
            <text:p>0,911981</text:p>
          </table:table-cell>
          <table:table-cell office:value-type="float" office:value="0.928931" calcext:value-type="float">
            <text:p>0,928931</text:p>
          </table:table-cell>
          <table:table-cell office:value-type="float" office:value="0.935892" calcext:value-type="float">
            <text:p>0,935892</text:p>
          </table:table-cell>
          <table:table-cell table:number-columns-repeated="6" office:value-type="float" office:value="0.943771" calcext:value-type="float">
            <text:p>0,943771</text:p>
          </table:table-cell>
          <table:table-cell office:value-type="float" office:value="0.902866" calcext:value-type="float">
            <text:p>0,90286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385566" calcext:value-type="float">
            <text:p>0,385566</text:p>
          </table:table-cell>
          <table:table-cell office:value-type="float" office:value="0.672078" calcext:value-type="float">
            <text:p>0,672078</text:p>
          </table:table-cell>
          <table:table-cell office:value-type="float" office:value="0.890342" calcext:value-type="float">
            <text:p>0,890342</text:p>
          </table:table-cell>
          <table:table-cell office:value-type="float" office:value="0.922282" calcext:value-type="float">
            <text:p>0,922282</text:p>
          </table:table-cell>
          <table:table-cell office:value-type="float" office:value="0.93091" calcext:value-type="float">
            <text:p>0,93091</text:p>
          </table:table-cell>
          <table:table-cell table:number-columns-repeated="7" office:value-type="float" office:value="0.943771" calcext:value-type="float">
            <text:p>0,943771</text:p>
          </table:table-cell>
          <table:table-cell office:value-type="float" office:value="0.907824" calcext:value-type="float">
            <text:p>0,90782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585078" calcext:value-type="float">
            <text:p>0,585078</text:p>
          </table:table-cell>
          <table:table-cell office:value-type="float" office:value="0.682202" calcext:value-type="float">
            <text:p>0,682202</text:p>
          </table:table-cell>
          <table:table-cell office:value-type="float" office:value="0.875453" calcext:value-type="float">
            <text:p>0,875453</text:p>
          </table:table-cell>
          <table:table-cell office:value-type="float" office:value="0.922282" calcext:value-type="float">
            <text:p>0,922282</text:p>
          </table:table-cell>
          <table:table-cell office:value-type="float" office:value="0.928931" calcext:value-type="float">
            <text:p>0,928931</text:p>
          </table:table-cell>
          <table:table-cell office:value-type="float" office:value="0.941793" calcext:value-type="float">
            <text:p>0,941793</text:p>
          </table:table-cell>
          <table:table-cell table:number-columns-repeated="6" office:value-type="float" office:value="0.943771" calcext:value-type="float">
            <text:p>0,943771</text:p>
          </table:table-cell>
          <table:table-cell office:value-type="float" office:value="0.906952" calcext:value-type="float">
            <text:p>0,90695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579191" calcext:value-type="float">
            <text:p>0,579191</text:p>
          </table:table-cell>
          <table:table-cell office:value-type="float" office:value="0.653217" calcext:value-type="float">
            <text:p>0,653217</text:p>
          </table:table-cell>
          <table:table-cell office:value-type="float" office:value="0.839032" calcext:value-type="float">
            <text:p>0,839032</text:p>
          </table:table-cell>
          <table:table-cell office:value-type="float" office:value="0.920456" calcext:value-type="float">
            <text:p>0,920456</text:p>
          </table:table-cell>
          <table:table-cell office:value-type="float" office:value="0.928931" calcext:value-type="float">
            <text:p>0,928931</text:p>
          </table:table-cell>
          <table:table-cell office:value-type="float" office:value="0.941793" calcext:value-type="float">
            <text:p>0,941793</text:p>
          </table:table-cell>
          <table:table-cell table:number-columns-repeated="6" office:value-type="float" office:value="0.943771" calcext:value-type="float">
            <text:p>0,943771</text:p>
          </table:table-cell>
          <table:table-cell office:value-type="float" office:value="0.900229" calcext:value-type="float">
            <text:p>0,90022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585078" calcext:value-type="float">
            <text:p>0,585078</text:p>
          </table:table-cell>
          <table:table-cell office:value-type="float" office:value="0.697316" calcext:value-type="float">
            <text:p>0,697316</text:p>
          </table:table-cell>
          <table:table-cell office:value-type="float" office:value="0.892932" calcext:value-type="float">
            <text:p>0,892932</text:p>
          </table:table-cell>
          <table:table-cell office:value-type="float" office:value="0.923944" calcext:value-type="float">
            <text:p>0,923944</text:p>
          </table:table-cell>
          <table:table-cell office:value-type="float" office:value="0.928931" calcext:value-type="float">
            <text:p>0,928931</text:p>
          </table:table-cell>
          <table:table-cell office:value-type="float" office:value="0.940803" calcext:value-type="float">
            <text:p>0,940803</text:p>
          </table:table-cell>
          <table:table-cell table:number-columns-repeated="6" office:value-type="float" office:value="0.943771" calcext:value-type="float">
            <text:p>0,943771</text:p>
          </table:table-cell>
          <table:table-cell office:value-type="float" office:value="0.910278" calcext:value-type="float">
            <text:p>0,91027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564653" calcext:value-type="float">
            <text:p>0,564653</text:p>
          </table:table-cell>
          <table:table-cell office:value-type="float" office:value="0.786486" calcext:value-type="float">
            <text:p>0,786486</text:p>
          </table:table-cell>
          <table:table-cell office:value-type="float" office:value="0.912825" calcext:value-type="float">
            <text:p>0,912825</text:p>
          </table:table-cell>
          <table:table-cell table:number-columns-repeated="2" office:value-type="float" office:value="0.928931" calcext:value-type="float">
            <text:p>0,928931</text:p>
          </table:table-cell>
          <table:table-cell office:value-type="float" office:value="0.942782" calcext:value-type="float">
            <text:p>0,942782</text:p>
          </table:table-cell>
          <table:table-cell table:number-columns-repeated="6" office:value-type="float" office:value="0.943771" calcext:value-type="float">
            <text:p>0,943771</text:p>
          </table:table-cell>
          <table:table-cell office:value-type="float" office:value="0.921881" calcext:value-type="float">
            <text:p>0,92188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88204" calcext:value-type="float">
            <text:p>0,088204</text:p>
          </table:table-cell>
          <table:table-cell office:value-type="float" office:value="0.733001" calcext:value-type="float">
            <text:p>0,733001</text:p>
          </table:table-cell>
          <table:table-cell office:value-type="float" office:value="0.92062" calcext:value-type="float">
            <text:p>0,92062</text:p>
          </table:table-cell>
          <table:table-cell table:number-columns-repeated="3" office:value-type="float" office:value="0.928931" calcext:value-type="float">
            <text:p>0,928931</text:p>
          </table:table-cell>
          <table:table-cell office:value-type="float" office:value="0.942782" calcext:value-type="float">
            <text:p>0,942782</text:p>
          </table:table-cell>
          <table:table-cell table:number-columns-repeated="5" office:value-type="float" office:value="0.943771" calcext:value-type="float">
            <text:p>0,943771</text:p>
          </table:table-cell>
          <table:table-cell office:value-type="float" office:value="0.915828" calcext:value-type="float">
            <text:p>0,91582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385566" calcext:value-type="float">
            <text:p>0,385566</text:p>
          </table:table-cell>
          <table:table-cell office:value-type="float" office:value="0.745232" calcext:value-type="float">
            <text:p>0,745232</text:p>
          </table:table-cell>
          <table:table-cell office:value-type="float" office:value="0.92062" calcext:value-type="float">
            <text:p>0,92062</text:p>
          </table:table-cell>
          <table:table-cell table:number-columns-repeated="3" office:value-type="float" office:value="0.928931" calcext:value-type="float">
            <text:p>0,928931</text:p>
          </table:table-cell>
          <table:table-cell office:value-type="float" office:value="0.938825" calcext:value-type="float">
            <text:p>0,938825</text:p>
          </table:table-cell>
          <table:table-cell table:number-columns-repeated="5" office:value-type="float" office:value="0.943771" calcext:value-type="float">
            <text:p>0,943771</text:p>
          </table:table-cell>
          <table:table-cell office:value-type="float" office:value="0.916656" calcext:value-type="float">
            <text:p>0,91665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468583" calcext:value-type="float">
            <text:p>0,468583</text:p>
          </table:table-cell>
          <table:table-cell office:value-type="float" office:value="0.652714" calcext:value-type="float">
            <text:p>0,652714</text:p>
          </table:table-cell>
          <table:table-cell office:value-type="float" office:value="0.922282" calcext:value-type="float">
            <text:p>0,922282</text:p>
          </table:table-cell>
          <table:table-cell table:number-columns-repeated="4" office:value-type="float" office:value="0.928931" calcext:value-type="float">
            <text:p>0,928931</text:p>
          </table:table-cell>
          <table:table-cell office:value-type="float" office:value="0.934867" calcext:value-type="float">
            <text:p>0,934867</text:p>
          </table:table-cell>
          <table:table-cell table:number-columns-repeated="4" office:value-type="float" office:value="0.943771" calcext:value-type="float">
            <text:p>0,943771</text:p>
          </table:table-cell>
          <table:table-cell office:value-type="float" office:value="0.90569" calcext:value-type="float">
            <text:p>0,9056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315729" calcext:value-type="float">
            <text:p>0,315729</text:p>
          </table:table-cell>
          <table:table-cell office:value-type="float" office:value="0.6963" calcext:value-type="float">
            <text:p>0,6963</text:p>
          </table:table-cell>
          <table:table-cell office:value-type="float" office:value="0.923944" calcext:value-type="float">
            <text:p>0,923944</text:p>
          </table:table-cell>
          <table:table-cell table:number-columns-repeated="5" office:value-type="float" office:value="0.928931" calcext:value-type="float">
            <text:p>0,928931</text:p>
          </table:table-cell>
          <table:table-cell office:value-type="float" office:value="0.942782" calcext:value-type="float">
            <text:p>0,942782</text:p>
          </table:table-cell>
          <table:table-cell table:number-columns-repeated="3" office:value-type="float" office:value="0.943771" calcext:value-type="float">
            <text:p>0,943771</text:p>
          </table:table-cell>
          <table:table-cell office:value-type="float" office:value="0.909523" calcext:value-type="float">
            <text:p>0,90952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531012" calcext:value-type="float">
            <text:p>0,531012</text:p>
          </table:table-cell>
          <table:table-cell office:value-type="float" office:value="0.738745" calcext:value-type="float">
            <text:p>0,738745</text:p>
          </table:table-cell>
          <table:table-cell office:value-type="float" office:value="0.927269" calcext:value-type="float">
            <text:p>0,927269</text:p>
          </table:table-cell>
          <table:table-cell table:number-columns-repeated="5" office:value-type="float" office:value="0.928931" calcext:value-type="float">
            <text:p>0,928931</text:p>
          </table:table-cell>
          <table:table-cell office:value-type="float" office:value="0.942782" calcext:value-type="float">
            <text:p>0,942782</text:p>
          </table:table-cell>
          <table:table-cell table:number-columns-repeated="3" office:value-type="float" office:value="0.943771" calcext:value-type="float">
            <text:p>0,943771</text:p>
          </table:table-cell>
          <table:table-cell office:value-type="float" office:value="0.9141" calcext:value-type="float">
            <text:p>0,914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85566" calcext:value-type="float">
            <text:p>0,385566</text:p>
          </table:table-cell>
          <table:table-cell office:value-type="float" office:value="0.686421" calcext:value-type="float">
            <text:p>0,686421</text:p>
          </table:table-cell>
          <table:table-cell office:value-type="float" office:value="0.923944" calcext:value-type="float">
            <text:p>0,923944</text:p>
          </table:table-cell>
          <table:table-cell table:number-columns-repeated="4" office:value-type="float" office:value="0.928931" calcext:value-type="float">
            <text:p>0,928931</text:p>
          </table:table-cell>
          <table:table-cell office:value-type="float" office:value="0.929921" calcext:value-type="float">
            <text:p>0,929921</text:p>
          </table:table-cell>
          <table:table-cell table:number-columns-repeated="4" office:value-type="float" office:value="0.943771" calcext:value-type="float">
            <text:p>0,943771</text:p>
          </table:table-cell>
          <table:table-cell office:value-type="float" office:value="0.908733" calcext:value-type="float">
            <text:p>0,90873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397608" calcext:value-type="float">
            <text:p>0,397608</text:p>
          </table:table-cell>
          <table:table-cell office:value-type="float" office:value="0.704256" calcext:value-type="float">
            <text:p>0,704256</text:p>
          </table:table-cell>
          <table:table-cell office:value-type="float" office:value="0.923944" calcext:value-type="float">
            <text:p>0,923944</text:p>
          </table:table-cell>
          <table:table-cell table:number-columns-repeated="4" office:value-type="float" office:value="0.928931" calcext:value-type="float">
            <text:p>0,928931</text:p>
          </table:table-cell>
          <table:table-cell office:value-type="float" office:value="0.941793" calcext:value-type="float">
            <text:p>0,941793</text:p>
          </table:table-cell>
          <table:table-cell table:number-columns-repeated="4" office:value-type="float" office:value="0.943771" calcext:value-type="float">
            <text:p>0,943771</text:p>
          </table:table-cell>
          <table:table-cell office:value-type="float" office:value="0.911703" calcext:value-type="float">
            <text:p>0,91170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302061" calcext:value-type="float">
            <text:p>0,302061</text:p>
          </table:table-cell>
          <table:table-cell office:value-type="float" office:value="0.573538" calcext:value-type="float">
            <text:p>0,573538</text:p>
          </table:table-cell>
          <table:table-cell office:value-type="float" office:value="0.874926" calcext:value-type="float">
            <text:p>0,874926</text:p>
          </table:table-cell>
          <table:table-cell table:number-columns-repeated="3" office:value-type="float" office:value="0.928931" calcext:value-type="float">
            <text:p>0,928931</text:p>
          </table:table-cell>
          <table:table-cell office:value-type="float" office:value="0.937835" calcext:value-type="float">
            <text:p>0,937835</text:p>
          </table:table-cell>
          <table:table-cell table:number-columns-repeated="5" office:value-type="float" office:value="0.943771" calcext:value-type="float">
            <text:p>0,943771</text:p>
          </table:table-cell>
          <table:table-cell office:value-type="float" office:value="0.894818" calcext:value-type="float">
            <text:p>0,89481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357448" calcext:value-type="float">
            <text:p>0,357448</text:p>
          </table:table-cell>
          <table:table-cell office:value-type="float" office:value="0.591501" calcext:value-type="float">
            <text:p>0,591501</text:p>
          </table:table-cell>
          <table:table-cell office:value-type="float" office:value="0.878767" calcext:value-type="float">
            <text:p>0,878767</text:p>
          </table:table-cell>
          <table:table-cell table:number-columns-repeated="3" office:value-type="float" office:value="0.928931" calcext:value-type="float">
            <text:p>0,928931</text:p>
          </table:table-cell>
          <table:table-cell office:value-type="float" office:value="0.93091" calcext:value-type="float">
            <text:p>0,93091</text:p>
          </table:table-cell>
          <table:table-cell table:number-columns-repeated="5" office:value-type="float" office:value="0.943771" calcext:value-type="float">
            <text:p>0,943771</text:p>
          </table:table-cell>
          <table:table-cell office:value-type="float" office:value="0.896306" calcext:value-type="float">
            <text:p>0,89630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385566" calcext:value-type="float">
            <text:p>0,385566</text:p>
          </table:table-cell>
          <table:table-cell office:value-type="float" office:value="0.693662" calcext:value-type="float">
            <text:p>0,693662</text:p>
          </table:table-cell>
          <table:table-cell office:value-type="float" office:value="0.923944" calcext:value-type="float">
            <text:p>0,923944</text:p>
          </table:table-cell>
          <table:table-cell table:number-columns-repeated="3" office:value-type="float" office:value="0.928931" calcext:value-type="float">
            <text:p>0,928931</text:p>
          </table:table-cell>
          <table:table-cell office:value-type="float" office:value="0.937835" calcext:value-type="float">
            <text:p>0,937835</text:p>
          </table:table-cell>
          <table:table-cell table:number-columns-repeated="5" office:value-type="float" office:value="0.943771" calcext:value-type="float">
            <text:p>0,943771</text:p>
          </table:table-cell>
          <table:table-cell office:value-type="float" office:value="0.911732" calcext:value-type="float">
            <text:p>0,91173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385566" calcext:value-type="float">
            <text:p>0,385566</text:p>
          </table:table-cell>
          <table:table-cell office:value-type="float" office:value="0.594175" calcext:value-type="float">
            <text:p>0,594175</text:p>
          </table:table-cell>
          <table:table-cell office:value-type="float" office:value="0.912059" calcext:value-type="float">
            <text:p>0,912059</text:p>
          </table:table-cell>
          <table:table-cell table:number-columns-repeated="2" office:value-type="float" office:value="0.928931" calcext:value-type="float">
            <text:p>0,928931</text:p>
          </table:table-cell>
          <table:table-cell office:value-type="float" office:value="0.931899" calcext:value-type="float">
            <text:p>0,931899</text:p>
          </table:table-cell>
          <table:table-cell table:number-columns-repeated="6" office:value-type="float" office:value="0.943771" calcext:value-type="float">
            <text:p>0,943771</text:p>
          </table:table-cell>
          <table:table-cell office:value-type="float" office:value="0.901485" calcext:value-type="float">
            <text:p>0,90148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385566" calcext:value-type="float">
            <text:p>0,385566</text:p>
          </table:table-cell>
          <table:table-cell office:value-type="float" office:value="0.574768" calcext:value-type="float">
            <text:p>0,574768</text:p>
          </table:table-cell>
          <table:table-cell office:value-type="float" office:value="0.901137" calcext:value-type="float">
            <text:p>0,901137</text:p>
          </table:table-cell>
          <table:table-cell table:number-columns-repeated="2" office:value-type="float" office:value="0.928931" calcext:value-type="float">
            <text:p>0,928931</text:p>
          </table:table-cell>
          <table:table-cell office:value-type="float" office:value="0.93091" calcext:value-type="float">
            <text:p>0,93091</text:p>
          </table:table-cell>
          <table:table-cell table:number-columns-repeated="6" office:value-type="float" office:value="0.943771" calcext:value-type="float">
            <text:p>0,943771</text:p>
          </table:table-cell>
          <table:table-cell office:value-type="float" office:value="0.898353" calcext:value-type="float">
            <text:p>0,89835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611043" calcext:value-type="float">
            <text:p>0,611043</text:p>
          </table:table-cell>
          <table:table-cell office:value-type="float" office:value="0.747755" calcext:value-type="float">
            <text:p>0,747755</text:p>
          </table:table-cell>
          <table:table-cell office:value-type="float" office:value="0.92062" calcext:value-type="float">
            <text:p>0,92062</text:p>
          </table:table-cell>
          <table:table-cell table:number-columns-repeated="2" office:value-type="float" office:value="0.928931" calcext:value-type="float">
            <text:p>0,928931</text:p>
          </table:table-cell>
          <table:table-cell office:value-type="float" office:value="0.932889" calcext:value-type="float">
            <text:p>0,932889</text:p>
          </table:table-cell>
          <table:table-cell table:number-columns-repeated="6" office:value-type="float" office:value="0.943771" calcext:value-type="float">
            <text:p>0,943771</text:p>
          </table:table-cell>
          <table:table-cell office:value-type="float" office:value="0.917798" calcext:value-type="float">
            <text:p>0,91779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397608" calcext:value-type="float">
            <text:p>0,397608</text:p>
          </table:table-cell>
          <table:table-cell office:value-type="float" office:value="0.730952" calcext:value-type="float">
            <text:p>0,730952</text:p>
          </table:table-cell>
          <table:table-cell office:value-type="float" office:value="0.927269" calcext:value-type="float">
            <text:p>0,927269</text:p>
          </table:table-cell>
          <table:table-cell table:number-columns-repeated="2" office:value-type="float" office:value="0.928931" calcext:value-type="float">
            <text:p>0,928931</text:p>
          </table:table-cell>
          <table:table-cell office:value-type="float" office:value="0.936846" calcext:value-type="float">
            <text:p>0,936846</text:p>
          </table:table-cell>
          <table:table-cell table:number-columns-repeated="6" office:value-type="float" office:value="0.943771" calcext:value-type="float">
            <text:p>0,943771</text:p>
          </table:table-cell>
          <table:table-cell office:value-type="float" office:value="0.917179" calcext:value-type="float">
            <text:p>0,91717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374978" calcext:value-type="float">
            <text:p>0,374978</text:p>
          </table:table-cell>
          <table:table-cell office:value-type="float" office:value="0.67085" calcext:value-type="float">
            <text:p>0,67085</text:p>
          </table:table-cell>
          <table:table-cell office:value-type="float" office:value="0.923944" calcext:value-type="float">
            <text:p>0,923944</text:p>
          </table:table-cell>
          <table:table-cell table:number-columns-repeated="2" office:value-type="float" office:value="0.928931" calcext:value-type="float">
            <text:p>0,928931</text:p>
          </table:table-cell>
          <table:table-cell office:value-type="float" office:value="0.931899" calcext:value-type="float">
            <text:p>0,931899</text:p>
          </table:table-cell>
          <table:table-cell table:number-columns-repeated="6" office:value-type="float" office:value="0.943771" calcext:value-type="float">
            <text:p>0,943771</text:p>
          </table:table-cell>
          <table:table-cell office:value-type="float" office:value="0.910341" calcext:value-type="float">
            <text:p>0,91034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201136" calcext:value-type="float">
            <text:p>0,201136</text:p>
          </table:table-cell>
          <table:table-cell office:value-type="float" office:value="0.664006" calcext:value-type="float">
            <text:p>0,664006</text:p>
          </table:table-cell>
          <table:table-cell office:value-type="float" office:value="0.927269" calcext:value-type="float">
            <text:p>0,927269</text:p>
          </table:table-cell>
          <table:table-cell table:number-columns-repeated="2" office:value-type="float" office:value="0.928931" calcext:value-type="float">
            <text:p>0,928931</text:p>
          </table:table-cell>
          <table:table-cell office:value-type="float" office:value="0.935857" calcext:value-type="float">
            <text:p>0,935857</text:p>
          </table:table-cell>
          <table:table-cell table:number-columns-repeated="6" office:value-type="float" office:value="0.943771" calcext:value-type="float">
            <text:p>0,943771</text:p>
          </table:table-cell>
          <table:table-cell office:value-type="float" office:value="0.910385" calcext:value-type="float">
            <text:p>0,91038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38139" calcext:value-type="float">
            <text:p>0,38139</text:p>
          </table:table-cell>
          <table:table-cell office:value-type="float" office:value="0.736223" calcext:value-type="float">
            <text:p>0,736223</text:p>
          </table:table-cell>
          <table:table-cell table:number-columns-repeated="3" office:value-type="float" office:value="0.928931" calcext:value-type="float">
            <text:p>0,928931</text:p>
          </table:table-cell>
          <table:table-cell office:value-type="float" office:value="0.932889" calcext:value-type="float">
            <text:p>0,932889</text:p>
          </table:table-cell>
          <table:table-cell table:number-columns-repeated="6" office:value-type="float" office:value="0.943771" calcext:value-type="float">
            <text:p>0,943771</text:p>
          </table:table-cell>
          <table:table-cell office:value-type="float" office:value="0.917476" calcext:value-type="float">
            <text:p>0,91747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" calcext:value-type="float">
            <text:p>-1</text:p>
          </table:table-cell>
          <table:table-cell office:value-type="float" office:value="0.594612" calcext:value-type="float">
            <text:p>0,594612</text:p>
          </table:table-cell>
          <table:table-cell office:value-type="float" office:value="0.927269" calcext:value-type="float">
            <text:p>0,927269</text:p>
          </table:table-cell>
          <table:table-cell table:number-columns-repeated="2" office:value-type="float" office:value="0.928931" calcext:value-type="float">
            <text:p>0,928931</text:p>
          </table:table-cell>
          <table:table-cell table:number-columns-repeated="7" office:value-type="float" office:value="0.943771" calcext:value-type="float">
            <text:p>0,943771</text:p>
          </table:table-cell>
          <table:table-cell office:value-type="float" office:value="0.904237" calcext:value-type="float">
            <text:p>0,90423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38139" calcext:value-type="float">
            <text:p>0,38139</text:p>
          </table:table-cell>
          <table:table-cell office:value-type="float" office:value="0.67143" calcext:value-type="float">
            <text:p>0,67143</text:p>
          </table:table-cell>
          <table:table-cell office:value-type="float" office:value="0.912308" calcext:value-type="float">
            <text:p>0,912308</text:p>
          </table:table-cell>
          <table:table-cell table:number-columns-repeated="2" office:value-type="float" office:value="0.928931" calcext:value-type="float">
            <text:p>0,928931</text:p>
          </table:table-cell>
          <table:table-cell office:value-type="float" office:value="0.933878" calcext:value-type="float">
            <text:p>0,933878</text:p>
          </table:table-cell>
          <table:table-cell table:number-columns-repeated="6" office:value-type="float" office:value="0.943771" calcext:value-type="float">
            <text:p>0,943771</text:p>
          </table:table-cell>
          <table:table-cell office:value-type="float" office:value="0.909434" calcext:value-type="float">
            <text:p>0,90943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38139" calcext:value-type="float">
            <text:p>0,38139</text:p>
          </table:table-cell>
          <table:table-cell office:value-type="float" office:value="0.612204" calcext:value-type="float">
            <text:p>0,612204</text:p>
          </table:table-cell>
          <table:table-cell office:value-type="float" office:value="0.89191" calcext:value-type="float">
            <text:p>0,89191</text:p>
          </table:table-cell>
          <table:table-cell table:number-columns-repeated="2" office:value-type="float" office:value="0.928931" calcext:value-type="float">
            <text:p>0,928931</text:p>
          </table:table-cell>
          <table:table-cell office:value-type="float" office:value="0.934867" calcext:value-type="float">
            <text:p>0,934867</text:p>
          </table:table-cell>
          <table:table-cell table:number-columns-repeated="6" office:value-type="float" office:value="0.943771" calcext:value-type="float">
            <text:p>0,943771</text:p>
          </table:table-cell>
          <table:table-cell office:value-type="float" office:value="0.90157" calcext:value-type="float">
            <text:p>0,9015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531012" calcext:value-type="float">
            <text:p>0,531012</text:p>
          </table:table-cell>
          <table:table-cell office:value-type="float" office:value="0.618128" calcext:value-type="float">
            <text:p>0,618128</text:p>
          </table:table-cell>
          <table:table-cell office:value-type="float" office:value="0.915633" calcext:value-type="float">
            <text:p>0,915633</text:p>
          </table:table-cell>
          <table:table-cell table:number-columns-repeated="2" office:value-type="float" office:value="0.928931" calcext:value-type="float">
            <text:p>0,928931</text:p>
          </table:table-cell>
          <table:table-cell office:value-type="float" office:value="0.936935" calcext:value-type="float">
            <text:p>0,936935</text:p>
          </table:table-cell>
          <table:table-cell table:number-columns-repeated="6" office:value-type="float" office:value="0.943771" calcext:value-type="float">
            <text:p>0,943771</text:p>
          </table:table-cell>
          <table:table-cell office:value-type="float" office:value="0.904742" calcext:value-type="float">
            <text:p>0,90474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385566" calcext:value-type="float">
            <text:p>0,385566</text:p>
          </table:table-cell>
          <table:table-cell office:value-type="float" office:value="0.547796" calcext:value-type="float">
            <text:p>0,547796</text:p>
          </table:table-cell>
          <table:table-cell office:value-type="float" office:value="0.853423" calcext:value-type="float">
            <text:p>0,853423</text:p>
          </table:table-cell>
          <table:table-cell table:number-columns-repeated="3" office:value-type="float" office:value="0.928931" calcext:value-type="float">
            <text:p>0,928931</text:p>
          </table:table-cell>
          <table:table-cell office:value-type="float" office:value="0.933967" calcext:value-type="float">
            <text:p>0,933967</text:p>
          </table:table-cell>
          <table:table-cell table:number-columns-repeated="5" office:value-type="float" office:value="0.943771" calcext:value-type="float">
            <text:p>0,943771</text:p>
          </table:table-cell>
          <table:table-cell office:value-type="float" office:value="0.889707" calcext:value-type="float">
            <text:p>0,88970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486386" calcext:value-type="float">
            <text:p>0,486386</text:p>
          </table:table-cell>
          <table:table-cell office:value-type="float" office:value="0.696604" calcext:value-type="float">
            <text:p>0,696604</text:p>
          </table:table-cell>
          <table:table-cell office:value-type="float" office:value="0.925607" calcext:value-type="float">
            <text:p>0,925607</text:p>
          </table:table-cell>
          <table:table-cell table:number-columns-repeated="3" office:value-type="float" office:value="0.928931" calcext:value-type="float">
            <text:p>0,928931</text:p>
          </table:table-cell>
          <table:table-cell office:value-type="float" office:value="0.93001" calcext:value-type="float">
            <text:p>0,93001</text:p>
          </table:table-cell>
          <table:table-cell table:number-columns-repeated="5" office:value-type="float" office:value="0.943771" calcext:value-type="float">
            <text:p>0,943771</text:p>
          </table:table-cell>
          <table:table-cell office:value-type="float" office:value="0.91141" calcext:value-type="float">
            <text:p>0,9114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531012" calcext:value-type="float">
            <text:p>0,531012</text:p>
          </table:table-cell>
          <table:table-cell office:value-type="float" office:value="0.768676" calcext:value-type="float">
            <text:p>0,768676</text:p>
          </table:table-cell>
          <table:table-cell table:number-columns-repeated="3" office:value-type="float" office:value="0.928931" calcext:value-type="float">
            <text:p>0,928931</text:p>
          </table:table-cell>
          <table:table-cell office:value-type="float" office:value="0.929921" calcext:value-type="float">
            <text:p>0,929921</text:p>
          </table:table-cell>
          <table:table-cell table:number-columns-repeated="6" office:value-type="float" office:value="0.943771" calcext:value-type="float">
            <text:p>0,943771</text:p>
          </table:table-cell>
          <table:table-cell office:value-type="float" office:value="0.920425" calcext:value-type="float">
            <text:p>0,92042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385566" calcext:value-type="float">
            <text:p>0,385566</text:p>
          </table:table-cell>
          <table:table-cell office:value-type="float" office:value="0.764476" calcext:value-type="float">
            <text:p>0,764476</text:p>
          </table:table-cell>
          <table:table-cell table:number-columns-repeated="3" office:value-type="float" office:value="0.928931" calcext:value-type="float">
            <text:p>0,928931</text:p>
          </table:table-cell>
          <table:table-cell office:value-type="float" office:value="0.932978" calcext:value-type="float">
            <text:p>0,932978</text:p>
          </table:table-cell>
          <table:table-cell table:number-columns-repeated="6" office:value-type="float" office:value="0.943771" calcext:value-type="float">
            <text:p>0,943771</text:p>
          </table:table-cell>
          <table:table-cell office:value-type="float" office:value="0.92031" calcext:value-type="float">
            <text:p>0,9203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531012" calcext:value-type="float">
            <text:p>0,531012</text:p>
          </table:table-cell>
          <table:table-cell office:value-type="float" office:value="0.748298" calcext:value-type="float">
            <text:p>0,748298</text:p>
          </table:table-cell>
          <table:table-cell table:number-columns-repeated="3" office:value-type="float" office:value="0.928931" calcext:value-type="float">
            <text:p>0,928931</text:p>
          </table:table-cell>
          <table:table-cell office:value-type="float" office:value="0.929921" calcext:value-type="float">
            <text:p>0,929921</text:p>
          </table:table-cell>
          <table:table-cell table:number-columns-repeated="6" office:value-type="float" office:value="0.943771" calcext:value-type="float">
            <text:p>0,943771</text:p>
          </table:table-cell>
          <table:table-cell office:value-type="float" office:value="0.918387" calcext:value-type="float">
            <text:p>0,91838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467723" calcext:value-type="float">
            <text:p>0,467723</text:p>
          </table:table-cell>
          <table:table-cell office:value-type="float" office:value="0.85284" calcext:value-type="float">
            <text:p>0,85284</text:p>
          </table:table-cell>
          <table:table-cell table:number-columns-repeated="3" office:value-type="float" office:value="0.928931" calcext:value-type="float">
            <text:p>0,928931</text:p>
          </table:table-cell>
          <table:table-cell office:value-type="float" office:value="0.933878" calcext:value-type="float">
            <text:p>0,933878</text:p>
          </table:table-cell>
          <table:table-cell table:number-columns-repeated="6" office:value-type="float" office:value="0.943771" calcext:value-type="float">
            <text:p>0,943771</text:p>
          </table:table-cell>
          <table:table-cell office:value-type="float" office:value="0.929237" calcext:value-type="float">
            <text:p>0,92923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531012" calcext:value-type="float">
            <text:p>0,531012</text:p>
          </table:table-cell>
          <table:table-cell office:value-type="float" office:value="0.774116" calcext:value-type="float">
            <text:p>0,774116</text:p>
          </table:table-cell>
          <table:table-cell table:number-columns-repeated="3" office:value-type="float" office:value="0.928931" calcext:value-type="float">
            <text:p>0,928931</text:p>
          </table:table-cell>
          <table:table-cell office:value-type="float" office:value="0.929921" calcext:value-type="float">
            <text:p>0,929921</text:p>
          </table:table-cell>
          <table:table-cell table:number-columns-repeated="6" office:value-type="float" office:value="0.943771" calcext:value-type="float">
            <text:p>0,943771</text:p>
          </table:table-cell>
          <table:table-cell office:value-type="float" office:value="0.920969" calcext:value-type="float">
            <text:p>0,92096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531012" calcext:value-type="float">
            <text:p>0,531012</text:p>
          </table:table-cell>
          <table:table-cell office:value-type="float" office:value="0.769944" calcext:value-type="float">
            <text:p>0,769944</text:p>
          </table:table-cell>
          <table:table-cell table:number-columns-repeated="3" office:value-type="float" office:value="0.928931" calcext:value-type="float">
            <text:p>0,928931</text:p>
          </table:table-cell>
          <table:table-cell table:number-columns-repeated="7" office:value-type="float" office:value="0.943771" calcext:value-type="float">
            <text:p>0,943771</text:p>
          </table:table-cell>
          <table:table-cell office:value-type="float" office:value="0.921937" calcext:value-type="float">
            <text:p>0,92193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585078" calcext:value-type="float">
            <text:p>0,585078</text:p>
          </table:table-cell>
          <table:table-cell office:value-type="float" office:value="0.901021" calcext:value-type="float">
            <text:p>0,901021</text:p>
          </table:table-cell>
          <table:table-cell table:number-columns-repeated="2" office:value-type="float" office:value="0.928931" calcext:value-type="float">
            <text:p>0,928931</text:p>
          </table:table-cell>
          <table:table-cell office:value-type="float" office:value="0.935857" calcext:value-type="float">
            <text:p>0,935857</text:p>
          </table:table-cell>
          <table:table-cell table:number-columns-repeated="7" office:value-type="float" office:value="0.943771" calcext:value-type="float">
            <text:p>0,943771</text:p>
          </table:table-cell>
          <table:table-cell office:value-type="float" office:value="0.935737" calcext:value-type="float">
            <text:p>0,93573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611043" calcext:value-type="float">
            <text:p>0,611043</text:p>
          </table:table-cell>
          <table:table-cell office:value-type="float" office:value="0.881559" calcext:value-type="float">
            <text:p>0,881559</text:p>
          </table:table-cell>
          <table:table-cell table:number-columns-repeated="2" office:value-type="float" office:value="0.928931" calcext:value-type="float">
            <text:p>0,928931</text:p>
          </table:table-cell>
          <table:table-cell office:value-type="float" office:value="0.940803" calcext:value-type="float">
            <text:p>0,940803</text:p>
          </table:table-cell>
          <table:table-cell table:number-columns-repeated="7" office:value-type="float" office:value="0.943771" calcext:value-type="float">
            <text:p>0,943771</text:p>
          </table:table-cell>
          <table:table-cell office:value-type="float" office:value="0.934285" calcext:value-type="float">
            <text:p>0,93428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611043" calcext:value-type="float">
            <text:p>0,611043</text:p>
          </table:table-cell>
          <table:table-cell office:value-type="float" office:value="0.906076" calcext:value-type="float">
            <text:p>0,906076</text:p>
          </table:table-cell>
          <table:table-cell office:value-type="float" office:value="0.928931" calcext:value-type="float">
            <text:p>0,928931</text:p>
          </table:table-cell>
          <table:table-cell office:value-type="float" office:value="0.937835" calcext:value-type="float">
            <text:p>0,937835</text:p>
          </table:table-cell>
          <table:table-cell table:number-columns-repeated="8" office:value-type="float" office:value="0.943771" calcext:value-type="float">
            <text:p>0,943771</text:p>
          </table:table-cell>
          <table:table-cell office:value-type="float" office:value="0.937924" calcext:value-type="float">
            <text:p>0,93792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3" office:value-type="float" office:value="0.928931" calcext:value-type="float">
            <text:p>0,928931</text:p>
          </table:table-cell>
          <table:table-cell office:value-type="float" office:value="0.93091" calcext:value-type="float">
            <text:p>0,93091</text:p>
          </table:table-cell>
          <table:table-cell table:number-columns-repeated="8" office:value-type="float" office:value="0.943771" calcext:value-type="float">
            <text:p>0,943771</text:p>
          </table:table-cell>
          <table:table-cell office:value-type="float" office:value="0.939517" calcext:value-type="float">
            <text:p>0,93951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3" office:value-type="float" office:value="0.928931" calcext:value-type="float">
            <text:p>0,928931</text:p>
          </table:table-cell>
          <table:table-cell office:value-type="float" office:value="0.929921" calcext:value-type="float">
            <text:p>0,929921</text:p>
          </table:table-cell>
          <table:table-cell table:number-columns-repeated="8" office:value-type="float" office:value="0.943771" calcext:value-type="float">
            <text:p>0,943771</text:p>
          </table:table-cell>
          <table:table-cell office:value-type="float" office:value="0.939418" calcext:value-type="float">
            <text:p>0,93941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3" office:value-type="float" office:value="0.928931" calcext:value-type="float">
            <text:p>0,928931</text:p>
          </table:table-cell>
          <table:table-cell office:value-type="float" office:value="0.929921" calcext:value-type="float">
            <text:p>0,929921</text:p>
          </table:table-cell>
          <table:table-cell table:number-columns-repeated="8" office:value-type="float" office:value="0.943771" calcext:value-type="float">
            <text:p>0,943771</text:p>
          </table:table-cell>
          <table:table-cell office:value-type="float" office:value="0.939418" calcext:value-type="float">
            <text:p>0,9394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l" fo:country="SI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l" fo:country="SI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.00.0000</text:date>, <text:time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21T22:15:47.442301206</dc:date>
    <meta:editing-duration>PT1M54S</meta:editing-duration>
    <meta:editing-cycles>1</meta:editing-cycles>
    <meta:document-statistic meta:table-count="1" meta:cell-count="2814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03cm" svg:height="12.545cm" xlink:href=".." xlink:type="simple" chart:class="chart:line" chart:style-name="ch1">
        <chart:legend chart:legend-position="end" svg:x="19.61cm" svg:y="3.234cm" style:legend-expansion="high" chart:style-name="ch2"/>
        <chart:plot-area chart:style-name="ch3" table:cell-range-address="mcc.A1:mcc.A201 mcc.C1:mcc.N201" chart:data-source-has-labels="both" svg:x="1.457cm" svg:y="0.25cm" svg:width="17.707cm" svg:height="11.064cm">
          <chartooo:coordinate-region svg:x="2.29cm" svg:y="0.449cm" svg:width="16.874cm" svg:height="10.666cm"/>
          <chart:axis chart:dimension="x" chart:name="primary-x" chart:style-name="ch4" chartooo:axis-type="auto">
            <chartooo:date-scale/>
            <chart:title svg:x="9.485cm" svg:y="11.564cm" chart:style-name="ch5">
              <text:p>generacija</text:p>
            </chart:title>
            <chart:categories table:cell-range-address="mcc.A2:mcc.A201"/>
          </chart:axis>
          <chart:axis chart:dimension="y" chart:name="primary-y" chart:style-name="ch4">
            <chart:title svg:x="0.451cm" svg:y="6.21cm" chart:style-name="ch6">
              <text:p>MCC</text:p>
            </chart:title>
            <chart:grid chart:style-name="ch7" chart:class="major"/>
          </chart:axis>
          <chart:series chart:style-name="ch8" chart:values-cell-range-address="mcc.C2:mcc.C201" chart:label-cell-address="mcc.C1:mcc.C1" chart:class="chart:line">
            <chart:data-point chart:repeated="200"/>
          </chart:series>
          <chart:series chart:style-name="ch9" chart:values-cell-range-address="mcc.D2:mcc.D201" chart:label-cell-address="mcc.D1:mcc.D1" chart:class="chart:line">
            <chart:data-point chart:repeated="200"/>
          </chart:series>
          <chart:series chart:style-name="ch10" chart:values-cell-range-address="mcc.E2:mcc.E201" chart:label-cell-address="mcc.E1:mcc.E1" chart:class="chart:line">
            <chart:data-point chart:repeated="200"/>
          </chart:series>
          <chart:series chart:style-name="ch11" chart:values-cell-range-address="mcc.F2:mcc.F201" chart:label-cell-address="mcc.F1:mcc.F1" chart:class="chart:line">
            <chart:data-point chart:repeated="200"/>
          </chart:series>
          <chart:series chart:style-name="ch12" chart:values-cell-range-address="mcc.G2:mcc.G201" chart:label-cell-address="mcc.G1:mcc.G1" chart:class="chart:line">
            <chart:data-point chart:repeated="200"/>
          </chart:series>
          <chart:series chart:style-name="ch13" chart:values-cell-range-address="mcc.H2:mcc.H201" chart:label-cell-address="mcc.H1:mcc.H1" chart:class="chart:line">
            <chart:data-point chart:repeated="200"/>
          </chart:series>
          <chart:series chart:style-name="ch14" chart:values-cell-range-address="mcc.I2:mcc.I201" chart:label-cell-address="mcc.I1:mcc.I1" chart:class="chart:line">
            <chart:data-point chart:repeated="200"/>
          </chart:series>
          <chart:series chart:style-name="ch15" chart:values-cell-range-address="mcc.J2:mcc.J201" chart:label-cell-address="mcc.J1:mcc.J1" chart:class="chart:line">
            <chart:data-point chart:repeated="200"/>
          </chart:series>
          <chart:series chart:style-name="ch16" chart:values-cell-range-address="mcc.K2:mcc.K201" chart:label-cell-address="mcc.K1:mcc.K1" chart:class="chart:line">
            <chart:data-point chart:repeated="200"/>
          </chart:series>
          <chart:series chart:style-name="ch17" chart:values-cell-range-address="mcc.L2:mcc.L201" chart:label-cell-address="mcc.L1:mcc.L1" chart:class="chart:line">
            <chart:data-point chart:repeated="200"/>
          </chart:series>
          <chart:series chart:style-name="ch18" chart:values-cell-range-address="mcc.M2:mcc.M201" chart:label-cell-address="mcc.M1:mcc.M1" chart:class="chart:line">
            <chart:data-point chart:repeated="200"/>
          </chart:series>
          <chart:series chart:style-name="ch19" chart:values-cell-range-address="mcc.N2:mcc.N201" chart:label-cell-address="mcc.N1:mcc.N1" chart:class="chart:line">
            <chart:data-point chart:repeated="2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mcc.C1:mcc.C1</svg:desc>
                </draw:g>
              </table:table-cell>
              <table:table-cell office:value-type="string">
                <text:p>10-20%</text:p>
                <draw:g>
                  <svg:desc>mcc.D1:mcc.D1</svg:desc>
                </draw:g>
              </table:table-cell>
              <table:table-cell office:value-type="string">
                <text:p>20-30%</text:p>
                <draw:g>
                  <svg:desc>mcc.E1:mcc.E1</svg:desc>
                </draw:g>
              </table:table-cell>
              <table:table-cell office:value-type="string">
                <text:p>30-40%</text:p>
                <draw:g>
                  <svg:desc>mcc.F1:mcc.F1</svg:desc>
                </draw:g>
              </table:table-cell>
              <table:table-cell office:value-type="string">
                <text:p>40-50%</text:p>
                <draw:g>
                  <svg:desc>mcc.G1:mcc.G1</svg:desc>
                </draw:g>
              </table:table-cell>
              <table:table-cell office:value-type="string">
                <text:p>50-60%</text:p>
                <draw:g>
                  <svg:desc>mcc.H1:mcc.H1</svg:desc>
                </draw:g>
              </table:table-cell>
              <table:table-cell office:value-type="string">
                <text:p>60-70%</text:p>
                <draw:g>
                  <svg:desc>mcc.I1:mcc.I1</svg:desc>
                </draw:g>
              </table:table-cell>
              <table:table-cell office:value-type="string">
                <text:p>70-80%</text:p>
                <draw:g>
                  <svg:desc>mcc.J1:mcc.J1</svg:desc>
                </draw:g>
              </table:table-cell>
              <table:table-cell office:value-type="string">
                <text:p>80-90%</text:p>
                <draw:g>
                  <svg:desc>mcc.K1:mcc.K1</svg:desc>
                </draw:g>
              </table:table-cell>
              <table:table-cell office:value-type="string">
                <text:p>90-100%</text:p>
                <draw:g>
                  <svg:desc>mcc.L1:mcc.L1</svg:desc>
                </draw:g>
              </table:table-cell>
              <table:table-cell office:value-type="string">
                <text:p>Best</text:p>
                <draw:g>
                  <svg:desc>mcc.M1:mcc.M1</svg:desc>
                </draw:g>
              </table:table-cell>
              <table:table-cell office:value-type="string">
                <text:p>Average</text:p>
                <draw:g>
                  <svg:desc>mcc.N1:mcc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cc.A2:mcc.A201</svg:desc>
                </draw:g>
              </table:table-cell>
              <table:table-cell office:value-type="float" office:value="-1">
                <text:p>-1</text:p>
                <draw:g>
                  <svg:desc>mcc.C2:mcc.C201</svg:desc>
                </draw:g>
              </table:table-cell>
              <table:table-cell office:value-type="float" office:value="-1">
                <text:p>-1</text:p>
                <draw:g>
                  <svg:desc>mcc.D2:mcc.D201</svg:desc>
                </draw:g>
              </table:table-cell>
              <table:table-cell office:value-type="float" office:value="-1">
                <text:p>-1</text:p>
                <draw:g>
                  <svg:desc>mcc.E2:mcc.E201</svg:desc>
                </draw:g>
              </table:table-cell>
              <table:table-cell office:value-type="float" office:value="-1">
                <text:p>-1</text:p>
                <draw:g>
                  <svg:desc>mcc.F2:mcc.F201</svg:desc>
                </draw:g>
              </table:table-cell>
              <table:table-cell office:value-type="float" office:value="-1">
                <text:p>-1</text:p>
                <draw:g>
                  <svg:desc>mcc.G2:mcc.G201</svg:desc>
                </draw:g>
              </table:table-cell>
              <table:table-cell office:value-type="float" office:value="-1">
                <text:p>-1</text:p>
                <draw:g>
                  <svg:desc>mcc.H2:mcc.H201</svg:desc>
                </draw:g>
              </table:table-cell>
              <table:table-cell office:value-type="float" office:value="-1">
                <text:p>-1</text:p>
                <draw:g>
                  <svg:desc>mcc.I2:mcc.I201</svg:desc>
                </draw:g>
              </table:table-cell>
              <table:table-cell office:value-type="float" office:value="-1">
                <text:p>-1</text:p>
                <draw:g>
                  <svg:desc>mcc.J2:mcc.J201</svg:desc>
                </draw:g>
              </table:table-cell>
              <table:table-cell office:value-type="float" office:value="-0.612427">
                <text:p>-0.612427</text:p>
                <draw:g>
                  <svg:desc>mcc.K2:mcc.K201</svg:desc>
                </draw:g>
              </table:table-cell>
              <table:table-cell office:value-type="float" office:value="0.337481">
                <text:p>0.337481</text:p>
                <draw:g>
                  <svg:desc>mcc.L2:mcc.L201</svg:desc>
                </draw:g>
              </table:table-cell>
              <table:table-cell office:value-type="float" office:value="0.624377">
                <text:p>0.624377</text:p>
                <draw:g>
                  <svg:desc>mcc.M2:mcc.M201</svg:desc>
                </draw:g>
              </table:table-cell>
              <table:table-cell office:value-type="float" office:value="-0.827495">
                <text:p>-0.827495</text:p>
                <draw:g>
                  <svg:desc>mcc.N2:mcc.N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0.896722">
                <text:p>-0.896722</text:p>
              </table:table-cell>
              <table:table-cell office:value-type="float" office:value="-0.32469">
                <text:p>-0.32469</text:p>
              </table:table-cell>
              <table:table-cell office:value-type="float" office:value="-0.022603">
                <text:p>-0.022603</text:p>
              </table:table-cell>
              <table:table-cell office:value-type="float" office:value="0.027109">
                <text:p>0.027109</text:p>
              </table:table-cell>
              <table:table-cell office:value-type="float" office:value="0.204902">
                <text:p>0.204902</text:p>
              </table:table-cell>
              <table:table-cell office:value-type="float" office:value="0.495698">
                <text:p>0.495698</text:p>
              </table:table-cell>
              <table:table-cell office:value-type="float" office:value="0.571055">
                <text:p>0.571055</text:p>
              </table:table-cell>
              <table:table-cell office:value-type="float" office:value="0.600185">
                <text:p>0.600185</text:p>
              </table:table-cell>
              <table:table-cell office:value-type="float" office:value="0.622486">
                <text:p>0.622486</text:p>
              </table:table-cell>
              <table:table-cell office:value-type="float" office:value="0.624377">
                <text:p>0.624377</text:p>
              </table:table-cell>
              <table:table-cell office:value-type="float" office:value="0.027742">
                <text:p>0.02774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0.770286">
                <text:p>-0.770286</text:p>
              </table:table-cell>
              <table:table-cell office:value-type="float" office:value="-0.036748">
                <text:p>-0.036748</text:p>
              </table:table-cell>
              <table:table-cell office:value-type="float" office:value="0.045379">
                <text:p>0.045379</text:p>
              </table:table-cell>
              <table:table-cell office:value-type="float" office:value="0.358172">
                <text:p>0.358172</text:p>
              </table:table-cell>
              <table:table-cell office:value-type="float" office:value="0.529591">
                <text:p>0.529591</text:p>
              </table:table-cell>
              <table:table-cell office:value-type="float" office:value="0.579233">
                <text:p>0.579233</text:p>
              </table:table-cell>
              <table:table-cell office:value-type="float" office:value="0.600246">
                <text:p>0.600246</text:p>
              </table:table-cell>
              <table:table-cell office:value-type="float" office:value="0.610068">
                <text:p>0.610068</text:p>
              </table:table-cell>
              <table:table-cell office:value-type="float" office:value="0.624377">
                <text:p>0.624377</text:p>
              </table:table-cell>
              <table:table-cell office:value-type="float" office:value="0.624377">
                <text:p>0.624377</text:p>
              </table:table-cell>
              <table:table-cell office:value-type="float" office:value="0.154003">
                <text:p>0.1540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-0.836612">
                <text:p>-0.836612</text:p>
              </table:table-cell>
              <table:table-cell office:value-type="float" office:value="-0.032284">
                <text:p>-0.032284</text:p>
              </table:table-cell>
              <table:table-cell office:value-type="float" office:value="0.098577">
                <text:p>0.098577</text:p>
              </table:table-cell>
              <table:table-cell office:value-type="float" office:value="0.437426">
                <text:p>0.437426</text:p>
              </table:table-cell>
              <table:table-cell office:value-type="float" office:value="0.559331">
                <text:p>0.559331</text:p>
              </table:table-cell>
              <table:table-cell office:value-type="float" office:value="0.592733">
                <text:p>0.592733</text:p>
              </table:table-cell>
              <table:table-cell office:value-type="float" office:value="0.601035">
                <text:p>0.601035</text:p>
              </table:table-cell>
              <table:table-cell office:value-type="float" office:value="0.612347">
                <text:p>0.612347</text:p>
              </table:table-cell>
              <table:table-cell office:value-type="float" office:value="0.624377">
                <text:p>0.624377</text:p>
              </table:table-cell>
              <table:table-cell office:value-type="float" office:value="0.624377">
                <text:p>0.624377</text:p>
              </table:table-cell>
              <table:table-cell office:value-type="float" office:value="0.165693">
                <text:p>0.16569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-0.792276">
                <text:p>-0.792276</text:p>
              </table:table-cell>
              <table:table-cell office:value-type="float" office:value="0.015834">
                <text:p>0.015834</text:p>
              </table:table-cell>
              <table:table-cell office:value-type="float" office:value="0.282316">
                <text:p>0.282316</text:p>
              </table:table-cell>
              <table:table-cell office:value-type="float" office:value="0.525998">
                <text:p>0.525998</text:p>
              </table:table-cell>
              <table:table-cell office:value-type="float" office:value="0.582158">
                <text:p>0.582158</text:p>
              </table:table-cell>
              <table:table-cell office:value-type="float" office:value="0.600462">
                <text:p>0.600462</text:p>
              </table:table-cell>
              <table:table-cell office:value-type="float" office:value="0.601307">
                <text:p>0.601307</text:p>
              </table:table-cell>
              <table:table-cell office:value-type="float" office:value="0.618526">
                <text:p>0.618526</text:p>
              </table:table-cell>
              <table:table-cell office:value-type="float" office:value="0.624377">
                <text:p>0.624377</text:p>
              </table:table-cell>
              <table:table-cell office:value-type="float" office:value="0.624377">
                <text:p>0.624377</text:p>
              </table:table-cell>
              <table:table-cell office:value-type="float" office:value="0.20587">
                <text:p>0.2058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-0.738953">
                <text:p>-0.738953</text:p>
              </table:table-cell>
              <table:table-cell office:value-type="float" office:value="0.024358">
                <text:p>0.024358</text:p>
              </table:table-cell>
              <table:table-cell office:value-type="float" office:value="0.333202">
                <text:p>0.333202</text:p>
              </table:table-cell>
              <table:table-cell office:value-type="float" office:value="0.553376">
                <text:p>0.553376</text:p>
              </table:table-cell>
              <table:table-cell office:value-type="float" office:value="0.587832">
                <text:p>0.587832</text:p>
              </table:table-cell>
              <table:table-cell office:value-type="float" office:value="0.600819">
                <text:p>0.600819</text:p>
              </table:table-cell>
              <table:table-cell office:value-type="float" office:value="0.601307">
                <text:p>0.601307</text:p>
              </table:table-cell>
              <table:table-cell office:value-type="float" office:value="0.615326">
                <text:p>0.615326</text:p>
              </table:table-cell>
              <table:table-cell office:value-type="float" office:value="0.624377">
                <text:p>0.624377</text:p>
              </table:table-cell>
              <table:table-cell office:value-type="float" office:value="0.624377">
                <text:p>0.624377</text:p>
              </table:table-cell>
              <table:table-cell office:value-type="float" office:value="0.220164">
                <text:p>0.22016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-0.789637">
                <text:p>-0.789637</text:p>
              </table:table-cell>
              <table:table-cell office:value-type="float" office:value="0.008128">
                <text:p>0.008128</text:p>
              </table:table-cell>
              <table:table-cell office:value-type="float" office:value="0.223873">
                <text:p>0.223873</text:p>
              </table:table-cell>
              <table:table-cell office:value-type="float" office:value="0.517404">
                <text:p>0.517404</text:p>
              </table:table-cell>
              <table:table-cell office:value-type="float" office:value="0.584661">
                <text:p>0.584661</text:p>
              </table:table-cell>
              <table:table-cell office:value-type="float" office:value="0.589104">
                <text:p>0.589104</text:p>
              </table:table-cell>
              <table:table-cell office:value-type="float" office:value="0.600819">
                <text:p>0.600819</text:p>
              </table:table-cell>
              <table:table-cell office:value-type="float" office:value="0.603771">
                <text:p>0.603771</text:p>
              </table:table-cell>
              <table:table-cell office:value-type="float" office:value="0.624377">
                <text:p>0.624377</text:p>
              </table:table-cell>
              <table:table-cell office:value-type="float" office:value="0.624377">
                <text:p>0.624377</text:p>
              </table:table-cell>
              <table:table-cell office:value-type="float" office:value="0.19625">
                <text:p>0.196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-0.661057">
                <text:p>-0.661057</text:p>
              </table:table-cell>
              <table:table-cell office:value-type="float" office:value="0.095509">
                <text:p>0.095509</text:p>
              </table:table-cell>
              <table:table-cell office:value-type="float" office:value="0.367461">
                <text:p>0.367461</text:p>
              </table:table-cell>
              <table:table-cell office:value-type="float" office:value="0.536818">
                <text:p>0.536818</text:p>
              </table:table-cell>
              <table:table-cell office:value-type="float" office:value="0.582578">
                <text:p>0.582578</text:p>
              </table:table-cell>
              <table:table-cell office:value-type="float" office:value="0.588228">
                <text:p>0.588228</text:p>
              </table:table-cell>
              <table:table-cell office:value-type="float" office:value="0.598528">
                <text:p>0.598528</text:p>
              </table:table-cell>
              <table:table-cell office:value-type="float" office:value="0.607751">
                <text:p>0.607751</text:p>
              </table:table-cell>
              <table:table-cell office:value-type="float" office:value="0.624509">
                <text:p>0.624509</text:p>
              </table:table-cell>
              <table:table-cell office:value-type="float" office:value="0.626365">
                <text:p>0.626365</text:p>
              </table:table-cell>
              <table:table-cell office:value-type="float" office:value="0.234032">
                <text:p>0.2340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-0.421618">
                <text:p>-0.421618</text:p>
              </table:table-cell>
              <table:table-cell office:value-type="float" office:value="0.081613">
                <text:p>0.081613</text:p>
              </table:table-cell>
              <table:table-cell office:value-type="float" office:value="0.387294">
                <text:p>0.387294</text:p>
              </table:table-cell>
              <table:table-cell office:value-type="float" office:value="0.548426">
                <text:p>0.548426</text:p>
              </table:table-cell>
              <table:table-cell office:value-type="float" office:value="0.584797">
                <text:p>0.584797</text:p>
              </table:table-cell>
              <table:table-cell office:value-type="float" office:value="0.592586">
                <text:p>0.592586</text:p>
              </table:table-cell>
              <table:table-cell office:value-type="float" office:value="0.601035">
                <text:p>0.601035</text:p>
              </table:table-cell>
              <table:table-cell office:value-type="float" office:value="0.61395">
                <text:p>0.61395</text:p>
              </table:table-cell>
              <table:table-cell office:value-type="float" office:value="0.624509">
                <text:p>0.624509</text:p>
              </table:table-cell>
              <table:table-cell office:value-type="float" office:value="0.626365">
                <text:p>0.626365</text:p>
              </table:table-cell>
              <table:table-cell office:value-type="float" office:value="0.261259">
                <text:p>0.26125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-0.412834">
                <text:p>-0.412834</text:p>
              </table:table-cell>
              <table:table-cell office:value-type="float" office:value="0.211905">
                <text:p>0.211905</text:p>
              </table:table-cell>
              <table:table-cell office:value-type="float" office:value="0.499081">
                <text:p>0.499081</text:p>
              </table:table-cell>
              <table:table-cell office:value-type="float" office:value="0.582264">
                <text:p>0.582264</text:p>
              </table:table-cell>
              <table:table-cell office:value-type="float" office:value="0.589945">
                <text:p>0.589945</text:p>
              </table:table-cell>
              <table:table-cell office:value-type="float" office:value="0.601035">
                <text:p>0.601035</text:p>
              </table:table-cell>
              <table:table-cell office:value-type="float" office:value="0.602503">
                <text:p>0.602503</text:p>
              </table:table-cell>
              <table:table-cell office:value-type="float" office:value="0.624377">
                <text:p>0.624377</text:p>
              </table:table-cell>
              <table:table-cell office:value-type="float" office:value="0.624642">
                <text:p>0.624642</text:p>
              </table:table-cell>
              <table:table-cell office:value-type="float" office:value="0.626365">
                <text:p>0.626365</text:p>
              </table:table-cell>
              <table:table-cell office:value-type="float" office:value="0.292292">
                <text:p>0.29229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-0.605636">
                <text:p>-0.605636</text:p>
              </table:table-cell>
              <table:table-cell office:value-type="float" office:value="0.068756">
                <text:p>0.068756</text:p>
              </table:table-cell>
              <table:table-cell office:value-type="float" office:value="0.282297">
                <text:p>0.282297</text:p>
              </table:table-cell>
              <table:table-cell office:value-type="float" office:value="0.529343">
                <text:p>0.529343</text:p>
              </table:table-cell>
              <table:table-cell office:value-type="float" office:value="0.584311">
                <text:p>0.584311</text:p>
              </table:table-cell>
              <table:table-cell office:value-type="float" office:value="0.591413">
                <text:p>0.591413</text:p>
              </table:table-cell>
              <table:table-cell office:value-type="float" office:value="0.601035">
                <text:p>0.601035</text:p>
              </table:table-cell>
              <table:table-cell office:value-type="float" office:value="0.613174">
                <text:p>0.613174</text:p>
              </table:table-cell>
              <table:table-cell office:value-type="float" office:value="0.624642">
                <text:p>0.624642</text:p>
              </table:table-cell>
              <table:table-cell office:value-type="float" office:value="0.626365">
                <text:p>0.626365</text:p>
              </table:table-cell>
              <table:table-cell office:value-type="float" office:value="0.228933">
                <text:p>0.2289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-0.536222">
                <text:p>-0.536222</text:p>
              </table:table-cell>
              <table:table-cell office:value-type="float" office:value="0.041014">
                <text:p>0.041014</text:p>
              </table:table-cell>
              <table:table-cell office:value-type="float" office:value="0.285206">
                <text:p>0.285206</text:p>
              </table:table-cell>
              <table:table-cell office:value-type="float" office:value="0.51339">
                <text:p>0.51339</text:p>
              </table:table-cell>
              <table:table-cell office:value-type="float" office:value="0.583338">
                <text:p>0.583338</text:p>
              </table:table-cell>
              <table:table-cell office:value-type="float" office:value="0.589437">
                <text:p>0.589437</text:p>
              </table:table-cell>
              <table:table-cell office:value-type="float" office:value="0.600462">
                <text:p>0.600462</text:p>
              </table:table-cell>
              <table:table-cell office:value-type="float" office:value="0.607972">
                <text:p>0.607972</text:p>
              </table:table-cell>
              <table:table-cell office:value-type="float" office:value="0.624642">
                <text:p>0.624642</text:p>
              </table:table-cell>
              <table:table-cell office:value-type="float" office:value="0.626365">
                <text:p>0.626365</text:p>
              </table:table-cell>
              <table:table-cell office:value-type="float" office:value="0.230924">
                <text:p>0.23092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74194">
                <text:p>-0.74194</text:p>
              </table:table-cell>
              <table:table-cell office:value-type="float" office:value="0.04807">
                <text:p>0.04807</text:p>
              </table:table-cell>
              <table:table-cell office:value-type="float" office:value="0.264188">
                <text:p>0.264188</text:p>
              </table:table-cell>
              <table:table-cell office:value-type="float" office:value="0.45003">
                <text:p>0.45003</text:p>
              </table:table-cell>
              <table:table-cell office:value-type="float" office:value="0.551408">
                <text:p>0.551408</text:p>
              </table:table-cell>
              <table:table-cell office:value-type="float" office:value="0.586643">
                <text:p>0.586643</text:p>
              </table:table-cell>
              <table:table-cell office:value-type="float" office:value="0.59015">
                <text:p>0.59015</text:p>
              </table:table-cell>
              <table:table-cell office:value-type="float" office:value="0.600738">
                <text:p>0.600738</text:p>
              </table:table-cell>
              <table:table-cell office:value-type="float" office:value="0.604681">
                <text:p>0.604681</text:p>
              </table:table-cell>
              <table:table-cell office:value-type="float" office:value="0.624642">
                <text:p>0.624642</text:p>
              </table:table-cell>
              <table:table-cell office:value-type="float" office:value="0.626365">
                <text:p>0.626365</text:p>
              </table:table-cell>
              <table:table-cell office:value-type="float" office:value="0.357861">
                <text:p>0.35786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1">
                <text:p>-1</text:p>
              </table:table-cell>
              <table:table-cell office:value-type="float" office:value="-0.122958">
                <text:p>-0.122958</text:p>
              </table:table-cell>
              <table:table-cell office:value-type="float" office:value="0.214741">
                <text:p>0.214741</text:p>
              </table:table-cell>
              <table:table-cell office:value-type="float" office:value="0.411904">
                <text:p>0.411904</text:p>
              </table:table-cell>
              <table:table-cell office:value-type="float" office:value="0.550973">
                <text:p>0.550973</text:p>
              </table:table-cell>
              <table:table-cell office:value-type="float" office:value="0.588019">
                <text:p>0.588019</text:p>
              </table:table-cell>
              <table:table-cell office:value-type="float" office:value="0.589995">
                <text:p>0.589995</text:p>
              </table:table-cell>
              <table:table-cell office:value-type="float" office:value="0.600738">
                <text:p>0.600738</text:p>
              </table:table-cell>
              <table:table-cell office:value-type="float" office:value="0.603391">
                <text:p>0.603391</text:p>
              </table:table-cell>
              <table:table-cell office:value-type="float" office:value="0.624642">
                <text:p>0.624642</text:p>
              </table:table-cell>
              <table:table-cell office:value-type="float" office:value="0.626365">
                <text:p>0.626365</text:p>
              </table:table-cell>
              <table:table-cell office:value-type="float" office:value="0.306144">
                <text:p>0.30614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1">
                <text:p>-1</text:p>
              </table:table-cell>
              <table:table-cell office:value-type="float" office:value="-0.158128">
                <text:p>-0.158128</text:p>
              </table:table-cell>
              <table:table-cell office:value-type="float" office:value="0.264777">
                <text:p>0.264777</text:p>
              </table:table-cell>
              <table:table-cell office:value-type="float" office:value="0.417317">
                <text:p>0.417317</text:p>
              </table:table-cell>
              <table:table-cell office:value-type="float" office:value="0.51733">
                <text:p>0.51733</text:p>
              </table:table-cell>
              <table:table-cell office:value-type="float" office:value="0.584462">
                <text:p>0.584462</text:p>
              </table:table-cell>
              <table:table-cell office:value-type="float" office:value="0.58996">
                <text:p>0.58996</text:p>
              </table:table-cell>
              <table:table-cell office:value-type="float" office:value="0.600819">
                <text:p>0.600819</text:p>
              </table:table-cell>
              <table:table-cell office:value-type="float" office:value="0.608059">
                <text:p>0.608059</text:p>
              </table:table-cell>
              <table:table-cell office:value-type="float" office:value="0.624642">
                <text:p>0.624642</text:p>
              </table:table-cell>
              <table:table-cell office:value-type="float" office:value="0.626365">
                <text:p>0.626365</text:p>
              </table:table-cell>
              <table:table-cell office:value-type="float" office:value="0.304924">
                <text:p>0.30492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1">
                <text:p>-1</text:p>
              </table:table-cell>
              <table:table-cell office:value-type="float" office:value="-0.093263">
                <text:p>-0.093263</text:p>
              </table:table-cell>
              <table:table-cell office:value-type="float" office:value="0.310016">
                <text:p>0.310016</text:p>
              </table:table-cell>
              <table:table-cell office:value-type="float" office:value="0.470213">
                <text:p>0.470213</text:p>
              </table:table-cell>
              <table:table-cell office:value-type="float" office:value="0.564857">
                <text:p>0.564857</text:p>
              </table:table-cell>
              <table:table-cell office:value-type="float" office:value="0.587266">
                <text:p>0.587266</text:p>
              </table:table-cell>
              <table:table-cell office:value-type="float" office:value="0.592074">
                <text:p>0.592074</text:p>
              </table:table-cell>
              <table:table-cell office:value-type="float" office:value="0.601035">
                <text:p>0.601035</text:p>
              </table:table-cell>
              <table:table-cell office:value-type="float" office:value="0.613261">
                <text:p>0.613261</text:p>
              </table:table-cell>
              <table:table-cell office:value-type="float" office:value="0.632579">
                <text:p>0.632579</text:p>
              </table:table-cell>
              <table:table-cell office:value-type="float" office:value="0.743443">
                <text:p>0.743443</text:p>
              </table:table-cell>
              <table:table-cell office:value-type="float" office:value="0.327804">
                <text:p>0.32780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1">
                <text:p>-1</text:p>
              </table:table-cell>
              <table:table-cell office:value-type="float" office:value="-0.094608">
                <text:p>-0.094608</text:p>
              </table:table-cell>
              <table:table-cell office:value-type="float" office:value="0.225854">
                <text:p>0.225854</text:p>
              </table:table-cell>
              <table:table-cell office:value-type="float" office:value="0.410112">
                <text:p>0.410112</text:p>
              </table:table-cell>
              <table:table-cell office:value-type="float" office:value="0.542861">
                <text:p>0.542861</text:p>
              </table:table-cell>
              <table:table-cell office:value-type="float" office:value="0.587578">
                <text:p>0.587578</text:p>
              </table:table-cell>
              <table:table-cell office:value-type="float" office:value="0.590031">
                <text:p>0.590031</text:p>
              </table:table-cell>
              <table:table-cell office:value-type="float" office:value="0.600306">
                <text:p>0.600306</text:p>
              </table:table-cell>
              <table:table-cell office:value-type="float" office:value="0.609661">
                <text:p>0.609661</text:p>
              </table:table-cell>
              <table:table-cell office:value-type="float" office:value="0.640385">
                <text:p>0.640385</text:p>
              </table:table-cell>
              <table:table-cell office:value-type="float" office:value="0.743443">
                <text:p>0.743443</text:p>
              </table:table-cell>
              <table:table-cell office:value-type="float" office:value="0.311218">
                <text:p>0.31121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1">
                <text:p>-1</text:p>
              </table:table-cell>
              <table:table-cell office:value-type="float" office:value="0.080692">
                <text:p>0.080692</text:p>
              </table:table-cell>
              <table:table-cell office:value-type="float" office:value="0.342987">
                <text:p>0.342987</text:p>
              </table:table-cell>
              <table:table-cell office:value-type="float" office:value="0.505929">
                <text:p>0.505929</text:p>
              </table:table-cell>
              <table:table-cell office:value-type="float" office:value="0.585157">
                <text:p>0.585157</text:p>
              </table:table-cell>
              <table:table-cell office:value-type="float" office:value="0.5882">
                <text:p>0.5882</text:p>
              </table:table-cell>
              <table:table-cell office:value-type="float" office:value="0.593951">
                <text:p>0.593951</text:p>
              </table:table-cell>
              <table:table-cell office:value-type="float" office:value="0.601035">
                <text:p>0.601035</text:p>
              </table:table-cell>
              <table:table-cell office:value-type="float" office:value="0.612773">
                <text:p>0.612773</text:p>
              </table:table-cell>
              <table:table-cell office:value-type="float" office:value="0.66373">
                <text:p>0.66373</text:p>
              </table:table-cell>
              <table:table-cell office:value-type="float" office:value="0.754106">
                <text:p>0.754106</text:p>
              </table:table-cell>
              <table:table-cell office:value-type="float" office:value="0.357445">
                <text:p>0.35744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664288">
                <text:p>-0.664288</text:p>
              </table:table-cell>
              <table:table-cell office:value-type="float" office:value="0.237319">
                <text:p>0.237319</text:p>
              </table:table-cell>
              <table:table-cell office:value-type="float" office:value="0.48301">
                <text:p>0.48301</text:p>
              </table:table-cell>
              <table:table-cell office:value-type="float" office:value="0.582925">
                <text:p>0.582925</text:p>
              </table:table-cell>
              <table:table-cell office:value-type="float" office:value="0.5882">
                <text:p>0.5882</text:p>
              </table:table-cell>
              <table:table-cell office:value-type="float" office:value="0.588228">
                <text:p>0.588228</text:p>
              </table:table-cell>
              <table:table-cell office:value-type="float" office:value="0.598229">
                <text:p>0.598229</text:p>
              </table:table-cell>
              <table:table-cell office:value-type="float" office:value="0.601035">
                <text:p>0.601035</text:p>
              </table:table-cell>
              <table:table-cell office:value-type="float" office:value="0.610862">
                <text:p>0.610862</text:p>
              </table:table-cell>
              <table:table-cell office:value-type="float" office:value="0.674164">
                <text:p>0.674164</text:p>
              </table:table-cell>
              <table:table-cell office:value-type="float" office:value="0.770002">
                <text:p>0.770002</text:p>
              </table:table-cell>
              <table:table-cell office:value-type="float" office:value="0.429968">
                <text:p>0.42996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737393">
                <text:p>-0.737393</text:p>
              </table:table-cell>
              <table:table-cell office:value-type="float" office:value="0.148008">
                <text:p>0.148008</text:p>
              </table:table-cell>
              <table:table-cell office:value-type="float" office:value="0.38379">
                <text:p>0.38379</text:p>
              </table:table-cell>
              <table:table-cell office:value-type="float" office:value="0.547866">
                <text:p>0.547866</text:p>
              </table:table-cell>
              <table:table-cell office:value-type="float" office:value="0.5882">
                <text:p>0.5882</text:p>
              </table:table-cell>
              <table:table-cell office:value-type="float" office:value="0.588228">
                <text:p>0.588228</text:p>
              </table:table-cell>
              <table:table-cell office:value-type="float" office:value="0.597227">
                <text:p>0.597227</text:p>
              </table:table-cell>
              <table:table-cell office:value-type="float" office:value="0.601035">
                <text:p>0.601035</text:p>
              </table:table-cell>
              <table:table-cell office:value-type="float" office:value="0.603525">
                <text:p>0.603525</text:p>
              </table:table-cell>
              <table:table-cell office:value-type="float" office:value="0.667379">
                <text:p>0.667379</text:p>
              </table:table-cell>
              <table:table-cell office:value-type="float" office:value="0.770002">
                <text:p>0.770002</text:p>
              </table:table-cell>
              <table:table-cell office:value-type="float" office:value="0.398787">
                <text:p>0.39878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937271">
                <text:p>-0.937271</text:p>
              </table:table-cell>
              <table:table-cell office:value-type="float" office:value="0.1737">
                <text:p>0.1737</text:p>
              </table:table-cell>
              <table:table-cell office:value-type="float" office:value="0.412298">
                <text:p>0.412298</text:p>
              </table:table-cell>
              <table:table-cell office:value-type="float" office:value="0.567932">
                <text:p>0.567932</text:p>
              </table:table-cell>
              <table:table-cell office:value-type="float" office:value="0.5882">
                <text:p>0.5882</text:p>
              </table:table-cell>
              <table:table-cell office:value-type="float" office:value="0.588593">
                <text:p>0.588593</text:p>
              </table:table-cell>
              <table:table-cell office:value-type="float" office:value="0.59882">
                <text:p>0.59882</text:p>
              </table:table-cell>
              <table:table-cell office:value-type="float" office:value="0.601035">
                <text:p>0.601035</text:p>
              </table:table-cell>
              <table:table-cell office:value-type="float" office:value="0.604326">
                <text:p>0.604326</text:p>
              </table:table-cell>
              <table:table-cell office:value-type="float" office:value="0.680875">
                <text:p>0.680875</text:p>
              </table:table-cell>
              <table:table-cell office:value-type="float" office:value="0.794387">
                <text:p>0.794387</text:p>
              </table:table-cell>
              <table:table-cell office:value-type="float" office:value="0.387851">
                <text:p>0.38785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85532">
                <text:p>-0.85532</text:p>
              </table:table-cell>
              <table:table-cell office:value-type="float" office:value="0.258015">
                <text:p>0.258015</text:p>
              </table:table-cell>
              <table:table-cell office:value-type="float" office:value="0.508417">
                <text:p>0.508417</text:p>
              </table:table-cell>
              <table:table-cell office:value-type="float" office:value="0.581842">
                <text:p>0.581842</text:p>
              </table:table-cell>
              <table:table-cell office:value-type="float" office:value="0.5882">
                <text:p>0.5882</text:p>
              </table:table-cell>
              <table:table-cell office:value-type="float" office:value="0.589683">
                <text:p>0.589683</text:p>
              </table:table-cell>
              <table:table-cell office:value-type="float" office:value="0.599496">
                <text:p>0.599496</text:p>
              </table:table-cell>
              <table:table-cell office:value-type="float" office:value="0.601035">
                <text:p>0.601035</text:p>
              </table:table-cell>
              <table:table-cell office:value-type="float" office:value="0.601169">
                <text:p>0.601169</text:p>
              </table:table-cell>
              <table:table-cell office:value-type="float" office:value="0.663885">
                <text:p>0.663885</text:p>
              </table:table-cell>
              <table:table-cell office:value-type="float" office:value="0.794387">
                <text:p>0.794387</text:p>
              </table:table-cell>
              <table:table-cell office:value-type="float" office:value="0.413642">
                <text:p>0.41364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933825">
                <text:p>-0.933825</text:p>
              </table:table-cell>
              <table:table-cell office:value-type="float" office:value="0.194604">
                <text:p>0.194604</text:p>
              </table:table-cell>
              <table:table-cell office:value-type="float" office:value="0.475117">
                <text:p>0.475117</text:p>
              </table:table-cell>
              <table:table-cell office:value-type="float" office:value="0.572912">
                <text:p>0.572912</text:p>
              </table:table-cell>
              <table:table-cell office:value-type="float" office:value="0.5882">
                <text:p>0.5882</text:p>
              </table:table-cell>
              <table:table-cell office:value-type="float" office:value="0.5882">
                <text:p>0.5882</text:p>
              </table:table-cell>
              <table:table-cell office:value-type="float" office:value="0.590744">
                <text:p>0.590744</text:p>
              </table:table-cell>
              <table:table-cell office:value-type="float" office:value="0.600387">
                <text:p>0.600387</text:p>
              </table:table-cell>
              <table:table-cell office:value-type="float" office:value="0.601035">
                <text:p>0.601035</text:p>
              </table:table-cell>
              <table:table-cell office:value-type="float" office:value="0.675685">
                <text:p>0.675685</text:p>
              </table:table-cell>
              <table:table-cell office:value-type="float" office:value="0.794387">
                <text:p>0.794387</text:p>
              </table:table-cell>
              <table:table-cell office:value-type="float" office:value="0.395306">
                <text:p>0.39530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868469">
                <text:p>-0.868469</text:p>
              </table:table-cell>
              <table:table-cell office:value-type="float" office:value="0.23548">
                <text:p>0.23548</text:p>
              </table:table-cell>
              <table:table-cell office:value-type="float" office:value="0.540286">
                <text:p>0.540286</text:p>
              </table:table-cell>
              <table:table-cell office:value-type="float" office:value="0.584141">
                <text:p>0.584141</text:p>
              </table:table-cell>
              <table:table-cell office:value-type="float" office:value="0.5882">
                <text:p>0.5882</text:p>
              </table:table-cell>
              <table:table-cell office:value-type="float" office:value="0.5882">
                <text:p>0.5882</text:p>
              </table:table-cell>
              <table:table-cell office:value-type="float" office:value="0.590724">
                <text:p>0.590724</text:p>
              </table:table-cell>
              <table:table-cell office:value-type="float" office:value="0.599333">
                <text:p>0.599333</text:p>
              </table:table-cell>
              <table:table-cell office:value-type="float" office:value="0.601302">
                <text:p>0.601302</text:p>
              </table:table-cell>
              <table:table-cell office:value-type="float" office:value="0.691287">
                <text:p>0.691287</text:p>
              </table:table-cell>
              <table:table-cell office:value-type="float" office:value="0.794387">
                <text:p>0.794387</text:p>
              </table:table-cell>
              <table:table-cell office:value-type="float" office:value="0.415049">
                <text:p>0.41504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397949">
                <text:p>-0.397949</text:p>
              </table:table-cell>
              <table:table-cell office:value-type="float" office:value="0.406014">
                <text:p>0.406014</text:p>
              </table:table-cell>
              <table:table-cell office:value-type="float" office:value="0.573369">
                <text:p>0.573369</text:p>
              </table:table-cell>
              <table:table-cell office:value-type="float" office:value="0.5882">
                <text:p>0.5882</text:p>
              </table:table-cell>
              <table:table-cell office:value-type="float" office:value="0.5882">
                <text:p>0.5882</text:p>
              </table:table-cell>
              <table:table-cell office:value-type="float" office:value="0.588511">
                <text:p>0.588511</text:p>
              </table:table-cell>
              <table:table-cell office:value-type="float" office:value="0.595496">
                <text:p>0.595496</text:p>
              </table:table-cell>
              <table:table-cell office:value-type="float" office:value="0.601035">
                <text:p>0.601035</text:p>
              </table:table-cell>
              <table:table-cell office:value-type="float" office:value="0.601035">
                <text:p>0.601035</text:p>
              </table:table-cell>
              <table:table-cell office:value-type="float" office:value="0.685605">
                <text:p>0.685605</text:p>
              </table:table-cell>
              <table:table-cell office:value-type="float" office:value="0.794387">
                <text:p>0.794387</text:p>
              </table:table-cell>
              <table:table-cell office:value-type="float" office:value="0.482952">
                <text:p>0.48295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551778">
                <text:p>-0.551778</text:p>
              </table:table-cell>
              <table:table-cell office:value-type="float" office:value="0.327514">
                <text:p>0.327514</text:p>
              </table:table-cell>
              <table:table-cell office:value-type="float" office:value="0.563693">
                <text:p>0.563693</text:p>
              </table:table-cell>
              <table:table-cell office:value-type="float" office:value="0.587784">
                <text:p>0.587784</text:p>
              </table:table-cell>
              <table:table-cell office:value-type="float" office:value="0.5882">
                <text:p>0.5882</text:p>
              </table:table-cell>
              <table:table-cell office:value-type="float" office:value="0.5882">
                <text:p>0.5882</text:p>
              </table:table-cell>
              <table:table-cell office:value-type="float" office:value="0.591297">
                <text:p>0.591297</text:p>
              </table:table-cell>
              <table:table-cell office:value-type="float" office:value="0.599549">
                <text:p>0.599549</text:p>
              </table:table-cell>
              <table:table-cell office:value-type="float" office:value="0.601035">
                <text:p>0.601035</text:p>
              </table:table-cell>
              <table:table-cell office:value-type="float" office:value="0.680991">
                <text:p>0.680991</text:p>
              </table:table-cell>
              <table:table-cell office:value-type="float" office:value="0.794387">
                <text:p>0.794387</text:p>
              </table:table-cell>
              <table:table-cell office:value-type="float" office:value="0.457649">
                <text:p>0.45764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108633">
                <text:p>-0.108633</text:p>
              </table:table-cell>
              <table:table-cell office:value-type="float" office:value="0.519531">
                <text:p>0.519531</text:p>
              </table:table-cell>
              <table:table-cell office:value-type="float" office:value="0.578894">
                <text:p>0.578894</text:p>
              </table:table-cell>
              <table:table-cell office:value-type="float" office:value="0.5882">
                <text:p>0.5882</text:p>
              </table:table-cell>
              <table:table-cell office:value-type="float" office:value="0.5882">
                <text:p>0.5882</text:p>
              </table:table-cell>
              <table:table-cell office:value-type="float" office:value="0.589924">
                <text:p>0.589924</text:p>
              </table:table-cell>
              <table:table-cell office:value-type="float" office:value="0.59963">
                <text:p>0.59963</text:p>
              </table:table-cell>
              <table:table-cell office:value-type="float" office:value="0.601035">
                <text:p>0.601035</text:p>
              </table:table-cell>
              <table:table-cell office:value-type="float" office:value="0.604414">
                <text:p>0.604414</text:p>
              </table:table-cell>
              <table:table-cell office:value-type="float" office:value="0.725671">
                <text:p>0.725671</text:p>
              </table:table-cell>
              <table:table-cell office:value-type="float" office:value="0.794387">
                <text:p>0.794387</text:p>
              </table:table-cell>
              <table:table-cell office:value-type="float" office:value="0.528687">
                <text:p>0.52868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278923">
                <text:p>-0.278923</text:p>
              </table:table-cell>
              <table:table-cell office:value-type="float" office:value="0.485819">
                <text:p>0.485819</text:p>
              </table:table-cell>
              <table:table-cell office:value-type="float" office:value="0.572755">
                <text:p>0.572755</text:p>
              </table:table-cell>
              <table:table-cell office:value-type="float" office:value="0.587992">
                <text:p>0.587992</text:p>
              </table:table-cell>
              <table:table-cell office:value-type="float" office:value="0.5882">
                <text:p>0.5882</text:p>
              </table:table-cell>
              <table:table-cell office:value-type="float" office:value="0.592158">
                <text:p>0.592158</text:p>
              </table:table-cell>
              <table:table-cell office:value-type="float" office:value="0.599414">
                <text:p>0.599414</text:p>
              </table:table-cell>
              <table:table-cell office:value-type="float" office:value="0.601035">
                <text:p>0.601035</text:p>
              </table:table-cell>
              <table:table-cell office:value-type="float" office:value="0.606771">
                <text:p>0.606771</text:p>
              </table:table-cell>
              <table:table-cell office:value-type="float" office:value="0.718972">
                <text:p>0.718972</text:p>
              </table:table-cell>
              <table:table-cell office:value-type="float" office:value="0.794387">
                <text:p>0.794387</text:p>
              </table:table-cell>
              <table:table-cell office:value-type="float" office:value="0.507419">
                <text:p>0.50741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2832">
                <text:p>0.002832</text:p>
              </table:table-cell>
              <table:table-cell office:value-type="float" office:value="0.559055">
                <text:p>0.559055</text:p>
              </table:table-cell>
              <table:table-cell office:value-type="float" office:value="0.58476">
                <text:p>0.58476</text:p>
              </table:table-cell>
              <table:table-cell office:value-type="float" office:value="0.5882">
                <text:p>0.5882</text:p>
              </table:table-cell>
              <table:table-cell office:value-type="float" office:value="0.589952">
                <text:p>0.589952</text:p>
              </table:table-cell>
              <table:table-cell office:value-type="float" office:value="0.596663">
                <text:p>0.596663</text:p>
              </table:table-cell>
              <table:table-cell office:value-type="float" office:value="0.601035">
                <text:p>0.601035</text:p>
              </table:table-cell>
              <table:table-cell office:value-type="float" office:value="0.601035">
                <text:p>0.601035</text:p>
              </table:table-cell>
              <table:table-cell office:value-type="float" office:value="0.601435">
                <text:p>0.601435</text:p>
              </table:table-cell>
              <table:table-cell office:value-type="float" office:value="0.726668">
                <text:p>0.726668</text:p>
              </table:table-cell>
              <table:table-cell office:value-type="float" office:value="0.794387">
                <text:p>0.794387</text:p>
              </table:table-cell>
              <table:table-cell office:value-type="float" office:value="0.545164">
                <text:p>0.54516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101123">
                <text:p>0.101123</text:p>
              </table:table-cell>
              <table:table-cell office:value-type="float" office:value="0.549596">
                <text:p>0.549596</text:p>
              </table:table-cell>
              <table:table-cell office:value-type="float" office:value="0.580986">
                <text:p>0.580986</text:p>
              </table:table-cell>
              <table:table-cell office:value-type="float" office:value="0.5882">
                <text:p>0.5882</text:p>
              </table:table-cell>
              <table:table-cell office:value-type="float" office:value="0.592536">
                <text:p>0.592536</text:p>
              </table:table-cell>
              <table:table-cell office:value-type="float" office:value="0.600441">
                <text:p>0.600441</text:p>
              </table:table-cell>
              <table:table-cell office:value-type="float" office:value="0.601035">
                <text:p>0.601035</text:p>
              </table:table-cell>
              <table:table-cell office:value-type="float" office:value="0.601035">
                <text:p>0.601035</text:p>
              </table:table-cell>
              <table:table-cell office:value-type="float" office:value="0.618491">
                <text:p>0.618491</text:p>
              </table:table-cell>
              <table:table-cell office:value-type="float" office:value="0.770656">
                <text:p>0.770656</text:p>
              </table:table-cell>
              <table:table-cell office:value-type="float" office:value="0.794387">
                <text:p>0.794387</text:p>
              </table:table-cell>
              <table:table-cell office:value-type="float" office:value="0.56041">
                <text:p>0.5604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05612">
                <text:p>0.105612</text:p>
              </table:table-cell>
              <table:table-cell office:value-type="float" office:value="0.562346">
                <text:p>0.562346</text:p>
              </table:table-cell>
              <table:table-cell office:value-type="float" office:value="0.577418">
                <text:p>0.577418</text:p>
              </table:table-cell>
              <table:table-cell office:value-type="float" office:value="0.5882">
                <text:p>0.5882</text:p>
              </table:table-cell>
              <table:table-cell office:value-type="float" office:value="0.589049">
                <text:p>0.589049</text:p>
              </table:table-cell>
              <table:table-cell office:value-type="float" office:value="0.598955">
                <text:p>0.598955</text:p>
              </table:table-cell>
              <table:table-cell office:value-type="float" office:value="0.601035">
                <text:p>0.601035</text:p>
              </table:table-cell>
              <table:table-cell office:value-type="float" office:value="0.601035">
                <text:p>0.601035</text:p>
              </table:table-cell>
              <table:table-cell office:value-type="float" office:value="0.623792">
                <text:p>0.623792</text:p>
              </table:table-cell>
              <table:table-cell office:value-type="float" office:value="0.775513">
                <text:p>0.775513</text:p>
              </table:table-cell>
              <table:table-cell office:value-type="float" office:value="0.794387">
                <text:p>0.794387</text:p>
              </table:table-cell>
              <table:table-cell office:value-type="float" office:value="0.562296">
                <text:p>0.56229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072449">
                <text:p>-0.072449</text:p>
              </table:table-cell>
              <table:table-cell office:value-type="float" office:value="0.540335">
                <text:p>0.540335</text:p>
              </table:table-cell>
              <table:table-cell office:value-type="float" office:value="0.575325">
                <text:p>0.575325</text:p>
              </table:table-cell>
              <table:table-cell office:value-type="float" office:value="0.5882">
                <text:p>0.5882</text:p>
              </table:table-cell>
              <table:table-cell office:value-type="float" office:value="0.590517">
                <text:p>0.590517</text:p>
              </table:table-cell>
              <table:table-cell office:value-type="float" office:value="0.600522">
                <text:p>0.600522</text:p>
              </table:table-cell>
              <table:table-cell office:value-type="float" office:value="0.601035">
                <text:p>0.601035</text:p>
              </table:table-cell>
              <table:table-cell office:value-type="float" office:value="0.601035">
                <text:p>0.601035</text:p>
              </table:table-cell>
              <table:table-cell office:value-type="float" office:value="0.642273">
                <text:p>0.642273</text:p>
              </table:table-cell>
              <table:table-cell office:value-type="float" office:value="0.781894">
                <text:p>0.781894</text:p>
              </table:table-cell>
              <table:table-cell office:value-type="float" office:value="0.794387">
                <text:p>0.794387</text:p>
              </table:table-cell>
              <table:table-cell office:value-type="float" office:value="0.544869">
                <text:p>0.54486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276715">
                <text:p>0.276715</text:p>
              </table:table-cell>
              <table:table-cell office:value-type="float" office:value="0.573858">
                <text:p>0.573858</text:p>
              </table:table-cell>
              <table:table-cell office:value-type="float" office:value="0.587784">
                <text:p>0.587784</text:p>
              </table:table-cell>
              <table:table-cell office:value-type="float" office:value="0.5882">
                <text:p>0.5882</text:p>
              </table:table-cell>
              <table:table-cell office:value-type="float" office:value="0.591669">
                <text:p>0.591669</text:p>
              </table:table-cell>
              <table:table-cell office:value-type="float" office:value="0.599803">
                <text:p>0.599803</text:p>
              </table:table-cell>
              <table:table-cell office:value-type="float" office:value="0.601035">
                <text:p>0.601035</text:p>
              </table:table-cell>
              <table:table-cell office:value-type="float" office:value="0.606779">
                <text:p>0.606779</text:p>
              </table:table-cell>
              <table:table-cell office:value-type="float" office:value="0.660401">
                <text:p>0.660401</text:p>
              </table:table-cell>
              <table:table-cell office:value-type="float" office:value="0.793347">
                <text:p>0.793347</text:p>
              </table:table-cell>
              <table:table-cell office:value-type="float" office:value="0.851111">
                <text:p>0.851111</text:p>
              </table:table-cell>
              <table:table-cell office:value-type="float" office:value="0.587959">
                <text:p>0.58795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239835">
                <text:p>0.239835</text:p>
              </table:table-cell>
              <table:table-cell office:value-type="float" office:value="0.575749">
                <text:p>0.575749</text:p>
              </table:table-cell>
              <table:table-cell office:value-type="float" office:value="0.5882">
                <text:p>0.5882</text:p>
              </table:table-cell>
              <table:table-cell office:value-type="float" office:value="0.5882">
                <text:p>0.5882</text:p>
              </table:table-cell>
              <table:table-cell office:value-type="float" office:value="0.590373">
                <text:p>0.590373</text:p>
              </table:table-cell>
              <table:table-cell office:value-type="float" office:value="0.597809">
                <text:p>0.597809</text:p>
              </table:table-cell>
              <table:table-cell office:value-type="float" office:value="0.601035">
                <text:p>0.601035</text:p>
              </table:table-cell>
              <table:table-cell office:value-type="float" office:value="0.601035">
                <text:p>0.601035</text:p>
              </table:table-cell>
              <table:table-cell office:value-type="float" office:value="0.622776">
                <text:p>0.622776</text:p>
              </table:table-cell>
              <table:table-cell office:value-type="float" office:value="0.799289">
                <text:p>0.799289</text:p>
              </table:table-cell>
              <table:table-cell office:value-type="float" office:value="0.879571">
                <text:p>0.879571</text:p>
              </table:table-cell>
              <table:table-cell office:value-type="float" office:value="0.58043">
                <text:p>0.5804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17459">
                <text:p>0.017459</text:p>
              </table:table-cell>
              <table:table-cell office:value-type="float" office:value="0.572291">
                <text:p>0.572291</text:p>
              </table:table-cell>
              <table:table-cell office:value-type="float" office:value="0.587784">
                <text:p>0.587784</text:p>
              </table:table-cell>
              <table:table-cell office:value-type="float" office:value="0.588228">
                <text:p>0.588228</text:p>
              </table:table-cell>
              <table:table-cell office:value-type="float" office:value="0.5904">
                <text:p>0.5904</text:p>
              </table:table-cell>
              <table:table-cell office:value-type="float" office:value="0.595836">
                <text:p>0.595836</text:p>
              </table:table-cell>
              <table:table-cell office:value-type="float" office:value="0.601035">
                <text:p>0.601035</text:p>
              </table:table-cell>
              <table:table-cell office:value-type="float" office:value="0.601035">
                <text:p>0.601035</text:p>
              </table:table-cell>
              <table:table-cell office:value-type="float" office:value="0.615792">
                <text:p>0.615792</text:p>
              </table:table-cell>
              <table:table-cell office:value-type="float" office:value="0.803388">
                <text:p>0.803388</text:p>
              </table:table-cell>
              <table:table-cell office:value-type="float" office:value="0.879571">
                <text:p>0.879571</text:p>
              </table:table-cell>
              <table:table-cell office:value-type="float" office:value="0.557325">
                <text:p>0.55732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23996">
                <text:p>0.123996</text:p>
              </table:table-cell>
              <table:table-cell office:value-type="float" office:value="0.573118">
                <text:p>0.573118</text:p>
              </table:table-cell>
              <table:table-cell office:value-type="float" office:value="0.5882">
                <text:p>0.5882</text:p>
              </table:table-cell>
              <table:table-cell office:value-type="float" office:value="0.588283">
                <text:p>0.588283</text:p>
              </table:table-cell>
              <table:table-cell office:value-type="float" office:value="0.591421">
                <text:p>0.591421</text:p>
              </table:table-cell>
              <table:table-cell office:value-type="float" office:value="0.599571">
                <text:p>0.599571</text:p>
              </table:table-cell>
              <table:table-cell office:value-type="float" office:value="0.601035">
                <text:p>0.601035</text:p>
              </table:table-cell>
              <table:table-cell office:value-type="float" office:value="0.601035">
                <text:p>0.601035</text:p>
              </table:table-cell>
              <table:table-cell office:value-type="float" office:value="0.612194">
                <text:p>0.612194</text:p>
              </table:table-cell>
              <table:table-cell office:value-type="float" office:value="0.793">
                <text:p>0.793</text:p>
              </table:table-cell>
              <table:table-cell office:value-type="float" office:value="0.879571">
                <text:p>0.879571</text:p>
              </table:table-cell>
              <table:table-cell office:value-type="float" office:value="0.567185">
                <text:p>0.56718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445326">
                <text:p>0.445326</text:p>
              </table:table-cell>
              <table:table-cell office:value-type="float" office:value="0.573673">
                <text:p>0.573673</text:p>
              </table:table-cell>
              <table:table-cell office:value-type="float" office:value="0.587992">
                <text:p>0.587992</text:p>
              </table:table-cell>
              <table:table-cell office:value-type="float" office:value="0.588283">
                <text:p>0.588283</text:p>
              </table:table-cell>
              <table:table-cell office:value-type="float" office:value="0.591676">
                <text:p>0.591676</text:p>
              </table:table-cell>
              <table:table-cell office:value-type="float" office:value="0.59783">
                <text:p>0.59783</text:p>
              </table:table-cell>
              <table:table-cell office:value-type="float" office:value="0.601035">
                <text:p>0.601035</text:p>
              </table:table-cell>
              <table:table-cell office:value-type="float" office:value="0.601035">
                <text:p>0.601035</text:p>
              </table:table-cell>
              <table:table-cell office:value-type="float" office:value="0.623984">
                <text:p>0.623984</text:p>
              </table:table-cell>
              <table:table-cell office:value-type="float" office:value="0.80005">
                <text:p>0.80005</text:p>
              </table:table-cell>
              <table:table-cell office:value-type="float" office:value="0.879571">
                <text:p>0.879571</text:p>
              </table:table-cell>
              <table:table-cell office:value-type="float" office:value="0.601088">
                <text:p>0.60108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275202">
                <text:p>0.275202</text:p>
              </table:table-cell>
              <table:table-cell office:value-type="float" office:value="0.54222">
                <text:p>0.54222</text:p>
              </table:table-cell>
              <table:table-cell office:value-type="float" office:value="0.577194">
                <text:p>0.577194</text:p>
              </table:table-cell>
              <table:table-cell office:value-type="float" office:value="0.587368">
                <text:p>0.587368</text:p>
              </table:table-cell>
              <table:table-cell office:value-type="float" office:value="0.590035">
                <text:p>0.590035</text:p>
              </table:table-cell>
              <table:table-cell office:value-type="float" office:value="0.594371">
                <text:p>0.594371</text:p>
              </table:table-cell>
              <table:table-cell office:value-type="float" office:value="0.600819">
                <text:p>0.600819</text:p>
              </table:table-cell>
              <table:table-cell office:value-type="float" office:value="0.601035">
                <text:p>0.601035</text:p>
              </table:table-cell>
              <table:table-cell office:value-type="float" office:value="0.642517">
                <text:p>0.642517</text:p>
              </table:table-cell>
              <table:table-cell office:value-type="float" office:value="0.824617">
                <text:p>0.824617</text:p>
              </table:table-cell>
              <table:table-cell office:value-type="float" office:value="0.879571">
                <text:p>0.879571</text:p>
              </table:table-cell>
              <table:table-cell office:value-type="float" office:value="0.583538">
                <text:p>0.58353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205633">
                <text:p>0.205633</text:p>
              </table:table-cell>
              <table:table-cell office:value-type="float" office:value="0.555512">
                <text:p>0.555512</text:p>
              </table:table-cell>
              <table:table-cell office:value-type="float" office:value="0.579872">
                <text:p>0.579872</text:p>
              </table:table-cell>
              <table:table-cell office:value-type="float" office:value="0.587992">
                <text:p>0.587992</text:p>
              </table:table-cell>
              <table:table-cell office:value-type="float" office:value="0.588366">
                <text:p>0.588366</text:p>
              </table:table-cell>
              <table:table-cell office:value-type="float" office:value="0.593841">
                <text:p>0.593841</text:p>
              </table:table-cell>
              <table:table-cell office:value-type="float" office:value="0.600225">
                <text:p>0.600225</text:p>
              </table:table-cell>
              <table:table-cell office:value-type="float" office:value="0.601035">
                <text:p>0.601035</text:p>
              </table:table-cell>
              <table:table-cell office:value-type="float" office:value="0.652053">
                <text:p>0.652053</text:p>
              </table:table-cell>
              <table:table-cell office:value-type="float" office:value="0.830173">
                <text:p>0.830173</text:p>
              </table:table-cell>
              <table:table-cell office:value-type="float" office:value="0.928931">
                <text:p>0.928931</text:p>
              </table:table-cell>
              <table:table-cell office:value-type="float" office:value="0.57947">
                <text:p>0.5794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225188">
                <text:p>0.225188</text:p>
              </table:table-cell>
              <table:table-cell office:value-type="float" office:value="0.564484">
                <text:p>0.564484</text:p>
              </table:table-cell>
              <table:table-cell office:value-type="float" office:value="0.582356">
                <text:p>0.582356</text:p>
              </table:table-cell>
              <table:table-cell office:value-type="float" office:value="0.5882">
                <text:p>0.5882</text:p>
              </table:table-cell>
              <table:table-cell office:value-type="float" office:value="0.590048">
                <text:p>0.590048</text:p>
              </table:table-cell>
              <table:table-cell office:value-type="float" office:value="0.59836">
                <text:p>0.59836</text:p>
              </table:table-cell>
              <table:table-cell office:value-type="float" office:value="0.601035">
                <text:p>0.601035</text:p>
              </table:table-cell>
              <table:table-cell office:value-type="float" office:value="0.601035">
                <text:p>0.601035</text:p>
              </table:table-cell>
              <table:table-cell office:value-type="float" office:value="0.657056">
                <text:p>0.657056</text:p>
              </table:table-cell>
              <table:table-cell office:value-type="float" office:value="0.813218">
                <text:p>0.813218</text:p>
              </table:table-cell>
              <table:table-cell office:value-type="float" office:value="0.928931">
                <text:p>0.928931</text:p>
              </table:table-cell>
              <table:table-cell office:value-type="float" office:value="0.582098">
                <text:p>0.58209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06146">
                <text:p>0.306146</text:p>
              </table:table-cell>
              <table:table-cell office:value-type="float" office:value="0.560116">
                <text:p>0.560116</text:p>
              </table:table-cell>
              <table:table-cell office:value-type="float" office:value="0.58507">
                <text:p>0.58507</text:p>
              </table:table-cell>
              <table:table-cell office:value-type="float" office:value="0.588283">
                <text:p>0.588283</text:p>
              </table:table-cell>
              <table:table-cell office:value-type="float" office:value="0.592343">
                <text:p>0.592343</text:p>
              </table:table-cell>
              <table:table-cell office:value-type="float" office:value="0.59836">
                <text:p>0.59836</text:p>
              </table:table-cell>
              <table:table-cell office:value-type="float" office:value="0.601035">
                <text:p>0.601035</text:p>
              </table:table-cell>
              <table:table-cell office:value-type="float" office:value="0.601169">
                <text:p>0.601169</text:p>
              </table:table-cell>
              <table:table-cell office:value-type="float" office:value="0.694723">
                <text:p>0.694723</text:p>
              </table:table-cell>
              <table:table-cell office:value-type="float" office:value="0.840828">
                <text:p>0.840828</text:p>
              </table:table-cell>
              <table:table-cell office:value-type="float" office:value="0.930274">
                <text:p>0.930274</text:p>
              </table:table-cell>
              <table:table-cell office:value-type="float" office:value="0.596807">
                <text:p>0.59680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10583">
                <text:p>0.10583</text:p>
              </table:table-cell>
              <table:table-cell office:value-type="float" office:value="0.534448">
                <text:p>0.534448</text:p>
              </table:table-cell>
              <table:table-cell office:value-type="float" office:value="0.582709">
                <text:p>0.582709</text:p>
              </table:table-cell>
              <table:table-cell office:value-type="float" office:value="0.588476">
                <text:p>0.588476</text:p>
              </table:table-cell>
              <table:table-cell office:value-type="float" office:value="0.59419">
                <text:p>0.59419</text:p>
              </table:table-cell>
              <table:table-cell office:value-type="float" office:value="0.600144">
                <text:p>0.600144</text:p>
              </table:table-cell>
              <table:table-cell office:value-type="float" office:value="0.601035">
                <text:p>0.601035</text:p>
              </table:table-cell>
              <table:table-cell office:value-type="float" office:value="0.601035">
                <text:p>0.601035</text:p>
              </table:table-cell>
              <table:table-cell office:value-type="float" office:value="0.674788">
                <text:p>0.674788</text:p>
              </table:table-cell>
              <table:table-cell office:value-type="float" office:value="0.842867">
                <text:p>0.842867</text:p>
              </table:table-cell>
              <table:table-cell office:value-type="float" office:value="0.930274">
                <text:p>0.930274</text:p>
              </table:table-cell>
              <table:table-cell office:value-type="float" office:value="0.572552">
                <text:p>0.57255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397956">
                <text:p>0.397956</text:p>
              </table:table-cell>
              <table:table-cell office:value-type="float" office:value="0.563927">
                <text:p>0.563927</text:p>
              </table:table-cell>
              <table:table-cell office:value-type="float" office:value="0.585277">
                <text:p>0.585277</text:p>
              </table:table-cell>
              <table:table-cell office:value-type="float" office:value="0.589488">
                <text:p>0.589488</text:p>
              </table:table-cell>
              <table:table-cell office:value-type="float" office:value="0.596588">
                <text:p>0.596588</text:p>
              </table:table-cell>
              <table:table-cell office:value-type="float" office:value="0.601035">
                <text:p>0.601035</text:p>
              </table:table-cell>
              <table:table-cell office:value-type="float" office:value="0.601035">
                <text:p>0.601035</text:p>
              </table:table-cell>
              <table:table-cell office:value-type="float" office:value="0.601035">
                <text:p>0.601035</text:p>
              </table:table-cell>
              <table:table-cell office:value-type="float" office:value="0.677788">
                <text:p>0.677788</text:p>
              </table:table-cell>
              <table:table-cell office:value-type="float" office:value="0.844617">
                <text:p>0.844617</text:p>
              </table:table-cell>
              <table:table-cell office:value-type="float" office:value="0.930274">
                <text:p>0.930274</text:p>
              </table:table-cell>
              <table:table-cell office:value-type="float" office:value="0.605875">
                <text:p>0.60587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19965">
                <text:p>0.19965</text:p>
              </table:table-cell>
              <table:table-cell office:value-type="float" office:value="0.573472">
                <text:p>0.573472</text:p>
              </table:table-cell>
              <table:table-cell office:value-type="float" office:value="0.586535">
                <text:p>0.586535</text:p>
              </table:table-cell>
              <table:table-cell office:value-type="float" office:value="0.589598">
                <text:p>0.589598</text:p>
              </table:table-cell>
              <table:table-cell office:value-type="float" office:value="0.597183">
                <text:p>0.597183</text:p>
              </table:table-cell>
              <table:table-cell office:value-type="float" office:value="0.601035">
                <text:p>0.601035</text:p>
              </table:table-cell>
              <table:table-cell office:value-type="float" office:value="0.601035">
                <text:p>0.601035</text:p>
              </table:table-cell>
              <table:table-cell office:value-type="float" office:value="0.601035">
                <text:p>0.601035</text:p>
              </table:table-cell>
              <table:table-cell office:value-type="float" office:value="0.682479">
                <text:p>0.682479</text:p>
              </table:table-cell>
              <table:table-cell office:value-type="float" office:value="0.84082">
                <text:p>0.84082</text:p>
              </table:table-cell>
              <table:table-cell office:value-type="float" office:value="0.930274">
                <text:p>0.930274</text:p>
              </table:table-cell>
              <table:table-cell office:value-type="float" office:value="0.587284">
                <text:p>0.58728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14409">
                <text:p>0.14409</text:p>
              </table:table-cell>
              <table:table-cell office:value-type="float" office:value="0.560531">
                <text:p>0.560531</text:p>
              </table:table-cell>
              <table:table-cell office:value-type="float" office:value="0.583666">
                <text:p>0.583666</text:p>
              </table:table-cell>
              <table:table-cell office:value-type="float" office:value="0.588228">
                <text:p>0.588228</text:p>
              </table:table-cell>
              <table:table-cell office:value-type="float" office:value="0.59284">
                <text:p>0.59284</text:p>
              </table:table-cell>
              <table:table-cell office:value-type="float" office:value="0.598966">
                <text:p>0.598966</text:p>
              </table:table-cell>
              <table:table-cell office:value-type="float" office:value="0.601035">
                <text:p>0.601035</text:p>
              </table:table-cell>
              <table:table-cell office:value-type="float" office:value="0.601035">
                <text:p>0.601035</text:p>
              </table:table-cell>
              <table:table-cell office:value-type="float" office:value="0.641579">
                <text:p>0.641579</text:p>
              </table:table-cell>
              <table:table-cell office:value-type="float" office:value="0.866104">
                <text:p>0.866104</text:p>
              </table:table-cell>
              <table:table-cell office:value-type="float" office:value="0.930274">
                <text:p>0.930274</text:p>
              </table:table-cell>
              <table:table-cell office:value-type="float" office:value="0.577808">
                <text:p>0.57780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183719">
                <text:p>-0.183719</text:p>
              </table:table-cell>
              <table:table-cell office:value-type="float" office:value="0.564333">
                <text:p>0.564333</text:p>
              </table:table-cell>
              <table:table-cell office:value-type="float" office:value="0.582417">
                <text:p>0.582417</text:p>
              </table:table-cell>
              <table:table-cell office:value-type="float" office:value="0.587604">
                <text:p>0.587604</text:p>
              </table:table-cell>
              <table:table-cell office:value-type="float" office:value="0.589124">
                <text:p>0.589124</text:p>
              </table:table-cell>
              <table:table-cell office:value-type="float" office:value="0.597502">
                <text:p>0.597502</text:p>
              </table:table-cell>
              <table:table-cell office:value-type="float" office:value="0.601035">
                <text:p>0.601035</text:p>
              </table:table-cell>
              <table:table-cell office:value-type="float" office:value="0.601035">
                <text:p>0.601035</text:p>
              </table:table-cell>
              <table:table-cell office:value-type="float" office:value="0.601035">
                <text:p>0.601035</text:p>
              </table:table-cell>
              <table:table-cell office:value-type="float" office:value="0.8034">
                <text:p>0.8034</text:p>
              </table:table-cell>
              <table:table-cell office:value-type="float" office:value="0.930274">
                <text:p>0.930274</text:p>
              </table:table-cell>
              <table:table-cell office:value-type="float" office:value="0.534377">
                <text:p>0.53437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41055">
                <text:p>0.041055</text:p>
              </table:table-cell>
              <table:table-cell office:value-type="float" office:value="0.554739">
                <text:p>0.554739</text:p>
              </table:table-cell>
              <table:table-cell office:value-type="float" office:value="0.577233">
                <text:p>0.577233</text:p>
              </table:table-cell>
              <table:table-cell office:value-type="float" office:value="0.585703">
                <text:p>0.585703</text:p>
              </table:table-cell>
              <table:table-cell office:value-type="float" office:value="0.588421">
                <text:p>0.588421</text:p>
              </table:table-cell>
              <table:table-cell office:value-type="float" office:value="0.592013">
                <text:p>0.592013</text:p>
              </table:table-cell>
              <table:table-cell office:value-type="float" office:value="0.599275">
                <text:p>0.599275</text:p>
              </table:table-cell>
              <table:table-cell office:value-type="float" office:value="0.601035">
                <text:p>0.601035</text:p>
              </table:table-cell>
              <table:table-cell office:value-type="float" office:value="0.633526">
                <text:p>0.633526</text:p>
              </table:table-cell>
              <table:table-cell office:value-type="float" office:value="0.822193">
                <text:p>0.822193</text:p>
              </table:table-cell>
              <table:table-cell office:value-type="float" office:value="0.930274">
                <text:p>0.930274</text:p>
              </table:table-cell>
              <table:table-cell office:value-type="float" office:value="0.559519">
                <text:p>0.55951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089291">
                <text:p>-0.089291</text:p>
              </table:table-cell>
              <table:table-cell office:value-type="float" office:value="0.566595">
                <text:p>0.566595</text:p>
              </table:table-cell>
              <table:table-cell office:value-type="float" office:value="0.582407">
                <text:p>0.582407</text:p>
              </table:table-cell>
              <table:table-cell office:value-type="float" office:value="0.586952">
                <text:p>0.586952</text:p>
              </table:table-cell>
              <table:table-cell office:value-type="float" office:value="0.588531">
                <text:p>0.588531</text:p>
              </table:table-cell>
              <table:table-cell office:value-type="float" office:value="0.594688">
                <text:p>0.594688</text:p>
              </table:table-cell>
              <table:table-cell office:value-type="float" office:value="0.60075">
                <text:p>0.60075</text:p>
              </table:table-cell>
              <table:table-cell office:value-type="float" office:value="0.601035">
                <text:p>0.601035</text:p>
              </table:table-cell>
              <table:table-cell office:value-type="float" office:value="0.691816">
                <text:p>0.691816</text:p>
              </table:table-cell>
              <table:table-cell office:value-type="float" office:value="0.824347">
                <text:p>0.824347</text:p>
              </table:table-cell>
              <table:table-cell office:value-type="float" office:value="0.930274">
                <text:p>0.930274</text:p>
              </table:table-cell>
              <table:table-cell office:value-type="float" office:value="0.554783">
                <text:p>0.55478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300196">
                <text:p>0.300196</text:p>
              </table:table-cell>
              <table:table-cell office:value-type="float" office:value="0.565124">
                <text:p>0.565124</text:p>
              </table:table-cell>
              <table:table-cell office:value-type="float" office:value="0.581652">
                <text:p>0.581652</text:p>
              </table:table-cell>
              <table:table-cell office:value-type="float" office:value="0.586327">
                <text:p>0.586327</text:p>
              </table:table-cell>
              <table:table-cell office:value-type="float" office:value="0.589014">
                <text:p>0.589014</text:p>
              </table:table-cell>
              <table:table-cell office:value-type="float" office:value="0.597216">
                <text:p>0.597216</text:p>
              </table:table-cell>
              <table:table-cell office:value-type="float" office:value="0.601035">
                <text:p>0.601035</text:p>
              </table:table-cell>
              <table:table-cell office:value-type="float" office:value="0.601035">
                <text:p>0.601035</text:p>
              </table:table-cell>
              <table:table-cell office:value-type="float" office:value="0.638973">
                <text:p>0.638973</text:p>
              </table:table-cell>
              <table:table-cell office:value-type="float" office:value="0.807609">
                <text:p>0.807609</text:p>
              </table:table-cell>
              <table:table-cell office:value-type="float" office:value="0.930274">
                <text:p>0.930274</text:p>
              </table:table-cell>
              <table:table-cell office:value-type="float" office:value="0.586818">
                <text:p>0.58681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463702">
                <text:p>0.463702</text:p>
              </table:table-cell>
              <table:table-cell office:value-type="float" office:value="0.567159">
                <text:p>0.567159</text:p>
              </table:table-cell>
              <table:table-cell office:value-type="float" office:value="0.581487">
                <text:p>0.581487</text:p>
              </table:table-cell>
              <table:table-cell office:value-type="float" office:value="0.586799">
                <text:p>0.586799</text:p>
              </table:table-cell>
              <table:table-cell office:value-type="float" office:value="0.594174">
                <text:p>0.594174</text:p>
              </table:table-cell>
              <table:table-cell office:value-type="float" office:value="0.600464">
                <text:p>0.600464</text:p>
              </table:table-cell>
              <table:table-cell office:value-type="float" office:value="0.601035">
                <text:p>0.601035</text:p>
              </table:table-cell>
              <table:table-cell office:value-type="float" office:value="0.601035">
                <text:p>0.601035</text:p>
              </table:table-cell>
              <table:table-cell office:value-type="float" office:value="0.643499">
                <text:p>0.643499</text:p>
              </table:table-cell>
              <table:table-cell office:value-type="float" office:value="0.814071">
                <text:p>0.814071</text:p>
              </table:table-cell>
              <table:table-cell office:value-type="float" office:value="0.930274">
                <text:p>0.930274</text:p>
              </table:table-cell>
              <table:table-cell office:value-type="float" office:value="0.605343">
                <text:p>0.60534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160476">
                <text:p>-0.160476</text:p>
              </table:table-cell>
              <table:table-cell office:value-type="float" office:value="0.548164">
                <text:p>0.548164</text:p>
              </table:table-cell>
              <table:table-cell office:value-type="float" office:value="0.568796">
                <text:p>0.568796</text:p>
              </table:table-cell>
              <table:table-cell office:value-type="float" office:value="0.584896">
                <text:p>0.584896</text:p>
              </table:table-cell>
              <table:table-cell office:value-type="float" office:value="0.589895">
                <text:p>0.589895</text:p>
              </table:table-cell>
              <table:table-cell office:value-type="float" office:value="0.596234">
                <text:p>0.596234</text:p>
              </table:table-cell>
              <table:table-cell office:value-type="float" office:value="0.601035">
                <text:p>0.601035</text:p>
              </table:table-cell>
              <table:table-cell office:value-type="float" office:value="0.601035">
                <text:p>0.601035</text:p>
              </table:table-cell>
              <table:table-cell office:value-type="float" office:value="0.62446">
                <text:p>0.62446</text:p>
              </table:table-cell>
              <table:table-cell office:value-type="float" office:value="0.822944">
                <text:p>0.822944</text:p>
              </table:table-cell>
              <table:table-cell office:value-type="float" office:value="0.930274">
                <text:p>0.930274</text:p>
              </table:table-cell>
              <table:table-cell office:value-type="float" office:value="0.537698">
                <text:p>0.53769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284415">
                <text:p>0.284415</text:p>
              </table:table-cell>
              <table:table-cell office:value-type="float" office:value="0.563162">
                <text:p>0.563162</text:p>
              </table:table-cell>
              <table:table-cell office:value-type="float" office:value="0.573351">
                <text:p>0.573351</text:p>
              </table:table-cell>
              <table:table-cell office:value-type="float" office:value="0.587117">
                <text:p>0.587117</text:p>
              </table:table-cell>
              <table:table-cell office:value-type="float" office:value="0.59015">
                <text:p>0.59015</text:p>
              </table:table-cell>
              <table:table-cell office:value-type="float" office:value="0.593461">
                <text:p>0.593461</text:p>
              </table:table-cell>
              <table:table-cell office:value-type="float" office:value="0.601035">
                <text:p>0.601035</text:p>
              </table:table-cell>
              <table:table-cell office:value-type="float" office:value="0.601035">
                <text:p>0.601035</text:p>
              </table:table-cell>
              <table:table-cell office:value-type="float" office:value="0.633358">
                <text:p>0.633358</text:p>
              </table:table-cell>
              <table:table-cell office:value-type="float" office:value="0.858633">
                <text:p>0.858633</text:p>
              </table:table-cell>
              <table:table-cell office:value-type="float" office:value="0.930274">
                <text:p>0.930274</text:p>
              </table:table-cell>
              <table:table-cell office:value-type="float" office:value="0.588572">
                <text:p>0.58857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241222">
                <text:p>0.241222</text:p>
              </table:table-cell>
              <table:table-cell office:value-type="float" office:value="0.562073">
                <text:p>0.562073</text:p>
              </table:table-cell>
              <table:table-cell office:value-type="float" office:value="0.567894">
                <text:p>0.567894</text:p>
              </table:table-cell>
              <table:table-cell office:value-type="float" office:value="0.584473">
                <text:p>0.584473</text:p>
              </table:table-cell>
              <table:table-cell office:value-type="float" office:value="0.588087">
                <text:p>0.588087</text:p>
              </table:table-cell>
              <table:table-cell office:value-type="float" office:value="0.592453">
                <text:p>0.592453</text:p>
              </table:table-cell>
              <table:table-cell office:value-type="float" office:value="0.601035">
                <text:p>0.601035</text:p>
              </table:table-cell>
              <table:table-cell office:value-type="float" office:value="0.601035">
                <text:p>0.601035</text:p>
              </table:table-cell>
              <table:table-cell office:value-type="float" office:value="0.66436">
                <text:p>0.66436</text:p>
              </table:table-cell>
              <table:table-cell office:value-type="float" office:value="0.903109">
                <text:p>0.903109</text:p>
              </table:table-cell>
              <table:table-cell office:value-type="float" office:value="0.930274">
                <text:p>0.930274</text:p>
              </table:table-cell>
              <table:table-cell office:value-type="float" office:value="0.590574">
                <text:p>0.59057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40317">
                <text:p>0.040317</text:p>
              </table:table-cell>
              <table:table-cell office:value-type="float" office:value="0.563077">
                <text:p>0.563077</text:p>
              </table:table-cell>
              <table:table-cell office:value-type="float" office:value="0.573909">
                <text:p>0.573909</text:p>
              </table:table-cell>
              <table:table-cell office:value-type="float" office:value="0.585703">
                <text:p>0.585703</text:p>
              </table:table-cell>
              <table:table-cell office:value-type="float" office:value="0.589379">
                <text:p>0.589379</text:p>
              </table:table-cell>
              <table:table-cell office:value-type="float" office:value="0.597279">
                <text:p>0.597279</text:p>
              </table:table-cell>
              <table:table-cell office:value-type="float" office:value="0.601035">
                <text:p>0.601035</text:p>
              </table:table-cell>
              <table:table-cell office:value-type="float" office:value="0.601035">
                <text:p>0.601035</text:p>
              </table:table-cell>
              <table:table-cell office:value-type="float" office:value="0.709343">
                <text:p>0.709343</text:p>
              </table:table-cell>
              <table:table-cell office:value-type="float" office:value="0.914161">
                <text:p>0.914161</text:p>
              </table:table-cell>
              <table:table-cell office:value-type="float" office:value="0.930274">
                <text:p>0.930274</text:p>
              </table:table-cell>
              <table:table-cell office:value-type="float" office:value="0.577524">
                <text:p>0.57752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4781">
                <text:p>0.04781</text:p>
              </table:table-cell>
              <table:table-cell office:value-type="float" office:value="0.561849">
                <text:p>0.561849</text:p>
              </table:table-cell>
              <table:table-cell office:value-type="float" office:value="0.575032">
                <text:p>0.575032</text:p>
              </table:table-cell>
              <table:table-cell office:value-type="float" office:value="0.585078">
                <text:p>0.585078</text:p>
              </table:table-cell>
              <table:table-cell office:value-type="float" office:value="0.589061">
                <text:p>0.589061</text:p>
              </table:table-cell>
              <table:table-cell office:value-type="float" office:value="0.596982">
                <text:p>0.596982</text:p>
              </table:table-cell>
              <table:table-cell office:value-type="float" office:value="0.601035">
                <text:p>0.601035</text:p>
              </table:table-cell>
              <table:table-cell office:value-type="float" office:value="0.601305">
                <text:p>0.601305</text:p>
              </table:table-cell>
              <table:table-cell office:value-type="float" office:value="0.709454">
                <text:p>0.709454</text:p>
              </table:table-cell>
              <table:table-cell office:value-type="float" office:value="0.906032">
                <text:p>0.906032</text:p>
              </table:table-cell>
              <table:table-cell office:value-type="float" office:value="0.930274">
                <text:p>0.930274</text:p>
              </table:table-cell>
              <table:table-cell office:value-type="float" office:value="0.577364">
                <text:p>0.57736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34099">
                <text:p>0.034099</text:p>
              </table:table-cell>
              <table:table-cell office:value-type="float" office:value="0.554873">
                <text:p>0.554873</text:p>
              </table:table-cell>
              <table:table-cell office:value-type="float" office:value="0.564461">
                <text:p>0.564461</text:p>
              </table:table-cell>
              <table:table-cell office:value-type="float" office:value="0.579899">
                <text:p>0.579899</text:p>
              </table:table-cell>
              <table:table-cell office:value-type="float" office:value="0.588091">
                <text:p>0.588091</text:p>
              </table:table-cell>
              <table:table-cell office:value-type="float" office:value="0.595356">
                <text:p>0.595356</text:p>
              </table:table-cell>
              <table:table-cell office:value-type="float" office:value="0.601035">
                <text:p>0.601035</text:p>
              </table:table-cell>
              <table:table-cell office:value-type="float" office:value="0.605704">
                <text:p>0.605704</text:p>
              </table:table-cell>
              <table:table-cell office:value-type="float" office:value="0.737848">
                <text:p>0.737848</text:p>
              </table:table-cell>
              <table:table-cell office:value-type="float" office:value="0.914922">
                <text:p>0.914922</text:p>
              </table:table-cell>
              <table:table-cell office:value-type="float" office:value="0.930274">
                <text:p>0.930274</text:p>
              </table:table-cell>
              <table:table-cell office:value-type="float" office:value="0.577629">
                <text:p>0.57762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2213">
                <text:p>0.002213</text:p>
              </table:table-cell>
              <table:table-cell office:value-type="float" office:value="0.544624">
                <text:p>0.544624</text:p>
              </table:table-cell>
              <table:table-cell office:value-type="float" office:value="0.564917">
                <text:p>0.564917</text:p>
              </table:table-cell>
              <table:table-cell office:value-type="float" office:value="0.570162">
                <text:p>0.570162</text:p>
              </table:table-cell>
              <table:table-cell office:value-type="float" office:value="0.58641">
                <text:p>0.58641</text:p>
              </table:table-cell>
              <table:table-cell office:value-type="float" office:value="0.596564">
                <text:p>0.596564</text:p>
              </table:table-cell>
              <table:table-cell office:value-type="float" office:value="0.601035">
                <text:p>0.601035</text:p>
              </table:table-cell>
              <table:table-cell office:value-type="float" office:value="0.60726">
                <text:p>0.60726</text:p>
              </table:table-cell>
              <table:table-cell office:value-type="float" office:value="0.648949">
                <text:p>0.648949</text:p>
              </table:table-cell>
              <table:table-cell office:value-type="float" office:value="0.893865">
                <text:p>0.893865</text:p>
              </table:table-cell>
              <table:table-cell office:value-type="float" office:value="0.930274">
                <text:p>0.930274</text:p>
              </table:table-cell>
              <table:table-cell office:value-type="float" office:value="0.5616">
                <text:p>0.561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108393">
                <text:p>0.108393</text:p>
              </table:table-cell>
              <table:table-cell office:value-type="float" office:value="0.541366">
                <text:p>0.541366</text:p>
              </table:table-cell>
              <table:table-cell office:value-type="float" office:value="0.565037">
                <text:p>0.565037</text:p>
              </table:table-cell>
              <table:table-cell office:value-type="float" office:value="0.575065">
                <text:p>0.575065</text:p>
              </table:table-cell>
              <table:table-cell office:value-type="float" office:value="0.585796">
                <text:p>0.585796</text:p>
              </table:table-cell>
              <table:table-cell office:value-type="float" office:value="0.593054">
                <text:p>0.593054</text:p>
              </table:table-cell>
              <table:table-cell office:value-type="float" office:value="0.601035">
                <text:p>0.601035</text:p>
              </table:table-cell>
              <table:table-cell office:value-type="float" office:value="0.602591">
                <text:p>0.602591</text:p>
              </table:table-cell>
              <table:table-cell office:value-type="float" office:value="0.655077">
                <text:p>0.655077</text:p>
              </table:table-cell>
              <table:table-cell office:value-type="float" office:value="0.883101">
                <text:p>0.883101</text:p>
              </table:table-cell>
              <table:table-cell office:value-type="float" office:value="0.930274">
                <text:p>0.930274</text:p>
              </table:table-cell>
              <table:table-cell office:value-type="float" office:value="0.571052">
                <text:p>0.57105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153061">
                <text:p>0.153061</text:p>
              </table:table-cell>
              <table:table-cell office:value-type="float" office:value="0.561059">
                <text:p>0.561059</text:p>
              </table:table-cell>
              <table:table-cell office:value-type="float" office:value="0.572336">
                <text:p>0.572336</text:p>
              </table:table-cell>
              <table:table-cell office:value-type="float" office:value="0.588533">
                <text:p>0.588533</text:p>
              </table:table-cell>
              <table:table-cell office:value-type="float" office:value="0.597662">
                <text:p>0.597662</text:p>
              </table:table-cell>
              <table:table-cell office:value-type="float" office:value="0.601035">
                <text:p>0.601035</text:p>
              </table:table-cell>
              <table:table-cell office:value-type="float" office:value="0.601035">
                <text:p>0.601035</text:p>
              </table:table-cell>
              <table:table-cell office:value-type="float" office:value="0.612492">
                <text:p>0.612492</text:p>
              </table:table-cell>
              <table:table-cell office:value-type="float" office:value="0.735912">
                <text:p>0.735912</text:p>
              </table:table-cell>
              <table:table-cell office:value-type="float" office:value="0.901342">
                <text:p>0.901342</text:p>
              </table:table-cell>
              <table:table-cell office:value-type="float" office:value="0.930274">
                <text:p>0.930274</text:p>
              </table:table-cell>
              <table:table-cell office:value-type="float" office:value="0.592447">
                <text:p>0.59244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0.007007">
                <text:p>-0.007007</text:p>
              </table:table-cell>
              <table:table-cell office:value-type="float" office:value="0.547653">
                <text:p>0.547653</text:p>
              </table:table-cell>
              <table:table-cell office:value-type="float" office:value="0.569345">
                <text:p>0.569345</text:p>
              </table:table-cell>
              <table:table-cell office:value-type="float" office:value="0.583315">
                <text:p>0.583315</text:p>
              </table:table-cell>
              <table:table-cell office:value-type="float" office:value="0.595466">
                <text:p>0.595466</text:p>
              </table:table-cell>
              <table:table-cell office:value-type="float" office:value="0.601035">
                <text:p>0.601035</text:p>
              </table:table-cell>
              <table:table-cell office:value-type="float" office:value="0.601035">
                <text:p>0.601035</text:p>
              </table:table-cell>
              <table:table-cell office:value-type="float" office:value="0.608816">
                <text:p>0.608816</text:p>
              </table:table-cell>
              <table:table-cell office:value-type="float" office:value="0.719695">
                <text:p>0.719695</text:p>
              </table:table-cell>
              <table:table-cell office:value-type="float" office:value="0.876523">
                <text:p>0.876523</text:p>
              </table:table-cell>
              <table:table-cell office:value-type="float" office:value="0.930274">
                <text:p>0.930274</text:p>
              </table:table-cell>
              <table:table-cell office:value-type="float" office:value="0.569588">
                <text:p>0.56958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5491">
                <text:p>0.345491</text:p>
              </table:table-cell>
              <table:table-cell office:value-type="float" office:value="0.569014">
                <text:p>0.569014</text:p>
              </table:table-cell>
              <table:table-cell office:value-type="float" office:value="0.580929">
                <text:p>0.580929</text:p>
              </table:table-cell>
              <table:table-cell office:value-type="float" office:value="0.588554">
                <text:p>0.588554</text:p>
              </table:table-cell>
              <table:table-cell office:value-type="float" office:value="0.599573">
                <text:p>0.599573</text:p>
              </table:table-cell>
              <table:table-cell office:value-type="float" office:value="0.601035">
                <text:p>0.601035</text:p>
              </table:table-cell>
              <table:table-cell office:value-type="float" office:value="0.601035">
                <text:p>0.601035</text:p>
              </table:table-cell>
              <table:table-cell office:value-type="float" office:value="0.614208">
                <text:p>0.614208</text:p>
              </table:table-cell>
              <table:table-cell office:value-type="float" office:value="0.753582">
                <text:p>0.753582</text:p>
              </table:table-cell>
              <table:table-cell office:value-type="float" office:value="0.884536">
                <text:p>0.884536</text:p>
              </table:table-cell>
              <table:table-cell office:value-type="float" office:value="0.930274">
                <text:p>0.930274</text:p>
              </table:table-cell>
              <table:table-cell office:value-type="float" office:value="0.613796">
                <text:p>0.61379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280811">
                <text:p>0.280811</text:p>
              </table:table-cell>
              <table:table-cell office:value-type="float" office:value="0.567679">
                <text:p>0.567679</text:p>
              </table:table-cell>
              <table:table-cell office:value-type="float" office:value="0.582731">
                <text:p>0.582731</text:p>
              </table:table-cell>
              <table:table-cell office:value-type="float" office:value="0.588967">
                <text:p>0.588967</text:p>
              </table:table-cell>
              <table:table-cell office:value-type="float" office:value="0.599573">
                <text:p>0.599573</text:p>
              </table:table-cell>
              <table:table-cell office:value-type="float" office:value="0.601035">
                <text:p>0.601035</text:p>
              </table:table-cell>
              <table:table-cell office:value-type="float" office:value="0.601035">
                <text:p>0.601035</text:p>
              </table:table-cell>
              <table:table-cell office:value-type="float" office:value="0.654793">
                <text:p>0.654793</text:p>
              </table:table-cell>
              <table:table-cell office:value-type="float" office:value="0.805296">
                <text:p>0.805296</text:p>
              </table:table-cell>
              <table:table-cell office:value-type="float" office:value="0.896954">
                <text:p>0.896954</text:p>
              </table:table-cell>
              <table:table-cell office:value-type="float" office:value="0.930274">
                <text:p>0.930274</text:p>
              </table:table-cell>
              <table:table-cell office:value-type="float" office:value="0.617888">
                <text:p>0.61788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0.337923">
                <text:p>-0.337923</text:p>
              </table:table-cell>
              <table:table-cell office:value-type="float" office:value="0.556885">
                <text:p>0.556885</text:p>
              </table:table-cell>
              <table:table-cell office:value-type="float" office:value="0.578582">
                <text:p>0.578582</text:p>
              </table:table-cell>
              <table:table-cell office:value-type="float" office:value="0.589989">
                <text:p>0.589989</text:p>
              </table:table-cell>
              <table:table-cell office:value-type="float" office:value="0.600453">
                <text:p>0.600453</text:p>
              </table:table-cell>
              <table:table-cell office:value-type="float" office:value="0.601035">
                <text:p>0.601035</text:p>
              </table:table-cell>
              <table:table-cell office:value-type="float" office:value="0.601655">
                <text:p>0.601655</text:p>
              </table:table-cell>
              <table:table-cell office:value-type="float" office:value="0.675364">
                <text:p>0.675364</text:p>
              </table:table-cell>
              <table:table-cell office:value-type="float" office:value="0.828145">
                <text:p>0.828145</text:p>
              </table:table-cell>
              <table:table-cell office:value-type="float" office:value="0.918111">
                <text:p>0.918111</text:p>
              </table:table-cell>
              <table:table-cell office:value-type="float" office:value="0.943771">
                <text:p>0.943771</text:p>
              </table:table-cell>
              <table:table-cell office:value-type="float" office:value="0.56123">
                <text:p>0.5612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174321">
                <text:p>0.174321</text:p>
              </table:table-cell>
              <table:table-cell office:value-type="float" office:value="0.555616">
                <text:p>0.555616</text:p>
              </table:table-cell>
              <table:table-cell office:value-type="float" office:value="0.572761">
                <text:p>0.572761</text:p>
              </table:table-cell>
              <table:table-cell office:value-type="float" office:value="0.588563">
                <text:p>0.588563</text:p>
              </table:table-cell>
              <table:table-cell office:value-type="float" office:value="0.600464">
                <text:p>0.600464</text:p>
              </table:table-cell>
              <table:table-cell office:value-type="float" office:value="0.601035">
                <text:p>0.601035</text:p>
              </table:table-cell>
              <table:table-cell office:value-type="float" office:value="0.603813">
                <text:p>0.603813</text:p>
              </table:table-cell>
              <table:table-cell office:value-type="float" office:value="0.690296">
                <text:p>0.690296</text:p>
              </table:table-cell>
              <table:table-cell office:value-type="float" office:value="0.814571">
                <text:p>0.814571</text:p>
              </table:table-cell>
              <table:table-cell office:value-type="float" office:value="0.917742">
                <text:p>0.917742</text:p>
              </table:table-cell>
              <table:table-cell office:value-type="float" office:value="0.943771">
                <text:p>0.943771</text:p>
              </table:table-cell>
              <table:table-cell office:value-type="float" office:value="0.611918">
                <text:p>0.61191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30717">
                <text:p>0.030717</text:p>
              </table:table-cell>
              <table:table-cell office:value-type="float" office:value="0.55399">
                <text:p>0.55399</text:p>
              </table:table-cell>
              <table:table-cell office:value-type="float" office:value="0.579424">
                <text:p>0.579424</text:p>
              </table:table-cell>
              <table:table-cell office:value-type="float" office:value="0.590702">
                <text:p>0.590702</text:p>
              </table:table-cell>
              <table:table-cell office:value-type="float" office:value="0.599846">
                <text:p>0.599846</text:p>
              </table:table-cell>
              <table:table-cell office:value-type="float" office:value="0.602169">
                <text:p>0.602169</text:p>
              </table:table-cell>
              <table:table-cell office:value-type="float" office:value="0.672902">
                <text:p>0.672902</text:p>
              </table:table-cell>
              <table:table-cell office:value-type="float" office:value="0.762985">
                <text:p>0.762985</text:p>
              </table:table-cell>
              <table:table-cell office:value-type="float" office:value="0.874745">
                <text:p>0.874745</text:p>
              </table:table-cell>
              <table:table-cell office:value-type="float" office:value="0.927836">
                <text:p>0.927836</text:p>
              </table:table-cell>
              <table:table-cell office:value-type="float" office:value="0.943771">
                <text:p>0.943771</text:p>
              </table:table-cell>
              <table:table-cell office:value-type="float" office:value="0.619532">
                <text:p>0.61953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24831">
                <text:p>0.24831</text:p>
              </table:table-cell>
              <table:table-cell office:value-type="float" office:value="0.55494">
                <text:p>0.55494</text:p>
              </table:table-cell>
              <table:table-cell office:value-type="float" office:value="0.573961">
                <text:p>0.573961</text:p>
              </table:table-cell>
              <table:table-cell office:value-type="float" office:value="0.589773">
                <text:p>0.589773</text:p>
              </table:table-cell>
              <table:table-cell office:value-type="float" office:value="0.59987">
                <text:p>0.59987</text:p>
              </table:table-cell>
              <table:table-cell office:value-type="float" office:value="0.601035">
                <text:p>0.601035</text:p>
              </table:table-cell>
              <table:table-cell office:value-type="float" office:value="0.641381">
                <text:p>0.641381</text:p>
              </table:table-cell>
              <table:table-cell office:value-type="float" office:value="0.747387">
                <text:p>0.747387</text:p>
              </table:table-cell>
              <table:table-cell office:value-type="float" office:value="0.836081">
                <text:p>0.836081</text:p>
              </table:table-cell>
              <table:table-cell office:value-type="float" office:value="0.928034">
                <text:p>0.928034</text:p>
              </table:table-cell>
              <table:table-cell office:value-type="float" office:value="0.943771">
                <text:p>0.943771</text:p>
              </table:table-cell>
              <table:table-cell office:value-type="float" office:value="0.632077">
                <text:p>0.63207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403631">
                <text:p>0.403631</text:p>
              </table:table-cell>
              <table:table-cell office:value-type="float" office:value="0.565536">
                <text:p>0.565536</text:p>
              </table:table-cell>
              <table:table-cell office:value-type="float" office:value="0.58205">
                <text:p>0.58205</text:p>
              </table:table-cell>
              <table:table-cell office:value-type="float" office:value="0.598148">
                <text:p>0.598148</text:p>
              </table:table-cell>
              <table:table-cell office:value-type="float" office:value="0.601035">
                <text:p>0.601035</text:p>
              </table:table-cell>
              <table:table-cell office:value-type="float" office:value="0.617096">
                <text:p>0.617096</text:p>
              </table:table-cell>
              <table:table-cell office:value-type="float" office:value="0.717365">
                <text:p>0.717365</text:p>
              </table:table-cell>
              <table:table-cell office:value-type="float" office:value="0.792354">
                <text:p>0.792354</text:p>
              </table:table-cell>
              <table:table-cell office:value-type="float" office:value="0.882499">
                <text:p>0.882499</text:p>
              </table:table-cell>
              <table:table-cell office:value-type="float" office:value="0.936215">
                <text:p>0.936215</text:p>
              </table:table-cell>
              <table:table-cell office:value-type="float" office:value="0.943771">
                <text:p>0.943771</text:p>
              </table:table-cell>
              <table:table-cell office:value-type="float" office:value="0.669593">
                <text:p>0.66959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245882">
                <text:p>0.245882</text:p>
              </table:table-cell>
              <table:table-cell office:value-type="float" office:value="0.539115">
                <text:p>0.539115</text:p>
              </table:table-cell>
              <table:table-cell office:value-type="float" office:value="0.582153">
                <text:p>0.582153</text:p>
              </table:table-cell>
              <table:table-cell office:value-type="float" office:value="0.599072">
                <text:p>0.599072</text:p>
              </table:table-cell>
              <table:table-cell office:value-type="float" office:value="0.601137">
                <text:p>0.601137</text:p>
              </table:table-cell>
              <table:table-cell office:value-type="float" office:value="0.637398">
                <text:p>0.637398</text:p>
              </table:table-cell>
              <table:table-cell office:value-type="float" office:value="0.723659">
                <text:p>0.723659</text:p>
              </table:table-cell>
              <table:table-cell office:value-type="float" office:value="0.775239">
                <text:p>0.775239</text:p>
              </table:table-cell>
              <table:table-cell office:value-type="float" office:value="0.862806">
                <text:p>0.862806</text:p>
              </table:table-cell>
              <table:table-cell office:value-type="float" office:value="0.936215">
                <text:p>0.936215</text:p>
              </table:table-cell>
              <table:table-cell office:value-type="float" office:value="0.943771">
                <text:p>0.943771</text:p>
              </table:table-cell>
              <table:table-cell office:value-type="float" office:value="0.650267">
                <text:p>0.65026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37234">
                <text:p>0.037234</text:p>
              </table:table-cell>
              <table:table-cell office:value-type="float" office:value="0.531124">
                <text:p>0.531124</text:p>
              </table:table-cell>
              <table:table-cell office:value-type="float" office:value="0.576677">
                <text:p>0.576677</text:p>
              </table:table-cell>
              <table:table-cell office:value-type="float" office:value="0.59662">
                <text:p>0.59662</text:p>
              </table:table-cell>
              <table:table-cell office:value-type="float" office:value="0.601447">
                <text:p>0.601447</text:p>
              </table:table-cell>
              <table:table-cell office:value-type="float" office:value="0.641872">
                <text:p>0.641872</text:p>
              </table:table-cell>
              <table:table-cell office:value-type="float" office:value="0.714773">
                <text:p>0.714773</text:p>
              </table:table-cell>
              <table:table-cell office:value-type="float" office:value="0.769437">
                <text:p>0.769437</text:p>
              </table:table-cell>
              <table:table-cell office:value-type="float" office:value="0.837242">
                <text:p>0.837242</text:p>
              </table:table-cell>
              <table:table-cell office:value-type="float" office:value="0.918661">
                <text:p>0.918661</text:p>
              </table:table-cell>
              <table:table-cell office:value-type="float" office:value="0.943771">
                <text:p>0.943771</text:p>
              </table:table-cell>
              <table:table-cell office:value-type="float" office:value="0.622509">
                <text:p>0.62250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157667">
                <text:p>0.157667</text:p>
              </table:table-cell>
              <table:table-cell office:value-type="float" office:value="0.517378">
                <text:p>0.517378</text:p>
              </table:table-cell>
              <table:table-cell office:value-type="float" office:value="0.566967">
                <text:p>0.566967</text:p>
              </table:table-cell>
              <table:table-cell office:value-type="float" office:value="0.58995">
                <text:p>0.58995</text:p>
              </table:table-cell>
              <table:table-cell office:value-type="float" office:value="0.601035">
                <text:p>0.601035</text:p>
              </table:table-cell>
              <table:table-cell office:value-type="float" office:value="0.616212">
                <text:p>0.616212</text:p>
              </table:table-cell>
              <table:table-cell office:value-type="float" office:value="0.670504">
                <text:p>0.670504</text:p>
              </table:table-cell>
              <table:table-cell office:value-type="float" office:value="0.744536">
                <text:p>0.744536</text:p>
              </table:table-cell>
              <table:table-cell office:value-type="float" office:value="0.826146">
                <text:p>0.826146</text:p>
              </table:table-cell>
              <table:table-cell office:value-type="float" office:value="0.926322">
                <text:p>0.926322</text:p>
              </table:table-cell>
              <table:table-cell office:value-type="float" office:value="0.943771">
                <text:p>0.943771</text:p>
              </table:table-cell>
              <table:table-cell office:value-type="float" office:value="0.621672">
                <text:p>0.62167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0.081344">
                <text:p>-0.081344</text:p>
              </table:table-cell>
              <table:table-cell office:value-type="float" office:value="0.538101">
                <text:p>0.538101</text:p>
              </table:table-cell>
              <table:table-cell office:value-type="float" office:value="0.571673">
                <text:p>0.571673</text:p>
              </table:table-cell>
              <table:table-cell office:value-type="float" office:value="0.594255">
                <text:p>0.594255</text:p>
              </table:table-cell>
              <table:table-cell office:value-type="float" office:value="0.604112">
                <text:p>0.604112</text:p>
              </table:table-cell>
              <table:table-cell office:value-type="float" office:value="0.62408">
                <text:p>0.62408</text:p>
              </table:table-cell>
              <table:table-cell office:value-type="float" office:value="0.708344">
                <text:p>0.708344</text:p>
              </table:table-cell>
              <table:table-cell office:value-type="float" office:value="0.777311">
                <text:p>0.777311</text:p>
              </table:table-cell>
              <table:table-cell office:value-type="float" office:value="0.880367">
                <text:p>0.880367</text:p>
              </table:table-cell>
              <table:table-cell office:value-type="float" office:value="0.928293">
                <text:p>0.928293</text:p>
              </table:table-cell>
              <table:table-cell office:value-type="float" office:value="0.943771">
                <text:p>0.943771</text:p>
              </table:table-cell>
              <table:table-cell office:value-type="float" office:value="0.614519">
                <text:p>0.61451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0.039347">
                <text:p>-0.039347</text:p>
              </table:table-cell>
              <table:table-cell office:value-type="float" office:value="0.563564">
                <text:p>0.563564</text:p>
              </table:table-cell>
              <table:table-cell office:value-type="float" office:value="0.590518">
                <text:p>0.590518</text:p>
              </table:table-cell>
              <table:table-cell office:value-type="float" office:value="0.604787">
                <text:p>0.604787</text:p>
              </table:table-cell>
              <table:table-cell office:value-type="float" office:value="0.633476">
                <text:p>0.633476</text:p>
              </table:table-cell>
              <table:table-cell office:value-type="float" office:value="0.70933">
                <text:p>0.70933</text:p>
              </table:table-cell>
              <table:table-cell office:value-type="float" office:value="0.758433">
                <text:p>0.758433</text:p>
              </table:table-cell>
              <table:table-cell office:value-type="float" office:value="0.82462">
                <text:p>0.82462</text:p>
              </table:table-cell>
              <table:table-cell office:value-type="float" office:value="0.889792">
                <text:p>0.889792</text:p>
              </table:table-cell>
              <table:table-cell office:value-type="float" office:value="0.930255">
                <text:p>0.930255</text:p>
              </table:table-cell>
              <table:table-cell office:value-type="float" office:value="0.943771">
                <text:p>0.943771</text:p>
              </table:table-cell>
              <table:table-cell office:value-type="float" office:value="0.646543">
                <text:p>0.64654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372664">
                <text:p>0.372664</text:p>
              </table:table-cell>
              <table:table-cell office:value-type="float" office:value="0.569016">
                <text:p>0.569016</text:p>
              </table:table-cell>
              <table:table-cell office:value-type="float" office:value="0.587625">
                <text:p>0.587625</text:p>
              </table:table-cell>
              <table:table-cell office:value-type="float" office:value="0.601751">
                <text:p>0.601751</text:p>
              </table:table-cell>
              <table:table-cell office:value-type="float" office:value="0.638155">
                <text:p>0.638155</text:p>
              </table:table-cell>
              <table:table-cell office:value-type="float" office:value="0.729396">
                <text:p>0.729396</text:p>
              </table:table-cell>
              <table:table-cell office:value-type="float" office:value="0.796331">
                <text:p>0.796331</text:p>
              </table:table-cell>
              <table:table-cell office:value-type="float" office:value="0.855121">
                <text:p>0.855121</text:p>
              </table:table-cell>
              <table:table-cell office:value-type="float" office:value="0.913286">
                <text:p>0.913286</text:p>
              </table:table-cell>
              <table:table-cell office:value-type="float" office:value="0.934957">
                <text:p>0.934957</text:p>
              </table:table-cell>
              <table:table-cell office:value-type="float" office:value="0.943771">
                <text:p>0.943771</text:p>
              </table:table-cell>
              <table:table-cell office:value-type="float" office:value="0.69983">
                <text:p>0.6998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3689">
                <text:p>0.03689</text:p>
              </table:table-cell>
              <table:table-cell office:value-type="float" office:value="0.567096">
                <text:p>0.567096</text:p>
              </table:table-cell>
              <table:table-cell office:value-type="float" office:value="0.584741">
                <text:p>0.584741</text:p>
              </table:table-cell>
              <table:table-cell office:value-type="float" office:value="0.597975">
                <text:p>0.597975</text:p>
              </table:table-cell>
              <table:table-cell office:value-type="float" office:value="0.607465">
                <text:p>0.607465</text:p>
              </table:table-cell>
              <table:table-cell office:value-type="float" office:value="0.653797">
                <text:p>0.653797</text:p>
              </table:table-cell>
              <table:table-cell office:value-type="float" office:value="0.760514">
                <text:p>0.760514</text:p>
              </table:table-cell>
              <table:table-cell office:value-type="float" office:value="0.840712">
                <text:p>0.840712</text:p>
              </table:table-cell>
              <table:table-cell office:value-type="float" office:value="0.91305">
                <text:p>0.91305</text:p>
              </table:table-cell>
              <table:table-cell office:value-type="float" office:value="0.933878">
                <text:p>0.933878</text:p>
              </table:table-cell>
              <table:table-cell office:value-type="float" office:value="0.943771">
                <text:p>0.943771</text:p>
              </table:table-cell>
              <table:table-cell office:value-type="float" office:value="0.649612">
                <text:p>0.64961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63297">
                <text:p>0.063297</text:p>
              </table:table-cell>
              <table:table-cell office:value-type="float" office:value="0.569883">
                <text:p>0.569883</text:p>
              </table:table-cell>
              <table:table-cell office:value-type="float" office:value="0.588101">
                <text:p>0.588101</text:p>
              </table:table-cell>
              <table:table-cell office:value-type="float" office:value="0.600104">
                <text:p>0.600104</text:p>
              </table:table-cell>
              <table:table-cell office:value-type="float" office:value="0.622234">
                <text:p>0.622234</text:p>
              </table:table-cell>
              <table:table-cell office:value-type="float" office:value="0.724592">
                <text:p>0.724592</text:p>
              </table:table-cell>
              <table:table-cell office:value-type="float" office:value="0.803576">
                <text:p>0.803576</text:p>
              </table:table-cell>
              <table:table-cell office:value-type="float" office:value="0.870452">
                <text:p>0.870452</text:p>
              </table:table-cell>
              <table:table-cell office:value-type="float" office:value="0.916886">
                <text:p>0.916886</text:p>
              </table:table-cell>
              <table:table-cell office:value-type="float" office:value="0.932978">
                <text:p>0.932978</text:p>
              </table:table-cell>
              <table:table-cell office:value-type="float" office:value="0.943771">
                <text:p>0.943771</text:p>
              </table:table-cell>
              <table:table-cell office:value-type="float" office:value="0.66921">
                <text:p>0.6692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273122">
                <text:p>0.273122</text:p>
              </table:table-cell>
              <table:table-cell office:value-type="float" office:value="0.579702">
                <text:p>0.579702</text:p>
              </table:table-cell>
              <table:table-cell office:value-type="float" office:value="0.594127">
                <text:p>0.594127</text:p>
              </table:table-cell>
              <table:table-cell office:value-type="float" office:value="0.605942">
                <text:p>0.605942</text:p>
              </table:table-cell>
              <table:table-cell office:value-type="float" office:value="0.649151">
                <text:p>0.649151</text:p>
              </table:table-cell>
              <table:table-cell office:value-type="float" office:value="0.743735">
                <text:p>0.743735</text:p>
              </table:table-cell>
              <table:table-cell office:value-type="float" office:value="0.817989">
                <text:p>0.817989</text:p>
              </table:table-cell>
              <table:table-cell office:value-type="float" office:value="0.8643">
                <text:p>0.8643</text:p>
              </table:table-cell>
              <table:table-cell office:value-type="float" office:value="0.911372">
                <text:p>0.911372</text:p>
              </table:table-cell>
              <table:table-cell office:value-type="float" office:value="0.930579">
                <text:p>0.930579</text:p>
              </table:table-cell>
              <table:table-cell office:value-type="float" office:value="0.943771">
                <text:p>0.943771</text:p>
              </table:table-cell>
              <table:table-cell office:value-type="float" office:value="0.697002">
                <text:p>0.69700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388698">
                <text:p>0.388698</text:p>
              </table:table-cell>
              <table:table-cell office:value-type="float" office:value="0.587209">
                <text:p>0.587209</text:p>
              </table:table-cell>
              <table:table-cell office:value-type="float" office:value="0.599373">
                <text:p>0.599373</text:p>
              </table:table-cell>
              <table:table-cell office:value-type="float" office:value="0.632251">
                <text:p>0.632251</text:p>
              </table:table-cell>
              <table:table-cell office:value-type="float" office:value="0.720761">
                <text:p>0.720761</text:p>
              </table:table-cell>
              <table:table-cell office:value-type="float" office:value="0.779824">
                <text:p>0.779824</text:p>
              </table:table-cell>
              <table:table-cell office:value-type="float" office:value="0.826363">
                <text:p>0.826363</text:p>
              </table:table-cell>
              <table:table-cell office:value-type="float" office:value="0.873899">
                <text:p>0.873899</text:p>
              </table:table-cell>
              <table:table-cell office:value-type="float" office:value="0.91272">
                <text:p>0.91272</text:p>
              </table:table-cell>
              <table:table-cell office:value-type="float" office:value="0.930563">
                <text:p>0.930563</text:p>
              </table:table-cell>
              <table:table-cell office:value-type="float" office:value="0.943771">
                <text:p>0.943771</text:p>
              </table:table-cell>
              <table:table-cell office:value-type="float" office:value="0.725166">
                <text:p>0.72516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536166">
                <text:p>0.536166</text:p>
              </table:table-cell>
              <table:table-cell office:value-type="float" office:value="0.593936">
                <text:p>0.593936</text:p>
              </table:table-cell>
              <table:table-cell office:value-type="float" office:value="0.609613">
                <text:p>0.609613</text:p>
              </table:table-cell>
              <table:table-cell office:value-type="float" office:value="0.651916">
                <text:p>0.651916</text:p>
              </table:table-cell>
              <table:table-cell office:value-type="float" office:value="0.726544">
                <text:p>0.726544</text:p>
              </table:table-cell>
              <table:table-cell office:value-type="float" office:value="0.783235">
                <text:p>0.783235</text:p>
              </table:table-cell>
              <table:table-cell office:value-type="float" office:value="0.845586">
                <text:p>0.845586</text:p>
              </table:table-cell>
              <table:table-cell office:value-type="float" office:value="0.897482">
                <text:p>0.897482</text:p>
              </table:table-cell>
              <table:table-cell office:value-type="float" office:value="0.91687">
                <text:p>0.91687</text:p>
              </table:table-cell>
              <table:table-cell office:value-type="float" office:value="0.931536">
                <text:p>0.931536</text:p>
              </table:table-cell>
              <table:table-cell office:value-type="float" office:value="0.943771">
                <text:p>0.943771</text:p>
              </table:table-cell>
              <table:table-cell office:value-type="float" office:value="0.749288">
                <text:p>0.74928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405838">
                <text:p>0.405838</text:p>
              </table:table-cell>
              <table:table-cell office:value-type="float" office:value="0.585812">
                <text:p>0.585812</text:p>
              </table:table-cell>
              <table:table-cell office:value-type="float" office:value="0.600199">
                <text:p>0.600199</text:p>
              </table:table-cell>
              <table:table-cell office:value-type="float" office:value="0.628787">
                <text:p>0.628787</text:p>
              </table:table-cell>
              <table:table-cell office:value-type="float" office:value="0.697701">
                <text:p>0.697701</text:p>
              </table:table-cell>
              <table:table-cell office:value-type="float" office:value="0.768003">
                <text:p>0.768003</text:p>
              </table:table-cell>
              <table:table-cell office:value-type="float" office:value="0.819611">
                <text:p>0.819611</text:p>
              </table:table-cell>
              <table:table-cell office:value-type="float" office:value="0.862893">
                <text:p>0.862893</text:p>
              </table:table-cell>
              <table:table-cell office:value-type="float" office:value="0.914568">
                <text:p>0.914568</text:p>
              </table:table-cell>
              <table:table-cell office:value-type="float" office:value="0.931357">
                <text:p>0.931357</text:p>
              </table:table-cell>
              <table:table-cell office:value-type="float" office:value="0.943771">
                <text:p>0.943771</text:p>
              </table:table-cell>
              <table:table-cell office:value-type="float" office:value="0.721477">
                <text:p>0.72147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192445">
                <text:p>0.192445</text:p>
              </table:table-cell>
              <table:table-cell office:value-type="float" office:value="0.58771">
                <text:p>0.58771</text:p>
              </table:table-cell>
              <table:table-cell office:value-type="float" office:value="0.609401">
                <text:p>0.609401</text:p>
              </table:table-cell>
              <table:table-cell office:value-type="float" office:value="0.660971">
                <text:p>0.660971</text:p>
              </table:table-cell>
              <table:table-cell office:value-type="float" office:value="0.749072">
                <text:p>0.749072</text:p>
              </table:table-cell>
              <table:table-cell office:value-type="float" office:value="0.803943">
                <text:p>0.803943</text:p>
              </table:table-cell>
              <table:table-cell office:value-type="float" office:value="0.85825">
                <text:p>0.85825</text:p>
              </table:table-cell>
              <table:table-cell office:value-type="float" office:value="0.894323">
                <text:p>0.894323</text:p>
              </table:table-cell>
              <table:table-cell office:value-type="float" office:value="0.91636">
                <text:p>0.91636</text:p>
              </table:table-cell>
              <table:table-cell office:value-type="float" office:value="0.932257">
                <text:p>0.932257</text:p>
              </table:table-cell>
              <table:table-cell office:value-type="float" office:value="0.943771">
                <text:p>0.943771</text:p>
              </table:table-cell>
              <table:table-cell office:value-type="float" office:value="0.720473">
                <text:p>0.72047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212678">
                <text:p>0.212678</text:p>
              </table:table-cell>
              <table:table-cell office:value-type="float" office:value="0.586698">
                <text:p>0.586698</text:p>
              </table:table-cell>
              <table:table-cell office:value-type="float" office:value="0.649062">
                <text:p>0.649062</text:p>
              </table:table-cell>
              <table:table-cell office:value-type="float" office:value="0.744316">
                <text:p>0.744316</text:p>
              </table:table-cell>
              <table:table-cell office:value-type="float" office:value="0.798774">
                <text:p>0.798774</text:p>
              </table:table-cell>
              <table:table-cell office:value-type="float" office:value="0.857392">
                <text:p>0.857392</text:p>
              </table:table-cell>
              <table:table-cell office:value-type="float" office:value="0.882276">
                <text:p>0.882276</text:p>
              </table:table-cell>
              <table:table-cell office:value-type="float" office:value="0.909762">
                <text:p>0.909762</text:p>
              </table:table-cell>
              <table:table-cell office:value-type="float" office:value="0.921048">
                <text:p>0.921048</text:p>
              </table:table-cell>
              <table:table-cell office:value-type="float" office:value="0.932436">
                <text:p>0.932436</text:p>
              </table:table-cell>
              <table:table-cell office:value-type="float" office:value="0.943771">
                <text:p>0.943771</text:p>
              </table:table-cell>
              <table:table-cell office:value-type="float" office:value="0.749444">
                <text:p>0.74944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558025">
                <text:p>0.558025</text:p>
              </table:table-cell>
              <table:table-cell office:value-type="float" office:value="0.587509">
                <text:p>0.587509</text:p>
              </table:table-cell>
              <table:table-cell office:value-type="float" office:value="0.623522">
                <text:p>0.623522</text:p>
              </table:table-cell>
              <table:table-cell office:value-type="float" office:value="0.733453">
                <text:p>0.733453</text:p>
              </table:table-cell>
              <table:table-cell office:value-type="float" office:value="0.79579">
                <text:p>0.79579</text:p>
              </table:table-cell>
              <table:table-cell office:value-type="float" office:value="0.849213">
                <text:p>0.849213</text:p>
              </table:table-cell>
              <table:table-cell office:value-type="float" office:value="0.885654">
                <text:p>0.885654</text:p>
              </table:table-cell>
              <table:table-cell office:value-type="float" office:value="0.913156">
                <text:p>0.913156</text:p>
              </table:table-cell>
              <table:table-cell office:value-type="float" office:value="0.923921">
                <text:p>0.923921</text:p>
              </table:table-cell>
              <table:table-cell office:value-type="float" office:value="0.933694">
                <text:p>0.933694</text:p>
              </table:table-cell>
              <table:table-cell office:value-type="float" office:value="0.943771">
                <text:p>0.943771</text:p>
              </table:table-cell>
              <table:table-cell office:value-type="float" office:value="0.780394">
                <text:p>0.78039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555936">
                <text:p>0.555936</text:p>
              </table:table-cell>
              <table:table-cell office:value-type="float" office:value="0.583869">
                <text:p>0.583869</text:p>
              </table:table-cell>
              <table:table-cell office:value-type="float" office:value="0.605423">
                <text:p>0.605423</text:p>
              </table:table-cell>
              <table:table-cell office:value-type="float" office:value="0.731852">
                <text:p>0.731852</text:p>
              </table:table-cell>
              <table:table-cell office:value-type="float" office:value="0.818692">
                <text:p>0.818692</text:p>
              </table:table-cell>
              <table:table-cell office:value-type="float" office:value="0.870328">
                <text:p>0.870328</text:p>
              </table:table-cell>
              <table:table-cell office:value-type="float" office:value="0.897885">
                <text:p>0.897885</text:p>
              </table:table-cell>
              <table:table-cell office:value-type="float" office:value="0.914673">
                <text:p>0.914673</text:p>
              </table:table-cell>
              <table:table-cell office:value-type="float" office:value="0.92496">
                <text:p>0.92496</text:p>
              </table:table-cell>
              <table:table-cell office:value-type="float" office:value="0.934594">
                <text:p>0.934594</text:p>
              </table:table-cell>
              <table:table-cell office:value-type="float" office:value="0.943771">
                <text:p>0.943771</text:p>
              </table:table-cell>
              <table:table-cell office:value-type="float" office:value="0.783821">
                <text:p>0.78382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439571">
                <text:p>0.439571</text:p>
              </table:table-cell>
              <table:table-cell office:value-type="float" office:value="0.58212">
                <text:p>0.58212</text:p>
              </table:table-cell>
              <table:table-cell office:value-type="float" office:value="0.606393">
                <text:p>0.606393</text:p>
              </table:table-cell>
              <table:table-cell office:value-type="float" office:value="0.704697">
                <text:p>0.704697</text:p>
              </table:table-cell>
              <table:table-cell office:value-type="float" office:value="0.810237">
                <text:p>0.810237</text:p>
              </table:table-cell>
              <table:table-cell office:value-type="float" office:value="0.855978">
                <text:p>0.855978</text:p>
              </table:table-cell>
              <table:table-cell office:value-type="float" office:value="0.87664">
                <text:p>0.87664</text:p>
              </table:table-cell>
              <table:table-cell office:value-type="float" office:value="0.911582">
                <text:p>0.911582</text:p>
              </table:table-cell>
              <table:table-cell office:value-type="float" office:value="0.922088">
                <text:p>0.922088</text:p>
              </table:table-cell>
              <table:table-cell office:value-type="float" office:value="0.932257">
                <text:p>0.932257</text:p>
              </table:table-cell>
              <table:table-cell office:value-type="float" office:value="0.943771">
                <text:p>0.943771</text:p>
              </table:table-cell>
              <table:table-cell office:value-type="float" office:value="0.764156">
                <text:p>0.76415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538631">
                <text:p>0.538631</text:p>
              </table:table-cell>
              <table:table-cell office:value-type="float" office:value="0.581258">
                <text:p>0.581258</text:p>
              </table:table-cell>
              <table:table-cell office:value-type="float" office:value="0.585937">
                <text:p>0.585937</text:p>
              </table:table-cell>
              <table:table-cell office:value-type="float" office:value="0.599045">
                <text:p>0.599045</text:p>
              </table:table-cell>
              <table:table-cell office:value-type="float" office:value="0.657425">
                <text:p>0.657425</text:p>
              </table:table-cell>
              <table:table-cell office:value-type="float" office:value="0.774491">
                <text:p>0.774491</text:p>
              </table:table-cell>
              <table:table-cell office:value-type="float" office:value="0.846022">
                <text:p>0.846022</text:p>
              </table:table-cell>
              <table:table-cell office:value-type="float" office:value="0.881134">
                <text:p>0.881134</text:p>
              </table:table-cell>
              <table:table-cell office:value-type="float" office:value="0.913941">
                <text:p>0.913941</text:p>
              </table:table-cell>
              <table:table-cell office:value-type="float" office:value="0.931479">
                <text:p>0.931479</text:p>
              </table:table-cell>
              <table:table-cell office:value-type="float" office:value="0.943771">
                <text:p>0.943771</text:p>
              </table:table-cell>
              <table:table-cell office:value-type="float" office:value="0.730936">
                <text:p>0.73093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516567">
                <text:p>0.516567</text:p>
              </table:table-cell>
              <table:table-cell office:value-type="float" office:value="0.584951">
                <text:p>0.584951</text:p>
              </table:table-cell>
              <table:table-cell office:value-type="float" office:value="0.597315">
                <text:p>0.597315</text:p>
              </table:table-cell>
              <table:table-cell office:value-type="float" office:value="0.656539">
                <text:p>0.656539</text:p>
              </table:table-cell>
              <table:table-cell office:value-type="float" office:value="0.772922">
                <text:p>0.772922</text:p>
              </table:table-cell>
              <table:table-cell office:value-type="float" office:value="0.830559">
                <text:p>0.830559</text:p>
              </table:table-cell>
              <table:table-cell office:value-type="float" office:value="0.85783">
                <text:p>0.85783</text:p>
              </table:table-cell>
              <table:table-cell office:value-type="float" office:value="0.881782">
                <text:p>0.881782</text:p>
              </table:table-cell>
              <table:table-cell office:value-type="float" office:value="0.913713">
                <text:p>0.913713</text:p>
              </table:table-cell>
              <table:table-cell office:value-type="float" office:value="0.935225">
                <text:p>0.935225</text:p>
              </table:table-cell>
              <table:table-cell office:value-type="float" office:value="0.943771">
                <text:p>0.943771</text:p>
              </table:table-cell>
              <table:table-cell office:value-type="float" office:value="0.75474">
                <text:p>0.7547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575499">
                <text:p>0.575499</text:p>
              </table:table-cell>
              <table:table-cell office:value-type="float" office:value="0.590856">
                <text:p>0.590856</text:p>
              </table:table-cell>
              <table:table-cell office:value-type="float" office:value="0.617586">
                <text:p>0.617586</text:p>
              </table:table-cell>
              <table:table-cell office:value-type="float" office:value="0.693124">
                <text:p>0.693124</text:p>
              </table:table-cell>
              <table:table-cell office:value-type="float" office:value="0.78386">
                <text:p>0.78386</text:p>
              </table:table-cell>
              <table:table-cell office:value-type="float" office:value="0.841193">
                <text:p>0.841193</text:p>
              </table:table-cell>
              <table:table-cell office:value-type="float" office:value="0.86839">
                <text:p>0.86839</text:p>
              </table:table-cell>
              <table:table-cell office:value-type="float" office:value="0.901898">
                <text:p>0.901898</text:p>
              </table:table-cell>
              <table:table-cell office:value-type="float" office:value="0.926426">
                <text:p>0.926426</text:p>
              </table:table-cell>
              <table:table-cell office:value-type="float" office:value="0.936573">
                <text:p>0.936573</text:p>
              </table:table-cell>
              <table:table-cell office:value-type="float" office:value="0.943771">
                <text:p>0.943771</text:p>
              </table:table-cell>
              <table:table-cell office:value-type="float" office:value="0.77354">
                <text:p>0.7735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536131">
                <text:p>0.536131</text:p>
              </table:table-cell>
              <table:table-cell office:value-type="float" office:value="0.590723">
                <text:p>0.590723</text:p>
              </table:table-cell>
              <table:table-cell office:value-type="float" office:value="0.625123">
                <text:p>0.625123</text:p>
              </table:table-cell>
              <table:table-cell office:value-type="float" office:value="0.760244">
                <text:p>0.760244</text:p>
              </table:table-cell>
              <table:table-cell office:value-type="float" office:value="0.831001">
                <text:p>0.831001</text:p>
              </table:table-cell>
              <table:table-cell office:value-type="float" office:value="0.85978">
                <text:p>0.85978</text:p>
              </table:table-cell>
              <table:table-cell office:value-type="float" office:value="0.878958">
                <text:p>0.878958</text:p>
              </table:table-cell>
              <table:table-cell office:value-type="float" office:value="0.914776">
                <text:p>0.914776</text:p>
              </table:table-cell>
              <table:table-cell office:value-type="float" office:value="0.929021">
                <text:p>0.929021</text:p>
              </table:table-cell>
              <table:table-cell office:value-type="float" office:value="0.935673">
                <text:p>0.935673</text:p>
              </table:table-cell>
              <table:table-cell office:value-type="float" office:value="0.943771">
                <text:p>0.943771</text:p>
              </table:table-cell>
              <table:table-cell office:value-type="float" office:value="0.786143">
                <text:p>0.78614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537116">
                <text:p>0.537116</text:p>
              </table:table-cell>
              <table:table-cell office:value-type="float" office:value="0.589119">
                <text:p>0.589119</text:p>
              </table:table-cell>
              <table:table-cell office:value-type="float" office:value="0.608934">
                <text:p>0.608934</text:p>
              </table:table-cell>
              <table:table-cell office:value-type="float" office:value="0.704856">
                <text:p>0.704856</text:p>
              </table:table-cell>
              <table:table-cell office:value-type="float" office:value="0.815677">
                <text:p>0.815677</text:p>
              </table:table-cell>
              <table:table-cell office:value-type="float" office:value="0.863344">
                <text:p>0.863344</text:p>
              </table:table-cell>
              <table:table-cell office:value-type="float" office:value="0.887091">
                <text:p>0.887091</text:p>
              </table:table-cell>
              <table:table-cell office:value-type="float" office:value="0.913128">
                <text:p>0.913128</text:p>
              </table:table-cell>
              <table:table-cell office:value-type="float" office:value="0.9292">
                <text:p>0.9292</text:p>
              </table:table-cell>
              <table:table-cell office:value-type="float" office:value="0.936573">
                <text:p>0.936573</text:p>
              </table:table-cell>
              <table:table-cell office:value-type="float" office:value="0.943771">
                <text:p>0.943771</text:p>
              </table:table-cell>
              <table:table-cell office:value-type="float" office:value="0.778504">
                <text:p>0.77850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526627">
                <text:p>0.526627</text:p>
              </table:table-cell>
              <table:table-cell office:value-type="float" office:value="0.586041">
                <text:p>0.586041</text:p>
              </table:table-cell>
              <table:table-cell office:value-type="float" office:value="0.599012">
                <text:p>0.599012</text:p>
              </table:table-cell>
              <table:table-cell office:value-type="float" office:value="0.627045">
                <text:p>0.627045</text:p>
              </table:table-cell>
              <table:table-cell office:value-type="float" office:value="0.770419">
                <text:p>0.770419</text:p>
              </table:table-cell>
              <table:table-cell office:value-type="float" office:value="0.853164">
                <text:p>0.853164</text:p>
              </table:table-cell>
              <table:table-cell office:value-type="float" office:value="0.88004">
                <text:p>0.88004</text:p>
              </table:table-cell>
              <table:table-cell office:value-type="float" office:value="0.906238">
                <text:p>0.906238</text:p>
              </table:table-cell>
              <table:table-cell office:value-type="float" office:value="0.923475">
                <text:p>0.923475</text:p>
              </table:table-cell>
              <table:table-cell office:value-type="float" office:value="0.935673">
                <text:p>0.935673</text:p>
              </table:table-cell>
              <table:table-cell office:value-type="float" office:value="0.943771">
                <text:p>0.943771</text:p>
              </table:table-cell>
              <table:table-cell office:value-type="float" office:value="0.760773">
                <text:p>0.76077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518929">
                <text:p>0.518929</text:p>
              </table:table-cell>
              <table:table-cell office:value-type="float" office:value="0.587098">
                <text:p>0.587098</text:p>
              </table:table-cell>
              <table:table-cell office:value-type="float" office:value="0.603475">
                <text:p>0.603475</text:p>
              </table:table-cell>
              <table:table-cell office:value-type="float" office:value="0.725126">
                <text:p>0.725126</text:p>
              </table:table-cell>
              <table:table-cell office:value-type="float" office:value="0.818518">
                <text:p>0.818518</text:p>
              </table:table-cell>
              <table:table-cell office:value-type="float" office:value="0.867784">
                <text:p>0.867784</text:p>
              </table:table-cell>
              <table:table-cell office:value-type="float" office:value="0.889626">
                <text:p>0.889626</text:p>
              </table:table-cell>
              <table:table-cell office:value-type="float" office:value="0.904437">
                <text:p>0.904437</text:p>
              </table:table-cell>
              <table:table-cell office:value-type="float" office:value="0.919729">
                <text:p>0.919729</text:p>
              </table:table-cell>
              <table:table-cell office:value-type="float" office:value="0.931894">
                <text:p>0.931894</text:p>
              </table:table-cell>
              <table:table-cell office:value-type="float" office:value="0.943771">
                <text:p>0.943771</text:p>
              </table:table-cell>
              <table:table-cell office:value-type="float" office:value="0.776662">
                <text:p>0.77666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538307">
                <text:p>0.538307</text:p>
              </table:table-cell>
              <table:table-cell office:value-type="float" office:value="0.599045">
                <text:p>0.599045</text:p>
              </table:table-cell>
              <table:table-cell office:value-type="float" office:value="0.735102">
                <text:p>0.735102</text:p>
              </table:table-cell>
              <table:table-cell office:value-type="float" office:value="0.826088">
                <text:p>0.826088</text:p>
              </table:table-cell>
              <table:table-cell office:value-type="float" office:value="0.869026">
                <text:p>0.869026</text:p>
              </table:table-cell>
              <table:table-cell office:value-type="float" office:value="0.884893">
                <text:p>0.884893</text:p>
              </table:table-cell>
              <table:table-cell office:value-type="float" office:value="0.899852">
                <text:p>0.899852</text:p>
              </table:table-cell>
              <table:table-cell office:value-type="float" office:value="0.913417">
                <text:p>0.913417</text:p>
              </table:table-cell>
              <table:table-cell office:value-type="float" office:value="0.92496">
                <text:p>0.92496</text:p>
              </table:table-cell>
              <table:table-cell office:value-type="float" office:value="0.930995">
                <text:p>0.930995</text:p>
              </table:table-cell>
              <table:table-cell office:value-type="float" office:value="0.943771">
                <text:p>0.943771</text:p>
              </table:table-cell>
              <table:table-cell office:value-type="float" office:value="0.812168">
                <text:p>0.81216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565938">
                <text:p>0.565938</text:p>
              </table:table-cell>
              <table:table-cell office:value-type="float" office:value="0.708721">
                <text:p>0.708721</text:p>
              </table:table-cell>
              <table:table-cell office:value-type="float" office:value="0.826292">
                <text:p>0.826292</text:p>
              </table:table-cell>
              <table:table-cell office:value-type="float" office:value="0.865166">
                <text:p>0.865166</text:p>
              </table:table-cell>
              <table:table-cell office:value-type="float" office:value="0.87712">
                <text:p>0.87712</text:p>
              </table:table-cell>
              <table:table-cell office:value-type="float" office:value="0.885859">
                <text:p>0.885859</text:p>
              </table:table-cell>
              <table:table-cell office:value-type="float" office:value="0.903996">
                <text:p>0.903996</text:p>
              </table:table-cell>
              <table:table-cell office:value-type="float" office:value="0.914325">
                <text:p>0.914325</text:p>
              </table:table-cell>
              <table:table-cell office:value-type="float" office:value="0.925844">
                <text:p>0.925844</text:p>
              </table:table-cell>
              <table:table-cell office:value-type="float" office:value="0.932973">
                <text:p>0.932973</text:p>
              </table:table-cell>
              <table:table-cell office:value-type="float" office:value="0.943771">
                <text:p>0.943771</text:p>
              </table:table-cell>
              <table:table-cell office:value-type="float" office:value="0.840623">
                <text:p>0.84062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571508">
                <text:p>0.571508</text:p>
              </table:table-cell>
              <table:table-cell office:value-type="float" office:value="0.798756">
                <text:p>0.798756</text:p>
              </table:table-cell>
              <table:table-cell office:value-type="float" office:value="0.860281">
                <text:p>0.860281</text:p>
              </table:table-cell>
              <table:table-cell office:value-type="float" office:value="0.871901">
                <text:p>0.871901</text:p>
              </table:table-cell>
              <table:table-cell office:value-type="float" office:value="0.884893">
                <text:p>0.884893</text:p>
              </table:table-cell>
              <table:table-cell office:value-type="float" office:value="0.897416">
                <text:p>0.897416</text:p>
              </table:table-cell>
              <table:table-cell office:value-type="float" office:value="0.908823">
                <text:p>0.908823</text:p>
              </table:table-cell>
              <table:table-cell office:value-type="float" office:value="0.915649">
                <text:p>0.915649</text:p>
              </table:table-cell>
              <table:table-cell office:value-type="float" office:value="0.927522">
                <text:p>0.927522</text:p>
              </table:table-cell>
              <table:table-cell office:value-type="float" office:value="0.933873">
                <text:p>0.933873</text:p>
              </table:table-cell>
              <table:table-cell office:value-type="float" office:value="0.943771">
                <text:p>0.943771</text:p>
              </table:table-cell>
              <table:table-cell office:value-type="float" office:value="0.857062">
                <text:p>0.85706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736672">
                <text:p>0.736672</text:p>
              </table:table-cell>
              <table:table-cell office:value-type="float" office:value="0.848086">
                <text:p>0.848086</text:p>
              </table:table-cell>
              <table:table-cell office:value-type="float" office:value="0.86725">
                <text:p>0.86725</text:p>
              </table:table-cell>
              <table:table-cell office:value-type="float" office:value="0.880971">
                <text:p>0.880971</text:p>
              </table:table-cell>
              <table:table-cell office:value-type="float" office:value="0.885859">
                <text:p>0.885859</text:p>
              </table:table-cell>
              <table:table-cell office:value-type="float" office:value="0.896741">
                <text:p>0.896741</text:p>
              </table:table-cell>
              <table:table-cell office:value-type="float" office:value="0.908823">
                <text:p>0.908823</text:p>
              </table:table-cell>
              <table:table-cell office:value-type="float" office:value="0.917701">
                <text:p>0.917701</text:p>
              </table:table-cell>
              <table:table-cell office:value-type="float" office:value="0.929289">
                <text:p>0.929289</text:p>
              </table:table-cell>
              <table:table-cell office:value-type="float" office:value="0.935673">
                <text:p>0.935673</text:p>
              </table:table-cell>
              <table:table-cell office:value-type="float" office:value="0.943771">
                <text:p>0.943771</text:p>
              </table:table-cell>
              <table:table-cell office:value-type="float" office:value="0.880707">
                <text:p>0.88070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716227">
                <text:p>0.716227</text:p>
              </table:table-cell>
              <table:table-cell office:value-type="float" office:value="0.852424">
                <text:p>0.852424</text:p>
              </table:table-cell>
              <table:table-cell office:value-type="float" office:value="0.868899">
                <text:p>0.868899</text:p>
              </table:table-cell>
              <table:table-cell office:value-type="float" office:value="0.88472">
                <text:p>0.88472</text:p>
              </table:table-cell>
              <table:table-cell office:value-type="float" office:value="0.887068">
                <text:p>0.887068</text:p>
              </table:table-cell>
              <table:table-cell office:value-type="float" office:value="0.905376">
                <text:p>0.905376</text:p>
              </table:table-cell>
              <table:table-cell office:value-type="float" office:value="0.914681">
                <text:p>0.914681</text:p>
              </table:table-cell>
              <table:table-cell office:value-type="float" office:value="0.924166">
                <text:p>0.924166</text:p>
              </table:table-cell>
              <table:table-cell office:value-type="float" office:value="0.929468">
                <text:p>0.929468</text:p>
              </table:table-cell>
              <table:table-cell office:value-type="float" office:value="0.934773">
                <text:p>0.934773</text:p>
              </table:table-cell>
              <table:table-cell office:value-type="float" office:value="0.943771">
                <text:p>0.943771</text:p>
              </table:table-cell>
              <table:table-cell office:value-type="float" office:value="0.88178">
                <text:p>0.8817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690086">
                <text:p>0.690086</text:p>
              </table:table-cell>
              <table:table-cell office:value-type="float" office:value="0.846968">
                <text:p>0.846968</text:p>
              </table:table-cell>
              <table:table-cell office:value-type="float" office:value="0.870441">
                <text:p>0.870441</text:p>
              </table:table-cell>
              <table:table-cell office:value-type="float" office:value="0.885859">
                <text:p>0.885859</text:p>
              </table:table-cell>
              <table:table-cell office:value-type="float" office:value="0.885859">
                <text:p>0.885859</text:p>
              </table:table-cell>
              <table:table-cell office:value-type="float" office:value="0.903747">
                <text:p>0.903747</text:p>
              </table:table-cell>
              <table:table-cell office:value-type="float" office:value="0.913784">
                <text:p>0.913784</text:p>
              </table:table-cell>
              <table:table-cell office:value-type="float" office:value="0.928137">
                <text:p>0.928137</text:p>
              </table:table-cell>
              <table:table-cell office:value-type="float" office:value="0.929737">
                <text:p>0.929737</text:p>
              </table:table-cell>
              <table:table-cell office:value-type="float" office:value="0.933873">
                <text:p>0.933873</text:p>
              </table:table-cell>
              <table:table-cell office:value-type="float" office:value="0.943771">
                <text:p>0.943771</text:p>
              </table:table-cell>
              <table:table-cell office:value-type="float" office:value="0.878849">
                <text:p>0.87884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756106">
                <text:p>0.756106</text:p>
              </table:table-cell>
              <table:table-cell office:value-type="float" office:value="0.857297">
                <text:p>0.857297</text:p>
              </table:table-cell>
              <table:table-cell office:value-type="float" office:value="0.874074">
                <text:p>0.874074</text:p>
              </table:table-cell>
              <table:table-cell office:value-type="float" office:value="0.885859">
                <text:p>0.885859</text:p>
              </table:table-cell>
              <table:table-cell office:value-type="float" office:value="0.885859">
                <text:p>0.885859</text:p>
              </table:table-cell>
              <table:table-cell office:value-type="float" office:value="0.896741">
                <text:p>0.896741</text:p>
              </table:table-cell>
              <table:table-cell office:value-type="float" office:value="0.911916">
                <text:p>0.911916</text:p>
              </table:table-cell>
              <table:table-cell office:value-type="float" office:value="0.929021">
                <text:p>0.929021</text:p>
              </table:table-cell>
              <table:table-cell office:value-type="float" office:value="0.930274">
                <text:p>0.930274</text:p>
              </table:table-cell>
              <table:table-cell office:value-type="float" office:value="0.940172">
                <text:p>0.940172</text:p>
              </table:table-cell>
              <table:table-cell office:value-type="float" office:value="0.943771">
                <text:p>0.943771</text:p>
              </table:table-cell>
              <table:table-cell office:value-type="float" office:value="0.886732">
                <text:p>0.88673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681003">
                <text:p>0.681003</text:p>
              </table:table-cell>
              <table:table-cell office:value-type="float" office:value="0.848821">
                <text:p>0.848821</text:p>
              </table:table-cell>
              <table:table-cell office:value-type="float" office:value="0.86949">
                <text:p>0.86949</text:p>
              </table:table-cell>
              <table:table-cell office:value-type="float" office:value="0.88101">
                <text:p>0.88101</text:p>
              </table:table-cell>
              <table:table-cell office:value-type="float" office:value="0.885859">
                <text:p>0.885859</text:p>
              </table:table-cell>
              <table:table-cell office:value-type="float" office:value="0.888277">
                <text:p>0.888277</text:p>
              </table:table-cell>
              <table:table-cell office:value-type="float" office:value="0.907497">
                <text:p>0.907497</text:p>
              </table:table-cell>
              <table:table-cell office:value-type="float" office:value="0.92496">
                <text:p>0.92496</text:p>
              </table:table-cell>
              <table:table-cell office:value-type="float" office:value="0.930274">
                <text:p>0.930274</text:p>
              </table:table-cell>
              <table:table-cell office:value-type="float" office:value="0.942872">
                <text:p>0.942872</text:p>
              </table:table-cell>
              <table:table-cell office:value-type="float" office:value="0.943771">
                <text:p>0.943771</text:p>
              </table:table-cell>
              <table:table-cell office:value-type="float" office:value="0.876006">
                <text:p>0.87600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763258">
                <text:p>0.763258</text:p>
              </table:table-cell>
              <table:table-cell office:value-type="float" office:value="0.841874">
                <text:p>0.841874</text:p>
              </table:table-cell>
              <table:table-cell office:value-type="float" office:value="0.865899">
                <text:p>0.865899</text:p>
              </table:table-cell>
              <table:table-cell office:value-type="float" office:value="0.873147">
                <text:p>0.873147</text:p>
              </table:table-cell>
              <table:table-cell office:value-type="float" office:value="0.885859">
                <text:p>0.885859</text:p>
              </table:table-cell>
              <table:table-cell office:value-type="float" office:value="0.885859">
                <text:p>0.885859</text:p>
              </table:table-cell>
              <table:table-cell office:value-type="float" office:value="0.894323">
                <text:p>0.894323</text:p>
              </table:table-cell>
              <table:table-cell office:value-type="float" office:value="0.911869">
                <text:p>0.911869</text:p>
              </table:table-cell>
              <table:table-cell office:value-type="float" office:value="0.929558">
                <text:p>0.929558</text:p>
              </table:table-cell>
              <table:table-cell office:value-type="float" office:value="0.942872">
                <text:p>0.942872</text:p>
              </table:table-cell>
              <table:table-cell office:value-type="float" office:value="0.943771">
                <text:p>0.943771</text:p>
              </table:table-cell>
              <table:table-cell office:value-type="float" office:value="0.879452">
                <text:p>0.87945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23313">
                <text:p>0.723313</text:p>
              </table:table-cell>
              <table:table-cell office:value-type="float" office:value="0.83934">
                <text:p>0.83934</text:p>
              </table:table-cell>
              <table:table-cell office:value-type="float" office:value="0.866617">
                <text:p>0.866617</text:p>
              </table:table-cell>
              <table:table-cell office:value-type="float" office:value="0.875657">
                <text:p>0.875657</text:p>
              </table:table-cell>
              <table:table-cell office:value-type="float" office:value="0.885859">
                <text:p>0.885859</text:p>
              </table:table-cell>
              <table:table-cell office:value-type="float" office:value="0.885859">
                <text:p>0.885859</text:p>
              </table:table-cell>
              <table:table-cell office:value-type="float" office:value="0.89916">
                <text:p>0.89916</text:p>
              </table:table-cell>
              <table:table-cell office:value-type="float" office:value="0.916341">
                <text:p>0.916341</text:p>
              </table:table-cell>
              <table:table-cell office:value-type="float" office:value="0.931268">
                <text:p>0.931268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76719">
                <text:p>0.87671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694726">
                <text:p>0.694726</text:p>
              </table:table-cell>
              <table:table-cell office:value-type="float" office:value="0.849743">
                <text:p>0.849743</text:p>
              </table:table-cell>
              <table:table-cell office:value-type="float" office:value="0.871694">
                <text:p>0.871694</text:p>
              </table:table-cell>
              <table:table-cell office:value-type="float" office:value="0.885859">
                <text:p>0.885859</text:p>
              </table:table-cell>
              <table:table-cell office:value-type="float" office:value="0.885859">
                <text:p>0.885859</text:p>
              </table:table-cell>
              <table:table-cell office:value-type="float" office:value="0.885859">
                <text:p>0.885859</text:p>
              </table:table-cell>
              <table:table-cell office:value-type="float" office:value="0.898121">
                <text:p>0.898121</text:p>
              </table:table-cell>
              <table:table-cell office:value-type="float" office:value="0.922479">
                <text:p>0.922479</text:p>
              </table:table-cell>
              <table:table-cell office:value-type="float" office:value="0.9292">
                <text:p>0.9292</text:p>
              </table:table-cell>
              <table:table-cell office:value-type="float" office:value="0.941072">
                <text:p>0.941072</text:p>
              </table:table-cell>
              <table:table-cell office:value-type="float" office:value="0.943771">
                <text:p>0.943771</text:p>
              </table:table-cell>
              <table:table-cell office:value-type="float" office:value="0.876461">
                <text:p>0.87646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582059">
                <text:p>0.582059</text:p>
              </table:table-cell>
              <table:table-cell office:value-type="float" office:value="0.834146">
                <text:p>0.834146</text:p>
              </table:table-cell>
              <table:table-cell office:value-type="float" office:value="0.869637">
                <text:p>0.869637</text:p>
              </table:table-cell>
              <table:table-cell office:value-type="float" office:value="0.880566">
                <text:p>0.880566</text:p>
              </table:table-cell>
              <table:table-cell office:value-type="float" office:value="0.885859">
                <text:p>0.885859</text:p>
              </table:table-cell>
              <table:table-cell office:value-type="float" office:value="0.885859">
                <text:p>0.885859</text:p>
              </table:table-cell>
              <table:table-cell office:value-type="float" office:value="0.890696">
                <text:p>0.890696</text:p>
              </table:table-cell>
              <table:table-cell office:value-type="float" office:value="0.91394">
                <text:p>0.91394</text:p>
              </table:table-cell>
              <table:table-cell office:value-type="float" office:value="0.931178">
                <text:p>0.931178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61771">
                <text:p>0.861771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725034">
                <text:p>0.725034</text:p>
              </table:table-cell>
              <table:table-cell office:value-type="float" office:value="0.849075">
                <text:p>0.849075</text:p>
              </table:table-cell>
              <table:table-cell office:value-type="float" office:value="0.872219">
                <text:p>0.872219</text:p>
              </table:table-cell>
              <table:table-cell office:value-type="float" office:value="0.88544">
                <text:p>0.88544</text:p>
              </table:table-cell>
              <table:table-cell office:value-type="float" office:value="0.885859">
                <text:p>0.885859</text:p>
              </table:table-cell>
              <table:table-cell office:value-type="float" office:value="0.885859">
                <text:p>0.885859</text:p>
              </table:table-cell>
              <table:table-cell office:value-type="float" office:value="0.900369">
                <text:p>0.900369</text:p>
              </table:table-cell>
              <table:table-cell office:value-type="float" office:value="0.926986">
                <text:p>0.926986</text:p>
              </table:table-cell>
              <table:table-cell office:value-type="float" office:value="0.932347">
                <text:p>0.932347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80696">
                <text:p>0.88069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765285">
                <text:p>0.765285</text:p>
              </table:table-cell>
              <table:table-cell office:value-type="float" office:value="0.849919">
                <text:p>0.849919</text:p>
              </table:table-cell>
              <table:table-cell office:value-type="float" office:value="0.870805">
                <text:p>0.870805</text:p>
              </table:table-cell>
              <table:table-cell office:value-type="float" office:value="0.881222">
                <text:p>0.881222</text:p>
              </table:table-cell>
              <table:table-cell office:value-type="float" office:value="0.885859">
                <text:p>0.885859</text:p>
              </table:table-cell>
              <table:table-cell office:value-type="float" office:value="0.885859">
                <text:p>0.885859</text:p>
              </table:table-cell>
              <table:table-cell office:value-type="float" office:value="0.905376">
                <text:p>0.905376</text:p>
              </table:table-cell>
              <table:table-cell office:value-type="float" office:value="0.925219">
                <text:p>0.925219</text:p>
              </table:table-cell>
              <table:table-cell office:value-type="float" office:value="0.932436">
                <text:p>0.932436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84575">
                <text:p>0.88457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767693">
                <text:p>0.767693</text:p>
              </table:table-cell>
              <table:table-cell office:value-type="float" office:value="0.859675">
                <text:p>0.859675</text:p>
              </table:table-cell>
              <table:table-cell office:value-type="float" office:value="0.876585">
                <text:p>0.876585</text:p>
              </table:table-cell>
              <table:table-cell office:value-type="float" office:value="0.885859">
                <text:p>0.885859</text:p>
              </table:table-cell>
              <table:table-cell office:value-type="float" office:value="0.885859">
                <text:p>0.885859</text:p>
              </table:table-cell>
              <table:table-cell office:value-type="float" office:value="0.888277">
                <text:p>0.888277</text:p>
              </table:table-cell>
              <table:table-cell office:value-type="float" office:value="0.903996">
                <text:p>0.903996</text:p>
              </table:table-cell>
              <table:table-cell office:value-type="float" office:value="0.924068">
                <text:p>0.924068</text:p>
              </table:table-cell>
              <table:table-cell office:value-type="float" office:value="0.937114">
                <text:p>0.937114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8729">
                <text:p>0.88729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742564">
                <text:p>0.742564</text:p>
              </table:table-cell>
              <table:table-cell office:value-type="float" office:value="0.849405">
                <text:p>0.849405</text:p>
              </table:table-cell>
              <table:table-cell office:value-type="float" office:value="0.877512">
                <text:p>0.877512</text:p>
              </table:table-cell>
              <table:table-cell office:value-type="float" office:value="0.885859">
                <text:p>0.885859</text:p>
              </table:table-cell>
              <table:table-cell office:value-type="float" office:value="0.885859">
                <text:p>0.885859</text:p>
              </table:table-cell>
              <table:table-cell office:value-type="float" office:value="0.902957">
                <text:p>0.902957</text:p>
              </table:table-cell>
              <table:table-cell office:value-type="float" office:value="0.923273">
                <text:p>0.923273</text:p>
              </table:table-cell>
              <table:table-cell office:value-type="float" office:value="0.930458">
                <text:p>0.930458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88543">
                <text:p>0.888543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759109">
                <text:p>0.759109</text:p>
              </table:table-cell>
              <table:table-cell office:value-type="float" office:value="0.850745">
                <text:p>0.850745</text:p>
              </table:table-cell>
              <table:table-cell office:value-type="float" office:value="0.881222">
                <text:p>0.881222</text:p>
              </table:table-cell>
              <table:table-cell office:value-type="float" office:value="0.885859">
                <text:p>0.885859</text:p>
              </table:table-cell>
              <table:table-cell office:value-type="float" office:value="0.888277">
                <text:p>0.888277</text:p>
              </table:table-cell>
              <table:table-cell office:value-type="float" office:value="0.910381">
                <text:p>0.910381</text:p>
              </table:table-cell>
              <table:table-cell office:value-type="float" office:value="0.926549">
                <text:p>0.926549</text:p>
              </table:table-cell>
              <table:table-cell office:value-type="float" office:value="0.935404">
                <text:p>0.935404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92509">
                <text:p>0.89250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770848">
                <text:p>0.770848</text:p>
              </table:table-cell>
              <table:table-cell office:value-type="float" office:value="0.859538">
                <text:p>0.859538</text:p>
              </table:table-cell>
              <table:table-cell office:value-type="float" office:value="0.882149">
                <text:p>0.882149</text:p>
              </table:table-cell>
              <table:table-cell office:value-type="float" office:value="0.885859">
                <text:p>0.885859</text:p>
              </table:table-cell>
              <table:table-cell office:value-type="float" office:value="0.893114">
                <text:p>0.893114</text:p>
              </table:table-cell>
              <table:table-cell office:value-type="float" office:value="0.910203">
                <text:p>0.910203</text:p>
              </table:table-cell>
              <table:table-cell office:value-type="float" office:value="0.925755">
                <text:p>0.925755</text:p>
              </table:table-cell>
              <table:table-cell office:value-type="float" office:value="0.929289">
                <text:p>0.929289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9443">
                <text:p>0.89443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705969">
                <text:p>0.705969</text:p>
              </table:table-cell>
              <table:table-cell office:value-type="float" office:value="0.816132">
                <text:p>0.816132</text:p>
              </table:table-cell>
              <table:table-cell office:value-type="float" office:value="0.869521">
                <text:p>0.869521</text:p>
              </table:table-cell>
              <table:table-cell office:value-type="float" office:value="0.885859">
                <text:p>0.885859</text:p>
              </table:table-cell>
              <table:table-cell office:value-type="float" office:value="0.896741">
                <text:p>0.896741</text:p>
              </table:table-cell>
              <table:table-cell office:value-type="float" office:value="0.916489">
                <text:p>0.916489</text:p>
              </table:table-cell>
              <table:table-cell office:value-type="float" office:value="0.928931">
                <text:p>0.928931</text:p>
              </table:table-cell>
              <table:table-cell office:value-type="float" office:value="0.937114">
                <text:p>0.937114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8443">
                <text:p>0.8844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33936">
                <text:p>0.733936</text:p>
              </table:table-cell>
              <table:table-cell office:value-type="float" office:value="0.828646">
                <text:p>0.828646</text:p>
              </table:table-cell>
              <table:table-cell office:value-type="float" office:value="0.874376">
                <text:p>0.874376</text:p>
              </table:table-cell>
              <table:table-cell office:value-type="float" office:value="0.885859">
                <text:p>0.885859</text:p>
              </table:table-cell>
              <table:table-cell office:value-type="float" office:value="0.893114">
                <text:p>0.893114</text:p>
              </table:table-cell>
              <table:table-cell office:value-type="float" office:value="0.912505">
                <text:p>0.912505</text:p>
              </table:table-cell>
              <table:table-cell office:value-type="float" office:value="0.928931">
                <text:p>0.928931</text:p>
              </table:table-cell>
              <table:table-cell office:value-type="float" office:value="0.930999">
                <text:p>0.930999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87591">
                <text:p>0.887591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757927">
                <text:p>0.757927</text:p>
              </table:table-cell>
              <table:table-cell office:value-type="float" office:value="0.859468">
                <text:p>0.859468</text:p>
              </table:table-cell>
              <table:table-cell office:value-type="float" office:value="0.884004">
                <text:p>0.884004</text:p>
              </table:table-cell>
              <table:table-cell office:value-type="float" office:value="0.885859">
                <text:p>0.885859</text:p>
              </table:table-cell>
              <table:table-cell office:value-type="float" office:value="0.907444">
                <text:p>0.907444</text:p>
              </table:table-cell>
              <table:table-cell office:value-type="float" office:value="0.92637">
                <text:p>0.92637</text:p>
              </table:table-cell>
              <table:table-cell office:value-type="float" office:value="0.928931">
                <text:p>0.928931</text:p>
              </table:table-cell>
              <table:table-cell office:value-type="float" office:value="0.930999">
                <text:p>0.930999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96855">
                <text:p>0.89685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76325">
                <text:p>0.76325</text:p>
              </table:table-cell>
              <table:table-cell office:value-type="float" office:value="0.848466">
                <text:p>0.848466</text:p>
              </table:table-cell>
              <table:table-cell office:value-type="float" office:value="0.87797">
                <text:p>0.87797</text:p>
              </table:table-cell>
              <table:table-cell office:value-type="float" office:value="0.891905">
                <text:p>0.891905</text:p>
              </table:table-cell>
              <table:table-cell office:value-type="float" office:value="0.922073">
                <text:p>0.922073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0279">
                <text:p>0.930279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97935">
                <text:p>0.89793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751142">
                <text:p>0.751142</text:p>
              </table:table-cell>
              <table:table-cell office:value-type="float" office:value="0.85379">
                <text:p>0.85379</text:p>
              </table:table-cell>
              <table:table-cell office:value-type="float" office:value="0.881666">
                <text:p>0.881666</text:p>
              </table:table-cell>
              <table:table-cell office:value-type="float" office:value="0.885859">
                <text:p>0.885859</text:p>
              </table:table-cell>
              <table:table-cell office:value-type="float" office:value="0.920645">
                <text:p>0.920645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4146">
                <text:p>0.934146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97265">
                <text:p>0.897265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807533">
                <text:p>0.807533</text:p>
              </table:table-cell>
              <table:table-cell office:value-type="float" office:value="0.856027">
                <text:p>0.856027</text:p>
              </table:table-cell>
              <table:table-cell office:value-type="float" office:value="0.880295">
                <text:p>0.880295</text:p>
              </table:table-cell>
              <table:table-cell office:value-type="float" office:value="0.888277">
                <text:p>0.888277</text:p>
              </table:table-cell>
              <table:table-cell office:value-type="float" office:value="0.920362">
                <text:p>0.920362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8193">
                <text:p>0.938193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02125">
                <text:p>0.90212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770962">
                <text:p>0.770962</text:p>
              </table:table-cell>
              <table:table-cell office:value-type="float" office:value="0.853693">
                <text:p>0.853693</text:p>
              </table:table-cell>
              <table:table-cell office:value-type="float" office:value="0.878467">
                <text:p>0.878467</text:p>
              </table:table-cell>
              <table:table-cell office:value-type="float" office:value="0.916775">
                <text:p>0.916775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41972">
                <text:p>0.941972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02137">
                <text:p>0.902137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74849">
                <text:p>0.74849</text:p>
              </table:table-cell>
              <table:table-cell office:value-type="float" office:value="0.860384">
                <text:p>0.860384</text:p>
              </table:table-cell>
              <table:table-cell office:value-type="float" office:value="0.883077">
                <text:p>0.883077</text:p>
              </table:table-cell>
              <table:table-cell office:value-type="float" office:value="0.899508">
                <text:p>0.899508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9093">
                <text:p>0.939093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99005">
                <text:p>0.899005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776352">
                <text:p>0.776352</text:p>
              </table:table-cell>
              <table:table-cell office:value-type="float" office:value="0.862811">
                <text:p>0.862811</text:p>
              </table:table-cell>
              <table:table-cell office:value-type="float" office:value="0.885859">
                <text:p>0.885859</text:p>
              </table:table-cell>
              <table:table-cell office:value-type="float" office:value="0.902492">
                <text:p>0.902492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8104">
                <text:p>0.938104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02511">
                <text:p>0.90251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779902">
                <text:p>0.779902</text:p>
              </table:table-cell>
              <table:table-cell office:value-type="float" office:value="0.872044">
                <text:p>0.872044</text:p>
              </table:table-cell>
              <table:table-cell office:value-type="float" office:value="0.890696">
                <text:p>0.890696</text:p>
              </table:table-cell>
              <table:table-cell office:value-type="float" office:value="0.921174">
                <text:p>0.921174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8914">
                <text:p>0.938914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06223">
                <text:p>0.906223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767789">
                <text:p>0.767789</text:p>
              </table:table-cell>
              <table:table-cell office:value-type="float" office:value="0.864679">
                <text:p>0.864679</text:p>
              </table:table-cell>
              <table:table-cell office:value-type="float" office:value="0.885859">
                <text:p>0.885859</text:p>
              </table:table-cell>
              <table:table-cell office:value-type="float" office:value="0.888277">
                <text:p>0.888277</text:p>
              </table:table-cell>
              <table:table-cell office:value-type="float" office:value="0.913583">
                <text:p>0.913583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5857">
                <text:p>0.935857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98661">
                <text:p>0.89866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696081">
                <text:p>0.696081</text:p>
              </table:table-cell>
              <table:table-cell office:value-type="float" office:value="0.853908">
                <text:p>0.853908</text:p>
              </table:table-cell>
              <table:table-cell office:value-type="float" office:value="0.882165">
                <text:p>0.882165</text:p>
              </table:table-cell>
              <table:table-cell office:value-type="float" office:value="0.885859">
                <text:p>0.885859</text:p>
              </table:table-cell>
              <table:table-cell office:value-type="float" office:value="0.894333">
                <text:p>0.894333</text:p>
              </table:table-cell>
              <table:table-cell office:value-type="float" office:value="0.913299">
                <text:p>0.913299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5857">
                <text:p>0.935857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86314">
                <text:p>0.88631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600689">
                <text:p>0.600689</text:p>
              </table:table-cell>
              <table:table-cell office:value-type="float" office:value="0.862816">
                <text:p>0.862816</text:p>
              </table:table-cell>
              <table:table-cell office:value-type="float" office:value="0.885859">
                <text:p>0.885859</text:p>
              </table:table-cell>
              <table:table-cell office:value-type="float" office:value="0.890706">
                <text:p>0.890706</text:p>
              </table:table-cell>
              <table:table-cell office:value-type="float" office:value="0.912733">
                <text:p>0.912733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9814">
                <text:p>0.939814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82318">
                <text:p>0.882318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408073">
                <text:p>0.408073</text:p>
              </table:table-cell>
              <table:table-cell office:value-type="float" office:value="0.789835">
                <text:p>0.789835</text:p>
              </table:table-cell>
              <table:table-cell office:value-type="float" office:value="0.872717">
                <text:p>0.872717</text:p>
              </table:table-cell>
              <table:table-cell office:value-type="float" office:value="0.888288">
                <text:p>0.888288</text:p>
              </table:table-cell>
              <table:table-cell office:value-type="float" office:value="0.909513">
                <text:p>0.909513</text:p>
              </table:table-cell>
              <table:table-cell office:value-type="float" office:value="0.926013">
                <text:p>0.926013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6846">
                <text:p>0.936846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53292">
                <text:p>0.85329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282328">
                <text:p>0.282328</text:p>
              </table:table-cell>
              <table:table-cell office:value-type="float" office:value="0.771913">
                <text:p>0.771913</text:p>
              </table:table-cell>
              <table:table-cell office:value-type="float" office:value="0.884942">
                <text:p>0.884942</text:p>
              </table:table-cell>
              <table:table-cell office:value-type="float" office:value="0.910486">
                <text:p>0.910486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8914">
                <text:p>0.938914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44808">
                <text:p>0.844808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606047">
                <text:p>0.606047</text:p>
              </table:table-cell>
              <table:table-cell office:value-type="float" office:value="0.85901">
                <text:p>0.85901</text:p>
              </table:table-cell>
              <table:table-cell office:value-type="float" office:value="0.885859">
                <text:p>0.885859</text:p>
              </table:table-cell>
              <table:table-cell office:value-type="float" office:value="0.905726">
                <text:p>0.905726</text:p>
              </table:table-cell>
              <table:table-cell office:value-type="float" office:value="0.923095">
                <text:p>0.923095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3068">
                <text:p>0.933068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84337">
                <text:p>0.88433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429504">
                <text:p>0.429504</text:p>
              </table:table-cell>
              <table:table-cell office:value-type="float" office:value="0.786507">
                <text:p>0.786507</text:p>
              </table:table-cell>
              <table:table-cell office:value-type="float" office:value="0.868525">
                <text:p>0.868525</text:p>
              </table:table-cell>
              <table:table-cell office:value-type="float" office:value="0.893804">
                <text:p>0.893804</text:p>
              </table:table-cell>
              <table:table-cell office:value-type="float" office:value="0.924068">
                <text:p>0.924068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6935">
                <text:p>0.936935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56991">
                <text:p>0.856991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41992">
                <text:p>0.41992</text:p>
              </table:table-cell>
              <table:table-cell office:value-type="float" office:value="0.740218">
                <text:p>0.740218</text:p>
              </table:table-cell>
              <table:table-cell office:value-type="float" office:value="0.871625">
                <text:p>0.871625</text:p>
              </table:table-cell>
              <table:table-cell office:value-type="float" office:value="0.886819">
                <text:p>0.886819</text:p>
              </table:table-cell>
              <table:table-cell office:value-type="float" office:value="0.90816">
                <text:p>0.90816</text:p>
              </table:table-cell>
              <table:table-cell office:value-type="float" office:value="0.927988">
                <text:p>0.927988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9814">
                <text:p>0.939814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49618">
                <text:p>0.84961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419797">
                <text:p>0.419797</text:p>
              </table:table-cell>
              <table:table-cell office:value-type="float" office:value="0.794798">
                <text:p>0.794798</text:p>
              </table:table-cell>
              <table:table-cell office:value-type="float" office:value="0.872139">
                <text:p>0.872139</text:p>
              </table:table-cell>
              <table:table-cell office:value-type="float" office:value="0.895283">
                <text:p>0.895283</text:p>
              </table:table-cell>
              <table:table-cell office:value-type="float" office:value="0.921489">
                <text:p>0.921489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0999">
                <text:p>0.930999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57991">
                <text:p>0.85799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306826">
                <text:p>0.306826</text:p>
              </table:table-cell>
              <table:table-cell office:value-type="float" office:value="0.65907">
                <text:p>0.65907</text:p>
              </table:table-cell>
              <table:table-cell office:value-type="float" office:value="0.854468">
                <text:p>0.854468</text:p>
              </table:table-cell>
              <table:table-cell office:value-type="float" office:value="0.908068">
                <text:p>0.908068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4957">
                <text:p>0.934957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33772">
                <text:p>0.83377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457899">
                <text:p>0.457899</text:p>
              </table:table-cell>
              <table:table-cell office:value-type="float" office:value="0.786026">
                <text:p>0.786026</text:p>
              </table:table-cell>
              <table:table-cell office:value-type="float" office:value="0.905986">
                <text:p>0.905986</text:p>
              </table:table-cell>
              <table:table-cell office:value-type="float" office:value="0.925219">
                <text:p>0.925219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7835">
                <text:p>0.937835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6873">
                <text:p>0.8687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593942">
                <text:p>0.593942</text:p>
              </table:table-cell>
              <table:table-cell office:value-type="float" office:value="0.841368">
                <text:p>0.841368</text:p>
              </table:table-cell>
              <table:table-cell office:value-type="float" office:value="0.910769">
                <text:p>0.910769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091">
                <text:p>0.9309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88026">
                <text:p>0.888026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377692">
                <text:p>0.377692</text:p>
              </table:table-cell>
              <table:table-cell office:value-type="float" office:value="0.789762">
                <text:p>0.789762</text:p>
              </table:table-cell>
              <table:table-cell office:value-type="float" office:value="0.878977">
                <text:p>0.878977</text:p>
              </table:table-cell>
              <table:table-cell office:value-type="float" office:value="0.921433">
                <text:p>0.921433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57113">
                <text:p>0.85711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526859">
                <text:p>0.526859</text:p>
              </table:table-cell>
              <table:table-cell office:value-type="float" office:value="0.829192">
                <text:p>0.829192</text:p>
              </table:table-cell>
              <table:table-cell office:value-type="float" office:value="0.891034">
                <text:p>0.891034</text:p>
              </table:table-cell>
              <table:table-cell office:value-type="float" office:value="0.915879">
                <text:p>0.915879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9921">
                <text:p>0.92992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76722">
                <text:p>0.87672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239876">
                <text:p>0.239876</text:p>
              </table:table-cell>
              <table:table-cell office:value-type="float" office:value="0.737638">
                <text:p>0.737638</text:p>
              </table:table-cell>
              <table:table-cell office:value-type="float" office:value="0.86898">
                <text:p>0.86898</text:p>
              </table:table-cell>
              <table:table-cell office:value-type="float" office:value="0.905816">
                <text:p>0.905816</text:p>
              </table:table-cell>
              <table:table-cell office:value-type="float" office:value="0.918258">
                <text:p>0.918258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41793">
                <text:p>0.941793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34293">
                <text:p>0.834293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382336">
                <text:p>0.382336</text:p>
              </table:table-cell>
              <table:table-cell office:value-type="float" office:value="0.775263">
                <text:p>0.775263</text:p>
              </table:table-cell>
              <table:table-cell office:value-type="float" office:value="0.865697">
                <text:p>0.865697</text:p>
              </table:table-cell>
              <table:table-cell office:value-type="float" office:value="0.903917">
                <text:p>0.903917</text:p>
              </table:table-cell>
              <table:table-cell office:value-type="float" office:value="0.920355">
                <text:p>0.920355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1989">
                <text:p>0.931989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52496">
                <text:p>0.85249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532056">
                <text:p>0.532056</text:p>
              </table:table-cell>
              <table:table-cell office:value-type="float" office:value="0.828964">
                <text:p>0.828964</text:p>
              </table:table-cell>
              <table:table-cell office:value-type="float" office:value="0.86949">
                <text:p>0.86949</text:p>
              </table:table-cell>
              <table:table-cell office:value-type="float" office:value="0.904607">
                <text:p>0.904607</text:p>
              </table:table-cell>
              <table:table-cell office:value-type="float" office:value="0.923631">
                <text:p>0.9236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6935">
                <text:p>0.936935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74109">
                <text:p>0.87410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369426">
                <text:p>0.369426</text:p>
              </table:table-cell>
              <table:table-cell office:value-type="float" office:value="0.805048">
                <text:p>0.805048</text:p>
              </table:table-cell>
              <table:table-cell office:value-type="float" office:value="0.853512">
                <text:p>0.853512</text:p>
              </table:table-cell>
              <table:table-cell office:value-type="float" office:value="0.8907">
                <text:p>0.8907</text:p>
              </table:table-cell>
              <table:table-cell office:value-type="float" office:value="0.925397">
                <text:p>0.925397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4236">
                <text:p>0.934236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52373">
                <text:p>0.852373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65171">
                <text:p>0.65171</text:p>
              </table:table-cell>
              <table:table-cell office:value-type="float" office:value="0.80934">
                <text:p>0.80934</text:p>
              </table:table-cell>
              <table:table-cell office:value-type="float" office:value="0.865903">
                <text:p>0.865903</text:p>
              </table:table-cell>
              <table:table-cell office:value-type="float" office:value="0.900334">
                <text:p>0.900334</text:p>
              </table:table-cell>
              <table:table-cell office:value-type="float" office:value="0.919001">
                <text:p>0.91900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3157">
                <text:p>0.933157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82485">
                <text:p>0.882485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439292">
                <text:p>0.439292</text:p>
              </table:table-cell>
              <table:table-cell office:value-type="float" office:value="0.724574">
                <text:p>0.724574</text:p>
              </table:table-cell>
              <table:table-cell office:value-type="float" office:value="0.861838">
                <text:p>0.861838</text:p>
              </table:table-cell>
              <table:table-cell office:value-type="float" office:value="0.899355">
                <text:p>0.899355</text:p>
              </table:table-cell>
              <table:table-cell office:value-type="float" office:value="0.918718">
                <text:p>0.918718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5046">
                <text:p>0.935046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52423">
                <text:p>0.852423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552074">
                <text:p>0.552074</text:p>
              </table:table-cell>
              <table:table-cell office:value-type="float" office:value="0.84848">
                <text:p>0.84848</text:p>
              </table:table-cell>
              <table:table-cell office:value-type="float" office:value="0.897291">
                <text:p>0.897291</text:p>
              </table:table-cell>
              <table:table-cell office:value-type="float" office:value="0.910436">
                <text:p>0.910436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42872">
                <text:p>0.942872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82549">
                <text:p>0.88254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618854">
                <text:p>0.618854</text:p>
              </table:table-cell>
              <table:table-cell office:value-type="float" office:value="0.866648">
                <text:p>0.866648</text:p>
              </table:table-cell>
              <table:table-cell office:value-type="float" office:value="0.899956">
                <text:p>0.899956</text:p>
              </table:table-cell>
              <table:table-cell office:value-type="float" office:value="0.907801">
                <text:p>0.907801</text:p>
              </table:table-cell>
              <table:table-cell office:value-type="float" office:value="0.928137">
                <text:p>0.928137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42782">
                <text:p>0.942782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90958">
                <text:p>0.890958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625601">
                <text:p>0.625601</text:p>
              </table:table-cell>
              <table:table-cell office:value-type="float" office:value="0.844615">
                <text:p>0.844615</text:p>
              </table:table-cell>
              <table:table-cell office:value-type="float" office:value="0.896863">
                <text:p>0.896863</text:p>
              </table:table-cell>
              <table:table-cell office:value-type="float" office:value="0.918133">
                <text:p>0.918133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9814">
                <text:p>0.939814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9142">
                <text:p>0.89142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646014">
                <text:p>0.646014</text:p>
              </table:table-cell>
              <table:table-cell office:value-type="float" office:value="0.812064">
                <text:p>0.812064</text:p>
              </table:table-cell>
              <table:table-cell office:value-type="float" office:value="0.906755">
                <text:p>0.906755</text:p>
              </table:table-cell>
              <table:table-cell office:value-type="float" office:value="0.925755">
                <text:p>0.925755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9814">
                <text:p>0.939814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91958">
                <text:p>0.891958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645061">
                <text:p>0.645061</text:p>
              </table:table-cell>
              <table:table-cell office:value-type="float" office:value="0.789066">
                <text:p>0.789066</text:p>
              </table:table-cell>
              <table:table-cell office:value-type="float" office:value="0.904686">
                <text:p>0.904686</text:p>
              </table:table-cell>
              <table:table-cell office:value-type="float" office:value="0.921427">
                <text:p>0.921427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3878">
                <text:p>0.933878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88329">
                <text:p>0.888329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63791">
                <text:p>0.63791</text:p>
              </table:table-cell>
              <table:table-cell office:value-type="float" office:value="0.802869">
                <text:p>0.802869</text:p>
              </table:table-cell>
              <table:table-cell office:value-type="float" office:value="0.906422">
                <text:p>0.906422</text:p>
              </table:table-cell>
              <table:table-cell office:value-type="float" office:value="0.925755">
                <text:p>0.925755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2889">
                <text:p>0.932889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89502">
                <text:p>0.88950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656749">
                <text:p>0.656749</text:p>
              </table:table-cell>
              <table:table-cell office:value-type="float" office:value="0.777622">
                <text:p>0.777622</text:p>
              </table:table-cell>
              <table:table-cell office:value-type="float" office:value="0.901167">
                <text:p>0.901167</text:p>
              </table:table-cell>
              <table:table-cell office:value-type="float" office:value="0.907471">
                <text:p>0.907471</text:p>
              </table:table-cell>
              <table:table-cell office:value-type="float" office:value="0.926549">
                <text:p>0.926549</text:p>
              </table:table-cell>
              <table:table-cell office:value-type="float" office:value="0.928931">
                <text:p>0.928931</text:p>
              </table:table-cell>
              <table:table-cell office:value-type="float" office:value="0.929921">
                <text:p>0.92992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85972">
                <text:p>0.885972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672684">
                <text:p>0.672684</text:p>
              </table:table-cell>
              <table:table-cell office:value-type="float" office:value="0.810901">
                <text:p>0.810901</text:p>
              </table:table-cell>
              <table:table-cell office:value-type="float" office:value="0.903996">
                <text:p>0.903996</text:p>
              </table:table-cell>
              <table:table-cell office:value-type="float" office:value="0.911994">
                <text:p>0.911994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2889">
                <text:p>0.932889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92164">
                <text:p>0.892164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635548">
                <text:p>0.635548</text:p>
              </table:table-cell>
              <table:table-cell office:value-type="float" office:value="0.741176">
                <text:p>0.741176</text:p>
              </table:table-cell>
              <table:table-cell office:value-type="float" office:value="0.901751">
                <text:p>0.901751</text:p>
              </table:table-cell>
              <table:table-cell office:value-type="float" office:value="0.910689">
                <text:p>0.910689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40803">
                <text:p>0.940803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81914">
                <text:p>0.881914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562383">
                <text:p>0.562383</text:p>
              </table:table-cell>
              <table:table-cell office:value-type="float" office:value="0.717921">
                <text:p>0.717921</text:p>
              </table:table-cell>
              <table:table-cell office:value-type="float" office:value="0.841122">
                <text:p>0.841122</text:p>
              </table:table-cell>
              <table:table-cell office:value-type="float" office:value="0.914838">
                <text:p>0.914838</text:p>
              </table:table-cell>
              <table:table-cell office:value-type="float" office:value="0.928931">
                <text:p>0.928931</text:p>
              </table:table-cell>
              <table:table-cell office:value-type="float" office:value="0.929921">
                <text:p>0.92992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6702">
                <text:p>0.86702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570029">
                <text:p>0.570029</text:p>
              </table:table-cell>
              <table:table-cell office:value-type="float" office:value="0.72824">
                <text:p>0.72824</text:p>
              </table:table-cell>
              <table:table-cell office:value-type="float" office:value="0.900021">
                <text:p>0.900021</text:p>
              </table:table-cell>
              <table:table-cell office:value-type="float" office:value="0.921488">
                <text:p>0.921488</text:p>
              </table:table-cell>
              <table:table-cell office:value-type="float" office:value="0.929921">
                <text:p>0.92992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76856">
                <text:p>0.87685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6592">
                <text:p>0.6592</text:p>
              </table:table-cell>
              <table:table-cell office:value-type="float" office:value="0.807208">
                <text:p>0.807208</text:p>
              </table:table-cell>
              <table:table-cell office:value-type="float" office:value="0.903996">
                <text:p>0.903996</text:p>
              </table:table-cell>
              <table:table-cell office:value-type="float" office:value="0.918237">
                <text:p>0.918237</text:p>
              </table:table-cell>
              <table:table-cell office:value-type="float" office:value="0.928931">
                <text:p>0.928931</text:p>
              </table:table-cell>
              <table:table-cell office:value-type="float" office:value="0.93091">
                <text:p>0.9309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92357">
                <text:p>0.892357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670029">
                <text:p>0.670029</text:p>
              </table:table-cell>
              <table:table-cell office:value-type="float" office:value="0.72932">
                <text:p>0.72932</text:p>
              </table:table-cell>
              <table:table-cell office:value-type="float" office:value="0.902368">
                <text:p>0.902368</text:p>
              </table:table-cell>
              <table:table-cell office:value-type="float" office:value="0.911514">
                <text:p>0.911514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886">
                <text:p>0.93886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84127">
                <text:p>0.884127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716189">
                <text:p>0.716189</text:p>
              </table:table-cell>
              <table:table-cell office:value-type="float" office:value="0.859438">
                <text:p>0.859438</text:p>
              </table:table-cell>
              <table:table-cell office:value-type="float" office:value="0.904864">
                <text:p>0.904864</text:p>
              </table:table-cell>
              <table:table-cell office:value-type="float" office:value="0.928137">
                <text:p>0.928137</text:p>
              </table:table-cell>
              <table:table-cell office:value-type="float" office:value="0.928931">
                <text:p>0.928931</text:p>
              </table:table-cell>
              <table:table-cell office:value-type="float" office:value="0.933878">
                <text:p>0.933878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04652">
                <text:p>0.904652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693932">
                <text:p>0.693932</text:p>
              </table:table-cell>
              <table:table-cell office:value-type="float" office:value="0.814471">
                <text:p>0.814471</text:p>
              </table:table-cell>
              <table:table-cell office:value-type="float" office:value="0.903996">
                <text:p>0.903996</text:p>
              </table:table-cell>
              <table:table-cell office:value-type="float" office:value="0.91072">
                <text:p>0.91072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95607">
                <text:p>0.895607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606441">
                <text:p>0.606441</text:p>
              </table:table-cell>
              <table:table-cell office:value-type="float" office:value="0.805602">
                <text:p>0.805602</text:p>
              </table:table-cell>
              <table:table-cell office:value-type="float" office:value="0.902866">
                <text:p>0.902866</text:p>
              </table:table-cell>
              <table:table-cell office:value-type="float" office:value="0.92062">
                <text:p>0.92062</text:p>
              </table:table-cell>
              <table:table-cell office:value-type="float" office:value="0.928931">
                <text:p>0.928931</text:p>
              </table:table-cell>
              <table:table-cell office:value-type="float" office:value="0.938825">
                <text:p>0.938825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87837">
                <text:p>0.887837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452474">
                <text:p>0.452474</text:p>
              </table:table-cell>
              <table:table-cell office:value-type="float" office:value="0.737222">
                <text:p>0.737222</text:p>
              </table:table-cell>
              <table:table-cell office:value-type="float" office:value="0.900605">
                <text:p>0.900605</text:p>
              </table:table-cell>
              <table:table-cell office:value-type="float" office:value="0.912308">
                <text:p>0.912308</text:p>
              </table:table-cell>
              <table:table-cell office:value-type="float" office:value="0.928931">
                <text:p>0.928931</text:p>
              </table:table-cell>
              <table:table-cell office:value-type="float" office:value="0.937835">
                <text:p>0.937835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64446">
                <text:p>0.864446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26889">
                <text:p>0.26889</text:p>
              </table:table-cell>
              <table:table-cell office:value-type="float" office:value="0.842507">
                <text:p>0.842507</text:p>
              </table:table-cell>
              <table:table-cell office:value-type="float" office:value="0.903996">
                <text:p>0.903996</text:p>
              </table:table-cell>
              <table:table-cell office:value-type="float" office:value="0.922282">
                <text:p>0.922282</text:p>
              </table:table-cell>
              <table:table-cell office:value-type="float" office:value="0.928931">
                <text:p>0.928931</text:p>
              </table:table-cell>
              <table:table-cell office:value-type="float" office:value="0.940803">
                <text:p>0.940803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58249">
                <text:p>0.85824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728248">
                <text:p>0.728248</text:p>
              </table:table-cell>
              <table:table-cell office:value-type="float" office:value="0.899475">
                <text:p>0.899475</text:p>
              </table:table-cell>
              <table:table-cell office:value-type="float" office:value="0.918957">
                <text:p>0.918957</text:p>
              </table:table-cell>
              <table:table-cell office:value-type="float" office:value="0.928931">
                <text:p>0.928931</text:p>
              </table:table-cell>
              <table:table-cell office:value-type="float" office:value="0.929921">
                <text:p>0.92992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12439">
                <text:p>0.912439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714084">
                <text:p>0.714084</text:p>
              </table:table-cell>
              <table:table-cell office:value-type="float" office:value="0.893417">
                <text:p>0.893417</text:p>
              </table:table-cell>
              <table:table-cell office:value-type="float" office:value="0.911514">
                <text:p>0.911514</text:p>
              </table:table-cell>
              <table:table-cell office:value-type="float" office:value="0.928931">
                <text:p>0.928931</text:p>
              </table:table-cell>
              <table:table-cell office:value-type="float" office:value="0.933913">
                <text:p>0.933913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10072">
                <text:p>0.91007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694147">
                <text:p>0.694147</text:p>
              </table:table-cell>
              <table:table-cell office:value-type="float" office:value="0.838856">
                <text:p>0.838856</text:p>
              </table:table-cell>
              <table:table-cell office:value-type="float" office:value="0.911981">
                <text:p>0.91198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5892">
                <text:p>0.935892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02866">
                <text:p>0.90286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672078">
                <text:p>0.672078</text:p>
              </table:table-cell>
              <table:table-cell office:value-type="float" office:value="0.890342">
                <text:p>0.890342</text:p>
              </table:table-cell>
              <table:table-cell office:value-type="float" office:value="0.922282">
                <text:p>0.922282</text:p>
              </table:table-cell>
              <table:table-cell office:value-type="float" office:value="0.93091">
                <text:p>0.9309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07824">
                <text:p>0.907824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682202">
                <text:p>0.682202</text:p>
              </table:table-cell>
              <table:table-cell office:value-type="float" office:value="0.875453">
                <text:p>0.875453</text:p>
              </table:table-cell>
              <table:table-cell office:value-type="float" office:value="0.922282">
                <text:p>0.922282</text:p>
              </table:table-cell>
              <table:table-cell office:value-type="float" office:value="0.928931">
                <text:p>0.928931</text:p>
              </table:table-cell>
              <table:table-cell office:value-type="float" office:value="0.941793">
                <text:p>0.941793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06952">
                <text:p>0.906952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653217">
                <text:p>0.653217</text:p>
              </table:table-cell>
              <table:table-cell office:value-type="float" office:value="0.839032">
                <text:p>0.839032</text:p>
              </table:table-cell>
              <table:table-cell office:value-type="float" office:value="0.920456">
                <text:p>0.920456</text:p>
              </table:table-cell>
              <table:table-cell office:value-type="float" office:value="0.928931">
                <text:p>0.928931</text:p>
              </table:table-cell>
              <table:table-cell office:value-type="float" office:value="0.941793">
                <text:p>0.941793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00229">
                <text:p>0.90022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697316">
                <text:p>0.697316</text:p>
              </table:table-cell>
              <table:table-cell office:value-type="float" office:value="0.892932">
                <text:p>0.892932</text:p>
              </table:table-cell>
              <table:table-cell office:value-type="float" office:value="0.923944">
                <text:p>0.923944</text:p>
              </table:table-cell>
              <table:table-cell office:value-type="float" office:value="0.928931">
                <text:p>0.928931</text:p>
              </table:table-cell>
              <table:table-cell office:value-type="float" office:value="0.940803">
                <text:p>0.940803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10278">
                <text:p>0.910278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786486">
                <text:p>0.786486</text:p>
              </table:table-cell>
              <table:table-cell office:value-type="float" office:value="0.912825">
                <text:p>0.912825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42782">
                <text:p>0.942782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21881">
                <text:p>0.92188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733001">
                <text:p>0.733001</text:p>
              </table:table-cell>
              <table:table-cell office:value-type="float" office:value="0.92062">
                <text:p>0.92062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42782">
                <text:p>0.942782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15828">
                <text:p>0.915828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745232">
                <text:p>0.745232</text:p>
              </table:table-cell>
              <table:table-cell office:value-type="float" office:value="0.92062">
                <text:p>0.92062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8825">
                <text:p>0.938825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16656">
                <text:p>0.916656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652714">
                <text:p>0.652714</text:p>
              </table:table-cell>
              <table:table-cell office:value-type="float" office:value="0.922282">
                <text:p>0.922282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4867">
                <text:p>0.934867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0569">
                <text:p>0.9056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6963">
                <text:p>0.6963</text:p>
              </table:table-cell>
              <table:table-cell office:value-type="float" office:value="0.923944">
                <text:p>0.923944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42782">
                <text:p>0.942782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09523">
                <text:p>0.909523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738745">
                <text:p>0.738745</text:p>
              </table:table-cell>
              <table:table-cell office:value-type="float" office:value="0.927269">
                <text:p>0.927269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42782">
                <text:p>0.942782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141">
                <text:p>0.914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686421">
                <text:p>0.686421</text:p>
              </table:table-cell>
              <table:table-cell office:value-type="float" office:value="0.923944">
                <text:p>0.923944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9921">
                <text:p>0.92992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08733">
                <text:p>0.908733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704256">
                <text:p>0.704256</text:p>
              </table:table-cell>
              <table:table-cell office:value-type="float" office:value="0.923944">
                <text:p>0.923944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41793">
                <text:p>0.941793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11703">
                <text:p>0.911703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573538">
                <text:p>0.573538</text:p>
              </table:table-cell>
              <table:table-cell office:value-type="float" office:value="0.874926">
                <text:p>0.874926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7835">
                <text:p>0.937835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94818">
                <text:p>0.894818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591501">
                <text:p>0.591501</text:p>
              </table:table-cell>
              <table:table-cell office:value-type="float" office:value="0.878767">
                <text:p>0.878767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091">
                <text:p>0.9309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96306">
                <text:p>0.896306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693662">
                <text:p>0.693662</text:p>
              </table:table-cell>
              <table:table-cell office:value-type="float" office:value="0.923944">
                <text:p>0.923944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7835">
                <text:p>0.937835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11732">
                <text:p>0.91173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594175">
                <text:p>0.594175</text:p>
              </table:table-cell>
              <table:table-cell office:value-type="float" office:value="0.912059">
                <text:p>0.912059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1899">
                <text:p>0.931899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01485">
                <text:p>0.901485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574768">
                <text:p>0.574768</text:p>
              </table:table-cell>
              <table:table-cell office:value-type="float" office:value="0.901137">
                <text:p>0.901137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091">
                <text:p>0.9309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98353">
                <text:p>0.898353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747755">
                <text:p>0.747755</text:p>
              </table:table-cell>
              <table:table-cell office:value-type="float" office:value="0.92062">
                <text:p>0.92062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2889">
                <text:p>0.932889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17798">
                <text:p>0.917798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730952">
                <text:p>0.730952</text:p>
              </table:table-cell>
              <table:table-cell office:value-type="float" office:value="0.927269">
                <text:p>0.927269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6846">
                <text:p>0.936846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17179">
                <text:p>0.917179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67085">
                <text:p>0.67085</text:p>
              </table:table-cell>
              <table:table-cell office:value-type="float" office:value="0.923944">
                <text:p>0.923944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1899">
                <text:p>0.931899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10341">
                <text:p>0.91034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664006">
                <text:p>0.664006</text:p>
              </table:table-cell>
              <table:table-cell office:value-type="float" office:value="0.927269">
                <text:p>0.927269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5857">
                <text:p>0.935857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10385">
                <text:p>0.910385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736223">
                <text:p>0.736223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2889">
                <text:p>0.932889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17476">
                <text:p>0.917476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594612">
                <text:p>0.594612</text:p>
              </table:table-cell>
              <table:table-cell office:value-type="float" office:value="0.927269">
                <text:p>0.927269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04237">
                <text:p>0.904237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67143">
                <text:p>0.67143</text:p>
              </table:table-cell>
              <table:table-cell office:value-type="float" office:value="0.912308">
                <text:p>0.912308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3878">
                <text:p>0.933878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09434">
                <text:p>0.909434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612204">
                <text:p>0.612204</text:p>
              </table:table-cell>
              <table:table-cell office:value-type="float" office:value="0.89191">
                <text:p>0.8919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4867">
                <text:p>0.934867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0157">
                <text:p>0.90157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618128">
                <text:p>0.618128</text:p>
              </table:table-cell>
              <table:table-cell office:value-type="float" office:value="0.915633">
                <text:p>0.915633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6935">
                <text:p>0.936935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04742">
                <text:p>0.90474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547796">
                <text:p>0.547796</text:p>
              </table:table-cell>
              <table:table-cell office:value-type="float" office:value="0.853423">
                <text:p>0.853423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3967">
                <text:p>0.933967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889707">
                <text:p>0.889707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696604">
                <text:p>0.696604</text:p>
              </table:table-cell>
              <table:table-cell office:value-type="float" office:value="0.925607">
                <text:p>0.925607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001">
                <text:p>0.9300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1141">
                <text:p>0.91141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768676">
                <text:p>0.768676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9921">
                <text:p>0.92992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20425">
                <text:p>0.920425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764476">
                <text:p>0.764476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2978">
                <text:p>0.932978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2031">
                <text:p>0.9203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48298">
                <text:p>0.748298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9921">
                <text:p>0.92992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18387">
                <text:p>0.918387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85284">
                <text:p>0.85284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3878">
                <text:p>0.933878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29237">
                <text:p>0.92923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774116">
                <text:p>0.774116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9921">
                <text:p>0.92992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20969">
                <text:p>0.92096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769944">
                <text:p>0.769944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21937">
                <text:p>0.921937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901021">
                <text:p>0.90102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5857">
                <text:p>0.935857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35737">
                <text:p>0.93573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881559">
                <text:p>0.881559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40803">
                <text:p>0.940803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34285">
                <text:p>0.934285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906076">
                <text:p>0.906076</text:p>
              </table:table-cell>
              <table:table-cell office:value-type="float" office:value="0.928931">
                <text:p>0.928931</text:p>
              </table:table-cell>
              <table:table-cell office:value-type="float" office:value="0.937835">
                <text:p>0.937835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37924">
                <text:p>0.93792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3091">
                <text:p>0.9309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39517">
                <text:p>0.939517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9921">
                <text:p>0.92992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39418">
                <text:p>0.939418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928931">
                <text:p>0.928931</text:p>
              </table:table-cell>
              <table:table-cell office:value-type="float" office:value="0.928931">
                <text:p>0.928931</text:p>
              </table:table-cell>
              <table:table-cell office:value-type="float" office:value="0.929921">
                <text:p>0.92992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43771">
                <text:p>0.943771</text:p>
              </table:table-cell>
              <table:table-cell office:value-type="float" office:value="0.939418">
                <text:p>0.9394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